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7/content.xml" manifest:media-type="text/xml"/>
  <manifest:file-entry manifest:full-path="Object 37/styles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36/content.xml" manifest:media-type="text/xml"/>
  <manifest:file-entry manifest:full-path="Object 36/styles.xml" manifest:media-type="text/xml"/>
  <manifest:file-entry manifest:full-path="Object 36/meta.xml" manifest:media-type="text/xml"/>
  <manifest:file-entry manifest:full-path="Object 36/" manifest:media-type="application/vnd.oasis.opendocument.chart"/>
  <manifest:file-entry manifest:full-path="Object 35/content.xml" manifest:media-type="text/xml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38/content.xml" manifest:media-type="text/xml"/>
  <manifest:file-entry manifest:full-path="Object 38/styles.xml" manifest:media-type="text/xml"/>
  <manifest:file-entry manifest:full-path="Object 38/meta.xml" manifest:media-type="text/xml"/>
  <manifest:file-entry manifest:full-path="Object 38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0.8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count_5f_cor">
      <style:table-properties table:display="true" style:writing-mode="lr-tb"/>
    </style:style>
    <style:style style:name="ta2" style:family="table" style:master-page-name="PageStyle_5f_user_5f_co">
      <style:table-properties table:display="true" style:writing-mode="lr-tb"/>
    </style:style>
    <style:style style:name="ta3" style:family="table" style:master-page-name="PageStyle_5f_edges_5f_co">
      <style:table-properties table:display="true" style:writing-mode="lr-tb"/>
    </style:style>
    <style:style style:name="ta4" style:family="table" style:master-page-name="PageStyle_5f_weighed_5f_user_5f_co">
      <style:table-properties table:display="true" style:writing-mode="lr-tb"/>
    </style:style>
    <style:style style:name="ta5" style:family="table" style:master-page-name="PageStyle_5f_weighted_5f_pr_5f_co">
      <style:table-properties table:display="true" style:writing-mode="lr-tb"/>
    </style:style>
    <style:style style:name="ta6" style:family="table" style:master-page-name="PageStyle_5f_average_5f_pr">
      <style:table-properties table:display="true" style:writing-mode="lr-tb"/>
    </style:style>
    <style:style style:name="ta7" style:family="table" style:master-page-name="PageStyle_5f_full_5f_pr_5f_co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count_cor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018" table:default-cell-style-name="ce1"/>
        <table:table-row table:style-name="ro1">
          <table:table-cell office:value-type="string" calcext:value-type="string">
            <text:p>lag=-3</text:p>
          </table:table-cell>
          <table:table-cell table:style-name="Default" table:number-columns-repeated="5"/>
          <table:table-cell>
            <draw:frame table:end-cell-address="count_cor.O15" table:end-x="0.1461in" table:end-y="0.115in" draw:z-index="1" draw:style-name="gr1" draw:text-style-name="P1" svg:width="7.1472in" svg:height="2.6035in" svg:x="0.1102in" svg:y="0in">
              <draw:object draw:notify-on-update-of-ranges="count_cor.A3:count_cor.A15 count_cor.B2:count_cor.B4 count_cor.B3:count_cor.B15 count_cor.C2:count_cor.C4 count_cor.C3:count_cor.C15 count_cor.D2:count_cor.D4 count_cor.D3:count_cor.D15 count_cor.E2:count_cor.E4 count_cor.E3:count_cor.E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-0.2562" calcext:value-type="float">
            <text:p>-0.256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0.0441" calcext:value-type="float">
            <text:p>0.044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GBP</text:p>
          </table:table-cell>
          <table:table-cell office:value-type="float" office:value="-0.1488" calcext:value-type="float">
            <text:p>-0.14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0.152" calcext:value-type="float">
            <text:p>0.152</text:p>
          </table:table-cell>
          <table:table-cell office:value-type="float" office:value="0.074" calcext:value-type="float">
            <text:p>0.074</text:p>
          </table:table-cell>
          <table:table-cell office:value-type="float" office:value="0.0895" calcext:value-type="float">
            <text:p>0.0895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2263" calcext:value-type="float">
            <text:p>0.22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APL</text:p>
          </table:table-cell>
          <table:table-cell office:value-type="float" office:value="-0.3205" calcext:value-type="float">
            <text:p>-0.3205</text:p>
          </table:table-cell>
          <table:table-cell office:value-type="float" office:value="-0.0754" calcext:value-type="float">
            <text:p>-0.0754</text:p>
          </table:table-cell>
          <table:table-cell office:value-type="float" office:value="-0.0978" calcext:value-type="float">
            <text:p>-0.0978</text:p>
          </table:table-cell>
          <table:table-cell office:value-type="float" office:value="-0.1433" calcext:value-type="float">
            <text:p>-0.1433</text:p>
          </table:table-cell>
          <table:table-cell office:value-type="float" office:value="-0.0121" calcext:value-type="float">
            <text:p>-0.0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-0.1877" calcext:value-type="float">
            <text:p>-0.1877</text:p>
          </table:table-cell>
          <table:table-cell office:value-type="float" office:value="-0.2702" calcext:value-type="float">
            <text:p>-0.2702</text:p>
          </table:table-cell>
          <table:table-cell office:value-type="float" office:value="-0.2311" calcext:value-type="float">
            <text:p>-0.2311</text:p>
          </table:table-cell>
          <table:table-cell office:value-type="float" office:value="0.1055" calcext:value-type="float">
            <text:p>0.1055</text:p>
          </table:table-cell>
          <table:table-cell office:value-type="float" office:value="-0.0802" calcext:value-type="float">
            <text:p>-0.08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-0.0858" calcext:value-type="float">
            <text:p>-0.0858</text:p>
          </table:table-cell>
          <table:table-cell office:value-type="float" office:value="-0.0888" calcext:value-type="float">
            <text:p>-0.0888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1172" calcext:value-type="float">
            <text:p>0.1172</text:p>
          </table:table-cell>
          <table:table-cell office:value-type="float" office:value="-0.1457" calcext:value-type="float">
            <text:p>-0.14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OGL</text:p>
          </table:table-cell>
          <table:table-cell office:value-type="float" office:value="0.1396" calcext:value-type="float">
            <text:p>0.1396</text:p>
          </table:table-cell>
          <table:table-cell office:value-type="float" office:value="0.183" calcext:value-type="float">
            <text:p>0.183</text:p>
          </table:table-cell>
          <table:table-cell office:value-type="float" office:value="-0.2131" calcext:value-type="float">
            <text:p>-0.2131</text:p>
          </table:table-cell>
          <table:table-cell office:value-type="float" office:value="-0.143" calcext:value-type="float">
            <text:p>-0.143</text:p>
          </table:table-cell>
          <table:table-cell office:value-type="float" office:value="0.2932" calcext:value-type="float">
            <text:p>0.29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-0.3228" calcext:value-type="float">
            <text:p>-0.3228</text:p>
          </table:table-cell>
          <table:table-cell office:value-type="float" office:value="-0.2318" calcext:value-type="float">
            <text:p>-0.2318</text:p>
          </table:table-cell>
          <table:table-cell office:value-type="float" office:value="-0.2463" calcext:value-type="float">
            <text:p>-0.2463</text:p>
          </table:table-cell>
          <table:table-cell office:value-type="float" office:value="-0.2108" calcext:value-type="float">
            <text:p>-0.2108</text:p>
          </table:table-cell>
          <table:table-cell office:value-type="float" office:value="-0.2913" calcext:value-type="float">
            <text:p>-0.29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0.4292" calcext:value-type="float">
            <text:p>0.4292</text:p>
          </table:table-cell>
          <table:table-cell office:value-type="float" office:value="0.2855" calcext:value-type="float">
            <text:p>0.2855</text:p>
          </table:table-cell>
          <table:table-cell office:value-type="float" office:value="-0.2078" calcext:value-type="float">
            <text:p>-0.2078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1084" calcext:value-type="float">
            <text:p>0.10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0.1577" calcext:value-type="float">
            <text:p>0.1577</text:p>
          </table:table-cell>
          <table:table-cell office:value-type="float" office:value="-0.1443" calcext:value-type="float">
            <text:p>-0.1443</text:p>
          </table:table-cell>
          <table:table-cell office:value-type="float" office:value="0.0404" calcext:value-type="float">
            <text:p>0.0404</text:p>
          </table:table-cell>
          <table:table-cell office:value-type="float" office:value="-0.0358" calcext:value-type="float">
            <text:p>-0.0358</text:p>
          </table:table-cell>
          <table:table-cell office:value-type="float" office:value="-0.1983" calcext:value-type="float">
            <text:p>-0.1983</text:p>
          </table:table-cell>
          <table:table-cell>
            <draw:frame table:end-cell-address="count_cor.N33" table:end-x="0.1744in" table:end-y="0.0067in" draw:z-index="2" draw:style-name="gr1" draw:text-style-name="P1" svg:width="6.2976in" svg:height="3.5421in" svg:x="0.0992in" svg:y="0.0201in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-0.0335" calcext:value-type="float">
            <text:p>-0.0335</text:p>
          </table:table-cell>
          <table:table-cell office:value-type="float" office:value="-0.0846" calcext:value-type="float">
            <text:p>-0.0846</text:p>
          </table:table-cell>
          <table:table-cell office:value-type="float" office:value="-0.0187" calcext:value-type="float">
            <text:p>-0.0187</text:p>
          </table:table-cell>
          <table:table-cell office:value-type="float" office:value="-0.0125" calcext:value-type="float">
            <text:p>-0.01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0.2503" calcext:value-type="float">
            <text:p>0.2503</text:p>
          </table:table-cell>
          <table:table-cell office:value-type="float" office:value="0.1846" calcext:value-type="float">
            <text:p>0.1846</text:p>
          </table:table-cell>
          <table:table-cell office:value-type="float" office:value="0.1583" calcext:value-type="float">
            <text:p>0.1583</text:p>
          </table:table-cell>
          <table:table-cell office:value-type="float" office:value="0.1235" calcext:value-type="float">
            <text:p>0.1235</text:p>
          </table:table-cell>
          <table:table-cell office:value-type="float" office:value="0.1935" calcext:value-type="float">
            <text:p>0.1935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lag=-2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>
            <draw:frame table:end-cell-address="count_cor.N33" table:end-x="0.3563in" table:end-y="0.0118in" draw:z-index="3" draw:style-name="gr1" draw:text-style-name="P1" svg:width="6.4307in" svg:height="2.6457in" svg:x="0.148in" svg:y="0.0327in">
              <draw:object draw:notify-on-update-of-ranges="count_cor.A19:count_cor.A31 count_cor.B18:count_cor.B18 count_cor.B19:count_cor.B31 count_cor.C18:count_cor.C18 count_cor.C19:count_cor.C31 count_cor.D18:count_cor.D18 count_cor.D19:count_cor.D31 count_cor.E18:count_cor.E18 count_cor.E19:count_cor.E31 count_cor.F18:count_cor.F18 count_cor.F19:count_cor.F3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-0.4409" calcext:value-type="float">
            <text:p>-0.44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0.2432" calcext:value-type="float">
            <text:p>0.243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GBP</text:p>
          </table:table-cell>
          <table:table-cell office:value-type="float" office:value="-0.5025" calcext:value-type="float">
            <text:p>-0.50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-0.1546" calcext:value-type="float">
            <text:p>-0.1546</text:p>
          </table:table-cell>
          <table:table-cell office:value-type="float" office:value="0.0749" calcext:value-type="float">
            <text:p>0.0749</text:p>
          </table:table-cell>
          <table:table-cell office:value-type="float" office:value="-0.126" calcext:value-type="float">
            <text:p>-0.126</text:p>
          </table:table-cell>
          <table:table-cell office:value-type="float" office:value="-0.0651" calcext:value-type="float">
            <text:p>-0.0651</text:p>
          </table:table-cell>
          <table:table-cell office:value-type="float" office:value="0.0662" calcext:value-type="float">
            <text:p>0.06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APL</text:p>
          </table:table-cell>
          <table:table-cell office:value-type="float" office:value="-0.1628" calcext:value-type="float">
            <text:p>-0.1628</text:p>
          </table:table-cell>
          <table:table-cell office:value-type="float" office:value="-0.2164" calcext:value-type="float">
            <text:p>-0.2164</text:p>
          </table:table-cell>
          <table:table-cell office:value-type="float" office:value="-0.1403" calcext:value-type="float">
            <text:p>-0.1403</text:p>
          </table:table-cell>
          <table:table-cell office:value-type="float" office:value="-0.1234" calcext:value-type="float">
            <text:p>-0.1234</text:p>
          </table:table-cell>
          <table:table-cell office:value-type="float" office:value="-0.095" calcext:value-type="float">
            <text:p>-0.0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0.32" calcext:value-type="float">
            <text:p>0.32</text:p>
          </table:table-cell>
          <table:table-cell office:value-type="float" office:value="-0.1481" calcext:value-type="float">
            <text:p>-0.1481</text:p>
          </table:table-cell>
          <table:table-cell office:value-type="float" office:value="0.0957" calcext:value-type="float">
            <text:p>0.0957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0583" calcext:value-type="float">
            <text:p>0.05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0.0862" calcext:value-type="float">
            <text:p>0.0862</text:p>
          </table:table-cell>
          <table:table-cell office:value-type="float" office:value="-0.0486" calcext:value-type="float">
            <text:p>-0.0486</text:p>
          </table:table-cell>
          <table:table-cell office:value-type="float" office:value="0.383" calcext:value-type="float">
            <text:p>0.383</text:p>
          </table:table-cell>
          <table:table-cell office:value-type="float" office:value="0.3105" calcext:value-type="float">
            <text:p>0.3105</text:p>
          </table:table-cell>
          <table:table-cell office:value-type="float" office:value="-0.009" calcext:value-type="float">
            <text:p>-0.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OGL</text:p>
          </table:table-cell>
          <table:table-cell office:value-type="float" office:value="-0.1777" calcext:value-type="float">
            <text:p>-0.1777</text:p>
          </table:table-cell>
          <table:table-cell office:value-type="float" office:value="0.1647" calcext:value-type="float">
            <text:p>0.1647</text:p>
          </table:table-cell>
          <table:table-cell office:value-type="float" office:value="-0.0372" calcext:value-type="float">
            <text:p>-0.0372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0573" calcext:value-type="float">
            <text:p>0.05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-0.114" calcext:value-type="float">
            <text:p>-0.114</text:p>
          </table:table-cell>
          <table:table-cell office:value-type="float" office:value="-0.3896" calcext:value-type="float">
            <text:p>-0.3896</text:p>
          </table:table-cell>
          <table:table-cell office:value-type="float" office:value="-0.1656" calcext:value-type="float">
            <text:p>-0.1656</text:p>
          </table:table-cell>
          <table:table-cell office:value-type="float" office:value="0.0146" calcext:value-type="float">
            <text:p>0.0146</text:p>
          </table:table-cell>
          <table:table-cell office:value-type="float" office:value="-0.3333" calcext:value-type="float">
            <text:p>-0.33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0.3644" calcext:value-type="float">
            <text:p>0.3644</text:p>
          </table:table-cell>
          <table:table-cell office:value-type="float" office:value="0.341" calcext:value-type="float">
            <text:p>0.341</text:p>
          </table:table-cell>
          <table:table-cell office:value-type="float" office:value="-0.164" calcext:value-type="float">
            <text:p>-0.164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3345" calcext:value-type="float">
            <text:p>0.33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2939" calcext:value-type="float">
            <text:p>0.2939</text:p>
          </table:table-cell>
          <table:table-cell office:value-type="float" office:value="-0.0716" calcext:value-type="float">
            <text:p>-0.0716</text:p>
          </table:table-cell>
          <table:table-cell office:value-type="float" office:value="-0.1215" calcext:value-type="float">
            <text:p>-0.1215</text:p>
          </table:table-cell>
          <table:table-cell office:value-type="float" office:value="0.0924" calcext:value-type="float">
            <text:p>0.09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282" calcext:value-type="float">
            <text:p>-0.0282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214" calcext:value-type="float">
            <text:p>0.02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0.2045" calcext:value-type="float">
            <text:p>0.2045</text:p>
          </table:table-cell>
          <table:table-cell office:value-type="float" office:value="0.2392" calcext:value-type="float">
            <text:p>0.2392</text:p>
          </table:table-cell>
          <table:table-cell office:value-type="float" office:value="0.1753" calcext:value-type="float">
            <text:p>0.1753</text:p>
          </table:table-cell>
          <table:table-cell office:value-type="float" office:value="0.1325" calcext:value-type="float">
            <text:p>0.1325</text:p>
          </table:table-cell>
          <table:table-cell office:value-type="float" office:value="0.1761" calcext:value-type="float">
            <text:p>0.1761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lag=-1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>
            <draw:frame table:end-cell-address="count_cor.N47" table:end-x="0.1724in" table:end-y="0.1268in" draw:z-index="4" draw:style-name="gr1" draw:text-style-name="P1" svg:width="6.1823in" svg:height="2.4154in" svg:x="0.2126in" svg:y="0.0224in">
              <draw:object draw:notify-on-update-of-ranges="count_cor.A35:count_cor.A47 count_cor.B34:count_cor.B34 count_cor.B35:count_cor.B47 count_cor.C34:count_cor.C34 count_cor.C35:count_cor.C47 count_cor.D34:count_cor.D34 count_cor.D35:count_cor.D47 count_cor.E34:count_cor.E34 count_cor.E35:count_cor.E47 count_cor.F34:count_cor.F34 count_cor.F35:count_cor.F4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-0.1034" calcext:value-type="float">
            <text:p>-0.103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0.2759" calcext:value-type="float">
            <text:p>0.275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GBP</text:p>
          </table:table-cell>
          <table:table-cell office:value-type="float" office:value="-0.1051" calcext:value-type="float">
            <text:p>-0.10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0.4012" calcext:value-type="float">
            <text:p>0.4012</text:p>
          </table:table-cell>
          <table:table-cell office:value-type="float" office:value="-0.0227" calcext:value-type="float">
            <text:p>-0.0227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1664" calcext:value-type="float">
            <text:p>-0.1664</text:p>
          </table:table-cell>
          <table:table-cell office:value-type="float" office:value="-0.1117" calcext:value-type="float">
            <text:p>-0.11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APL</text:p>
          </table:table-cell>
          <table:table-cell office:value-type="float" office:value="-0.1484" calcext:value-type="float">
            <text:p>-0.1484</text:p>
          </table:table-cell>
          <table:table-cell office:value-type="float" office:value="-0.1146" calcext:value-type="float">
            <text:p>-0.1146</text:p>
          </table:table-cell>
          <table:table-cell office:value-type="float" office:value="0.2358" calcext:value-type="float">
            <text:p>0.2358</text:p>
          </table:table-cell>
          <table:table-cell office:value-type="float" office:value="0.2952" calcext:value-type="float">
            <text:p>0.2952</text:p>
          </table:table-cell>
          <table:table-cell office:value-type="float" office:value="-0.169" calcext:value-type="float">
            <text:p>-0.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0.1764" calcext:value-type="float">
            <text:p>0.1764</text:p>
          </table:table-cell>
          <table:table-cell office:value-type="float" office:value="0.3466" calcext:value-type="float">
            <text:p>0.3466</text:p>
          </table:table-cell>
          <table:table-cell office:value-type="float" office:value="0.4811" calcext:value-type="float">
            <text:p>0.4811</text:p>
          </table:table-cell>
          <table:table-cell office:value-type="float" office:value="0.5332" calcext:value-type="float">
            <text:p>0.5332</text:p>
          </table:table-cell>
          <table:table-cell office:value-type="float" office:value="0.3907" calcext:value-type="float">
            <text:p>0.39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1195" calcext:value-type="float">
            <text:p>0.1195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2123" calcext:value-type="float">
            <text:p>0.2123</text:p>
          </table:table-cell>
          <table:table-cell office:value-type="float" office:value="0.176" calcext:value-type="float">
            <text:p>0.1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OGL</text:p>
          </table:table-cell>
          <table:table-cell office:value-type="float" office:value="-0.0544" calcext:value-type="float">
            <text:p>-0.0544</text:p>
          </table:table-cell>
          <table:table-cell office:value-type="float" office:value="-0.1602" calcext:value-type="float">
            <text:p>-0.1602</text:p>
          </table:table-cell>
          <table:table-cell office:value-type="float" office:value="0.1692" calcext:value-type="float">
            <text:p>0.1692</text:p>
          </table:table-cell>
          <table:table-cell office:value-type="float" office:value="-0.0328" calcext:value-type="float">
            <text:p>-0.0328</text:p>
          </table:table-cell>
          <table:table-cell office:value-type="float" office:value="-0.1845" calcext:value-type="float">
            <text:p>-0.18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1826" calcext:value-type="float">
            <text:p>0.1826</text:p>
          </table:table-cell>
          <table:table-cell office:value-type="float" office:value="-0.0848" calcext:value-type="float">
            <text:p>-0.0848</text:p>
          </table:table-cell>
          <table:table-cell office:value-type="float" office:value="-0.2716" calcext:value-type="float">
            <text:p>-0.27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-0.1089" calcext:value-type="float">
            <text:p>-0.1089</text:p>
          </table:table-cell>
          <table:table-cell office:value-type="float" office:value="0.2987" calcext:value-type="float">
            <text:p>0.2987</text:p>
          </table:table-cell>
          <table:table-cell office:value-type="float" office:value="-0.0453" calcext:value-type="float">
            <text:p>-0.0453</text:p>
          </table:table-cell>
          <table:table-cell office:value-type="float" office:value="0.028" calcext:value-type="float">
            <text:p>0.028</text:p>
          </table:table-cell>
          <table:table-cell office:value-type="float" office:value="0.2606" calcext:value-type="float">
            <text:p>0.26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-0.3441" calcext:value-type="float">
            <text:p>-0.3441</text:p>
          </table:table-cell>
          <table:table-cell office:value-type="float" office:value="-0.0195" calcext:value-type="float">
            <text:p>-0.0195</text:p>
          </table:table-cell>
          <table:table-cell office:value-type="float" office:value="0.0447" calcext:value-type="float">
            <text:p>0.0447</text:p>
          </table:table-cell>
          <table:table-cell office:value-type="float" office:value="-0.0624" calcext:value-type="float">
            <text:p>-0.0624</text:p>
          </table:table-cell>
          <table:table-cell office:value-type="float" office:value="-0.0955" calcext:value-type="float">
            <text:p>-0.09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0903" calcext:value-type="float">
            <text:p>0.0903</text:p>
          </table:table-cell>
          <table:table-cell office:value-type="float" office:value="-0.0006" calcext:value-type="float">
            <text:p>-0.0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0.226" calcext:value-type="float">
            <text:p>0.226</text:p>
          </table:table-cell>
          <table:table-cell office:value-type="float" office:value="0.1724" calcext:value-type="float">
            <text:p>0.1724</text:p>
          </table:table-cell>
          <table:table-cell office:value-type="float" office:value="0.1926" calcext:value-type="float">
            <text:p>0.1926</text:p>
          </table:table-cell>
          <table:table-cell office:value-type="float" office:value="0.2213" calcext:value-type="float">
            <text:p>0.2213</text:p>
          </table:table-cell>
          <table:table-cell office:value-type="float" office:value="0.2262" calcext:value-type="float">
            <text:p>0.2262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lag=0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>
            <draw:frame table:end-cell-address="count_cor.N63" table:end-x="0.3996in" table:end-y="0.1157in" draw:z-index="5" draw:style-name="gr1" draw:text-style-name="P1" svg:width="6.4201in" svg:height="2.3941in" svg:x="0.202in" svg:y="0.0327in">
              <draw:object draw:notify-on-update-of-ranges="count_cor.A51:count_cor.A63 count_cor.B50:count_cor.B50 count_cor.B51:count_cor.B63 count_cor.C50:count_cor.C50 count_cor.C51:count_cor.C63 count_cor.D50:count_cor.D50 count_cor.D51:count_cor.D63 count_cor.E50:count_cor.E50 count_cor.E51:count_cor.E63 count_cor.F50:count_cor.F50 count_cor.F51:count_cor.F6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-0.0219" calcext:value-type="float">
            <text:p>-0.02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-0.0017" calcext:value-type="float">
            <text:p>-0.00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GBP</text:p>
          </table:table-cell>
          <table:table-cell office:value-type="float" office:value="-0.0929" calcext:value-type="float">
            <text:p>-0.092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1975" calcext:value-type="float">
            <text:p>0.1975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107" calcext:value-type="float">
            <text:p>0.1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APL</text:p>
          </table:table-cell>
          <table:table-cell office:value-type="float" office:value="0.2391" calcext:value-type="float">
            <text:p>0.2391</text:p>
          </table:table-cell>
          <table:table-cell office:value-type="float" office:value="0.0808" calcext:value-type="float">
            <text:p>0.0808</text:p>
          </table:table-cell>
          <table:table-cell office:value-type="float" office:value="0.1889" calcext:value-type="float">
            <text:p>0.1889</text:p>
          </table:table-cell>
          <table:table-cell office:value-type="float" office:value="0.3113" calcext:value-type="float">
            <text:p>0.3113</text:p>
          </table:table-cell>
          <table:table-cell office:value-type="float" office:value="-0.0576" calcext:value-type="float">
            <text:p>-0.0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1341" calcext:value-type="float">
            <text:p>0.1341</text:p>
          </table:table-cell>
          <table:table-cell office:value-type="float" office:value="0.7771" calcext:value-type="float">
            <text:p>0.7771</text:p>
          </table:table-cell>
          <table:table-cell office:value-type="float" office:value="0.6408" calcext:value-type="float">
            <text:p>0.6408</text:p>
          </table:table-cell>
          <table:table-cell office:value-type="float" office:value="0.2384" calcext:value-type="float">
            <text:p>0.2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0.3576" calcext:value-type="float">
            <text:p>0.3576</text:p>
          </table:table-cell>
          <table:table-cell office:value-type="float" office:value="0.0839" calcext:value-type="float">
            <text:p>0.0839</text:p>
          </table:table-cell>
          <table:table-cell office:value-type="float" office:value="0.6662" calcext:value-type="float">
            <text:p>0.6662</text:p>
          </table:table-cell>
          <table:table-cell office:value-type="float" office:value="0.4764" calcext:value-type="float">
            <text:p>0.4764</text:p>
          </table:table-cell>
          <table:table-cell office:value-type="float" office:value="0.3198" calcext:value-type="float">
            <text:p>0.31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OGL</text:p>
          </table:table-cell>
          <table:table-cell office:value-type="float" office:value="0.24" calcext:value-type="float">
            <text:p>0.24</text:p>
          </table:table-cell>
          <table:table-cell office:value-type="float" office:value="-0.0265" calcext:value-type="float">
            <text:p>-0.0265</text:p>
          </table:table-cell>
          <table:table-cell office:value-type="float" office:value="0.2656" calcext:value-type="float">
            <text:p>0.2656</text:p>
          </table:table-cell>
          <table:table-cell office:value-type="float" office:value="0.0839" calcext:value-type="float">
            <text:p>0.0839</text:p>
          </table:table-cell>
          <table:table-cell office:value-type="float" office:value="-0.0544" calcext:value-type="float">
            <text:p>-0.05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0.3135" calcext:value-type="float">
            <text:p>0.3135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3572" calcext:value-type="float">
            <text:p>0.3572</text:p>
          </table:table-cell>
          <table:table-cell office:value-type="float" office:value="-0.0226" calcext:value-type="float">
            <text:p>-0.0226</text:p>
          </table:table-cell>
          <table:table-cell office:value-type="float" office:value="0.3365" calcext:value-type="float">
            <text:p>0.33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-0.2658" calcext:value-type="float">
            <text:p>-0.2658</text:p>
          </table:table-cell>
          <table:table-cell office:value-type="float" office:value="-0.2332" calcext:value-type="float">
            <text:p>-0.2332</text:p>
          </table:table-cell>
          <table:table-cell office:value-type="float" office:value="0.3301" calcext:value-type="float">
            <text:p>0.3301</text:p>
          </table:table-cell>
          <table:table-cell office:value-type="float" office:value="0.3101" calcext:value-type="float">
            <text:p>0.3101</text:p>
          </table:table-cell>
          <table:table-cell office:value-type="float" office:value="-0.1727" calcext:value-type="float">
            <text:p>-0.17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-0.4306" calcext:value-type="float">
            <text:p>-0.4306</text:p>
          </table:table-cell>
          <table:table-cell office:value-type="float" office:value="-0.4765" calcext:value-type="float">
            <text:p>-0.4765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4384" calcext:value-type="float">
            <text:p>0.4384</text:p>
          </table:table-cell>
          <table:table-cell office:value-type="float" office:value="-0.2278" calcext:value-type="float">
            <text:p>-0.22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0.0617" calcext:value-type="float">
            <text:p>0.0617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.3945" calcext:value-type="float">
            <text:p>0.3945</text:p>
          </table:table-cell>
          <table:table-cell office:value-type="float" office:value="0.2983" calcext:value-type="float">
            <text:p>0.2983</text:p>
          </table:table-cell>
          <table:table-cell office:value-type="float" office:value="0.0611" calcext:value-type="float">
            <text:p>0.06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2258" calcext:value-type="float">
            <text:p>0.2258</text:p>
          </table:table-cell>
          <table:table-cell office:value-type="float" office:value="0.1981" calcext:value-type="float">
            <text:p>0.1981</text:p>
          </table:table-cell>
          <table:table-cell office:value-type="float" office:value="0.2063" calcext:value-type="float">
            <text:p>0.2063</text:p>
          </table:table-cell>
          <table:table-cell office:value-type="float" office:value="0.2067" calcext:value-type="float">
            <text:p>0.2067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lag=1</text:p>
          </table:table-cell>
          <table:table-cell table:style-name="Default" table:number-columns-repeated="5"/>
          <table:table-cell>
            <draw:frame table:end-cell-address="count_cor.N79" table:end-x="0.1835in" table:end-y="0.0421in" draw:z-index="6" draw:style-name="gr1" draw:text-style-name="P1" svg:width="6.3339in" svg:height="2.3937in" svg:x="0.072in" svg:y="0.1374in">
              <draw:object draw:notify-on-update-of-ranges="count_cor.A67:count_cor.A79 count_cor.B66:count_cor.B66 count_cor.B67:count_cor.B79 count_cor.C66:count_cor.C66 count_cor.C67:count_cor.C79 count_cor.D66:count_cor.D66 count_cor.D67:count_cor.D79 count_cor.E66:count_cor.E66 count_cor.E67:count_cor.E79 count_cor.F66:count_cor.F66 count_cor.F67:count_cor.F7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0.0863" calcext:value-type="float">
            <text:p>0.08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0.2389" calcext:value-type="float">
            <text:p>0.23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GBP</text:p>
          </table:table-cell>
          <table:table-cell office:value-type="float" office:value="-0.1754" calcext:value-type="float">
            <text:p>-0.17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-0.0345" calcext:value-type="float">
            <text:p>-0.0345</text:p>
          </table:table-cell>
          <table:table-cell office:value-type="float" office:value="0.1128" calcext:value-type="float">
            <text:p>0.1128</text:p>
          </table:table-cell>
          <table:table-cell office:value-type="float" office:value="-0.3157" calcext:value-type="float">
            <text:p>-0.3157</text:p>
          </table:table-cell>
          <table:table-cell office:value-type="float" office:value="-0.0721" calcext:value-type="float">
            <text:p>-0.0721</text:p>
          </table:table-cell>
          <table:table-cell office:value-type="float" office:value="0.0514" calcext:value-type="float">
            <text:p>0.05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APL</text:p>
          </table:table-cell>
          <table:table-cell office:value-type="float" office:value="-0.0801" calcext:value-type="float">
            <text:p>-0.0801</text:p>
          </table:table-cell>
          <table:table-cell office:value-type="float" office:value="0.1488" calcext:value-type="float">
            <text:p>0.1488</text:p>
          </table:table-cell>
          <table:table-cell office:value-type="float" office:value="0.3165" calcext:value-type="float">
            <text:p>0.3165</text:p>
          </table:table-cell>
          <table:table-cell office:value-type="float" office:value="0.2476" calcext:value-type="float">
            <text:p>0.2476</text:p>
          </table:table-cell>
          <table:table-cell office:value-type="float" office:value="0.1553" calcext:value-type="float">
            <text:p>0.15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-0.0143" calcext:value-type="float">
            <text:p>-0.0143</text:p>
          </table:table-cell>
          <table:table-cell office:value-type="float" office:value="0.1457" calcext:value-type="float">
            <text:p>0.1457</text:p>
          </table:table-cell>
          <table:table-cell office:value-type="float" office:value="0.2925" calcext:value-type="float">
            <text:p>0.2925</text:p>
          </table:table-cell>
          <table:table-cell office:value-type="float" office:value="0.2864" calcext:value-type="float">
            <text:p>0.2864</text:p>
          </table:table-cell>
          <table:table-cell office:value-type="float" office:value="0.2275" calcext:value-type="float">
            <text:p>0.22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0.3142" calcext:value-type="float">
            <text:p>0.3142</text:p>
          </table:table-cell>
          <table:table-cell office:value-type="float" office:value="0.3972" calcext:value-type="float">
            <text:p>0.3972</text:p>
          </table:table-cell>
          <table:table-cell office:value-type="float" office:value="0.5806" calcext:value-type="float">
            <text:p>0.5806</text:p>
          </table:table-cell>
          <table:table-cell office:value-type="float" office:value="0.3595" calcext:value-type="float">
            <text:p>0.3595</text:p>
          </table:table-cell>
          <table:table-cell office:value-type="float" office:value="0.5075" calcext:value-type="float">
            <text:p>0.50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OGL</text:p>
          </table:table-cell>
          <table:table-cell office:value-type="float" office:value="0.133" calcext:value-type="float">
            <text:p>0.133</text:p>
          </table:table-cell>
          <table:table-cell office:value-type="float" office:value="0.2084" calcext:value-type="float">
            <text:p>0.2084</text:p>
          </table:table-cell>
          <table:table-cell office:value-type="float" office:value="-0.1873" calcext:value-type="float">
            <text:p>-0.1873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1042" calcext:value-type="float">
            <text:p>0.1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-0.0924" calcext:value-type="float">
            <text:p>-0.0924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3262" calcext:value-type="float">
            <text:p>0.3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-0.058" calcext:value-type="float">
            <text:p>-0.058</text:p>
          </table:table-cell>
          <table:table-cell office:value-type="float" office:value="-0.0952" calcext:value-type="float">
            <text:p>-0.0952</text:p>
          </table:table-cell>
          <table:table-cell office:value-type="float" office:value="-0.0558" calcext:value-type="float">
            <text:p>-0.0558</text:p>
          </table:table-cell>
          <table:table-cell office:value-type="float" office:value="0.0186" calcext:value-type="float">
            <text:p>0.0186</text:p>
          </table:table-cell>
          <table:table-cell office:value-type="float" office:value="-0.1837" calcext:value-type="float">
            <text:p>-0.18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-0.1647" calcext:value-type="float">
            <text:p>-0.1647</text:p>
          </table:table-cell>
          <table:table-cell office:value-type="float" office:value="-0.481" calcext:value-type="float">
            <text:p>-0.481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91" calcext:value-type="float">
            <text:p>0.091</text:p>
          </table:table-cell>
          <table:table-cell office:value-type="float" office:value="-0.2045" calcext:value-type="float">
            <text:p>-0.20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851" calcext:value-type="float">
            <text:p>0.0851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139" calcext:value-type="float">
            <text:p>0.139</text:p>
          </table:table-cell>
          <table:table-cell office:value-type="float" office:value="0.123" calcext:value-type="float">
            <text:p>0.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0.1428" calcext:value-type="float">
            <text:p>0.1428</text:p>
          </table:table-cell>
          <table:table-cell office:value-type="float" office:value="0.2498" calcext:value-type="float">
            <text:p>0.2498</text:p>
          </table:table-cell>
          <table:table-cell office:value-type="float" office:value="0.2789" calcext:value-type="float">
            <text:p>0.2789</text:p>
          </table:table-cell>
          <table:table-cell office:value-type="float" office:value="0.1393" calcext:value-type="float">
            <text:p>0.1393</text:p>
          </table:table-cell>
          <table:table-cell office:value-type="float" office:value="0.2258" calcext:value-type="float">
            <text:p>0.2258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lag=2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>
            <draw:frame table:end-cell-address="count_cor.N95" table:end-x="0.1941in" table:end-y="0.0949in" draw:z-index="7" draw:style-name="gr1" draw:text-style-name="P1" svg:width="6.3228in" svg:height="2.3835in" svg:x="0.0937in" svg:y="0.0224in">
              <draw:object draw:notify-on-update-of-ranges="count_cor.A83:count_cor.A95 count_cor.B82:count_cor.B82 count_cor.B83:count_cor.B95 count_cor.C82:count_cor.C82 count_cor.C83:count_cor.C95 count_cor.D82:count_cor.D82 count_cor.D83:count_cor.D95 count_cor.E82:count_cor.E82 count_cor.E83:count_cor.E95 count_cor.F82:count_cor.F82 count_cor.F83:count_cor.F95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0.4184" calcext:value-type="float">
            <text:p>0.41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0.1743" calcext:value-type="float">
            <text:p>0.17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GBP</text:p>
          </table:table-cell>
          <table:table-cell office:value-type="float" office:value="0.0778" calcext:value-type="float">
            <text:p>0.07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0.0509" calcext:value-type="float">
            <text:p>0.0509</text:p>
          </table:table-cell>
          <table:table-cell office:value-type="float" office:value="-0.0561" calcext:value-type="float">
            <text:p>-0.0561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1416" calcext:value-type="float">
            <text:p>-0.1416</text:p>
          </table:table-cell>
          <table:table-cell office:value-type="float" office:value="-0.0432" calcext:value-type="float">
            <text:p>-0.04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APL</text:p>
          </table:table-cell>
          <table:table-cell office:value-type="float" office:value="0.2075" calcext:value-type="float">
            <text:p>0.2075</text:p>
          </table:table-cell>
          <table:table-cell office:value-type="float" office:value="-0.1629" calcext:value-type="float">
            <text:p>-0.1629</text:p>
          </table:table-cell>
          <table:table-cell office:value-type="float" office:value="-0.1012" calcext:value-type="float">
            <text:p>-0.1012</text:p>
          </table:table-cell>
          <table:table-cell office:value-type="float" office:value="-0.2511" calcext:value-type="float">
            <text:p>-0.2511</text:p>
          </table:table-cell>
          <table:table-cell office:value-type="float" office:value="-0.2309" calcext:value-type="float">
            <text:p>-0.23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-0.1767" calcext:value-type="float">
            <text:p>-0.1767</text:p>
          </table:table-cell>
          <table:table-cell office:value-type="float" office:value="0.1453" calcext:value-type="float">
            <text:p>0.1453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1182" calcext:value-type="float">
            <text:p>0.1182</text:p>
          </table:table-cell>
          <table:table-cell office:value-type="float" office:value="0.1872" calcext:value-type="float">
            <text:p>0.18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3829" calcext:value-type="float">
            <text:p>0.3829</text:p>
          </table:table-cell>
          <table:table-cell office:value-type="float" office:value="0.3921" calcext:value-type="float">
            <text:p>0.3921</text:p>
          </table:table-cell>
          <table:table-cell office:value-type="float" office:value="0.1238" calcext:value-type="float">
            <text:p>0.1238</text:p>
          </table:table-cell>
          <table:table-cell office:value-type="float" office:value="0.4501" calcext:value-type="float">
            <text:p>0.45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OGL</text:p>
          </table:table-cell>
          <table:table-cell office:value-type="float" office:value="-0.1612" calcext:value-type="float">
            <text:p>-0.1612</text:p>
          </table:table-cell>
          <table:table-cell office:value-type="float" office:value="0.055" calcext:value-type="float">
            <text:p>0.055</text:p>
          </table:table-cell>
          <table:table-cell office:value-type="float" office:value="-0.0406" calcext:value-type="float">
            <text:p>-0.0406</text:p>
          </table:table-cell>
          <table:table-cell office:value-type="float" office:value="-0.1382" calcext:value-type="float">
            <text:p>-0.1382</text:p>
          </table:table-cell>
          <table:table-cell office:value-type="float" office:value="-0.1595" calcext:value-type="float">
            <text:p>-0.15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0.0268" calcext:value-type="float">
            <text:p>0.0268</text:p>
          </table:table-cell>
          <table:table-cell office:value-type="float" office:value="-0.0189" calcext:value-type="float">
            <text:p>-0.0189</text:p>
          </table:table-cell>
          <table:table-cell office:value-type="float" office:value="-0.3065" calcext:value-type="float">
            <text:p>-0.3065</text:p>
          </table:table-cell>
          <table:table-cell office:value-type="float" office:value="-0.2209" calcext:value-type="float">
            <text:p>-0.2209</text:p>
          </table:table-cell>
          <table:table-cell office:value-type="float" office:value="0.0618" calcext:value-type="float">
            <text:p>0.06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-0.2234" calcext:value-type="float">
            <text:p>-0.2234</text:p>
          </table:table-cell>
          <table:table-cell office:value-type="float" office:value="-0.132" calcext:value-type="float">
            <text:p>-0.132</text:p>
          </table:table-cell>
          <table:table-cell office:value-type="float" office:value="-0.0353" calcext:value-type="float">
            <text:p>-0.0353</text:p>
          </table:table-cell>
          <table:table-cell office:value-type="float" office:value="-0.1636" calcext:value-type="float">
            <text:p>-0.1636</text:p>
          </table:table-cell>
          <table:table-cell office:value-type="float" office:value="-0.0037" calcext:value-type="float">
            <text:p>-0.0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0.0304" calcext:value-type="float">
            <text:p>0.0304</text:p>
          </table:table-cell>
          <table:table-cell office:value-type="float" office:value="-0.111" calcext:value-type="float">
            <text:p>-0.111</text:p>
          </table:table-cell>
          <table:table-cell office:value-type="float" office:value="-0.1717" calcext:value-type="float">
            <text:p>-0.1717</text:p>
          </table:table-cell>
          <table:table-cell office:value-type="float" office:value="-0.2284" calcext:value-type="float">
            <text:p>-0.2284</text:p>
          </table:table-cell>
          <table:table-cell office:value-type="float" office:value="-0.1519" calcext:value-type="float">
            <text:p>-0.15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128" calcext:value-type="float">
            <text:p>0.0128</text:p>
          </table:table-cell>
          <table:table-cell office:value-type="float" office:value="-0.0434" calcext:value-type="float">
            <text:p>-0.0434</text:p>
          </table:table-cell>
          <table:table-cell office:value-type="float" office:value="-0.1127" calcext:value-type="float">
            <text:p>-0.1127</text:p>
          </table:table-cell>
          <table:table-cell office:value-type="float" office:value="0.0137" calcext:value-type="float">
            <text:p>0.01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0.1857" calcext:value-type="float">
            <text:p>0.1857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1883" calcext:value-type="float">
            <text:p>0.1883</text:p>
          </table:table-cell>
          <table:table-cell office:value-type="float" office:value="0.1403" calcext:value-type="float">
            <text:p>0.1403</text:p>
          </table:table-cell>
          <table:table-cell office:value-type="float" office:value="0.2073" calcext:value-type="float">
            <text:p>0.2073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lag=3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>
            <draw:frame table:end-cell-address="count_cor.N112" table:end-x="0.389in" table:end-y="0.1677in" draw:z-index="8" draw:style-name="gr1" draw:text-style-name="P1" svg:width="6.4744in" svg:height="2.6547in" svg:x="0.137in" svg:y="0.002in">
              <draw:object draw:notify-on-update-of-ranges="count_cor.A99:count_cor.A111 count_cor.B98:count_cor.B98 count_cor.B99:count_cor.B111 count_cor.C98:count_cor.C98 count_cor.C99:count_cor.C111 count_cor.D98:count_cor.D98 count_cor.D99:count_cor.D111 count_cor.E98:count_cor.E98 count_cor.E99:count_cor.E111 count_cor.F98:count_cor.F98 count_cor.F99:count_cor.F111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-0.0497" calcext:value-type="float">
            <text:p>-0.049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0.1156" calcext:value-type="float">
            <text:p>0.11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GBP</text:p>
          </table:table-cell>
          <table:table-cell office:value-type="float" office:value="-0.1501" calcext:value-type="float">
            <text:p>-0.15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73" calcext:value-type="float">
            <text:p>0.0073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503" calcext:value-type="float">
            <text:p>0.05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APL</text:p>
          </table:table-cell>
          <table:table-cell office:value-type="float" office:value="-0.0044" calcext:value-type="float">
            <text:p>-0.0044</text:p>
          </table:table-cell>
          <table:table-cell office:value-type="float" office:value="0.0598" calcext:value-type="float">
            <text:p>0.0598</text:p>
          </table:table-cell>
          <table:table-cell office:value-type="float" office:value="-0.2167" calcext:value-type="float">
            <text:p>-0.2167</text:p>
          </table:table-cell>
          <table:table-cell office:value-type="float" office:value="-0.2263" calcext:value-type="float">
            <text:p>-0.2263</text:p>
          </table:table-cell>
          <table:table-cell office:value-type="float" office:value="0.1065" calcext:value-type="float">
            <text:p>0.10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-0.1204" calcext:value-type="float">
            <text:p>-0.1204</text:p>
          </table:table-cell>
          <table:table-cell office:value-type="float" office:value="-0.1193" calcext:value-type="float">
            <text:p>-0.1193</text:p>
          </table:table-cell>
          <table:table-cell office:value-type="float" office:value="-0.2162" calcext:value-type="float">
            <text:p>-0.2162</text:p>
          </table:table-cell>
          <table:table-cell office:value-type="float" office:value="-0.1389" calcext:value-type="float">
            <text:p>-0.1389</text:p>
          </table:table-cell>
          <table:table-cell office:value-type="float" office:value="0.0683" calcext:value-type="float">
            <text:p>0.06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862" calcext:value-type="float">
            <text:p>0.3862</text:p>
          </table:table-cell>
          <table:table-cell office:value-type="float" office:value="0.5189" calcext:value-type="float">
            <text:p>0.5189</text:p>
          </table:table-cell>
          <table:table-cell office:value-type="float" office:value="0.1507" calcext:value-type="float">
            <text:p>0.1507</text:p>
          </table:table-cell>
          <table:table-cell office:value-type="float" office:value="0.4915" calcext:value-type="float">
            <text:p>0.49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OGL</text:p>
          </table:table-cell>
          <table:table-cell office:value-type="float" office:value="-0.1355" calcext:value-type="float">
            <text:p>-0.1355</text:p>
          </table:table-cell>
          <table:table-cell office:value-type="float" office:value="-0.0838" calcext:value-type="float">
            <text:p>-0.0838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-0.0721" calcext:value-type="float">
            <text:p>-0.0721</text:p>
          </table:table-cell>
          <table:table-cell office:value-type="float" office:value="0.0298" calcext:value-type="float">
            <text:p>0.02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-0.0713" calcext:value-type="float">
            <text:p>-0.0713</text:p>
          </table:table-cell>
          <table:table-cell office:value-type="float" office:value="0.0721" calcext:value-type="float">
            <text:p>0.0721</text:p>
          </table:table-cell>
          <table:table-cell office:value-type="float" office:value="-0.224" calcext:value-type="float">
            <text:p>-0.224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142" calcext:value-type="float">
            <text:p>0.01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-0.1841" calcext:value-type="float">
            <text:p>-0.1841</text:p>
          </table:table-cell>
          <table:table-cell office:value-type="float" office:value="-0.0535" calcext:value-type="float">
            <text:p>-0.0535</text:p>
          </table:table-cell>
          <table:table-cell office:value-type="float" office:value="0.1412" calcext:value-type="float">
            <text:p>0.1412</text:p>
          </table:table-cell>
          <table:table-cell office:value-type="float" office:value="-0.1108" calcext:value-type="float">
            <text:p>-0.1108</text:p>
          </table:table-cell>
          <table:table-cell office:value-type="float" office:value="0.0152" calcext:value-type="float">
            <text:p>0.0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0.0134" calcext:value-type="float">
            <text:p>0.0134</text:p>
          </table:table-cell>
          <table:table-cell office:value-type="float" office:value="-0.0343" calcext:value-type="float">
            <text:p>-0.0343</text:p>
          </table:table-cell>
          <table:table-cell office:value-type="float" office:value="0.0673" calcext:value-type="float">
            <text:p>0.0673</text:p>
          </table:table-cell>
          <table:table-cell office:value-type="float" office:value="-0.2759" calcext:value-type="float">
            <text:p>-0.2759</text:p>
          </table:table-cell>
          <table:table-cell office:value-type="float" office:value="-0.1541" calcext:value-type="float">
            <text:p>-0.15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-0.0264" calcext:value-type="float">
            <text:p>-0.0264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038" calcext:value-type="float">
            <text:p>0.0038</text:p>
          </table:table-cell>
          <table:table-cell office:value-type="float" office:value="-0.0836" calcext:value-type="float">
            <text:p>-0.0836</text:p>
          </table:table-cell>
          <table:table-cell office:value-type="float" office:value="0.0777" calcext:value-type="float">
            <text:p>0.0777</text:p>
          </table:table-cell>
          <table:table-cell table:number-columns-repeated="2"/>
          <table:table-cell>
            <draw:frame table:end-cell-address="count_cor.P130" table:end-x="0.7472in" table:end-y="0.0894in" draw:z-index="0" draw:style-name="gr1" draw:text-style-name="P1" svg:width="6.2976in" svg:height="3.5421in" svg:x="0.6717in" svg:y="0.1028in">
              <draw:object draw:notify-on-update-of-ranges="count_cor.A114:count_cor.A120 count_cor.B113:count_cor.B113 count_cor.B114:count_cor.B120 count_cor.C113:count_cor.C113 count_cor.C114:count_cor.C120 count_cor.D113:count_cor.D113 count_cor.D114:count_cor.D120 count_cor.E113:count_cor.E113 count_cor.E114:count_cor.E12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128" calcext:value-type="float">
            <text:p>0.128</text:p>
          </table:table-cell>
          <table:table-cell office:value-type="float" office:value="0.1721" calcext:value-type="float">
            <text:p>0.1721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LAG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-3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-0.0335" calcext:value-type="float">
            <text:p>-0.0335</text:p>
          </table:table-cell>
          <table:table-cell office:value-type="float" office:value="-0.0846" calcext:value-type="float">
            <text:p>-0.0846</text:p>
          </table:table-cell>
          <table:table-cell office:value-type="float" office:value="-0.0187" calcext:value-type="float">
            <text:p>-0.0187</text:p>
          </table:table-cell>
          <table:table-cell office:value-type="float" office:value="-0.0125" calcext:value-type="float">
            <text:p>-0.01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-2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282" calcext:value-type="float">
            <text:p>-0.0282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214" calcext:value-type="float">
            <text:p>0.02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-1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0903" calcext:value-type="float">
            <text:p>0.0903</text:p>
          </table:table-cell>
          <table:table-cell office:value-type="float" office:value="-0.0006" calcext:value-type="float">
            <text:p>-0.0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0</text:p>
          </table:table-cell>
          <table:table-cell office:value-type="float" office:value="0.0617" calcext:value-type="float">
            <text:p>0.0617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.3945" calcext:value-type="float">
            <text:p>0.3945</text:p>
          </table:table-cell>
          <table:table-cell office:value-type="float" office:value="0.2983" calcext:value-type="float">
            <text:p>0.2983</text:p>
          </table:table-cell>
          <table:table-cell office:value-type="float" office:value="0.0611" calcext:value-type="float">
            <text:p>0.06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851" calcext:value-type="float">
            <text:p>0.0851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139" calcext:value-type="float">
            <text:p>0.139</text:p>
          </table:table-cell>
          <table:table-cell office:value-type="float" office:value="0.123" calcext:value-type="float">
            <text:p>0.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2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128" calcext:value-type="float">
            <text:p>0.0128</text:p>
          </table:table-cell>
          <table:table-cell office:value-type="float" office:value="-0.0434" calcext:value-type="float">
            <text:p>-0.0434</text:p>
          </table:table-cell>
          <table:table-cell office:value-type="float" office:value="-0.1127" calcext:value-type="float">
            <text:p>-0.1127</text:p>
          </table:table-cell>
          <table:table-cell office:value-type="float" office:value="0.0137" calcext:value-type="float">
            <text:p>0.01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3</text:p>
          </table:table-cell>
          <table:table-cell office:value-type="float" office:value="-0.0264" calcext:value-type="float">
            <text:p>-0.0264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038" calcext:value-type="float">
            <text:p>0.0038</text:p>
          </table:table-cell>
          <table:table-cell office:value-type="float" office:value="-0.0836" calcext:value-type="float">
            <text:p>-0.0836</text:p>
          </table:table-cell>
          <table:table-cell office:value-type="float" office:value="0.0777" calcext:value-type="float">
            <text:p>0.07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-3</text:p>
          </table:table-cell>
          <table:table-cell office:value-type="float" office:value="0.2503" calcext:value-type="float">
            <text:p>0.2503</text:p>
          </table:table-cell>
          <table:table-cell office:value-type="float" office:value="0.1846" calcext:value-type="float">
            <text:p>0.1846</text:p>
          </table:table-cell>
          <table:table-cell office:value-type="float" office:value="0.1583" calcext:value-type="float">
            <text:p>0.1583</text:p>
          </table:table-cell>
          <table:table-cell office:value-type="float" office:value="0.1235" calcext:value-type="float">
            <text:p>0.1235</text:p>
          </table:table-cell>
          <table:table-cell office:value-type="float" office:value="0.1935" calcext:value-type="float">
            <text:p>0.19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-2</text:p>
          </table:table-cell>
          <table:table-cell office:value-type="float" office:value="0.2045" calcext:value-type="float">
            <text:p>0.2045</text:p>
          </table:table-cell>
          <table:table-cell office:value-type="float" office:value="0.2392" calcext:value-type="float">
            <text:p>0.2392</text:p>
          </table:table-cell>
          <table:table-cell office:value-type="float" office:value="0.1753" calcext:value-type="float">
            <text:p>0.1753</text:p>
          </table:table-cell>
          <table:table-cell office:value-type="float" office:value="0.1325" calcext:value-type="float">
            <text:p>0.1325</text:p>
          </table:table-cell>
          <table:table-cell office:value-type="float" office:value="0.1761" calcext:value-type="float">
            <text:p>0.17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-1</text:p>
          </table:table-cell>
          <table:table-cell office:value-type="float" office:value="0.226" calcext:value-type="float">
            <text:p>0.226</text:p>
          </table:table-cell>
          <table:table-cell office:value-type="float" office:value="0.1724" calcext:value-type="float">
            <text:p>0.1724</text:p>
          </table:table-cell>
          <table:table-cell office:value-type="float" office:value="0.1926" calcext:value-type="float">
            <text:p>0.1926</text:p>
          </table:table-cell>
          <table:table-cell office:value-type="float" office:value="0.2213" calcext:value-type="float">
            <text:p>0.2213</text:p>
          </table:table-cell>
          <table:table-cell office:value-type="float" office:value="0.2262" calcext:value-type="float">
            <text:p>0.2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0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2258" calcext:value-type="float">
            <text:p>0.2258</text:p>
          </table:table-cell>
          <table:table-cell office:value-type="float" office:value="0.1981" calcext:value-type="float">
            <text:p>0.1981</text:p>
          </table:table-cell>
          <table:table-cell office:value-type="float" office:value="0.2063" calcext:value-type="float">
            <text:p>0.2063</text:p>
          </table:table-cell>
          <table:table-cell office:value-type="float" office:value="0.2067" calcext:value-type="float">
            <text:p>0.20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1</text:p>
          </table:table-cell>
          <table:table-cell office:value-type="float" office:value="0.1428" calcext:value-type="float">
            <text:p>0.1428</text:p>
          </table:table-cell>
          <table:table-cell office:value-type="float" office:value="0.2498" calcext:value-type="float">
            <text:p>0.2498</text:p>
          </table:table-cell>
          <table:table-cell office:value-type="float" office:value="0.2789" calcext:value-type="float">
            <text:p>0.2789</text:p>
          </table:table-cell>
          <table:table-cell office:value-type="float" office:value="0.1393" calcext:value-type="float">
            <text:p>0.1393</text:p>
          </table:table-cell>
          <table:table-cell office:value-type="float" office:value="0.2258" calcext:value-type="float">
            <text:p>0.22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2</text:p>
          </table:table-cell>
          <table:table-cell office:value-type="float" office:value="0.1857" calcext:value-type="float">
            <text:p>0.1857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1883" calcext:value-type="float">
            <text:p>0.1883</text:p>
          </table:table-cell>
          <table:table-cell office:value-type="float" office:value="0.1403" calcext:value-type="float">
            <text:p>0.1403</text:p>
          </table:table-cell>
          <table:table-cell office:value-type="float" office:value="0.2073" calcext:value-type="float">
            <text:p>0.20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3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128" calcext:value-type="float">
            <text:p>0.128</text:p>
          </table:table-cell>
          <table:table-cell office:value-type="float" office:value="0.1721" calcext:value-type="float">
            <text:p>0.172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>
            <draw:frame table:end-cell-address="count_cor.N138" table:end-x="0.1402in" table:end-y="0.1157in" draw:z-index="9" draw:name="sd" draw:style-name="gr1" draw:text-style-name="P1" svg:width="6.2906in" svg:height="1.4417in" svg:x="0.072in" svg:y="0.0965in">
              <draw:object draw:notify-on-update-of-ranges="count_cor.A122:count_cor.A128 count_cor.B121:count_cor.B121 count_cor.B122:count_cor.B128 count_cor.C121:count_cor.C121 count_cor.C122:count_cor.C128 count_cor.D121:count_cor.D121 count_cor.D122:count_cor.D128 count_cor.E121:count_cor.E121 count_cor.E122:count_cor.E128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17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r_co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3" table:number-columns-repeated="1018" table:default-cell-style-name="ce1"/>
        <table:table-row table:style-name="ro1">
          <table:table-cell office:value-type="string" calcext:value-type="string">
            <text:p>Lag=-3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>
            <draw:frame table:end-cell-address="user_co.N16" table:end-x="0.8756in" table:end-y="0.0374in" draw:z-index="0" draw:style-name="gr1" draw:text-style-name="P1" svg:width="7.0311in" svg:height="2.5004in" svg:x="0.0669in" svg:y="0.026in">
              <draw:object draw:notify-on-update-of-ranges="user_co.A3:user_co.A15 user_co.B2:user_co.B2 user_co.B3:user_co.B15 user_co.C2:user_co.C2 user_co.C3:user_co.C15 user_co.D2:user_co.D2 user_co.D3:user_co.D15 user_co.E2:user_co.E2 user_co.E3:user_co.E15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-0.26" calcext:value-type="float">
            <text:p>-0.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0.0525" calcext:value-type="float">
            <text:p>0.05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GBP</text:p>
          </table:table-cell>
          <table:table-cell office:value-type="float" office:value="-0.1294" calcext:value-type="float">
            <text:p>-0.12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0.1758" calcext:value-type="float">
            <text:p>0.1758</text:p>
          </table:table-cell>
          <table:table-cell office:value-type="float" office:value="0.0945" calcext:value-type="float">
            <text:p>0.0945</text:p>
          </table:table-cell>
          <table:table-cell office:value-type="float" office:value="0.0724" calcext:value-type="float">
            <text:p>0.0724</text:p>
          </table:table-cell>
          <table:table-cell office:value-type="float" office:value="0.054" calcext:value-type="float">
            <text:p>0.054</text:p>
          </table:table-cell>
          <table:table-cell office:value-type="float" office:value="0.2355" calcext:value-type="float">
            <text:p>0.23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APL</text:p>
          </table:table-cell>
          <table:table-cell office:value-type="float" office:value="-0.3013" calcext:value-type="float">
            <text:p>-0.3013</text:p>
          </table:table-cell>
          <table:table-cell office:value-type="float" office:value="-0.082" calcext:value-type="float">
            <text:p>-0.082</text:p>
          </table:table-cell>
          <table:table-cell office:value-type="float" office:value="-0.1078" calcext:value-type="float">
            <text:p>-0.1078</text:p>
          </table:table-cell>
          <table:table-cell office:value-type="float" office:value="-0.142" calcext:value-type="float">
            <text:p>-0.142</text:p>
          </table:table-cell>
          <table:table-cell office:value-type="float" office:value="-0.013" calcext:value-type="float">
            <text:p>-0.0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-0.1689" calcext:value-type="float">
            <text:p>-0.1689</text:p>
          </table:table-cell>
          <table:table-cell office:value-type="float" office:value="-0.2693" calcext:value-type="float">
            <text:p>-0.2693</text:p>
          </table:table-cell>
          <table:table-cell office:value-type="float" office:value="-0.2261" calcext:value-type="float">
            <text:p>-0.2261</text:p>
          </table:table-cell>
          <table:table-cell office:value-type="float" office:value="0.0873" calcext:value-type="float">
            <text:p>0.0873</text:p>
          </table:table-cell>
          <table:table-cell office:value-type="float" office:value="-0.0788" calcext:value-type="float">
            <text:p>-0.07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-0.0422" calcext:value-type="float">
            <text:p>-0.0422</text:p>
          </table:table-cell>
          <table:table-cell office:value-type="float" office:value="-0.0935" calcext:value-type="float">
            <text:p>-0.0935</text:p>
          </table:table-cell>
          <table:table-cell office:value-type="float" office:value="0.2468" calcext:value-type="float">
            <text:p>0.2468</text:p>
          </table:table-cell>
          <table:table-cell office:value-type="float" office:value="0.1268" calcext:value-type="float">
            <text:p>0.1268</text:p>
          </table:table-cell>
          <table:table-cell office:value-type="float" office:value="-0.1399" calcext:value-type="float">
            <text:p>-0.13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OGL</text:p>
          </table:table-cell>
          <table:table-cell office:value-type="float" office:value="0.1676" calcext:value-type="float">
            <text:p>0.1676</text:p>
          </table:table-cell>
          <table:table-cell office:value-type="float" office:value="0.2061" calcext:value-type="float">
            <text:p>0.2061</text:p>
          </table:table-cell>
          <table:table-cell office:value-type="float" office:value="-0.2492" calcext:value-type="float">
            <text:p>-0.2492</text:p>
          </table:table-cell>
          <table:table-cell office:value-type="float" office:value="-0.1508" calcext:value-type="float">
            <text:p>-0.1508</text:p>
          </table:table-cell>
          <table:table-cell office:value-type="float" office:value="0.3034" calcext:value-type="float">
            <text:p>0.30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-0.331" calcext:value-type="float">
            <text:p>-0.331</text:p>
          </table:table-cell>
          <table:table-cell office:value-type="float" office:value="-0.2354" calcext:value-type="float">
            <text:p>-0.2354</text:p>
          </table:table-cell>
          <table:table-cell office:value-type="float" office:value="-0.255" calcext:value-type="float">
            <text:p>-0.255</text:p>
          </table:table-cell>
          <table:table-cell office:value-type="float" office:value="-0.2144" calcext:value-type="float">
            <text:p>-0.2144</text:p>
          </table:table-cell>
          <table:table-cell office:value-type="float" office:value="-0.2752" calcext:value-type="float">
            <text:p>-0.27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0.4961" calcext:value-type="float">
            <text:p>0.4961</text:p>
          </table:table-cell>
          <table:table-cell office:value-type="float" office:value="0.2948" calcext:value-type="float">
            <text:p>0.2948</text:p>
          </table:table-cell>
          <table:table-cell office:value-type="float" office:value="-0.1814" calcext:value-type="float">
            <text:p>-0.1814</text:p>
          </table:table-cell>
          <table:table-cell office:value-type="float" office:value="0.1459" calcext:value-type="float">
            <text:p>0.1459</text:p>
          </table:table-cell>
          <table:table-cell office:value-type="float" office:value="0.0829" calcext:value-type="float">
            <text:p>0.08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0.1666" calcext:value-type="float">
            <text:p>0.1666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055" calcext:value-type="float">
            <text:p>0.055</text:p>
          </table:table-cell>
          <table:table-cell office:value-type="float" office:value="-0.0338" calcext:value-type="float">
            <text:p>-0.0338</text:p>
          </table:table-cell>
          <table:table-cell office:value-type="float" office:value="-0.2116" calcext:value-type="float">
            <text:p>-0.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0.0203" calcext:value-type="float">
            <text:p>0.0203</text:p>
          </table:table-cell>
          <table:table-cell office:value-type="float" office:value="-0.0262" calcext:value-type="float">
            <text:p>-0.0262</text:p>
          </table:table-cell>
          <table:table-cell office:value-type="float" office:value="-0.0807" calcext:value-type="float">
            <text:p>-0.0807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-0.0121" calcext:value-type="float">
            <text:p>-0.0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0.2646" calcext:value-type="float">
            <text:p>0.2646</text:p>
          </table:table-cell>
          <table:table-cell office:value-type="float" office:value="0.191" calcext:value-type="float">
            <text:p>0.191</text:p>
          </table:table-cell>
          <table:table-cell office:value-type="float" office:value="0.1732" calcext:value-type="float">
            <text:p>0.1732</text:p>
          </table:table-cell>
          <table:table-cell office:value-type="float" office:value="0.1303" calcext:value-type="float">
            <text:p>0.1303</text:p>
          </table:table-cell>
          <table:table-cell office:value-type="float" office:value="0.1935" calcext:value-type="float">
            <text:p>0.1935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Lag=-2</text:p>
          </table:table-cell>
          <table:table-cell table:style-name="Default" table:number-columns-repeated="5"/>
          <table:table-cell>
            <draw:frame table:end-cell-address="user_co.O31" table:end-x="0.0469in" table:end-y="0.061in" draw:z-index="1" draw:style-name="gr1" draw:text-style-name="P1" svg:width="7.1016in" svg:height="2.5323in" svg:x="0.0563in" svg:y="0.0177in">
              <draw:object draw:notify-on-update-of-ranges="user_co.A19:user_co.A31 user_co.B18:user_co.B18 user_co.B19:user_co.B31 user_co.C18:user_co.C18 user_co.C19:user_co.C31 user_co.D18:user_co.D18 user_co.D19:user_co.D31 user_co.E18:user_co.E18 user_co.E19:user_co.E31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-0.4367" calcext:value-type="float">
            <text:p>-0.43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0.2352" calcext:value-type="float">
            <text:p>0.23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GBP</text:p>
          </table:table-cell>
          <table:table-cell office:value-type="float" office:value="-0.4765" calcext:value-type="float">
            <text:p>-0.47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-0.138" calcext:value-type="float">
            <text:p>-0.138</text:p>
          </table:table-cell>
          <table:table-cell office:value-type="float" office:value="0.0996" calcext:value-type="float">
            <text:p>0.0996</text:p>
          </table:table-cell>
          <table:table-cell office:value-type="float" office:value="-0.1253" calcext:value-type="float">
            <text:p>-0.1253</text:p>
          </table:table-cell>
          <table:table-cell office:value-type="float" office:value="-0.0638" calcext:value-type="float">
            <text:p>-0.0638</text:p>
          </table:table-cell>
          <table:table-cell office:value-type="float" office:value="0.0789" calcext:value-type="float">
            <text:p>0.07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APL</text:p>
          </table:table-cell>
          <table:table-cell office:value-type="float" office:value="-0.1793" calcext:value-type="float">
            <text:p>-0.1793</text:p>
          </table:table-cell>
          <table:table-cell office:value-type="float" office:value="-0.2148" calcext:value-type="float">
            <text:p>-0.2148</text:p>
          </table:table-cell>
          <table:table-cell office:value-type="float" office:value="-0.1242" calcext:value-type="float">
            <text:p>-0.1242</text:p>
          </table:table-cell>
          <table:table-cell office:value-type="float" office:value="-0.1004" calcext:value-type="float">
            <text:p>-0.1004</text:p>
          </table:table-cell>
          <table:table-cell office:value-type="float" office:value="-0.0871" calcext:value-type="float">
            <text:p>-0.08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0.3408" calcext:value-type="float">
            <text:p>0.3408</text:p>
          </table:table-cell>
          <table:table-cell office:value-type="float" office:value="-0.1231" calcext:value-type="float">
            <text:p>-0.1231</text:p>
          </table:table-cell>
          <table:table-cell office:value-type="float" office:value="0.1016" calcext:value-type="float">
            <text:p>0.1016</text:p>
          </table:table-cell>
          <table:table-cell office:value-type="float" office:value="0.1118" calcext:value-type="float">
            <text:p>0.1118</text:p>
          </table:table-cell>
          <table:table-cell office:value-type="float" office:value="0.0705" calcext:value-type="float">
            <text:p>0.07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0.1174" calcext:value-type="float">
            <text:p>0.1174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4244" calcext:value-type="float">
            <text:p>0.4244</text:p>
          </table:table-cell>
          <table:table-cell office:value-type="float" office:value="0.3421" calcext:value-type="float">
            <text:p>0.3421</text:p>
          </table:table-cell>
          <table:table-cell office:value-type="float" office:value="0.0485" calcext:value-type="float">
            <text:p>0.04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OGL</text:p>
          </table:table-cell>
          <table:table-cell office:value-type="float" office:value="-0.2073" calcext:value-type="float">
            <text:p>-0.2073</text:p>
          </table:table-cell>
          <table:table-cell office:value-type="float" office:value="0.1461" calcext:value-type="float">
            <text:p>0.1461</text:p>
          </table:table-cell>
          <table:table-cell office:value-type="float" office:value="-0.0213" calcext:value-type="float">
            <text:p>-0.0213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414" calcext:value-type="float">
            <text:p>0.04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-0.0993" calcext:value-type="float">
            <text:p>-0.0993</text:p>
          </table:table-cell>
          <table:table-cell office:value-type="float" office:value="-0.3835" calcext:value-type="float">
            <text:p>-0.3835</text:p>
          </table:table-cell>
          <table:table-cell office:value-type="float" office:value="-0.1869" calcext:value-type="float">
            <text:p>-0.1869</text:p>
          </table:table-cell>
          <table:table-cell office:value-type="float" office:value="0.0011" calcext:value-type="float">
            <text:p>0.0011</text:p>
          </table:table-cell>
          <table:table-cell office:value-type="float" office:value="-0.3336" calcext:value-type="float">
            <text:p>-0.33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0.3522" calcext:value-type="float">
            <text:p>0.3522</text:p>
          </table:table-cell>
          <table:table-cell office:value-type="float" office:value="0.4072" calcext:value-type="float">
            <text:p>0.4072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4251" calcext:value-type="float">
            <text:p>0.42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0.0606" calcext:value-type="float">
            <text:p>0.0606</text:p>
          </table:table-cell>
          <table:table-cell office:value-type="float" office:value="0.2791" calcext:value-type="float">
            <text:p>0.2791</text:p>
          </table:table-cell>
          <table:table-cell office:value-type="float" office:value="-0.0598" calcext:value-type="float">
            <text:p>-0.0598</text:p>
          </table:table-cell>
          <table:table-cell office:value-type="float" office:value="-0.1074" calcext:value-type="float">
            <text:p>-0.1074</text:p>
          </table:table-cell>
          <table:table-cell office:value-type="float" office:value="0.0728" calcext:value-type="float">
            <text:p>0.07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0229" calcext:value-type="float">
            <text:p>0.0229</text:p>
          </table:table-cell>
          <table:table-cell office:value-type="float" office:value="-0.0179" calcext:value-type="float">
            <text:p>-0.0179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96" calcext:value-type="float">
            <text:p>0.03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0.2104" calcext:value-type="float">
            <text:p>0.2104</text:p>
          </table:table-cell>
          <table:table-cell office:value-type="float" office:value="0.2449" calcext:value-type="float">
            <text:p>0.2449</text:p>
          </table:table-cell>
          <table:table-cell office:value-type="float" office:value="0.1874" calcext:value-type="float">
            <text:p>0.1874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1961" calcext:value-type="float">
            <text:p>0.1961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Lag=-1</text:p>
          </table:table-cell>
          <table:table-cell table:style-name="Default" table:number-columns-repeated="5"/>
          <table:table-cell>
            <draw:frame table:end-cell-address="user_co.N47" table:end-x="0.2878in" table:end-y="0.061in" draw:z-index="2" draw:style-name="gr1" draw:text-style-name="P1" svg:width="6.4075in" svg:height="2.5122in" svg:x="0.1028in" svg:y="0.0378in">
              <draw:object draw:notify-on-update-of-ranges="user_co.A35:user_co.A47 user_co.B34:user_co.B34 user_co.B35:user_co.B47 user_co.C34:user_co.C34 user_co.C35:user_co.C47 user_co.D34:user_co.D34 user_co.D35:user_co.D47 user_co.E34:user_co.E34 user_co.E35:user_co.E47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-0.0996" calcext:value-type="float">
            <text:p>-0.09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0.2681" calcext:value-type="float">
            <text:p>0.26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GBP</text:p>
          </table:table-cell>
          <table:table-cell office:value-type="float" office:value="-0.0823" calcext:value-type="float">
            <text:p>-0.08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0.4128" calcext:value-type="float">
            <text:p>0.4128</text:p>
          </table:table-cell>
          <table:table-cell office:value-type="float" office:value="-0.0124" calcext:value-type="float">
            <text:p>-0.0124</text:p>
          </table:table-cell>
          <table:table-cell office:value-type="float" office:value="0.0577" calcext:value-type="float">
            <text:p>0.0577</text:p>
          </table:table-cell>
          <table:table-cell office:value-type="float" office:value="-0.1686" calcext:value-type="float">
            <text:p>-0.1686</text:p>
          </table:table-cell>
          <table:table-cell office:value-type="float" office:value="-0.1152" calcext:value-type="float">
            <text:p>-0.1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APL</text:p>
          </table:table-cell>
          <table:table-cell office:value-type="float" office:value="-0.1611" calcext:value-type="float">
            <text:p>-0.1611</text:p>
          </table:table-cell>
          <table:table-cell office:value-type="float" office:value="-0.1125" calcext:value-type="float">
            <text:p>-0.1125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2864" calcext:value-type="float">
            <text:p>0.2864</text:p>
          </table:table-cell>
          <table:table-cell office:value-type="float" office:value="-0.1648" calcext:value-type="float">
            <text:p>-0.16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0.1675" calcext:value-type="float">
            <text:p>0.1675</text:p>
          </table:table-cell>
          <table:table-cell office:value-type="float" office:value="0.3671" calcext:value-type="float">
            <text:p>0.3671</text:p>
          </table:table-cell>
          <table:table-cell office:value-type="float" office:value="0.493" calcext:value-type="float">
            <text:p>0.493</text:p>
          </table:table-cell>
          <table:table-cell office:value-type="float" office:value="0.5376" calcext:value-type="float">
            <text:p>0.5376</text:p>
          </table:table-cell>
          <table:table-cell office:value-type="float" office:value="0.3993" calcext:value-type="float">
            <text:p>0.39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0.0672" calcext:value-type="float">
            <text:p>0.0672</text:p>
          </table:table-cell>
          <table:table-cell office:value-type="float" office:value="0.1454" calcext:value-type="float">
            <text:p>0.1454</text:p>
          </table:table-cell>
          <table:table-cell office:value-type="float" office:value="0.5675" calcext:value-type="float">
            <text:p>0.5675</text:p>
          </table:table-cell>
          <table:table-cell office:value-type="float" office:value="0.2142" calcext:value-type="float">
            <text:p>0.2142</text:p>
          </table:table-cell>
          <table:table-cell office:value-type="float" office:value="0.2276" calcext:value-type="float">
            <text:p>0.22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OGL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-0.1526" calcext:value-type="float">
            <text:p>-0.1526</text:p>
          </table:table-cell>
          <table:table-cell office:value-type="float" office:value="0.1967" calcext:value-type="float">
            <text:p>0.1967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-0.1737" calcext:value-type="float">
            <text:p>-0.17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0.2615" calcext:value-type="float">
            <text:p>0.2615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1797" calcext:value-type="float">
            <text:p>0.1797</text:p>
          </table:table-cell>
          <table:table-cell office:value-type="float" office:value="-0.0797" calcext:value-type="float">
            <text:p>-0.0797</text:p>
          </table:table-cell>
          <table:table-cell office:value-type="float" office:value="-0.2584" calcext:value-type="float">
            <text:p>-0.25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-0.1431" calcext:value-type="float">
            <text:p>-0.1431</text:p>
          </table:table-cell>
          <table:table-cell office:value-type="float" office:value="0.2822" calcext:value-type="float">
            <text:p>0.2822</text:p>
          </table:table-cell>
          <table:table-cell office:value-type="float" office:value="-0.0419" calcext:value-type="float">
            <text:p>-0.0419</text:p>
          </table:table-cell>
          <table:table-cell office:value-type="float" office:value="-0.0476" calcext:value-type="float">
            <text:p>-0.0476</text:p>
          </table:table-cell>
          <table:table-cell office:value-type="float" office:value="0.2273" calcext:value-type="float">
            <text:p>0.22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-0.3313" calcext:value-type="float">
            <text:p>-0.3313</text:p>
          </table:table-cell>
          <table:table-cell office:value-type="float" office:value="-0.0085" calcext:value-type="float">
            <text:p>-0.0085</text:p>
          </table:table-cell>
          <table:table-cell office:value-type="float" office:value="0.042" calcext:value-type="float">
            <text:p>0.042</text:p>
          </table:table-cell>
          <table:table-cell office:value-type="float" office:value="-0.0687" calcext:value-type="float">
            <text:p>-0.0687</text:p>
          </table:table-cell>
          <table:table-cell office:value-type="float" office:value="-0.0911" calcext:value-type="float">
            <text:p>-0.09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2179" calcext:value-type="float">
            <text:p>0.2179</text:p>
          </table:table-cell>
          <table:table-cell office:value-type="float" office:value="0.0822" calcext:value-type="float">
            <text:p>0.0822</text:p>
          </table:table-cell>
          <table:table-cell office:value-type="float" office:value="0.0064" calcext:value-type="float">
            <text:p>0.00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0.2296" calcext:value-type="float">
            <text:p>0.2296</text:p>
          </table:table-cell>
          <table:table-cell office:value-type="float" office:value="0.1723" calcext:value-type="float">
            <text:p>0.1723</text:p>
          </table:table-cell>
          <table:table-cell office:value-type="float" office:value="0.2015" calcext:value-type="float">
            <text:p>0.2015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59" calcext:value-type="float">
            <text:p>0.2259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Lag=0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>
            <draw:frame table:end-cell-address="user_co.O63" table:end-x="0.3831in" table:end-y="0.0256in" draw:z-index="3" draw:style-name="gr1" draw:text-style-name="P1" svg:width="7.4035in" svg:height="2.3346in" svg:x="0.0906in" svg:y="0.002in">
              <draw:object draw:notify-on-update-of-ranges="user_co.A51:user_co.A63 user_co.B50:user_co.B50 user_co.B51:user_co.B63 user_co.C50:user_co.C50 user_co.C51:user_co.C63 user_co.D50:user_co.D50 user_co.D51:user_co.D63 user_co.E50:user_co.E50 user_co.E51:user_co.E63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-0.0306" calcext:value-type="float">
            <text:p>-0.03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GBP</text:p>
          </table:table-cell>
          <table:table-cell office:value-type="float" office:value="-0.0859" calcext:value-type="float">
            <text:p>-0.085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2008" calcext:value-type="float">
            <text:p>0.2008</text:p>
          </table:table-cell>
          <table:table-cell office:value-type="float" office:value="0.2367" calcext:value-type="float">
            <text:p>0.2367</text:p>
          </table:table-cell>
          <table:table-cell office:value-type="float" office:value="0.1616" calcext:value-type="float">
            <text:p>0.1616</text:p>
          </table:table-cell>
          <table:table-cell office:value-type="float" office:value="0.1009" calcext:value-type="float">
            <text:p>0.1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APL</text:p>
          </table:table-cell>
          <table:table-cell office:value-type="float" office:value="0.2268" calcext:value-type="float">
            <text:p>0.2268</text:p>
          </table:table-cell>
          <table:table-cell office:value-type="float" office:value="0.0644" calcext:value-type="float">
            <text:p>0.0644</text:p>
          </table:table-cell>
          <table:table-cell office:value-type="float" office:value="0.2183" calcext:value-type="float">
            <text:p>0.2183</text:p>
          </table:table-cell>
          <table:table-cell office:value-type="float" office:value="0.32" calcext:value-type="float">
            <text:p>0.32</text:p>
          </table:table-cell>
          <table:table-cell office:value-type="float" office:value="-0.0881" calcext:value-type="float">
            <text:p>-0.08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-0.0358" calcext:value-type="float">
            <text:p>-0.0358</text:p>
          </table:table-cell>
          <table:table-cell office:value-type="float" office:value="0.1208" calcext:value-type="float">
            <text:p>0.1208</text:p>
          </table:table-cell>
          <table:table-cell office:value-type="float" office:value="0.777" calcext:value-type="float">
            <text:p>0.777</text:p>
          </table:table-cell>
          <table:table-cell office:value-type="float" office:value="0.627" calcext:value-type="float">
            <text:p>0.627</text:p>
          </table:table-cell>
          <table:table-cell office:value-type="float" office:value="0.2283" calcext:value-type="float">
            <text:p>0.22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0.3746" calcext:value-type="float">
            <text:p>0.3746</text:p>
          </table:table-cell>
          <table:table-cell office:value-type="float" office:value="0.1142" calcext:value-type="float">
            <text:p>0.1142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4909" calcext:value-type="float">
            <text:p>0.4909</text:p>
          </table:table-cell>
          <table:table-cell office:value-type="float" office:value="0.3683" calcext:value-type="float">
            <text:p>0.36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OGL</text:p>
          </table:table-cell>
          <table:table-cell office:value-type="float" office:value="0.292" calcext:value-type="float">
            <text:p>0.292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0.3121" calcext:value-type="float">
            <text:p>0.3121</text:p>
          </table:table-cell>
          <table:table-cell office:value-type="float" office:value="0.1317" calcext:value-type="float">
            <text:p>0.1317</text:p>
          </table:table-cell>
          <table:table-cell office:value-type="float" office:value="-0.0338" calcext:value-type="float">
            <text:p>-0.03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2528" calcext:value-type="float">
            <text:p>0.2528</text:p>
          </table:table-cell>
          <table:table-cell office:value-type="float" office:value="0.3606" calcext:value-type="float">
            <text:p>0.3606</text:p>
          </table:table-cell>
          <table:table-cell office:value-type="float" office:value="-0.01" calcext:value-type="float">
            <text:p>-0.01</text:p>
          </table:table-cell>
          <table:table-cell office:value-type="float" office:value="0.3508" calcext:value-type="float">
            <text:p>0.35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-0.2502" calcext:value-type="float">
            <text:p>-0.2502</text:p>
          </table:table-cell>
          <table:table-cell office:value-type="float" office:value="-0.2684" calcext:value-type="float">
            <text:p>-0.2684</text:p>
          </table:table-cell>
          <table:table-cell office:value-type="float" office:value="0.3823" calcext:value-type="float">
            <text:p>0.3823</text:p>
          </table:table-cell>
          <table:table-cell office:value-type="float" office:value="0.3532" calcext:value-type="float">
            <text:p>0.3532</text:p>
          </table:table-cell>
          <table:table-cell office:value-type="float" office:value="-0.2183" calcext:value-type="float">
            <text:p>-0.2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-0.463" calcext:value-type="float">
            <text:p>-0.463</text:p>
          </table:table-cell>
          <table:table-cell office:value-type="float" office:value="-0.465" calcext:value-type="float">
            <text:p>-0.465</text:p>
          </table:table-cell>
          <table:table-cell office:value-type="float" office:value="0.3547" calcext:value-type="float">
            <text:p>0.3547</text:p>
          </table:table-cell>
          <table:table-cell office:value-type="float" office:value="0.4373" calcext:value-type="float">
            <text:p>0.4373</text:p>
          </table:table-cell>
          <table:table-cell office:value-type="float" office:value="-0.1942" calcext:value-type="float">
            <text:p>-0.19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0.0651" calcext:value-type="float">
            <text:p>0.065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314" calcext:value-type="float">
            <text:p>0.314</text:p>
          </table:table-cell>
          <table:table-cell office:value-type="float" office:value="0.0642" calcext:value-type="float">
            <text:p>0.06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0.2796" calcext:value-type="float">
            <text:p>0.2796</text:p>
          </table:table-cell>
          <table:table-cell office:value-type="float" office:value="0.2303" calcext:value-type="float">
            <text:p>0.2303</text:p>
          </table:table-cell>
          <table:table-cell office:value-type="float" office:value="0.1926" calcext:value-type="float">
            <text:p>0.1926</text:p>
          </table:table-cell>
          <table:table-cell office:value-type="float" office:value="0.196" calcext:value-type="float">
            <text:p>0.196</text:p>
          </table:table-cell>
          <table:table-cell office:value-type="float" office:value="0.2186" calcext:value-type="float">
            <text:p>0.2186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Lag=1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>
            <draw:frame table:end-cell-address="user_co.O79" table:end-x="0.635in" table:end-y="0.085in" draw:z-index="4" draw:style-name="gr1" draw:text-style-name="P1" svg:width="7.1752in" svg:height="2.3701in" svg:x="0.5709in" svg:y="0.026in">
              <draw:object draw:notify-on-update-of-ranges="user_co.A67:user_co.A79 user_co.B66:user_co.B66 user_co.B67:user_co.B79 user_co.C66:user_co.C66 user_co.C67:user_co.C79 user_co.D66:user_co.D66 user_co.D67:user_co.D79 user_co.E66:user_co.E66 user_co.E67:user_co.E79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0.0736" calcext:value-type="float">
            <text:p>0.07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0.2362" calcext:value-type="float">
            <text:p>0.236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GBP</text:p>
          </table:table-cell>
          <table:table-cell office:value-type="float" office:value="-0.1902" calcext:value-type="float">
            <text:p>-0.19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-0.0508" calcext:value-type="float">
            <text:p>-0.0508</text:p>
          </table:table-cell>
          <table:table-cell office:value-type="float" office:value="0.1151" calcext:value-type="float">
            <text:p>0.1151</text:p>
          </table:table-cell>
          <table:table-cell office:value-type="float" office:value="-0.3021" calcext:value-type="float">
            <text:p>-0.3021</text:p>
          </table:table-cell>
          <table:table-cell office:value-type="float" office:value="-0.0642" calcext:value-type="float">
            <text:p>-0.0642</text:p>
          </table:table-cell>
          <table:table-cell office:value-type="float" office:value="0.0638" calcext:value-type="float">
            <text:p>0.06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APL</text:p>
          </table:table-cell>
          <table:table-cell office:value-type="float" office:value="-0.0488" calcext:value-type="float">
            <text:p>-0.0488</text:p>
          </table:table-cell>
          <table:table-cell office:value-type="float" office:value="0.126" calcext:value-type="float">
            <text:p>0.126</text:p>
          </table:table-cell>
          <table:table-cell office:value-type="float" office:value="0.3251" calcext:value-type="float">
            <text:p>0.3251</text:p>
          </table:table-cell>
          <table:table-cell office:value-type="float" office:value="0.2533" calcext:value-type="float">
            <text:p>0.2533</text:p>
          </table:table-cell>
          <table:table-cell office:value-type="float" office:value="0.1411" calcext:value-type="float">
            <text:p>0.14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1219" calcext:value-type="float">
            <text:p>0.1219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2421" calcext:value-type="float">
            <text:p>0.2421</text:p>
          </table:table-cell>
          <table:table-cell office:value-type="float" office:value="0.2152" calcext:value-type="float">
            <text:p>0.2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0.3306" calcext:value-type="float">
            <text:p>0.3306</text:p>
          </table:table-cell>
          <table:table-cell office:value-type="float" office:value="0.4164" calcext:value-type="float">
            <text:p>0.4164</text:p>
          </table:table-cell>
          <table:table-cell office:value-type="float" office:value="0.61" calcext:value-type="float">
            <text:p>0.61</text:p>
          </table:table-cell>
          <table:table-cell office:value-type="float" office:value="0.3318" calcext:value-type="float">
            <text:p>0.3318</text:p>
          </table:table-cell>
          <table:table-cell office:value-type="float" office:value="0.5427" calcext:value-type="float">
            <text:p>0.54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OGL</text:p>
          </table:table-cell>
          <table:table-cell office:value-type="float" office:value="0.0943" calcext:value-type="float">
            <text:p>0.0943</text:p>
          </table:table-cell>
          <table:table-cell office:value-type="float" office:value="0.2423" calcext:value-type="float">
            <text:p>0.2423</text:p>
          </table:table-cell>
          <table:table-cell office:value-type="float" office:value="-0.1665" calcext:value-type="float">
            <text:p>-0.1665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987" calcext:value-type="float">
            <text:p>0.09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-0.0838" calcext:value-type="float">
            <text:p>-0.0838</text:p>
          </table:table-cell>
          <table:table-cell office:value-type="float" office:value="0.246" calcext:value-type="float">
            <text:p>0.246</text:p>
          </table:table-cell>
          <table:table-cell office:value-type="float" office:value="0.2544" calcext:value-type="float">
            <text:p>0.2544</text:p>
          </table:table-cell>
          <table:table-cell office:value-type="float" office:value="0.1551" calcext:value-type="float">
            <text:p>0.1551</text:p>
          </table:table-cell>
          <table:table-cell office:value-type="float" office:value="0.336" calcext:value-type="float">
            <text:p>0.3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794" calcext:value-type="float">
            <text:p>-0.0794</text:p>
          </table:table-cell>
          <table:table-cell office:value-type="float" office:value="-0.0938" calcext:value-type="float">
            <text:p>-0.0938</text:p>
          </table:table-cell>
          <table:table-cell office:value-type="float" office:value="0.0314" calcext:value-type="float">
            <text:p>0.0314</text:p>
          </table:table-cell>
          <table:table-cell office:value-type="float" office:value="-0.144" calcext:value-type="float">
            <text:p>-0.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-0.1572" calcext:value-type="float">
            <text:p>-0.1572</text:p>
          </table:table-cell>
          <table:table-cell office:value-type="float" office:value="-0.4943" calcext:value-type="float">
            <text:p>-0.4943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0823" calcext:value-type="float">
            <text:p>0.0823</text:p>
          </table:table-cell>
          <table:table-cell office:value-type="float" office:value="-0.2218" calcext:value-type="float">
            <text:p>-0.22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868" calcext:value-type="float">
            <text:p>0.086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129" calcext:value-type="float">
            <text:p>0.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2567" calcext:value-type="float">
            <text:p>0.2567</text:p>
          </table:table-cell>
          <table:table-cell office:value-type="float" office:value="0.2813" calcext:value-type="float">
            <text:p>0.2813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2303" calcext:value-type="float">
            <text:p>0.2303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Lag=2</text:p>
          </table:table-cell>
          <table:table-cell table:style-name="Default" table:number-columns-repeated="5"/>
          <table:table-cell>
            <draw:frame table:end-cell-address="user_co.O95" table:end-x="0.4669in" table:end-y="0.0496in" draw:z-index="5" draw:style-name="gr1" draw:text-style-name="P1" svg:width="7.0551in" svg:height="2.3937in" svg:x="0.5228in" svg:y="0.1449in">
              <draw:object draw:notify-on-update-of-ranges="user_co.A83:user_co.A95 user_co.B82:user_co.B82 user_co.B83:user_co.B95 user_co.C82:user_co.C82 user_co.C83:user_co.C95 user_co.D82:user_co.D82 user_co.D83:user_co.D95 user_co.E82:user_co.E82 user_co.E83:user_co.E95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0.4074" calcext:value-type="float">
            <text:p>0.40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0.177" calcext:value-type="float">
            <text:p>0.17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GBP</text:p>
          </table:table-cell>
          <table:table-cell office:value-type="float" office:value="0.0627" calcext:value-type="float">
            <text:p>0.06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0.0354" calcext:value-type="float">
            <text:p>0.0354</text:p>
          </table:table-cell>
          <table:table-cell office:value-type="float" office:value="-0.0616" calcext:value-type="float">
            <text:p>-0.0616</text:p>
          </table:table-cell>
          <table:table-cell office:value-type="float" office:value="-0.0815" calcext:value-type="float">
            <text:p>-0.0815</text:p>
          </table:table-cell>
          <table:table-cell office:value-type="float" office:value="-0.1249" calcext:value-type="float">
            <text:p>-0.1249</text:p>
          </table:table-cell>
          <table:table-cell office:value-type="float" office:value="-0.0513" calcext:value-type="float">
            <text:p>-0.05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APL</text:p>
          </table:table-cell>
          <table:table-cell office:value-type="float" office:value="0.191" calcext:value-type="float">
            <text:p>0.191</text:p>
          </table:table-cell>
          <table:table-cell office:value-type="float" office:value="-0.1234" calcext:value-type="float">
            <text:p>-0.1234</text:p>
          </table:table-cell>
          <table:table-cell office:value-type="float" office:value="-0.0913" calcext:value-type="float">
            <text:p>-0.0913</text:p>
          </table:table-cell>
          <table:table-cell office:value-type="float" office:value="-0.2353" calcext:value-type="float">
            <text:p>-0.2353</text:p>
          </table:table-cell>
          <table:table-cell office:value-type="float" office:value="-0.208" calcext:value-type="float">
            <text:p>-0.2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-0.1707" calcext:value-type="float">
            <text:p>-0.1707</text:p>
          </table:table-cell>
          <table:table-cell office:value-type="float" office:value="0.1621" calcext:value-type="float">
            <text:p>0.1621</text:p>
          </table:table-cell>
          <table:table-cell office:value-type="float" office:value="-0.0297" calcext:value-type="float">
            <text:p>-0.0297</text:p>
          </table:table-cell>
          <table:table-cell office:value-type="float" office:value="0.1108" calcext:value-type="float">
            <text:p>0.1108</text:p>
          </table:table-cell>
          <table:table-cell office:value-type="float" office:value="0.2058" calcext:value-type="float">
            <text:p>0.20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0.3514" calcext:value-type="float">
            <text:p>0.3514</text:p>
          </table:table-cell>
          <table:table-cell office:value-type="float" office:value="0.3831" calcext:value-type="float">
            <text:p>0.3831</text:p>
          </table:table-cell>
          <table:table-cell office:value-type="float" office:value="0.4255" calcext:value-type="float">
            <text:p>0.4255</text:p>
          </table:table-cell>
          <table:table-cell office:value-type="float" office:value="0.1409" calcext:value-type="float">
            <text:p>0.1409</text:p>
          </table:table-cell>
          <table:table-cell office:value-type="float" office:value="0.4833" calcext:value-type="float">
            <text:p>0.48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OGL</text:p>
          </table:table-cell>
          <table:table-cell office:value-type="float" office:value="-0.1291" calcext:value-type="float">
            <text:p>-0.1291</text:p>
          </table:table-cell>
          <table:table-cell office:value-type="float" office:value="0.0205" calcext:value-type="float">
            <text:p>0.0205</text:p>
          </table:table-cell>
          <table:table-cell office:value-type="float" office:value="-0.1017" calcext:value-type="float">
            <text:p>-0.1017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1974" calcext:value-type="float">
            <text:p>-0.19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0.0124" calcext:value-type="float">
            <text:p>0.0124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-0.2987" calcext:value-type="float">
            <text:p>-0.2987</text:p>
          </table:table-cell>
          <table:table-cell office:value-type="float" office:value="-0.2088" calcext:value-type="float">
            <text:p>-0.2088</text:p>
          </table:table-cell>
          <table:table-cell office:value-type="float" office:value="0.0753" calcext:value-type="float">
            <text:p>0.07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-0.2853" calcext:value-type="float">
            <text:p>-0.2853</text:p>
          </table:table-cell>
          <table:table-cell office:value-type="float" office:value="-0.0935" calcext:value-type="float">
            <text:p>-0.0935</text:p>
          </table:table-cell>
          <table:table-cell office:value-type="float" office:value="-0.0582" calcext:value-type="float">
            <text:p>-0.0582</text:p>
          </table:table-cell>
          <table:table-cell office:value-type="float" office:value="-0.1686" calcext:value-type="float">
            <text:p>-0.1686</text:p>
          </table:table-cell>
          <table:table-cell office:value-type="float" office:value="0.0568" calcext:value-type="float">
            <text:p>0.05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0.0055" calcext:value-type="float">
            <text:p>0.0055</text:p>
          </table:table-cell>
          <table:table-cell office:value-type="float" office:value="-0.1304" calcext:value-type="float">
            <text:p>-0.1304</text:p>
          </table:table-cell>
          <table:table-cell office:value-type="float" office:value="-0.1354" calcext:value-type="float">
            <text:p>-0.1354</text:p>
          </table:table-cell>
          <table:table-cell office:value-type="float" office:value="-0.194" calcext:value-type="float">
            <text:p>-0.194</text:p>
          </table:table-cell>
          <table:table-cell office:value-type="float" office:value="-0.1378" calcext:value-type="float">
            <text:p>-0.13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176" calcext:value-type="float">
            <text:p>0.0176</text:p>
          </table:table-cell>
          <table:table-cell office:value-type="float" office:value="-0.0464" calcext:value-type="float">
            <text:p>-0.0464</text:p>
          </table:table-cell>
          <table:table-cell office:value-type="float" office:value="-0.1084" calcext:value-type="float">
            <text:p>-0.1084</text:p>
          </table:table-cell>
          <table:table-cell office:value-type="float" office:value="0.0283" calcext:value-type="float">
            <text:p>0.02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0.1899" calcext:value-type="float">
            <text:p>0.1899</text:p>
          </table:table-cell>
          <table:table-cell office:value-type="float" office:value="0.1643" calcext:value-type="float">
            <text:p>0.1643</text:p>
          </table:table-cell>
          <table:table-cell office:value-type="float" office:value="0.194" calcext:value-type="float">
            <text:p>0.194</text:p>
          </table:table-cell>
          <table:table-cell office:value-type="float" office:value="0.1386" calcext:value-type="float">
            <text:p>0.1386</text:p>
          </table:table-cell>
          <table:table-cell office:value-type="float" office:value="0.2186" calcext:value-type="float">
            <text:p>0.2186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Lag=3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>
            <draw:frame table:end-cell-address="user_co.N111" table:end-x="0.6594in" table:end-y="0.1441in" draw:z-index="6" draw:style-name="gr1" draw:text-style-name="P1" svg:width="6.4071in" svg:height="2.4413in" svg:x="0.4748in" svg:y="0.0142in">
              <draw:object draw:notify-on-update-of-ranges="user_co.A99:user_co.A111 user_co.B98:user_co.B98 user_co.B99:user_co.B111 user_co.C98:user_co.C98 user_co.C99:user_co.C111 user_co.D98:user_co.D98 user_co.D99:user_co.D111 user_co.E98:user_co.E98 user_co.E99:user_co.E111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-0.0422" calcext:value-type="float">
            <text:p>-0.042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0.1056" calcext:value-type="float">
            <text:p>0.10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GBP</text:p>
          </table:table-cell>
          <table:table-cell office:value-type="float" office:value="-0.1688" calcext:value-type="float">
            <text:p>-0.16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-0.0145" calcext:value-type="float">
            <text:p>-0.0145</text:p>
          </table:table-cell>
          <table:table-cell office:value-type="float" office:value="0.0035" calcext:value-type="float">
            <text:p>0.0035</text:p>
          </table:table-cell>
          <table:table-cell office:value-type="float" office:value="-0.0068" calcext:value-type="float">
            <text:p>-0.0068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399" calcext:value-type="float">
            <text:p>0.03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APL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369" calcext:value-type="float">
            <text:p>0.0369</text:p>
          </table:table-cell>
          <table:table-cell office:value-type="float" office:value="-0.2309" calcext:value-type="float">
            <text:p>-0.2309</text:p>
          </table:table-cell>
          <table:table-cell office:value-type="float" office:value="-0.2284" calcext:value-type="float">
            <text:p>-0.2284</text:p>
          </table:table-cell>
          <table:table-cell office:value-type="float" office:value="0.1001" calcext:value-type="float">
            <text:p>0.1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-0.1199" calcext:value-type="float">
            <text:p>-0.1199</text:p>
          </table:table-cell>
          <table:table-cell office:value-type="float" office:value="-0.1272" calcext:value-type="float">
            <text:p>-0.1272</text:p>
          </table:table-cell>
          <table:table-cell office:value-type="float" office:value="-0.2153" calcext:value-type="float">
            <text:p>-0.2153</text:p>
          </table:table-cell>
          <table:table-cell office:value-type="float" office:value="-0.1264" calcext:value-type="float">
            <text:p>-0.1264</text:p>
          </table:table-cell>
          <table:table-cell office:value-type="float" office:value="0.0833" calcext:value-type="float">
            <text:p>0.08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0.3612" calcext:value-type="float">
            <text:p>0.3612</text:p>
          </table:table-cell>
          <table:table-cell office:value-type="float" office:value="0.396" calcext:value-type="float">
            <text:p>0.396</text:p>
          </table:table-cell>
          <table:table-cell office:value-type="float" office:value="0.5126" calcext:value-type="float">
            <text:p>0.5126</text:p>
          </table:table-cell>
          <table:table-cell office:value-type="float" office:value="0.1379" calcext:value-type="float">
            <text:p>0.1379</text:p>
          </table:table-cell>
          <table:table-cell office:value-type="float" office:value="0.4881" calcext:value-type="float">
            <text:p>0.48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OGL</text:p>
          </table:table-cell>
          <table:table-cell office:value-type="float" office:value="-0.1276" calcext:value-type="float">
            <text:p>-0.1276</text:p>
          </table:table-cell>
          <table:table-cell office:value-type="float" office:value="-0.0566" calcext:value-type="float">
            <text:p>-0.0566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-0.0865" calcext:value-type="float">
            <text:p>-0.0865</text:p>
          </table:table-cell>
          <table:table-cell office:value-type="float" office:value="0.0565" calcext:value-type="float">
            <text:p>0.05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-0.086" calcext:value-type="float">
            <text:p>-0.086</text:p>
          </table:table-cell>
          <table:table-cell office:value-type="float" office:value="0.0521" calcext:value-type="float">
            <text:p>0.0521</text:p>
          </table:table-cell>
          <table:table-cell office:value-type="float" office:value="-0.2405" calcext:value-type="float">
            <text:p>-0.24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44" calcext:value-type="float">
            <text:p>0.0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-0.2836" calcext:value-type="float">
            <text:p>-0.2836</text:p>
          </table:table-cell>
          <table:table-cell office:value-type="float" office:value="-0.1622" calcext:value-type="float">
            <text:p>-0.1622</text:p>
          </table:table-cell>
          <table:table-cell office:value-type="float" office:value="0.1717" calcext:value-type="float">
            <text:p>0.1717</text:p>
          </table:table-cell>
          <table:table-cell office:value-type="float" office:value="-0.113" calcext:value-type="float">
            <text:p>-0.113</text:p>
          </table:table-cell>
          <table:table-cell office:value-type="float" office:value="-0.054" calcext:value-type="float">
            <text:p>-0.0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0.0141" calcext:value-type="float">
            <text:p>0.0141</text:p>
          </table:table-cell>
          <table:table-cell office:value-type="float" office:value="-0.0455" calcext:value-type="float">
            <text:p>-0.0455</text:p>
          </table:table-cell>
          <table:table-cell office:value-type="float" office:value="0.0342" calcext:value-type="float">
            <text:p>0.0342</text:p>
          </table:table-cell>
          <table:table-cell office:value-type="float" office:value="-0.281" calcext:value-type="float">
            <text:p>-0.281</text:p>
          </table:table-cell>
          <table:table-cell office:value-type="float" office:value="-0.1775" calcext:value-type="float">
            <text:p>-0.17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-0.0311" calcext:value-type="float">
            <text:p>-0.0311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863" calcext:value-type="float">
            <text:p>-0.0863</text:p>
          </table:table-cell>
          <table:table-cell office:value-type="float" office:value="0.0688" calcext:value-type="float">
            <text:p>0.06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0.1738" calcext:value-type="float">
            <text:p>0.1738</text:p>
          </table:table-cell>
          <table:table-cell office:value-type="float" office:value="0.161" calcext:value-type="float">
            <text:p>0.161</text:p>
          </table:table-cell>
          <table:table-cell office:value-type="float" office:value="0.2374" calcext:value-type="float">
            <text:p>0.2374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791" calcext:value-type="float">
            <text:p>0.1791</text:p>
          </table:table-cell>
          <table:table-cell/>
          <table:table-cell>
            <draw:frame table:end-cell-address="user_co.P127" table:end-x="0.5449in" table:end-y="0.1421in" draw:z-index="7" draw:style-name="gr1" draw:text-style-name="P1" svg:width="7.1098in" svg:height="2.9016in" svg:x="0.5461in" svg:y="0.085in">
              <draw:object draw:notify-on-update-of-ranges="user_co.A114:user_co.A120 user_co.B113:user_co.B113 user_co.B114:user_co.B120 user_co.C113:user_co.C113 user_co.C114:user_co.C120 user_co.D113:user_co.D113 user_co.D114:user_co.D120 user_co.E113:user_co.E113 user_co.E114:user_co.E120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LAG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-3</text:p>
          </table:table-cell>
          <table:table-cell office:value-type="float" office:value="0.0203" calcext:value-type="float">
            <text:p>0.0203</text:p>
          </table:table-cell>
          <table:table-cell office:value-type="float" office:value="-0.0262" calcext:value-type="float">
            <text:p>-0.0262</text:p>
          </table:table-cell>
          <table:table-cell office:value-type="float" office:value="-0.0807" calcext:value-type="float">
            <text:p>-0.0807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-0.0121" calcext:value-type="float">
            <text:p>-0.0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-2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0229" calcext:value-type="float">
            <text:p>0.0229</text:p>
          </table:table-cell>
          <table:table-cell office:value-type="float" office:value="-0.0179" calcext:value-type="float">
            <text:p>-0.0179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96" calcext:value-type="float">
            <text:p>0.03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-1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2179" calcext:value-type="float">
            <text:p>0.2179</text:p>
          </table:table-cell>
          <table:table-cell office:value-type="float" office:value="0.0822" calcext:value-type="float">
            <text:p>0.0822</text:p>
          </table:table-cell>
          <table:table-cell office:value-type="float" office:value="0.0064" calcext:value-type="float">
            <text:p>0.00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0</text:p>
          </table:table-cell>
          <table:table-cell office:value-type="float" office:value="0.0651" calcext:value-type="float">
            <text:p>0.065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314" calcext:value-type="float">
            <text:p>0.314</text:p>
          </table:table-cell>
          <table:table-cell office:value-type="float" office:value="0.0642" calcext:value-type="float">
            <text:p>0.06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1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868" calcext:value-type="float">
            <text:p>0.086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129" calcext:value-type="float">
            <text:p>0.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176" calcext:value-type="float">
            <text:p>0.0176</text:p>
          </table:table-cell>
          <table:table-cell office:value-type="float" office:value="-0.0464" calcext:value-type="float">
            <text:p>-0.0464</text:p>
          </table:table-cell>
          <table:table-cell office:value-type="float" office:value="-0.1084" calcext:value-type="float">
            <text:p>-0.1084</text:p>
          </table:table-cell>
          <table:table-cell office:value-type="float" office:value="0.0283" calcext:value-type="float">
            <text:p>0.02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3</text:p>
          </table:table-cell>
          <table:table-cell office:value-type="float" office:value="-0.0311" calcext:value-type="float">
            <text:p>-0.0311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863" calcext:value-type="float">
            <text:p>-0.0863</text:p>
          </table:table-cell>
          <table:table-cell office:value-type="float" office:value="0.0688" calcext:value-type="float">
            <text:p>0.06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-3</text:p>
          </table:table-cell>
          <table:table-cell office:value-type="float" office:value="0.2646" calcext:value-type="float">
            <text:p>0.2646</text:p>
          </table:table-cell>
          <table:table-cell office:value-type="float" office:value="0.191" calcext:value-type="float">
            <text:p>0.191</text:p>
          </table:table-cell>
          <table:table-cell office:value-type="float" office:value="0.1732" calcext:value-type="float">
            <text:p>0.1732</text:p>
          </table:table-cell>
          <table:table-cell office:value-type="float" office:value="0.1303" calcext:value-type="float">
            <text:p>0.1303</text:p>
          </table:table-cell>
          <table:table-cell office:value-type="float" office:value="0.1935" calcext:value-type="float">
            <text:p>0.19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-2</text:p>
          </table:table-cell>
          <table:table-cell office:value-type="float" office:value="0.2104" calcext:value-type="float">
            <text:p>0.2104</text:p>
          </table:table-cell>
          <table:table-cell office:value-type="float" office:value="0.2449" calcext:value-type="float">
            <text:p>0.2449</text:p>
          </table:table-cell>
          <table:table-cell office:value-type="float" office:value="0.1874" calcext:value-type="float">
            <text:p>0.1874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1961" calcext:value-type="float">
            <text:p>0.1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-1</text:p>
          </table:table-cell>
          <table:table-cell office:value-type="float" office:value="0.2296" calcext:value-type="float">
            <text:p>0.2296</text:p>
          </table:table-cell>
          <table:table-cell office:value-type="float" office:value="0.1723" calcext:value-type="float">
            <text:p>0.1723</text:p>
          </table:table-cell>
          <table:table-cell office:value-type="float" office:value="0.2015" calcext:value-type="float">
            <text:p>0.2015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59" calcext:value-type="float">
            <text:p>0.22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0</text:p>
          </table:table-cell>
          <table:table-cell office:value-type="float" office:value="0.2796" calcext:value-type="float">
            <text:p>0.2796</text:p>
          </table:table-cell>
          <table:table-cell office:value-type="float" office:value="0.2303" calcext:value-type="float">
            <text:p>0.2303</text:p>
          </table:table-cell>
          <table:table-cell office:value-type="float" office:value="0.1926" calcext:value-type="float">
            <text:p>0.1926</text:p>
          </table:table-cell>
          <table:table-cell office:value-type="float" office:value="0.196" calcext:value-type="float">
            <text:p>0.196</text:p>
          </table:table-cell>
          <table:table-cell office:value-type="float" office:value="0.2186" calcext:value-type="float">
            <text:p>0.21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1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2567" calcext:value-type="float">
            <text:p>0.2567</text:p>
          </table:table-cell>
          <table:table-cell office:value-type="float" office:value="0.2813" calcext:value-type="float">
            <text:p>0.2813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2303" calcext:value-type="float">
            <text:p>0.23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2</text:p>
          </table:table-cell>
          <table:table-cell office:value-type="float" office:value="0.1899" calcext:value-type="float">
            <text:p>0.1899</text:p>
          </table:table-cell>
          <table:table-cell office:value-type="float" office:value="0.1643" calcext:value-type="float">
            <text:p>0.1643</text:p>
          </table:table-cell>
          <table:table-cell office:value-type="float" office:value="0.194" calcext:value-type="float">
            <text:p>0.194</text:p>
          </table:table-cell>
          <table:table-cell office:value-type="float" office:value="0.1386" calcext:value-type="float">
            <text:p>0.1386</text:p>
          </table:table-cell>
          <table:table-cell office:value-type="float" office:value="0.2186" calcext:value-type="float">
            <text:p>0.21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3</text:p>
          </table:table-cell>
          <table:table-cell office:value-type="float" office:value="0.1738" calcext:value-type="float">
            <text:p>0.1738</text:p>
          </table:table-cell>
          <table:table-cell office:value-type="float" office:value="0.161" calcext:value-type="float">
            <text:p>0.161</text:p>
          </table:table-cell>
          <table:table-cell office:value-type="float" office:value="0.2374" calcext:value-type="float">
            <text:p>0.2374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791" calcext:value-type="float">
            <text:p>0.1791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user_co.L144" table:end-x="0.0138in" table:end-y="0.0024in" draw:z-index="8" draw:style-name="gr1" draw:text-style-name="P1" svg:width="7.3433in" svg:height="1.9791in" svg:x="0.2976in" svg:y="0.1567in">
              <draw:object draw:notify-on-update-of-ranges="user_co.A122:user_co.A128 user_co.B121:user_co.B121 user_co.B122:user_co.B128 user_co.C121:user_co.C121 user_co.C122:user_co.C128 user_co.D121:user_co.D121 user_co.D122:user_co.D128 user_co.E121:user_co.E121 user_co.E122:user_co.E128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dges_co" table:style-name="ta3">
        <office:forms form:automatic-focus="false" form:apply-design-mode="false"/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Lag=-3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>
            <draw:frame table:end-cell-address="edges_co.P13" table:end-x="0.1496in" table:end-y="0.0492in" draw:z-index="0" draw:style-name="gr1" draw:text-style-name="P1" svg:width="7.6874in" svg:height="1.9787in" svg:x="0.4622in" svg:y="0.026in">
              <draw:object draw:notify-on-update-of-ranges="edges_co.A3:edges_co.A12 edges_co.B2:edges_co.B2 edges_co.B3:edges_co.B12 edges_co.C2:edges_co.C2 edges_co.C3:edges_co.C12 edges_co.D2:edges_co.D2 edges_co.D3:edges_co.D12 edges_co.E2:edges_co.E2 edges_co.E3:edges_co.E12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0.0179" calcext:value-type="float">
            <text:p>0.017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-0.2698" calcext:value-type="float">
            <text:p>-0.26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-0.4502" calcext:value-type="float">
            <text:p>-0.4502</text:p>
          </table:table-cell>
          <table:table-cell office:value-type="float" office:value="-0.1326" calcext:value-type="float">
            <text:p>-0.1326</text:p>
          </table:table-cell>
          <table:table-cell office:value-type="float" office:value="0.138" calcext:value-type="float">
            <text:p>0.138</text:p>
          </table:table-cell>
          <table:table-cell office:value-type="float" office:value="0.1127" calcext:value-type="float">
            <text:p>0.1127</text:p>
          </table:table-cell>
          <table:table-cell office:value-type="float" office:value="0.0153" calcext:value-type="float">
            <text:p>0.01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-0.3878" calcext:value-type="float">
            <text:p>-0.3878</text:p>
          </table:table-cell>
          <table:table-cell office:value-type="float" office:value="-0.6291" calcext:value-type="float">
            <text:p>-0.6291</text:p>
          </table:table-cell>
          <table:table-cell office:value-type="float" office:value="-0.1521" calcext:value-type="float">
            <text:p>-0.1521</text:p>
          </table:table-cell>
          <table:table-cell office:value-type="float" office:value="0.2507" calcext:value-type="float">
            <text:p>0.2507</text:p>
          </table:table-cell>
          <table:table-cell office:value-type="float" office:value="-0.3467" calcext:value-type="float">
            <text:p>-0.34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-0.2817" calcext:value-type="float">
            <text:p>-0.2817</text:p>
          </table:table-cell>
          <table:table-cell office:value-type="float" office:value="0.2056" calcext:value-type="float">
            <text:p>0.2056</text:p>
          </table:table-cell>
          <table:table-cell office:value-type="float" office:value="0.1836" calcext:value-type="float">
            <text:p>0.1836</text:p>
          </table:table-cell>
          <table:table-cell office:value-type="float" office:value="-0.2614" calcext:value-type="float">
            <text:p>-0.26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-0.2801" calcext:value-type="float">
            <text:p>-0.2801</text:p>
          </table:table-cell>
          <table:table-cell office:value-type="float" office:value="-0.3442" calcext:value-type="float">
            <text:p>-0.3442</text:p>
          </table:table-cell>
          <table:table-cell office:value-type="float" office:value="-0.3585" calcext:value-type="float">
            <text:p>-0.3585</text:p>
          </table:table-cell>
          <table:table-cell office:value-type="float" office:value="-0.1726" calcext:value-type="float">
            <text:p>-0.1726</text:p>
          </table:table-cell>
          <table:table-cell office:value-type="float" office:value="-0.4104" calcext:value-type="float">
            <text:p>-0.41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0.0754" calcext:value-type="float">
            <text:p>0.0754</text:p>
          </table:table-cell>
          <table:table-cell office:value-type="float" office:value="-0.229" calcext:value-type="float">
            <text:p>-0.229</text:p>
          </table:table-cell>
          <table:table-cell office:value-type="float" office:value="-0.3355" calcext:value-type="float">
            <text:p>-0.3355</text:p>
          </table:table-cell>
          <table:table-cell office:value-type="float" office:value="-0.1249" calcext:value-type="float">
            <text:p>-0.1249</text:p>
          </table:table-cell>
          <table:table-cell office:value-type="float" office:value="-0.2878" calcext:value-type="float">
            <text:p>-0.28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0.391" calcext:value-type="float">
            <text:p>0.391</text:p>
          </table:table-cell>
          <table:table-cell office:value-type="float" office:value="0.0713" calcext:value-type="float">
            <text:p>0.0713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1546" calcext:value-type="float">
            <text:p>0.1546</text:p>
          </table:table-cell>
          <table:table-cell office:value-type="float" office:value="-0.3073" calcext:value-type="float">
            <text:p>-0.30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-0.1103" calcext:value-type="float">
            <text:p>-0.1103</text:p>
          </table:table-cell>
          <table:table-cell office:value-type="float" office:value="-0.2576" calcext:value-type="float">
            <text:p>-0.2576</text:p>
          </table:table-cell>
          <table:table-cell office:value-type="float" office:value="-0.0841" calcext:value-type="float">
            <text:p>-0.0841</text:p>
          </table:table-cell>
          <table:table-cell office:value-type="float" office:value="0.0673" calcext:value-type="float">
            <text:p>0.0673</text:p>
          </table:table-cell>
          <table:table-cell office:value-type="float" office:value="-0.2664" calcext:value-type="float">
            <text:p>-0.26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0.2936" calcext:value-type="float">
            <text:p>0.2936</text:p>
          </table:table-cell>
          <table:table-cell office:value-type="float" office:value="0.2124" calcext:value-type="float">
            <text:p>0.2124</text:p>
          </table:table-cell>
          <table:table-cell office:value-type="float" office:value="0.2172" calcext:value-type="float">
            <text:p>0.2172</text:p>
          </table:table-cell>
          <table:table-cell office:value-type="float" office:value="0.1588" calcext:value-type="float">
            <text:p>0.1588</text:p>
          </table:table-cell>
          <table:table-cell office:value-type="float" office:value="0.1346" calcext:value-type="float">
            <text:p>0.1346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Lag=-2</text:p>
          </table:table-cell>
          <table:table-cell table:style-name="Default" table:number-columns-repeated="5"/>
          <table:table-cell>
            <draw:frame table:end-cell-address="edges_co.P26" table:end-x="0.4138in" table:end-y="0.061in" draw:z-index="1" draw:style-name="gr1" draw:text-style-name="P1" svg:width="7.9878in" svg:height="2.1213in" svg:x="0.426in" svg:y="0.0728in">
              <draw:object draw:notify-on-update-of-ranges="edges_co.A16:edges_co.A25 edges_co.B15:edges_co.B15 edges_co.B16:edges_co.B25 edges_co.C15:edges_co.C15 edges_co.C16:edges_co.C25 edges_co.D15:edges_co.D15 edges_co.D16:edges_co.D25 edges_co.E15:edges_co.E15 edges_co.E16:edges_co.E25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0.556" calcext:value-type="float">
            <text:p>0.5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-0.5021" calcext:value-type="float">
            <text:p>-0.50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-0.5406" calcext:value-type="float">
            <text:p>-0.5406</text:p>
          </table:table-cell>
          <table:table-cell office:value-type="float" office:value="-0.5502" calcext:value-type="float">
            <text:p>-0.5502</text:p>
          </table:table-cell>
          <table:table-cell office:value-type="float" office:value="-0.2634" calcext:value-type="float">
            <text:p>-0.2634</text:p>
          </table:table-cell>
          <table:table-cell office:value-type="float" office:value="-0.0962" calcext:value-type="float">
            <text:p>-0.0962</text:p>
          </table:table-cell>
          <table:table-cell office:value-type="float" office:value="-0.2315" calcext:value-type="float">
            <text:p>-0.23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0.383" calcext:value-type="float">
            <text:p>0.383</text:p>
          </table:table-cell>
          <table:table-cell office:value-type="float" office:value="-0.3467" calcext:value-type="float">
            <text:p>-0.3467</text:p>
          </table:table-cell>
          <table:table-cell office:value-type="float" office:value="-0.0367" calcext:value-type="float">
            <text:p>-0.0367</text:p>
          </table:table-cell>
          <table:table-cell office:value-type="float" office:value="-0.0347" calcext:value-type="float">
            <text:p>-0.0347</text:p>
          </table:table-cell>
          <table:table-cell office:value-type="float" office:value="-0.1035" calcext:value-type="float">
            <text:p>-0.10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-0.0682" calcext:value-type="float">
            <text:p>-0.0682</text:p>
          </table:table-cell>
          <table:table-cell office:value-type="float" office:value="-0.0511" calcext:value-type="float">
            <text:p>-0.0511</text:p>
          </table:table-cell>
          <table:table-cell office:value-type="float" office:value="0.1636" calcext:value-type="float">
            <text:p>0.1636</text:p>
          </table:table-cell>
          <table:table-cell office:value-type="float" office:value="0.0497" calcext:value-type="float">
            <text:p>0.0497</text:p>
          </table:table-cell>
          <table:table-cell office:value-type="float" office:value="-0.1104" calcext:value-type="float">
            <text:p>-0.11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0.0121" calcext:value-type="float">
            <text:p>0.0121</text:p>
          </table:table-cell>
          <table:table-cell office:value-type="float" office:value="-0.3079" calcext:value-type="float">
            <text:p>-0.3079</text:p>
          </table:table-cell>
          <table:table-cell office:value-type="float" office:value="0.3814" calcext:value-type="float">
            <text:p>0.3814</text:p>
          </table:table-cell>
          <table:table-cell office:value-type="float" office:value="0.5057" calcext:value-type="float">
            <text:p>0.5057</text:p>
          </table:table-cell>
          <table:table-cell office:value-type="float" office:value="-0.1923" calcext:value-type="float">
            <text:p>-0.19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2409" calcext:value-type="float">
            <text:p>0.2409</text:p>
          </table:table-cell>
          <table:table-cell office:value-type="float" office:value="-0.3151" calcext:value-type="float">
            <text:p>-0.3151</text:p>
          </table:table-cell>
          <table:table-cell office:value-type="float" office:value="-0.1938" calcext:value-type="float">
            <text:p>-0.1938</text:p>
          </table:table-cell>
          <table:table-cell office:value-type="float" office:value="-0.1095" calcext:value-type="float">
            <text:p>-0.10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2343" calcext:value-type="float">
            <text:p>0.2343</text:p>
          </table:table-cell>
          <table:table-cell office:value-type="float" office:value="0.1665" calcext:value-type="float">
            <text:p>0.1665</text:p>
          </table:table-cell>
          <table:table-cell office:value-type="float" office:value="-0.0221" calcext:value-type="float">
            <text:p>-0.0221</text:p>
          </table:table-cell>
          <table:table-cell office:value-type="float" office:value="0.4628" calcext:value-type="float">
            <text:p>0.46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0.0019" calcext:value-type="float">
            <text:p>0.0019</text:p>
          </table:table-cell>
          <table:table-cell office:value-type="float" office:value="-0.1301" calcext:value-type="float">
            <text:p>-0.13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48" calcext:value-type="float">
            <text:p>0.0348</text:p>
          </table:table-cell>
          <table:table-cell office:value-type="float" office:value="-0.0474" calcext:value-type="float">
            <text:p>-0.04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0.2862" calcext:value-type="float">
            <text:p>0.2862</text:p>
          </table:table-cell>
          <table:table-cell office:value-type="float" office:value="0.2977" calcext:value-type="float">
            <text:p>0.2977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2234" calcext:value-type="float">
            <text:p>0.2234</text:p>
          </table:table-cell>
          <table:table-cell office:value-type="float" office:value="0.2332" calcext:value-type="float">
            <text:p>0.2332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Lag=-1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>
            <draw:frame table:end-cell-address="edges_co.O39" table:end-x="0.1736in" table:end-y="0.0016in" draw:z-index="2" draw:style-name="gr1" draw:text-style-name="P1" svg:width="6.6783in" svg:height="1.9433in" svg:x="0.6063in" svg:y="0.0138in">
              <draw:object draw:notify-on-update-of-ranges="edges_co.A29:edges_co.A38 edges_co.B28:edges_co.B28 edges_co.B29:edges_co.B38 edges_co.C28:edges_co.C28 edges_co.C29:edges_co.C38 edges_co.D28:edges_co.D28 edges_co.D29:edges_co.D38 edges_co.E28:edges_co.E28 edges_co.E29:edges_co.E38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0.1949" calcext:value-type="float">
            <text:p>0.194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-0.1011" calcext:value-type="float">
            <text:p>-0.10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-0.0104" calcext:value-type="float">
            <text:p>-0.0104</text:p>
          </table:table-cell>
          <table:table-cell office:value-type="float" office:value="-0.1397" calcext:value-type="float">
            <text:p>-0.1397</text:p>
          </table:table-cell>
          <table:table-cell office:value-type="float" office:value="0.3676" calcext:value-type="float">
            <text:p>0.3676</text:p>
          </table:table-cell>
          <table:table-cell office:value-type="float" office:value="-0.0275" calcext:value-type="float">
            <text:p>-0.0275</text:p>
          </table:table-cell>
          <table:table-cell office:value-type="float" office:value="-0.0187" calcext:value-type="float">
            <text:p>-0.01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0.2747" calcext:value-type="float">
            <text:p>0.2747</text:p>
          </table:table-cell>
          <table:table-cell office:value-type="float" office:value="0.3896" calcext:value-type="float">
            <text:p>0.3896</text:p>
          </table:table-cell>
          <table:table-cell office:value-type="float" office:value="0.3483" calcext:value-type="float">
            <text:p>0.3483</text:p>
          </table:table-cell>
          <table:table-cell office:value-type="float" office:value="0.4557" calcext:value-type="float">
            <text:p>0.4557</text:p>
          </table:table-cell>
          <table:table-cell office:value-type="float" office:value="0.3724" calcext:value-type="float">
            <text:p>0.37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-0.0923" calcext:value-type="float">
            <text:p>-0.0923</text:p>
          </table:table-cell>
          <table:table-cell office:value-type="float" office:value="-0.0448" calcext:value-type="float">
            <text:p>-0.0448</text:p>
          </table:table-cell>
          <table:table-cell office:value-type="float" office:value="0.572" calcext:value-type="float">
            <text:p>0.572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1686" calcext:value-type="float">
            <text:p>0.16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0.4154" calcext:value-type="float">
            <text:p>0.4154</text:p>
          </table:table-cell>
          <table:table-cell office:value-type="float" office:value="0.199" calcext:value-type="float">
            <text:p>0.199</text:p>
          </table:table-cell>
          <table:table-cell office:value-type="float" office:value="0.4408" calcext:value-type="float">
            <text:p>0.4408</text:p>
          </table:table-cell>
          <table:table-cell office:value-type="float" office:value="0.0125" calcext:value-type="float">
            <text:p>0.0125</text:p>
          </table:table-cell>
          <table:table-cell office:value-type="float" office:value="-0.3318" calcext:value-type="float">
            <text:p>-0.33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-0.3474" calcext:value-type="float">
            <text:p>-0.3474</text:p>
          </table:table-cell>
          <table:table-cell office:value-type="float" office:value="-0.0986" calcext:value-type="float">
            <text:p>-0.0986</text:p>
          </table:table-cell>
          <table:table-cell office:value-type="float" office:value="-0.155" calcext:value-type="float">
            <text:p>-0.155</text:p>
          </table:table-cell>
          <table:table-cell office:value-type="float" office:value="-0.1111" calcext:value-type="float">
            <text:p>-0.1111</text:p>
          </table:table-cell>
          <table:table-cell office:value-type="float" office:value="-0.1368" calcext:value-type="float">
            <text:p>-0.13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-0.1873" calcext:value-type="float">
            <text:p>-0.1873</text:p>
          </table:table-cell>
          <table:table-cell office:value-type="float" office:value="0.3186" calcext:value-type="float">
            <text:p>0.3186</text:p>
          </table:table-cell>
          <table:table-cell office:value-type="float" office:value="-0.2001" calcext:value-type="float">
            <text:p>-0.2001</text:p>
          </table:table-cell>
          <table:table-cell office:value-type="float" office:value="-0.3042" calcext:value-type="float">
            <text:p>-0.3042</text:p>
          </table:table-cell>
          <table:table-cell office:value-type="float" office:value="0.405" calcext:value-type="float">
            <text:p>0.4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104" calcext:value-type="float">
            <text:p>0.104</text:p>
          </table:table-cell>
          <table:table-cell office:value-type="float" office:value="0.2289" calcext:value-type="float">
            <text:p>0.2289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765" calcext:value-type="float">
            <text:p>0.07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0.262" calcext:value-type="float">
            <text:p>0.262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2965" calcext:value-type="float">
            <text:p>0.2965</text:p>
          </table:table-cell>
          <table:table-cell office:value-type="float" office:value="0.2463" calcext:value-type="float">
            <text:p>0.2463</text:p>
          </table:table-cell>
          <table:table-cell office:value-type="float" office:value="0.2662" calcext:value-type="float">
            <text:p>0.2662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Lag=0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>
            <draw:frame table:end-cell-address="edges_co.O51" table:end-x="0.1016in" table:end-y="0.0728in" draw:z-index="3" draw:style-name="gr1" draw:text-style-name="P1" svg:width="7.0866in" svg:height="1.8484in" svg:x="0.126in" svg:y="0.002in">
              <draw:object draw:notify-on-update-of-ranges="edges_co.A42:edges_co.A51 edges_co.B41:edges_co.B41 edges_co.B42:edges_co.B51 edges_co.C41:edges_co.C41 edges_co.C42:edges_co.C51 edges_co.D41:edges_co.D41 edges_co.D42:edges_co.D51 edges_co.E41:edges_co.E41 edges_co.E42:edges_co.E51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-0.1828" calcext:value-type="float">
            <text:p>-0.18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0.0449" calcext:value-type="float">
            <text:p>0.044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947" calcext:value-type="float">
            <text:p>0.0947</text:p>
          </table:table-cell>
          <table:table-cell office:value-type="float" office:value="-0.4701" calcext:value-type="float">
            <text:p>-0.4701</text:p>
          </table:table-cell>
          <table:table-cell office:value-type="float" office:value="-0.0231" calcext:value-type="float">
            <text:p>-0.02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-0.0994" calcext:value-type="float">
            <text:p>-0.0994</text:p>
          </table:table-cell>
          <table:table-cell office:value-type="float" office:value="0.2639" calcext:value-type="float">
            <text:p>0.2639</text:p>
          </table:table-cell>
          <table:table-cell office:value-type="float" office:value="0.7689" calcext:value-type="float">
            <text:p>0.7689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2494" calcext:value-type="float">
            <text:p>0.24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0.3801" calcext:value-type="float">
            <text:p>0.3801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0.7668" calcext:value-type="float">
            <text:p>0.7668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2169" calcext:value-type="float">
            <text:p>0.2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0.164" calcext:value-type="float">
            <text:p>0.164</text:p>
          </table:table-cell>
          <table:table-cell office:value-type="float" office:value="0.3106" calcext:value-type="float">
            <text:p>0.3106</text:p>
          </table:table-cell>
          <table:table-cell office:value-type="float" office:value="0.3817" calcext:value-type="float">
            <text:p>0.3817</text:p>
          </table:table-cell>
          <table:table-cell office:value-type="float" office:value="0.0277" calcext:value-type="float">
            <text:p>0.0277</text:p>
          </table:table-cell>
          <table:table-cell office:value-type="float" office:value="0.2287" calcext:value-type="float">
            <text:p>0.22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-0.5115" calcext:value-type="float">
            <text:p>-0.5115</text:p>
          </table:table-cell>
          <table:table-cell office:value-type="float" office:value="-0.4578" calcext:value-type="float">
            <text:p>-0.4578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0366" calcext:value-type="float">
            <text:p>0.03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-0.3156" calcext:value-type="float">
            <text:p>-0.3156</text:p>
          </table:table-cell>
          <table:table-cell office:value-type="float" office:value="-0.388" calcext:value-type="float">
            <text:p>-0.388</text:p>
          </table:table-cell>
          <table:table-cell office:value-type="float" office:value="0.7757" calcext:value-type="float">
            <text:p>0.7757</text:p>
          </table:table-cell>
          <table:table-cell office:value-type="float" office:value="0.7323" calcext:value-type="float">
            <text:p>0.7323</text:p>
          </table:table-cell>
          <table:table-cell office:value-type="float" office:value="-0.1544" calcext:value-type="float">
            <text:p>-0.15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-0.0604" calcext:value-type="float">
            <text:p>-0.0604</text:p>
          </table:table-cell>
          <table:table-cell office:value-type="float" office:value="-0.0397" calcext:value-type="float">
            <text:p>-0.0397</text:p>
          </table:table-cell>
          <table:table-cell office:value-type="float" office:value="0.4652" calcext:value-type="float">
            <text:p>0.4652</text:p>
          </table:table-cell>
          <table:table-cell office:value-type="float" office:value="0.3009" calcext:value-type="float">
            <text:p>0.3009</text:p>
          </table:table-cell>
          <table:table-cell office:value-type="float" office:value="0.0924" calcext:value-type="float">
            <text:p>0.09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0.2947" calcext:value-type="float">
            <text:p>0.2947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3259" calcext:value-type="float">
            <text:p>0.3259</text:p>
          </table:table-cell>
          <table:table-cell office:value-type="float" office:value="0.4446" calcext:value-type="float">
            <text:p>0.4446</text:p>
          </table:table-cell>
          <table:table-cell office:value-type="float" office:value="0.1506" calcext:value-type="float">
            <text:p>0.1506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Lag=1</text:p>
          </table:table-cell>
          <table:table-cell table:style-name="Default" table:number-columns-repeated="5"/>
          <table:table-cell>
            <draw:frame table:end-cell-address="edges_co.O64" table:end-x="0.5343in" table:end-y="0.037in" draw:z-index="4" draw:style-name="gr1" draw:text-style-name="P1" svg:width="7.4354in" svg:height="1.8484in" svg:x="0.2098in" svg:y="0.1445in">
              <draw:object draw:notify-on-update-of-ranges="edges_co.A55:edges_co.A64 edges_co.B54:edges_co.B54 edges_co.B55:edges_co.B64 edges_co.C54:edges_co.C54 edges_co.C55:edges_co.C64 edges_co.D54:edges_co.D54 edges_co.D55:edges_co.D64 edges_co.E54:edges_co.E54 edges_co.E55:edges_co.E64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0.2725" calcext:value-type="float">
            <text:p>0.27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0.3883" calcext:value-type="float">
            <text:p>0.388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0.3274" calcext:value-type="float">
            <text:p>0.3274</text:p>
          </table:table-cell>
          <table:table-cell office:value-type="float" office:value="-0.1279" calcext:value-type="float">
            <text:p>-0.1279</text:p>
          </table:table-cell>
          <table:table-cell office:value-type="float" office:value="-0.2536" calcext:value-type="float">
            <text:p>-0.2536</text:p>
          </table:table-cell>
          <table:table-cell office:value-type="float" office:value="0.0413" calcext:value-type="float">
            <text:p>0.0413</text:p>
          </table:table-cell>
          <table:table-cell office:value-type="float" office:value="-0.2389" calcext:value-type="float">
            <text:p>-0.23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-0.2873" calcext:value-type="float">
            <text:p>-0.2873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4341" calcext:value-type="float">
            <text:p>0.4341</text:p>
          </table:table-cell>
          <table:table-cell office:value-type="float" office:value="0.3536" calcext:value-type="float">
            <text:p>0.3536</text:p>
          </table:table-cell>
          <table:table-cell office:value-type="float" office:value="-0.0829" calcext:value-type="float">
            <text:p>-0.08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0.457" calcext:value-type="float">
            <text:p>0.457</text:p>
          </table:table-cell>
          <table:table-cell office:value-type="float" office:value="0.412" calcext:value-type="float">
            <text:p>0.412</text:p>
          </table:table-cell>
          <table:table-cell office:value-type="float" office:value="0.4859" calcext:value-type="float">
            <text:p>0.4859</text:p>
          </table:table-cell>
          <table:table-cell office:value-type="float" office:value="0.2443" calcext:value-type="float">
            <text:p>0.2443</text:p>
          </table:table-cell>
          <table:table-cell office:value-type="float" office:value="0.4206" calcext:value-type="float">
            <text:p>0.42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-0.134" calcext:value-type="float">
            <text:p>-0.134</text:p>
          </table:table-cell>
          <table:table-cell office:value-type="float" office:value="0.044" calcext:value-type="float">
            <text:p>0.044</text:p>
          </table:table-cell>
          <table:table-cell office:value-type="float" office:value="0.2606" calcext:value-type="float">
            <text:p>0.2606</text:p>
          </table:table-cell>
          <table:table-cell office:value-type="float" office:value="0.0745" calcext:value-type="float">
            <text:p>0.0745</text:p>
          </table:table-cell>
          <table:table-cell office:value-type="float" office:value="0.0533" calcext:value-type="float">
            <text:p>0.05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5951" calcext:value-type="float">
            <text:p>-0.5951</text:p>
          </table:table-cell>
          <table:table-cell office:value-type="float" office:value="-0.1311" calcext:value-type="float">
            <text:p>-0.1311</text:p>
          </table:table-cell>
          <table:table-cell office:value-type="float" office:value="0.1678" calcext:value-type="float">
            <text:p>0.1678</text:p>
          </table:table-cell>
          <table:table-cell office:value-type="float" office:value="-0.2099" calcext:value-type="float">
            <text:p>-0.20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-0.0581" calcext:value-type="float">
            <text:p>-0.0581</text:p>
          </table:table-cell>
          <table:table-cell office:value-type="float" office:value="-0.0068" calcext:value-type="float">
            <text:p>-0.0068</text:p>
          </table:table-cell>
          <table:table-cell office:value-type="float" office:value="-0.4094" calcext:value-type="float">
            <text:p>-0.4094</text:p>
          </table:table-cell>
          <table:table-cell office:value-type="float" office:value="-0.1581" calcext:value-type="float">
            <text:p>-0.1581</text:p>
          </table:table-cell>
          <table:table-cell office:value-type="float" office:value="0.0413" calcext:value-type="float">
            <text:p>0.04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0.0362" calcext:value-type="float">
            <text:p>0.0362</text:p>
          </table:table-cell>
          <table:table-cell office:value-type="float" office:value="-0.0401" calcext:value-type="float">
            <text:p>-0.0401</text:p>
          </table:table-cell>
          <table:table-cell office:value-type="float" office:value="0.0644" calcext:value-type="float">
            <text:p>0.0644</text:p>
          </table:table-cell>
          <table:table-cell office:value-type="float" office:value="0.1206" calcext:value-type="float">
            <text:p>0.1206</text:p>
          </table:table-cell>
          <table:table-cell office:value-type="float" office:value="-0.0027" calcext:value-type="float">
            <text:p>-0.00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0.2645" calcext:value-type="float">
            <text:p>0.2645</text:p>
          </table:table-cell>
          <table:table-cell office:value-type="float" office:value="0.2982" calcext:value-type="float">
            <text:p>0.2982</text:p>
          </table:table-cell>
          <table:table-cell office:value-type="float" office:value="0.3456" calcext:value-type="float">
            <text:p>0.3456</text:p>
          </table:table-cell>
          <table:table-cell office:value-type="float" office:value="0.1622" calcext:value-type="float">
            <text:p>0.1622</text:p>
          </table:table-cell>
          <table:table-cell office:value-type="float" office:value="0.2196" calcext:value-type="float">
            <text:p>0.2196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Lag=2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>
            <draw:frame table:end-cell-address="edges_co.N78" table:end-x="0.6177in" table:end-y="0.1681in" draw:z-index="5" draw:style-name="gr1" draw:text-style-name="P1" svg:width="6.5098in" svg:height="2.1094in" svg:x="0.3303in" svg:y="0.0142in">
              <draw:object draw:notify-on-update-of-ranges="edges_co.A68:edges_co.A77 edges_co.B67:edges_co.B67 edges_co.B68:edges_co.B77 edges_co.C67:edges_co.C67 edges_co.C68:edges_co.C77 edges_co.D67:edges_co.D67 edges_co.D68:edges_co.D77 edges_co.E67:edges_co.E67 edges_co.E68:edges_co.E77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-0.0217" calcext:value-type="float">
            <text:p>-0.02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0.6715" calcext:value-type="float">
            <text:p>0.67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65" calcext:value-type="float">
            <text:p>0.265</text:p>
          </table:table-cell>
          <table:table-cell office:value-type="float" office:value="-0.1596" calcext:value-type="float">
            <text:p>-0.1596</text:p>
          </table:table-cell>
          <table:table-cell office:value-type="float" office:value="-0.1856" calcext:value-type="float">
            <text:p>-0.1856</text:p>
          </table:table-cell>
          <table:table-cell office:value-type="float" office:value="0.4329" calcext:value-type="float">
            <text:p>0.43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-0.2403" calcext:value-type="float">
            <text:p>-0.2403</text:p>
          </table:table-cell>
          <table:table-cell office:value-type="float" office:value="-0.186" calcext:value-type="float">
            <text:p>-0.186</text:p>
          </table:table-cell>
          <table:table-cell office:value-type="float" office:value="-0.0072" calcext:value-type="float">
            <text:p>-0.0072</text:p>
          </table:table-cell>
          <table:table-cell office:value-type="float" office:value="-0.1053" calcext:value-type="float">
            <text:p>-0.1053</text:p>
          </table:table-cell>
          <table:table-cell office:value-type="float" office:value="-0.1174" calcext:value-type="float">
            <text:p>-0.11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0.41" calcext:value-type="float">
            <text:p>0.41</text:p>
          </table:table-cell>
          <table:table-cell office:value-type="float" office:value="0.4619" calcext:value-type="float">
            <text:p>0.4619</text:p>
          </table:table-cell>
          <table:table-cell office:value-type="float" office:value="0.2691" calcext:value-type="float">
            <text:p>0.2691</text:p>
          </table:table-cell>
          <table:table-cell office:value-type="float" office:value="0.1443" calcext:value-type="float">
            <text:p>0.1443</text:p>
          </table:table-cell>
          <table:table-cell office:value-type="float" office:value="0.6378" calcext:value-type="float">
            <text:p>0.63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0.2435" calcext:value-type="float">
            <text:p>-0.2435</text:p>
          </table:table-cell>
          <table:table-cell office:value-type="float" office:value="-0.2674" calcext:value-type="float">
            <text:p>-0.2674</text:p>
          </table:table-cell>
          <table:table-cell office:value-type="float" office:value="-0.1492" calcext:value-type="float">
            <text:p>-0.14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-0.2453" calcext:value-type="float">
            <text:p>-0.2453</text:p>
          </table:table-cell>
          <table:table-cell office:value-type="float" office:value="-0.1552" calcext:value-type="float">
            <text:p>-0.1552</text:p>
          </table:table-cell>
          <table:table-cell office:value-type="float" office:value="-0.4646" calcext:value-type="float">
            <text:p>-0.4646</text:p>
          </table:table-cell>
          <table:table-cell office:value-type="float" office:value="-0.2684" calcext:value-type="float">
            <text:p>-0.2684</text:p>
          </table:table-cell>
          <table:table-cell office:value-type="float" office:value="-0.313" calcext:value-type="float">
            <text:p>-0.3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-0.4356" calcext:value-type="float">
            <text:p>-0.4356</text:p>
          </table:table-cell>
          <table:table-cell office:value-type="float" office:value="-0.0801" calcext:value-type="float">
            <text:p>-0.0801</text:p>
          </table:table-cell>
          <table:table-cell office:value-type="float" office:value="-0.1188" calcext:value-type="float">
            <text:p>-0.1188</text:p>
          </table:table-cell>
          <table:table-cell office:value-type="float" office:value="-0.0753" calcext:value-type="float">
            <text:p>-0.0753</text:p>
          </table:table-cell>
          <table:table-cell office:value-type="float" office:value="-0.1656" calcext:value-type="float">
            <text:p>-0.16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-0.0449" calcext:value-type="float">
            <text:p>-0.0449</text:p>
          </table:table-cell>
          <table:table-cell office:value-type="float" office:value="0.0492" calcext:value-type="float">
            <text:p>0.0492</text:p>
          </table:table-cell>
          <table:table-cell office:value-type="float" office:value="-0.1208" calcext:value-type="float">
            <text:p>-0.1208</text:p>
          </table:table-cell>
          <table:table-cell office:value-type="float" office:value="-0.1263" calcext:value-type="float">
            <text:p>-0.1263</text:p>
          </table:table-cell>
          <table:table-cell office:value-type="float" office:value="0.0542" calcext:value-type="float">
            <text:p>0.05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0.2935" calcext:value-type="float">
            <text:p>0.2935</text:p>
          </table:table-cell>
          <table:table-cell office:value-type="float" office:value="0.236" calcext:value-type="float">
            <text:p>0.236</text:p>
          </table:table-cell>
          <table:table-cell office:value-type="float" office:value="0.2235" calcext:value-type="float">
            <text:p>0.2235</text:p>
          </table:table-cell>
          <table:table-cell office:value-type="float" office:value="0.1414" calcext:value-type="float">
            <text:p>0.1414</text:p>
          </table:table-cell>
          <table:table-cell office:value-type="float" office:value="0.3507" calcext:value-type="float">
            <text:p>0.3507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Lag=3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>
            <draw:frame table:end-cell-address="edges_co.O90" table:end-x="0.426in" table:end-y="0.061in" draw:z-index="6" draw:style-name="gr1" draw:text-style-name="P1" svg:width="7.3031in" svg:height="1.8366in" svg:x="0.2339in" svg:y="0.0024in">
              <draw:object draw:notify-on-update-of-ranges="edges_co.A81:edges_co.A90 edges_co.B80:edges_co.B80 edges_co.B81:edges_co.B90 edges_co.C80:edges_co.C80 edges_co.C81:edges_co.C90 edges_co.D80:edges_co.D80 edges_co.D81:edges_co.D90 edges_co.E80:edges_co.E80 edges_co.E81:edges_co.E90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-0.025" calcext:value-type="float">
            <text:p>-0.0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0.0608" calcext:value-type="float">
            <text:p>0.06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0167" calcext:value-type="float">
            <text:p>0.0167</text:p>
          </table:table-cell>
          <table:table-cell office:value-type="float" office:value="-0.5295" calcext:value-type="float">
            <text:p>-0.5295</text:p>
          </table:table-cell>
          <table:table-cell office:value-type="float" office:value="-0.3747" calcext:value-type="float">
            <text:p>-0.3747</text:p>
          </table:table-cell>
          <table:table-cell office:value-type="float" office:value="0.2194" calcext:value-type="float">
            <text:p>0.21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-0.0902" calcext:value-type="float">
            <text:p>-0.0902</text:p>
          </table:table-cell>
          <table:table-cell office:value-type="float" office:value="-0.0288" calcext:value-type="float">
            <text:p>-0.0288</text:p>
          </table:table-cell>
          <table:table-cell office:value-type="float" office:value="-0.3955" calcext:value-type="float">
            <text:p>-0.3955</text:p>
          </table:table-cell>
          <table:table-cell office:value-type="float" office:value="-0.3716" calcext:value-type="float">
            <text:p>-0.3716</text:p>
          </table:table-cell>
          <table:table-cell office:value-type="float" office:value="-0.2417" calcext:value-type="float">
            <text:p>-0.24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0.5523" calcext:value-type="float">
            <text:p>0.5523</text:p>
          </table:table-cell>
          <table:table-cell office:value-type="float" office:value="0.4928" calcext:value-type="float">
            <text:p>0.4928</text:p>
          </table:table-cell>
          <table:table-cell office:value-type="float" office:value="0.4689" calcext:value-type="float">
            <text:p>0.4689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5758" calcext:value-type="float">
            <text:p>0.57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-0.2527" calcext:value-type="float">
            <text:p>-0.25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-0.2391" calcext:value-type="float">
            <text:p>-0.2391</text:p>
          </table:table-cell>
          <table:table-cell office:value-type="float" office:value="-0.0591" calcext:value-type="float">
            <text:p>-0.0591</text:p>
          </table:table-cell>
          <table:table-cell office:value-type="float" office:value="-0.2233" calcext:value-type="float">
            <text:p>-0.22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0.0631" calcext:value-type="float">
            <text:p>0.0631</text:p>
          </table:table-cell>
          <table:table-cell office:value-type="float" office:value="-0.1263" calcext:value-type="float">
            <text:p>-0.1263</text:p>
          </table:table-cell>
          <table:table-cell office:value-type="float" office:value="-0.2868" calcext:value-type="float">
            <text:p>-0.2868</text:p>
          </table:table-cell>
          <table:table-cell office:value-type="float" office:value="-0.4729" calcext:value-type="float">
            <text:p>-0.4729</text:p>
          </table:table-cell>
          <table:table-cell office:value-type="float" office:value="-0.4123" calcext:value-type="float">
            <text:p>-0.4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0.1035" calcext:value-type="float">
            <text:p>0.1035</text:p>
          </table:table-cell>
          <table:table-cell office:value-type="float" office:value="-0.2289" calcext:value-type="float">
            <text:p>-0.2289</text:p>
          </table:table-cell>
          <table:table-cell office:value-type="float" office:value="0.0614" calcext:value-type="float">
            <text:p>0.0614</text:p>
          </table:table-cell>
          <table:table-cell office:value-type="float" office:value="-0.1197" calcext:value-type="float">
            <text:p>-0.1197</text:p>
          </table:table-cell>
          <table:table-cell office:value-type="float" office:value="-0.3508" calcext:value-type="float">
            <text:p>-0.35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0.1144" calcext:value-type="float">
            <text:p>0.1144</text:p>
          </table:table-cell>
          <table:table-cell office:value-type="float" office:value="0.0214" calcext:value-type="float">
            <text:p>0.0214</text:p>
          </table:table-cell>
          <table:table-cell office:value-type="float" office:value="-0.1534" calcext:value-type="float">
            <text:p>-0.1534</text:p>
          </table:table-cell>
          <table:table-cell office:value-type="float" office:value="-0.2306" calcext:value-type="float">
            <text:p>-0.2306</text:p>
          </table:table-cell>
          <table:table-cell office:value-type="float" office:value="-0.0722" calcext:value-type="float">
            <text:p>-0.07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0.2613" calcext:value-type="float">
            <text:p>0.2613</text:p>
          </table:table-cell>
          <table:table-cell office:value-type="float" office:value="0.2271" calcext:value-type="float">
            <text:p>0.2271</text:p>
          </table:table-cell>
          <table:table-cell office:value-type="float" office:value="0.3313" calcext:value-type="float">
            <text:p>0.3313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3535" calcext:value-type="float">
            <text:p>0.3535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>
            <draw:frame table:end-cell-address="edges_co.O106" table:end-x="0.8894in" table:end-y="0.0953in" draw:z-index="7" draw:style-name="gr1" draw:text-style-name="P1" svg:width="7.6823in" svg:height="2.6173in" svg:x="0.3181in" svg:y="0.1445in">
              <draw:object draw:notify-on-update-of-ranges="edges_co.A93:edges_co.A99 edges_co.B92:edges_co.B92 edges_co.B93:edges_co.B99 edges_co.C92:edges_co.C92 edges_co.C93:edges_co.C99 edges_co.D92:edges_co.D92 edges_co.D93:edges_co.D99 edges_co.E92:edges_co.E92 edges_co.E93:edges_co.E99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G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-3</text:p>
          </table:table-cell>
          <table:table-cell office:value-type="float" office:value="-0.1103" calcext:value-type="float">
            <text:p>-0.1103</text:p>
          </table:table-cell>
          <table:table-cell office:value-type="float" office:value="-0.2576" calcext:value-type="float">
            <text:p>-0.2576</text:p>
          </table:table-cell>
          <table:table-cell office:value-type="float" office:value="-0.0841" calcext:value-type="float">
            <text:p>-0.0841</text:p>
          </table:table-cell>
          <table:table-cell office:value-type="float" office:value="0.0673" calcext:value-type="float">
            <text:p>0.0673</text:p>
          </table:table-cell>
          <table:table-cell office:value-type="float" office:value="-0.2664" calcext:value-type="float">
            <text:p>-0.26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-2</text:p>
          </table:table-cell>
          <table:table-cell office:value-type="float" office:value="0.0019" calcext:value-type="float">
            <text:p>0.0019</text:p>
          </table:table-cell>
          <table:table-cell office:value-type="float" office:value="-0.1301" calcext:value-type="float">
            <text:p>-0.13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48" calcext:value-type="float">
            <text:p>0.0348</text:p>
          </table:table-cell>
          <table:table-cell office:value-type="float" office:value="-0.0474" calcext:value-type="float">
            <text:p>-0.04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-1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104" calcext:value-type="float">
            <text:p>0.104</text:p>
          </table:table-cell>
          <table:table-cell office:value-type="float" office:value="0.2289" calcext:value-type="float">
            <text:p>0.2289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765" calcext:value-type="float">
            <text:p>0.07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0</text:p>
          </table:table-cell>
          <table:table-cell office:value-type="float" office:value="-0.0604" calcext:value-type="float">
            <text:p>-0.0604</text:p>
          </table:table-cell>
          <table:table-cell office:value-type="float" office:value="-0.0397" calcext:value-type="float">
            <text:p>-0.0397</text:p>
          </table:table-cell>
          <table:table-cell office:value-type="float" office:value="0.4652" calcext:value-type="float">
            <text:p>0.4652</text:p>
          </table:table-cell>
          <table:table-cell office:value-type="float" office:value="0.3009" calcext:value-type="float">
            <text:p>0.3009</text:p>
          </table:table-cell>
          <table:table-cell office:value-type="float" office:value="0.0924" calcext:value-type="float">
            <text:p>0.09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1</text:p>
          </table:table-cell>
          <table:table-cell office:value-type="float" office:value="0.0362" calcext:value-type="float">
            <text:p>0.0362</text:p>
          </table:table-cell>
          <table:table-cell office:value-type="float" office:value="-0.0401" calcext:value-type="float">
            <text:p>-0.0401</text:p>
          </table:table-cell>
          <table:table-cell office:value-type="float" office:value="0.0644" calcext:value-type="float">
            <text:p>0.0644</text:p>
          </table:table-cell>
          <table:table-cell office:value-type="float" office:value="0.1206" calcext:value-type="float">
            <text:p>0.1206</text:p>
          </table:table-cell>
          <table:table-cell office:value-type="float" office:value="-0.0027" calcext:value-type="float">
            <text:p>-0.00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2</text:p>
          </table:table-cell>
          <table:table-cell office:value-type="float" office:value="-0.0449" calcext:value-type="float">
            <text:p>-0.0449</text:p>
          </table:table-cell>
          <table:table-cell office:value-type="float" office:value="0.0492" calcext:value-type="float">
            <text:p>0.0492</text:p>
          </table:table-cell>
          <table:table-cell office:value-type="float" office:value="-0.1208" calcext:value-type="float">
            <text:p>-0.1208</text:p>
          </table:table-cell>
          <table:table-cell office:value-type="float" office:value="-0.1263" calcext:value-type="float">
            <text:p>-0.1263</text:p>
          </table:table-cell>
          <table:table-cell office:value-type="float" office:value="0.0542" calcext:value-type="float">
            <text:p>0.05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3</text:p>
          </table:table-cell>
          <table:table-cell office:value-type="float" office:value="0.1144" calcext:value-type="float">
            <text:p>0.1144</text:p>
          </table:table-cell>
          <table:table-cell office:value-type="float" office:value="0.0214" calcext:value-type="float">
            <text:p>0.0214</text:p>
          </table:table-cell>
          <table:table-cell office:value-type="float" office:value="-0.1534" calcext:value-type="float">
            <text:p>-0.1534</text:p>
          </table:table-cell>
          <table:table-cell office:value-type="float" office:value="-0.2306" calcext:value-type="float">
            <text:p>-0.2306</text:p>
          </table:table-cell>
          <table:table-cell office:value-type="float" office:value="-0.0722" calcext:value-type="float">
            <text:p>-0.07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-3</text:p>
          </table:table-cell>
          <table:table-cell office:value-type="float" office:value="0.2936" calcext:value-type="float">
            <text:p>0.2936</text:p>
          </table:table-cell>
          <table:table-cell office:value-type="float" office:value="0.2124" calcext:value-type="float">
            <text:p>0.2124</text:p>
          </table:table-cell>
          <table:table-cell office:value-type="float" office:value="0.2172" calcext:value-type="float">
            <text:p>0.2172</text:p>
          </table:table-cell>
          <table:table-cell office:value-type="float" office:value="0.1588" calcext:value-type="float">
            <text:p>0.1588</text:p>
          </table:table-cell>
          <table:table-cell office:value-type="float" office:value="0.1346" calcext:value-type="float">
            <text:p>0.13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-2</text:p>
          </table:table-cell>
          <table:table-cell office:value-type="float" office:value="0.2862" calcext:value-type="float">
            <text:p>0.2862</text:p>
          </table:table-cell>
          <table:table-cell office:value-type="float" office:value="0.2977" calcext:value-type="float">
            <text:p>0.2977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2234" calcext:value-type="float">
            <text:p>0.2234</text:p>
          </table:table-cell>
          <table:table-cell office:value-type="float" office:value="0.2332" calcext:value-type="float">
            <text:p>0.23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-1</text:p>
          </table:table-cell>
          <table:table-cell office:value-type="float" office:value="0.262" calcext:value-type="float">
            <text:p>0.262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2965" calcext:value-type="float">
            <text:p>0.2965</text:p>
          </table:table-cell>
          <table:table-cell office:value-type="float" office:value="0.2463" calcext:value-type="float">
            <text:p>0.2463</text:p>
          </table:table-cell>
          <table:table-cell office:value-type="float" office:value="0.2662" calcext:value-type="float">
            <text:p>0.26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0</text:p>
          </table:table-cell>
          <table:table-cell office:value-type="float" office:value="0.2947" calcext:value-type="float">
            <text:p>0.2947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3259" calcext:value-type="float">
            <text:p>0.3259</text:p>
          </table:table-cell>
          <table:table-cell office:value-type="float" office:value="0.4446" calcext:value-type="float">
            <text:p>0.4446</text:p>
          </table:table-cell>
          <table:table-cell office:value-type="float" office:value="0.1506" calcext:value-type="float">
            <text:p>0.15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1</text:p>
          </table:table-cell>
          <table:table-cell office:value-type="float" office:value="0.2645" calcext:value-type="float">
            <text:p>0.2645</text:p>
          </table:table-cell>
          <table:table-cell office:value-type="float" office:value="0.2982" calcext:value-type="float">
            <text:p>0.2982</text:p>
          </table:table-cell>
          <table:table-cell office:value-type="float" office:value="0.3456" calcext:value-type="float">
            <text:p>0.3456</text:p>
          </table:table-cell>
          <table:table-cell office:value-type="float" office:value="0.1622" calcext:value-type="float">
            <text:p>0.1622</text:p>
          </table:table-cell>
          <table:table-cell office:value-type="float" office:value="0.2196" calcext:value-type="float">
            <text:p>0.2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2</text:p>
          </table:table-cell>
          <table:table-cell office:value-type="float" office:value="0.2935" calcext:value-type="float">
            <text:p>0.2935</text:p>
          </table:table-cell>
          <table:table-cell office:value-type="float" office:value="0.236" calcext:value-type="float">
            <text:p>0.236</text:p>
          </table:table-cell>
          <table:table-cell office:value-type="float" office:value="0.2235" calcext:value-type="float">
            <text:p>0.2235</text:p>
          </table:table-cell>
          <table:table-cell office:value-type="float" office:value="0.1414" calcext:value-type="float">
            <text:p>0.1414</text:p>
          </table:table-cell>
          <table:table-cell office:value-type="float" office:value="0.3507" calcext:value-type="float">
            <text:p>0.35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3</text:p>
          </table:table-cell>
          <table:table-cell office:value-type="float" office:value="0.2613" calcext:value-type="float">
            <text:p>0.2613</text:p>
          </table:table-cell>
          <table:table-cell office:value-type="float" office:value="0.2271" calcext:value-type="float">
            <text:p>0.2271</text:p>
          </table:table-cell>
          <table:table-cell office:value-type="float" office:value="0.3313" calcext:value-type="float">
            <text:p>0.3313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3535" calcext:value-type="float">
            <text:p>0.353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>
            <draw:frame table:end-cell-address="edges_co.M123" table:end-x="0.6295in" table:end-y="0.1323in" draw:z-index="8" draw:style-name="gr1" draw:text-style-name="P1" svg:width="6.474in" svg:height="2.0024in" svg:x="0.378in" svg:y="0.0854in">
              <draw:object draw:notify-on-update-of-ranges="edges_co.A101:edges_co.A107 edges_co.B100:edges_co.B100 edges_co.B101:edges_co.B107 edges_co.C100:edges_co.C100 edges_co.C101:edges_co.C107 edges_co.D100:edges_co.D100 edges_co.D101:edges_co.D107 edges_co.E100:edges_co.E100 edges_co.E101:edges_co.E107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18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ighed_user_co" table:style-name="ta4">
        <office:forms form:automatic-focus="false" form:apply-design-mode="false"/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Lag -3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>
            <draw:frame table:end-cell-address="weighed_user_co.N15" table:end-x="0.1972in" table:end-y="0.1087in" draw:z-index="0" draw:style-name="gr1" draw:text-style-name="P1" svg:width="6.2339in" svg:height="2.3701in" svg:x="0.1858in" svg:y="0.0496in">
              <draw:object draw:notify-on-update-of-ranges="weighed_user_co.A3:weighed_user_co.A15 weighed_user_co.B2:weighed_user_co.B2 weighed_user_co.B3:weighed_user_co.B15 weighed_user_co.C2:weighed_user_co.C2 weighed_user_co.C3:weighed_user_co.C15 weighed_user_co.D2:weighed_user_co.D2 weighed_user_co.D3:weighed_user_co.D15 weighed_user_co.E2:weighed_user_co.E2 weighed_user_co.E3:weighed_user_co.E15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-0.255" calcext:value-type="float">
            <text:p>-0.2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0.0482" calcext:value-type="float">
            <text:p>0.04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GBP</text:p>
          </table:table-cell>
          <table:table-cell office:value-type="float" office:value="-0.1573" calcext:value-type="float">
            <text:p>-0.157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0617" calcext:value-type="float">
            <text:p>0.0617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1054" calcext:value-type="float">
            <text:p>0.1054</text:p>
          </table:table-cell>
          <table:table-cell office:value-type="float" office:value="0.2166" calcext:value-type="float">
            <text:p>0.21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APL</text:p>
          </table:table-cell>
          <table:table-cell office:value-type="float" office:value="-0.3334" calcext:value-type="float">
            <text:p>-0.3334</text:p>
          </table:table-cell>
          <table:table-cell office:value-type="float" office:value="-0.0677" calcext:value-type="float">
            <text:p>-0.0677</text:p>
          </table:table-cell>
          <table:table-cell office:value-type="float" office:value="-0.1083" calcext:value-type="float">
            <text:p>-0.1083</text:p>
          </table:table-cell>
          <table:table-cell office:value-type="float" office:value="-0.1467" calcext:value-type="float">
            <text:p>-0.1467</text:p>
          </table:table-cell>
          <table:table-cell office:value-type="float" office:value="0.0056" calcext:value-type="float">
            <text:p>0.00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-0.1885" calcext:value-type="float">
            <text:p>-0.1885</text:p>
          </table:table-cell>
          <table:table-cell office:value-type="float" office:value="-0.2631" calcext:value-type="float">
            <text:p>-0.2631</text:p>
          </table:table-cell>
          <table:table-cell office:value-type="float" office:value="-0.2223" calcext:value-type="float">
            <text:p>-0.2223</text:p>
          </table:table-cell>
          <table:table-cell office:value-type="float" office:value="0.129" calcext:value-type="float">
            <text:p>0.129</text:p>
          </table:table-cell>
          <table:table-cell office:value-type="float" office:value="-0.0732" calcext:value-type="float">
            <text:p>-0.07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-0.0562" calcext:value-type="float">
            <text:p>-0.0562</text:p>
          </table:table-cell>
          <table:table-cell office:value-type="float" office:value="-0.0867" calcext:value-type="float">
            <text:p>-0.0867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1237" calcext:value-type="float">
            <text:p>0.1237</text:p>
          </table:table-cell>
          <table:table-cell office:value-type="float" office:value="-0.1557" calcext:value-type="float">
            <text:p>-0.15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OGL</text:p>
          </table:table-cell>
          <table:table-cell office:value-type="float" office:value="0.1416" calcext:value-type="float">
            <text:p>0.1416</text:p>
          </table:table-cell>
          <table:table-cell office:value-type="float" office:value="0.1702" calcext:value-type="float">
            <text:p>0.1702</text:p>
          </table:table-cell>
          <table:table-cell office:value-type="float" office:value="-0.1903" calcext:value-type="float">
            <text:p>-0.1903</text:p>
          </table:table-cell>
          <table:table-cell office:value-type="float" office:value="-0.1312" calcext:value-type="float">
            <text:p>-0.1312</text:p>
          </table:table-cell>
          <table:table-cell office:value-type="float" office:value="0.2836" calcext:value-type="float">
            <text:p>0.28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-0.3351" calcext:value-type="float">
            <text:p>-0.3351</text:p>
          </table:table-cell>
          <table:table-cell office:value-type="float" office:value="-0.2453" calcext:value-type="float">
            <text:p>-0.2453</text:p>
          </table:table-cell>
          <table:table-cell office:value-type="float" office:value="-0.2507" calcext:value-type="float">
            <text:p>-0.2507</text:p>
          </table:table-cell>
          <table:table-cell office:value-type="float" office:value="-0.2034" calcext:value-type="float">
            <text:p>-0.2034</text:p>
          </table:table-cell>
          <table:table-cell office:value-type="float" office:value="-0.2957" calcext:value-type="float">
            <text:p>-0.29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0.4492" calcext:value-type="float">
            <text:p>0.4492</text:p>
          </table:table-cell>
          <table:table-cell office:value-type="float" office:value="0.2756" calcext:value-type="float">
            <text:p>0.2756</text:p>
          </table:table-cell>
          <table:table-cell office:value-type="float" office:value="-0.213" calcext:value-type="float">
            <text:p>-0.213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0801" calcext:value-type="float">
            <text:p>0.08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0.1838" calcext:value-type="float">
            <text:p>0.1838</text:p>
          </table:table-cell>
          <table:table-cell office:value-type="float" office:value="-0.1276" calcext:value-type="float">
            <text:p>-0.1276</text:p>
          </table:table-cell>
          <table:table-cell office:value-type="float" office:value="0.0365" calcext:value-type="float">
            <text:p>0.0365</text:p>
          </table:table-cell>
          <table:table-cell office:value-type="float" office:value="-0.0449" calcext:value-type="float">
            <text:p>-0.0449</text:p>
          </table:table-cell>
          <table:table-cell office:value-type="float" office:value="-0.193" calcext:value-type="float">
            <text:p>-0.1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-0.0041" calcext:value-type="float">
            <text:p>-0.0041</text:p>
          </table:table-cell>
          <table:table-cell office:value-type="float" office:value="-0.0354" calcext:value-type="float">
            <text:p>-0.0354</text:p>
          </table:table-cell>
          <table:table-cell office:value-type="float" office:value="-0.0807" calcext:value-type="float">
            <text:p>-0.0807</text:p>
          </table:table-cell>
          <table:table-cell office:value-type="float" office:value="-0.0096" calcext:value-type="float">
            <text:p>-0.0096</text:p>
          </table:table-cell>
          <table:table-cell office:value-type="float" office:value="-0.0165" calcext:value-type="float">
            <text:p>-0.01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0.2571" calcext:value-type="float">
            <text:p>0.2571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1595" calcext:value-type="float">
            <text:p>0.1595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189" calcext:value-type="float">
            <text:p>0.189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Lag -2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>
            <draw:frame table:end-cell-address="weighed_user_co.N30" table:end-x="0.3295in" table:end-y="0.0846in" draw:z-index="1" draw:style-name="gr1" draw:text-style-name="P1" svg:width="6.2579in" svg:height="2.2157in" svg:x="0.2941in" svg:y="0.0024in">
              <draw:object draw:notify-on-update-of-ranges="weighed_user_co.A19:weighed_user_co.A31 weighed_user_co.B18:weighed_user_co.B18 weighed_user_co.B19:weighed_user_co.B31 weighed_user_co.C18:weighed_user_co.C18 weighed_user_co.C19:weighed_user_co.C31 weighed_user_co.D18:weighed_user_co.D18 weighed_user_co.D19:weighed_user_co.D31 weighed_user_co.E18:weighed_user_co.E18 weighed_user_co.E19:weighed_user_co.E31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-0.4426" calcext:value-type="float">
            <text:p>-0.44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0.26" calcext:value-type="float">
            <text:p>0.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GBP</text:p>
          </table:table-cell>
          <table:table-cell office:value-type="float" office:value="-0.5152" calcext:value-type="float">
            <text:p>-0.51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-0.1635" calcext:value-type="float">
            <text:p>-0.1635</text:p>
          </table:table-cell>
          <table:table-cell office:value-type="float" office:value="0.0204" calcext:value-type="float">
            <text:p>0.0204</text:p>
          </table:table-cell>
          <table:table-cell office:value-type="float" office:value="-0.1579" calcext:value-type="float">
            <text:p>-0.1579</text:p>
          </table:table-cell>
          <table:table-cell office:value-type="float" office:value="-0.0844" calcext:value-type="float">
            <text:p>-0.0844</text:p>
          </table:table-cell>
          <table:table-cell office:value-type="float" office:value="0.0344" calcext:value-type="float">
            <text:p>0.03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APL</text:p>
          </table:table-cell>
          <table:table-cell office:value-type="float" office:value="-0.1664" calcext:value-type="float">
            <text:p>-0.1664</text:p>
          </table:table-cell>
          <table:table-cell office:value-type="float" office:value="-0.2214" calcext:value-type="float">
            <text:p>-0.2214</text:p>
          </table:table-cell>
          <table:table-cell office:value-type="float" office:value="-0.1141" calcext:value-type="float">
            <text:p>-0.1141</text:p>
          </table:table-cell>
          <table:table-cell office:value-type="float" office:value="-0.1102" calcext:value-type="float">
            <text:p>-0.1102</text:p>
          </table:table-cell>
          <table:table-cell office:value-type="float" office:value="-0.1011" calcext:value-type="float">
            <text:p>-0.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0.309" calcext:value-type="float">
            <text:p>0.309</text:p>
          </table:table-cell>
          <table:table-cell office:value-type="float" office:value="-0.1567" calcext:value-type="float">
            <text:p>-0.1567</text:p>
          </table:table-cell>
          <table:table-cell office:value-type="float" office:value="0.0967" calcext:value-type="float">
            <text:p>0.0967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0605" calcext:value-type="float">
            <text:p>0.06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0.0828" calcext:value-type="float">
            <text:p>0.0828</text:p>
          </table:table-cell>
          <table:table-cell office:value-type="float" office:value="-0.0323" calcext:value-type="float">
            <text:p>-0.0323</text:p>
          </table:table-cell>
          <table:table-cell office:value-type="float" office:value="0.3719" calcext:value-type="float">
            <text:p>0.3719</text:p>
          </table:table-cell>
          <table:table-cell office:value-type="float" office:value="0.2969" calcext:value-type="float">
            <text:p>0.2969</text:p>
          </table:table-cell>
          <table:table-cell office:value-type="float" office:value="-0.01" calcext:value-type="float">
            <text:p>-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OGL</text:p>
          </table:table-cell>
          <table:table-cell office:value-type="float" office:value="-0.1685" calcext:value-type="float">
            <text:p>-0.1685</text:p>
          </table:table-cell>
          <table:table-cell office:value-type="float" office:value="0.173" calcext:value-type="float">
            <text:p>0.173</text:p>
          </table:table-cell>
          <table:table-cell office:value-type="float" office:value="-0.0524" calcext:value-type="float">
            <text:p>-0.0524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535" calcext:value-type="float">
            <text:p>0.05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-0.12" calcext:value-type="float">
            <text:p>-0.12</text:p>
          </table:table-cell>
          <table:table-cell office:value-type="float" office:value="-0.4133" calcext:value-type="float">
            <text:p>-0.4133</text:p>
          </table:table-cell>
          <table:table-cell office:value-type="float" office:value="-0.1556" calcext:value-type="float">
            <text:p>-0.1556</text:p>
          </table:table-cell>
          <table:table-cell office:value-type="float" office:value="0.0295" calcext:value-type="float">
            <text:p>0.0295</text:p>
          </table:table-cell>
          <table:table-cell office:value-type="float" office:value="-0.3461" calcext:value-type="float">
            <text:p>-0.34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0.3712" calcext:value-type="float">
            <text:p>0.3712</text:p>
          </table:table-cell>
          <table:table-cell office:value-type="float" office:value="0.3609" calcext:value-type="float">
            <text:p>0.3609</text:p>
          </table:table-cell>
          <table:table-cell office:value-type="float" office:value="-0.1549" calcext:value-type="float">
            <text:p>-0.1549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3658" calcext:value-type="float">
            <text:p>0.36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3076" calcext:value-type="float">
            <text:p>0.3076</text:p>
          </table:table-cell>
          <table:table-cell office:value-type="float" office:value="-0.0611" calcext:value-type="float">
            <text:p>-0.0611</text:p>
          </table:table-cell>
          <table:table-cell office:value-type="float" office:value="-0.0997" calcext:value-type="float">
            <text:p>-0.0997</text:p>
          </table:table-cell>
          <table:table-cell office:value-type="float" office:value="0.1088" calcext:value-type="float">
            <text:p>0.10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048" calcext:value-type="float">
            <text:p>0.0048</text:p>
          </table:table-cell>
          <table:table-cell office:value-type="float" office:value="-0.0284" calcext:value-type="float">
            <text:p>-0.0284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07" calcext:value-type="float">
            <text:p>0.02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0.2045" calcext:value-type="float">
            <text:p>0.2045</text:p>
          </table:table-cell>
          <table:table-cell office:value-type="float" office:value="0.2501" calcext:value-type="float">
            <text:p>0.2501</text:p>
          </table:table-cell>
          <table:table-cell office:value-type="float" office:value="0.171" calcext:value-type="float">
            <text:p>0.171</text:p>
          </table:table-cell>
          <table:table-cell office:value-type="float" office:value="0.1266" calcext:value-type="float">
            <text:p>0.1266</text:p>
          </table:table-cell>
          <table:table-cell office:value-type="float" office:value="0.1871" calcext:value-type="float">
            <text:p>0.1871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Lag -1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>
            <draw:frame table:end-cell-address="weighed_user_co.N47" table:end-x="0.3776in" table:end-y="0.085in" draw:z-index="2" draw:style-name="gr1" draw:text-style-name="P1" svg:width="6.2098in" svg:height="2.3937in" svg:x="0.3902in" svg:y="0.0024in">
              <draw:object draw:notify-on-update-of-ranges="weighed_user_co.A35:weighed_user_co.A47 weighed_user_co.B34:weighed_user_co.B34 weighed_user_co.B35:weighed_user_co.B47 weighed_user_co.C34:weighed_user_co.C34 weighed_user_co.C35:weighed_user_co.C47 weighed_user_co.D34:weighed_user_co.D34 weighed_user_co.D35:weighed_user_co.D47 weighed_user_co.E34:weighed_user_co.E34 weighed_user_co.E35:weighed_user_co.E47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-0.1028" calcext:value-type="float">
            <text:p>-0.10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0.2777" calcext:value-type="float">
            <text:p>0.277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GBP</text:p>
          </table:table-cell>
          <table:table-cell office:value-type="float" office:value="-0.1203" calcext:value-type="float">
            <text:p>-0.120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0.3835" calcext:value-type="float">
            <text:p>0.3835</text:p>
          </table:table-cell>
          <table:table-cell office:value-type="float" office:value="-0.0082" calcext:value-type="float">
            <text:p>-0.0082</text:p>
          </table:table-cell>
          <table:table-cell office:value-type="float" office:value="0.1057" calcext:value-type="float">
            <text:p>0.1057</text:p>
          </table:table-cell>
          <table:table-cell office:value-type="float" office:value="-0.1808" calcext:value-type="float">
            <text:p>-0.1808</text:p>
          </table:table-cell>
          <table:table-cell office:value-type="float" office:value="-0.0874" calcext:value-type="float">
            <text:p>-0.08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APL</text:p>
          </table:table-cell>
          <table:table-cell office:value-type="float" office:value="-0.1442" calcext:value-type="float">
            <text:p>-0.1442</text:p>
          </table:table-cell>
          <table:table-cell office:value-type="float" office:value="-0.1222" calcext:value-type="float">
            <text:p>-0.1222</text:p>
          </table:table-cell>
          <table:table-cell office:value-type="float" office:value="0.2568" calcext:value-type="float">
            <text:p>0.2568</text:p>
          </table:table-cell>
          <table:table-cell office:value-type="float" office:value="0.3004" calcext:value-type="float">
            <text:p>0.3004</text:p>
          </table:table-cell>
          <table:table-cell office:value-type="float" office:value="-0.1886" calcext:value-type="float">
            <text:p>-0.18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0.1895" calcext:value-type="float">
            <text:p>0.1895</text:p>
          </table:table-cell>
          <table:table-cell office:value-type="float" office:value="0.3368" calcext:value-type="float">
            <text:p>0.3368</text:p>
          </table:table-cell>
          <table:table-cell office:value-type="float" office:value="0.474" calcext:value-type="float">
            <text:p>0.474</text:p>
          </table:table-cell>
          <table:table-cell office:value-type="float" office:value="0.5271" calcext:value-type="float">
            <text:p>0.5271</text:p>
          </table:table-cell>
          <table:table-cell office:value-type="float" office:value="0.3912" calcext:value-type="float">
            <text:p>0.39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114" calcext:value-type="float">
            <text:p>0.114</text:p>
          </table:table-cell>
          <table:table-cell office:value-type="float" office:value="0.533" calcext:value-type="float">
            <text:p>0.533</text:p>
          </table:table-cell>
          <table:table-cell office:value-type="float" office:value="0.2123" calcext:value-type="float">
            <text:p>0.2123</text:p>
          </table:table-cell>
          <table:table-cell office:value-type="float" office:value="0.1742" calcext:value-type="float">
            <text:p>0.17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OGL</text:p>
          </table:table-cell>
          <table:table-cell office:value-type="float" office:value="-0.0695" calcext:value-type="float">
            <text:p>-0.0695</text:p>
          </table:table-cell>
          <table:table-cell office:value-type="float" office:value="-0.1631" calcext:value-type="float">
            <text:p>-0.1631</text:p>
          </table:table-cell>
          <table:table-cell office:value-type="float" office:value="0.1696" calcext:value-type="float">
            <text:p>0.1696</text:p>
          </table:table-cell>
          <table:table-cell office:value-type="float" office:value="-0.0473" calcext:value-type="float">
            <text:p>-0.0473</text:p>
          </table:table-cell>
          <table:table-cell office:value-type="float" office:value="-0.1842" calcext:value-type="float">
            <text:p>-0.18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0.2695" calcext:value-type="float">
            <text:p>0.2695</text:p>
          </table:table-cell>
          <table:table-cell office:value-type="float" office:value="0.005" calcext:value-type="float">
            <text:p>0.005</text:p>
          </table:table-cell>
          <table:table-cell office:value-type="float" office:value="0.193" calcext:value-type="float">
            <text:p>0.193</text:p>
          </table:table-cell>
          <table:table-cell office:value-type="float" office:value="-0.0907" calcext:value-type="float">
            <text:p>-0.0907</text:p>
          </table:table-cell>
          <table:table-cell office:value-type="float" office:value="-0.2711" calcext:value-type="float">
            <text:p>-0.27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-0.1095" calcext:value-type="float">
            <text:p>-0.1095</text:p>
          </table:table-cell>
          <table:table-cell office:value-type="float" office:value="0.2989" calcext:value-type="float">
            <text:p>0.2989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2687" calcext:value-type="float">
            <text:p>0.26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-0.3667" calcext:value-type="float">
            <text:p>-0.3667</text:p>
          </table:table-cell>
          <table:table-cell office:value-type="float" office:value="-0.0294" calcext:value-type="float">
            <text:p>-0.0294</text:p>
          </table:table-cell>
          <table:table-cell office:value-type="float" office:value="0.039" calcext:value-type="float">
            <text:p>0.039</text:p>
          </table:table-cell>
          <table:table-cell office:value-type="float" office:value="-0.0562" calcext:value-type="float">
            <text:p>-0.0562</text:p>
          </table:table-cell>
          <table:table-cell office:value-type="float" office:value="-0.0958" calcext:value-type="float">
            <text:p>-0.09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54" calcext:value-type="float">
            <text:p>0.054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0821" calcext:value-type="float">
            <text:p>0.0821</text:p>
          </table:table-cell>
          <table:table-cell office:value-type="float" office:value="0.0009" calcext:value-type="float">
            <text:p>0.0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0.2304" calcext:value-type="float">
            <text:p>0.2304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1902" calcext:value-type="float">
            <text:p>0.1902</text:p>
          </table:table-cell>
          <table:table-cell office:value-type="float" office:value="0.2252" calcext:value-type="float">
            <text:p>0.2252</text:p>
          </table:table-cell>
          <table:table-cell office:value-type="float" office:value="0.2279" calcext:value-type="float">
            <text:p>0.2279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Lag 0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>
            <draw:frame table:end-cell-address="weighed_user_co.N63" table:end-x="0.726in" table:end-y="0.1205in" draw:z-index="3" draw:style-name="gr1" draw:text-style-name="P1" svg:width="6.5941in" svg:height="2.3937in" svg:x="0.3543in" svg:y="0.0378in">
              <draw:object draw:notify-on-update-of-ranges="weighed_user_co.A51:weighed_user_co.A63 weighed_user_co.B50:weighed_user_co.B50 weighed_user_co.B51:weighed_user_co.B63 weighed_user_co.C50:weighed_user_co.C50 weighed_user_co.C51:weighed_user_co.C63 weighed_user_co.D50:weighed_user_co.D50 weighed_user_co.D51:weighed_user_co.D63 weighed_user_co.E50:weighed_user_co.E50 weighed_user_co.E51:weighed_user_co.E63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-0.0129" calcext:value-type="float">
            <text:p>-0.012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-0.0134" calcext:value-type="float">
            <text:p>-0.013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GBP</text:p>
          </table:table-cell>
          <table:table-cell office:value-type="float" office:value="-0.0906" calcext:value-type="float">
            <text:p>-0.09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0.0557" calcext:value-type="float">
            <text:p>0.0557</text:p>
          </table:table-cell>
          <table:table-cell office:value-type="float" office:value="0.1733" calcext:value-type="float">
            <text:p>0.1733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0706" calcext:value-type="float">
            <text:p>0.0706</text:p>
          </table:table-cell>
          <table:table-cell office:value-type="float" office:value="0.0784" calcext:value-type="float">
            <text:p>0.0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APL</text:p>
          </table:table-cell>
          <table:table-cell office:value-type="float" office:value="0.244" calcext:value-type="float">
            <text:p>0.244</text:p>
          </table:table-cell>
          <table:table-cell office:value-type="float" office:value="0.0824" calcext:value-type="float">
            <text:p>0.0824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3109" calcext:value-type="float">
            <text:p>0.3109</text:p>
          </table:table-cell>
          <table:table-cell office:value-type="float" office:value="-0.0595" calcext:value-type="float">
            <text:p>-0.05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0.004" calcext:value-type="float">
            <text:p>0.004</text:p>
          </table:table-cell>
          <table:table-cell office:value-type="float" office:value="0.1535" calcext:value-type="float">
            <text:p>0.1535</text:p>
          </table:table-cell>
          <table:table-cell office:value-type="float" office:value="0.7705" calcext:value-type="float">
            <text:p>0.7705</text:p>
          </table:table-cell>
          <table:table-cell office:value-type="float" office:value="0.6509" calcext:value-type="float">
            <text:p>0.6509</text:p>
          </table:table-cell>
          <table:table-cell office:value-type="float" office:value="0.246" calcext:value-type="float">
            <text:p>0.2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0.341" calcext:value-type="float">
            <text:p>0.341</text:p>
          </table:table-cell>
          <table:table-cell office:value-type="float" office:value="0.0704" calcext:value-type="float">
            <text:p>0.0704</text:p>
          </table:table-cell>
          <table:table-cell office:value-type="float" office:value="0.667" calcext:value-type="float">
            <text:p>0.667</text:p>
          </table:table-cell>
          <table:table-cell office:value-type="float" office:value="0.4866" calcext:value-type="float">
            <text:p>0.4866</text:p>
          </table:table-cell>
          <table:table-cell office:value-type="float" office:value="0.3179" calcext:value-type="float">
            <text:p>0.31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OGL</text:p>
          </table:table-cell>
          <table:table-cell office:value-type="float" office:value="0.2493" calcext:value-type="float">
            <text:p>0.2493</text:p>
          </table:table-cell>
          <table:table-cell office:value-type="float" office:value="-0.0391" calcext:value-type="float">
            <text:p>-0.0391</text:p>
          </table:table-cell>
          <table:table-cell office:value-type="float" office:value="0.26" calcext:value-type="float">
            <text:p>0.26</text:p>
          </table:table-cell>
          <table:table-cell office:value-type="float" office:value="0.0739" calcext:value-type="float">
            <text:p>0.0739</text:p>
          </table:table-cell>
          <table:table-cell office:value-type="float" office:value="-0.0716" calcext:value-type="float">
            <text:p>-0.07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0.3177" calcext:value-type="float">
            <text:p>0.3177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3657" calcext:value-type="float">
            <text:p>0.3657</text:p>
          </table:table-cell>
          <table:table-cell office:value-type="float" office:value="-0.0196" calcext:value-type="float">
            <text:p>-0.0196</text:p>
          </table:table-cell>
          <table:table-cell office:value-type="float" office:value="0.3528" calcext:value-type="float">
            <text:p>0.35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-0.2764" calcext:value-type="float">
            <text:p>-0.2764</text:p>
          </table:table-cell>
          <table:table-cell office:value-type="float" office:value="-0.2406" calcext:value-type="float">
            <text:p>-0.2406</text:p>
          </table:table-cell>
          <table:table-cell office:value-type="float" office:value="0.3662" calcext:value-type="float">
            <text:p>0.3662</text:p>
          </table:table-cell>
          <table:table-cell office:value-type="float" office:value="0.3521" calcext:value-type="float">
            <text:p>0.3521</text:p>
          </table:table-cell>
          <table:table-cell office:value-type="float" office:value="-0.1739" calcext:value-type="float">
            <text:p>-0.17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-0.4548" calcext:value-type="float">
            <text:p>-0.4548</text:p>
          </table:table-cell>
          <table:table-cell office:value-type="float" office:value="-0.4896" calcext:value-type="float">
            <text:p>-0.4896</text:p>
          </table:table-cell>
          <table:table-cell office:value-type="float" office:value="0.3298" calcext:value-type="float">
            <text:p>0.3298</text:p>
          </table:table-cell>
          <table:table-cell office:value-type="float" office:value="0.427" calcext:value-type="float">
            <text:p>0.427</text:p>
          </table:table-cell>
          <table:table-cell office:value-type="float" office:value="-0.2247" calcext:value-type="float">
            <text:p>-0.22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0.0601" calcext:value-type="float">
            <text:p>0.0601</text:p>
          </table:table-cell>
          <table:table-cell office:value-type="float" office:value="-0.0049" calcext:value-type="float">
            <text:p>-0.0049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294" calcext:value-type="float">
            <text:p>0.294</text:p>
          </table:table-cell>
          <table:table-cell office:value-type="float" office:value="0.0582" calcext:value-type="float">
            <text:p>0.05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0.273" calcext:value-type="float">
            <text:p>0.273</text:p>
          </table:table-cell>
          <table:table-cell office:value-type="float" office:value="0.2311" calcext:value-type="float">
            <text:p>0.2311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2187" calcext:value-type="float">
            <text:p>0.2187</text:p>
          </table:table-cell>
          <table:table-cell office:value-type="float" office:value="0.2105" calcext:value-type="float">
            <text:p>0.2105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Lag 1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>
            <draw:frame table:end-cell-address="weighed_user_co.O80" table:end-x="0.378in" table:end-y="0.0492in" draw:z-index="4" draw:style-name="gr1" draw:text-style-name="P1" svg:width="6.9425in" svg:height="2.4409in" svg:x="0.5465in" svg:y="0.0969in">
              <draw:object draw:notify-on-update-of-ranges="weighed_user_co.A67:weighed_user_co.A79 weighed_user_co.B66:weighed_user_co.B66 weighed_user_co.B67:weighed_user_co.B79 weighed_user_co.C66:weighed_user_co.C66 weighed_user_co.C67:weighed_user_co.C79 weighed_user_co.D66:weighed_user_co.D66 weighed_user_co.D67:weighed_user_co.D79 weighed_user_co.E66:weighed_user_co.E66 weighed_user_co.E67:weighed_user_co.E79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0.1021" calcext:value-type="float">
            <text:p>0.10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0.2276" calcext:value-type="float">
            <text:p>0.22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GBP</text:p>
          </table:table-cell>
          <table:table-cell office:value-type="float" office:value="-0.1615" calcext:value-type="float">
            <text:p>-0.16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-0.0201" calcext:value-type="float">
            <text:p>-0.0201</text:p>
          </table:table-cell>
          <table:table-cell office:value-type="float" office:value="0.1087" calcext:value-type="float">
            <text:p>0.1087</text:p>
          </table:table-cell>
          <table:table-cell office:value-type="float" office:value="-0.318" calcext:value-type="float">
            <text:p>-0.318</text:p>
          </table:table-cell>
          <table:table-cell office:value-type="float" office:value="-0.0495" calcext:value-type="float">
            <text:p>-0.0495</text:p>
          </table:table-cell>
          <table:table-cell office:value-type="float" office:value="0.0108" calcext:value-type="float">
            <text:p>0.0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APL</text:p>
          </table:table-cell>
          <table:table-cell office:value-type="float" office:value="-0.0858" calcext:value-type="float">
            <text:p>-0.0858</text:p>
          </table:table-cell>
          <table:table-cell office:value-type="float" office:value="0.1514" calcext:value-type="float">
            <text:p>0.1514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2629" calcext:value-type="float">
            <text:p>0.2629</text:p>
          </table:table-cell>
          <table:table-cell office:value-type="float" office:value="0.1643" calcext:value-type="float">
            <text:p>0.16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-0.0337" calcext:value-type="float">
            <text:p>-0.0337</text:p>
          </table:table-cell>
          <table:table-cell office:value-type="float" office:value="0.1508" calcext:value-type="float">
            <text:p>0.1508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3086" calcext:value-type="float">
            <text:p>0.3086</text:p>
          </table:table-cell>
          <table:table-cell office:value-type="float" office:value="0.2377" calcext:value-type="float">
            <text:p>0.23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0.3085" calcext:value-type="float">
            <text:p>0.3085</text:p>
          </table:table-cell>
          <table:table-cell office:value-type="float" office:value="0.3792" calcext:value-type="float">
            <text:p>0.3792</text:p>
          </table:table-cell>
          <table:table-cell office:value-type="float" office:value="0.5733" calcext:value-type="float">
            <text:p>0.5733</text:p>
          </table:table-cell>
          <table:table-cell office:value-type="float" office:value="0.356" calcext:value-type="float">
            <text:p>0.356</text:p>
          </table:table-cell>
          <table:table-cell office:value-type="float" office:value="0.5029" calcext:value-type="float">
            <text:p>0.50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OGL</text:p>
          </table:table-cell>
          <table:table-cell office:value-type="float" office:value="0.1362" calcext:value-type="float">
            <text:p>0.1362</text:p>
          </table:table-cell>
          <table:table-cell office:value-type="float" office:value="0.213" calcext:value-type="float">
            <text:p>0.213</text:p>
          </table:table-cell>
          <table:table-cell office:value-type="float" office:value="-0.196" calcext:value-type="float">
            <text:p>-0.196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1267" calcext:value-type="float">
            <text:p>0.12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-0.0921" calcext:value-type="float">
            <text:p>-0.0921</text:p>
          </table:table-cell>
          <table:table-cell office:value-type="float" office:value="0.2544" calcext:value-type="float">
            <text:p>0.2544</text:p>
          </table:table-cell>
          <table:table-cell office:value-type="float" office:value="0.2422" calcext:value-type="float">
            <text:p>0.2422</text:p>
          </table:table-cell>
          <table:table-cell office:value-type="float" office:value="0.1436" calcext:value-type="float">
            <text:p>0.1436</text:p>
          </table:table-cell>
          <table:table-cell office:value-type="float" office:value="0.337" calcext:value-type="float">
            <text:p>0.3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-0.0389" calcext:value-type="float">
            <text:p>-0.0389</text:p>
          </table:table-cell>
          <table:table-cell office:value-type="float" office:value="-0.0988" calcext:value-type="float">
            <text:p>-0.0988</text:p>
          </table:table-cell>
          <table:table-cell office:value-type="float" office:value="-0.0826" calcext:value-type="float">
            <text:p>-0.0826</text:p>
          </table:table-cell>
          <table:table-cell office:value-type="float" office:value="0.0061" calcext:value-type="float">
            <text:p>0.0061</text:p>
          </table:table-cell>
          <table:table-cell office:value-type="float" office:value="-0.1695" calcext:value-type="float">
            <text:p>-0.16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-0.1844" calcext:value-type="float">
            <text:p>-0.1844</text:p>
          </table:table-cell>
          <table:table-cell office:value-type="float" office:value="-0.5104" calcext:value-type="float">
            <text:p>-0.5104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1009" calcext:value-type="float">
            <text:p>0.1009</text:p>
          </table:table-cell>
          <table:table-cell office:value-type="float" office:value="-0.225" calcext:value-type="float">
            <text:p>-0.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0.081" calcext:value-type="float">
            <text:p>0.081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1465" calcext:value-type="float">
            <text:p>0.1465</text:p>
          </table:table-cell>
          <table:table-cell office:value-type="float" office:value="0.1231" calcext:value-type="float">
            <text:p>0.12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0.1443" calcext:value-type="float">
            <text:p>0.1443</text:p>
          </table:table-cell>
          <table:table-cell office:value-type="float" office:value="0.2572" calcext:value-type="float">
            <text:p>0.2572</text:p>
          </table:table-cell>
          <table:table-cell office:value-type="float" office:value="0.2811" calcext:value-type="float">
            <text:p>0.2811</text:p>
          </table:table-cell>
          <table:table-cell office:value-type="float" office:value="0.139" calcext:value-type="float">
            <text:p>0.139</text:p>
          </table:table-cell>
          <table:table-cell office:value-type="float" office:value="0.2303" calcext:value-type="float">
            <text:p>0.2303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Lag 2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>
            <draw:frame table:end-cell-address="weighed_user_co.O95" table:end-x="0.3539in" table:end-y="0.085in" draw:z-index="5" draw:style-name="gr1" draw:text-style-name="P1" svg:width="6.7146in" svg:height="2.3346in" svg:x="0.7504in" svg:y="0.0614in">
              <draw:object draw:notify-on-update-of-ranges="weighed_user_co.A83:weighed_user_co.A95 weighed_user_co.B82:weighed_user_co.B82 weighed_user_co.B83:weighed_user_co.B95 weighed_user_co.C82:weighed_user_co.C82 weighed_user_co.C83:weighed_user_co.C95 weighed_user_co.D82:weighed_user_co.D82 weighed_user_co.D83:weighed_user_co.D95 weighed_user_co.E82:weighed_user_co.E82 weighed_user_co.E83:weighed_user_co.E95" xlink:href="./Object 34" xlink:type="simple" xlink:show="embed" xlink:actuate="onLoad"/>
              <draw:image xlink:href="./ObjectReplacements/Object 34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0.429" calcext:value-type="float">
            <text:p>0.42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0.1612" calcext:value-type="float">
            <text:p>0.16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GBP</text:p>
          </table:table-cell>
          <table:table-cell office:value-type="float" office:value="0.0875" calcext:value-type="float">
            <text:p>0.08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0.0866" calcext:value-type="float">
            <text:p>0.0866</text:p>
          </table:table-cell>
          <table:table-cell office:value-type="float" office:value="-0.0427" calcext:value-type="float">
            <text:p>-0.0427</text:p>
          </table:table-cell>
          <table:table-cell office:value-type="float" office:value="-0.1147" calcext:value-type="float">
            <text:p>-0.1147</text:p>
          </table:table-cell>
          <table:table-cell office:value-type="float" office:value="-0.1433" calcext:value-type="float">
            <text:p>-0.1433</text:p>
          </table:table-cell>
          <table:table-cell office:value-type="float" office:value="-0.0136" calcext:value-type="float">
            <text:p>-0.0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APL</text:p>
          </table:table-cell>
          <table:table-cell office:value-type="float" office:value="0.2008" calcext:value-type="float">
            <text:p>0.2008</text:p>
          </table:table-cell>
          <table:table-cell office:value-type="float" office:value="-0.17" calcext:value-type="float">
            <text:p>-0.17</text:p>
          </table:table-cell>
          <table:table-cell office:value-type="float" office:value="-0.1153" calcext:value-type="float">
            <text:p>-0.1153</text:p>
          </table:table-cell>
          <table:table-cell office:value-type="float" office:value="-0.2585" calcext:value-type="float">
            <text:p>-0.2585</text:p>
          </table:table-cell>
          <table:table-cell office:value-type="float" office:value="-0.2438" calcext:value-type="float">
            <text:p>-0.24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-0.1938" calcext:value-type="float">
            <text:p>-0.1938</text:p>
          </table:table-cell>
          <table:table-cell office:value-type="float" office:value="0.1235" calcext:value-type="float">
            <text:p>0.1235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1083" calcext:value-type="float">
            <text:p>0.1083</text:p>
          </table:table-cell>
          <table:table-cell office:value-type="float" office:value="0.1798" calcext:value-type="float">
            <text:p>0.17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0.3467" calcext:value-type="float">
            <text:p>0.3467</text:p>
          </table:table-cell>
          <table:table-cell office:value-type="float" office:value="0.3757" calcext:value-type="float">
            <text:p>0.3757</text:p>
          </table:table-cell>
          <table:table-cell office:value-type="float" office:value="0.3891" calcext:value-type="float">
            <text:p>0.3891</text:p>
          </table:table-cell>
          <table:table-cell office:value-type="float" office:value="0.1301" calcext:value-type="float">
            <text:p>0.1301</text:p>
          </table:table-cell>
          <table:table-cell office:value-type="float" office:value="0.457" calcext:value-type="float">
            <text:p>0.4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OGL</text:p>
          </table:table-cell>
          <table:table-cell office:value-type="float" office:value="-0.1745" calcext:value-type="float">
            <text:p>-0.1745</text:p>
          </table:table-cell>
          <table:table-cell office:value-type="float" office:value="0.0624" calcext:value-type="float">
            <text:p>0.0624</text:p>
          </table:table-cell>
          <table:table-cell office:value-type="float" office:value="-0.0378" calcext:value-type="float">
            <text:p>-0.0378</text:p>
          </table:table-cell>
          <table:table-cell office:value-type="float" office:value="-0.1481" calcext:value-type="float">
            <text:p>-0.1481</text:p>
          </table:table-cell>
          <table:table-cell office:value-type="float" office:value="-0.1523" calcext:value-type="float">
            <text:p>-0.15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0.0099" calcext:value-type="float">
            <text:p>0.0099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-0.3141" calcext:value-type="float">
            <text:p>-0.3141</text:p>
          </table:table-cell>
          <table:table-cell office:value-type="float" office:value="-0.2147" calcext:value-type="float">
            <text:p>-0.2147</text:p>
          </table:table-cell>
          <table:table-cell office:value-type="float" office:value="0.0467" calcext:value-type="float">
            <text:p>0.04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-0.2212" calcext:value-type="float">
            <text:p>-0.2212</text:p>
          </table:table-cell>
          <table:table-cell office:value-type="float" office:value="-0.0972" calcext:value-type="float">
            <text:p>-0.0972</text:p>
          </table:table-cell>
          <table:table-cell office:value-type="float" office:value="-0.0538" calcext:value-type="float">
            <text:p>-0.0538</text:p>
          </table:table-cell>
          <table:table-cell office:value-type="float" office:value="-0.1661" calcext:value-type="float">
            <text:p>-0.1661</text:p>
          </table:table-cell>
          <table:table-cell office:value-type="float" office:value="0.0186" calcext:value-type="float">
            <text:p>0.01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0.0379" calcext:value-type="float">
            <text:p>0.0379</text:p>
          </table:table-cell>
          <table:table-cell office:value-type="float" office:value="-0.114" calcext:value-type="float">
            <text:p>-0.114</text:p>
          </table:table-cell>
          <table:table-cell office:value-type="float" office:value="-0.1657" calcext:value-type="float">
            <text:p>-0.1657</text:p>
          </table:table-cell>
          <table:table-cell office:value-type="float" office:value="-0.2167" calcext:value-type="float">
            <text:p>-0.2167</text:p>
          </table:table-cell>
          <table:table-cell office:value-type="float" office:value="-0.1637" calcext:value-type="float">
            <text:p>-0.16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144" calcext:value-type="float">
            <text:p>0.0144</text:p>
          </table:table-cell>
          <table:table-cell office:value-type="float" office:value="-0.0503" calcext:value-type="float">
            <text:p>-0.0503</text:p>
          </table:table-cell>
          <table:table-cell office:value-type="float" office:value="-0.1136" calcext:value-type="float">
            <text:p>-0.1136</text:p>
          </table:table-cell>
          <table:table-cell office:value-type="float" office:value="0.0161" calcext:value-type="float">
            <text:p>0.01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0.1889" calcext:value-type="float">
            <text:p>0.1889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1898" calcext:value-type="float">
            <text:p>0.1898</text:p>
          </table:table-cell>
          <table:table-cell office:value-type="float" office:value="0.1393" calcext:value-type="float">
            <text:p>0.1393</text:p>
          </table:table-cell>
          <table:table-cell office:value-type="float" office:value="0.2095" calcext:value-type="float">
            <text:p>0.2095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Lag 3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>
            <draw:frame table:end-cell-address="weighed_user_co.O111" table:end-x="0.2098in" table:end-y="0.0016in" draw:z-index="6" draw:style-name="gr1" draw:text-style-name="P1" svg:width="6.6303in" svg:height="2.2752in" svg:x="0.6906in" svg:y="0.0378in">
              <draw:object draw:notify-on-update-of-ranges="weighed_user_co.A99:weighed_user_co.A111 weighed_user_co.B98:weighed_user_co.B98 weighed_user_co.B99:weighed_user_co.B111 weighed_user_co.C98:weighed_user_co.C98 weighed_user_co.C99:weighed_user_co.C111 weighed_user_co.D98:weighed_user_co.D98 weighed_user_co.D99:weighed_user_co.D111 weighed_user_co.E98:weighed_user_co.E98 weighed_user_co.E99:weighed_user_co.E111" xlink:href="./Object 35" xlink:type="simple" xlink:show="embed" xlink:actuate="onLoad"/>
              <draw:image xlink:href="./ObjectReplacements/Object 35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-0.0562" calcext:value-type="float">
            <text:p>-0.056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0.1065" calcext:value-type="float">
            <text:p>0.10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GBP</text:p>
          </table:table-cell>
          <table:table-cell office:value-type="float" office:value="-0.1485" calcext:value-type="float">
            <text:p>-0.148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-0.0251" calcext:value-type="float">
            <text:p>-0.0251</text:p>
          </table:table-cell>
          <table:table-cell office:value-type="float" office:value="0.0423" calcext:value-type="float">
            <text:p>0.0423</text:p>
          </table:table-cell>
          <table:table-cell office:value-type="float" office:value="-0.0216" calcext:value-type="float">
            <text:p>-0.0216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103" calcext:value-type="float">
            <text:p>0.1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APL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52" calcext:value-type="float">
            <text:p>0.052</text:p>
          </table:table-cell>
          <table:table-cell office:value-type="float" office:value="-0.2269" calcext:value-type="float">
            <text:p>-0.2269</text:p>
          </table:table-cell>
          <table:table-cell office:value-type="float" office:value="-0.2354" calcext:value-type="float">
            <text:p>-0.2354</text:p>
          </table:table-cell>
          <table:table-cell office:value-type="float" office:value="0.1057" calcext:value-type="float">
            <text:p>0.10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-0.1356" calcext:value-type="float">
            <text:p>-0.1356</text:p>
          </table:table-cell>
          <table:table-cell office:value-type="float" office:value="-0.1317" calcext:value-type="float">
            <text:p>-0.1317</text:p>
          </table:table-cell>
          <table:table-cell office:value-type="float" office:value="-0.2149" calcext:value-type="float">
            <text:p>-0.2149</text:p>
          </table:table-cell>
          <table:table-cell office:value-type="float" office:value="-0.129" calcext:value-type="float">
            <text:p>-0.129</text:p>
          </table:table-cell>
          <table:table-cell office:value-type="float" office:value="0.0394" calcext:value-type="float">
            <text:p>0.03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0.3104" calcext:value-type="float">
            <text:p>0.3104</text:p>
          </table:table-cell>
          <table:table-cell office:value-type="float" office:value="0.3902" calcext:value-type="float">
            <text:p>0.3902</text:p>
          </table:table-cell>
          <table:table-cell office:value-type="float" office:value="0.5143" calcext:value-type="float">
            <text:p>0.5143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4872" calcext:value-type="float">
            <text:p>0.48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OGL</text:p>
          </table:table-cell>
          <table:table-cell office:value-type="float" office:value="-0.1379" calcext:value-type="float">
            <text:p>-0.1379</text:p>
          </table:table-cell>
          <table:table-cell office:value-type="float" office:value="-0.0968" calcext:value-type="float">
            <text:p>-0.0968</text:p>
          </table:table-cell>
          <table:table-cell office:value-type="float" office:value="-0.0133" calcext:value-type="float">
            <text:p>-0.0133</text:p>
          </table:table-cell>
          <table:table-cell office:value-type="float" office:value="-0.0568" calcext:value-type="float">
            <text:p>-0.0568</text:p>
          </table:table-cell>
          <table:table-cell office:value-type="float" office:value="0.0178" calcext:value-type="float">
            <text:p>0.01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-0.082" calcext:value-type="float">
            <text:p>-0.082</text:p>
          </table:table-cell>
          <table:table-cell office:value-type="float" office:value="0.0487" calcext:value-type="float">
            <text:p>0.0487</text:p>
          </table:table-cell>
          <table:table-cell office:value-type="float" office:value="-0.2452" calcext:value-type="float">
            <text:p>-0.2452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0056" calcext:value-type="float">
            <text:p>-0.00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-0.1873" calcext:value-type="float">
            <text:p>-0.1873</text:p>
          </table:table-cell>
          <table:table-cell office:value-type="float" office:value="-0.0729" calcext:value-type="float">
            <text:p>-0.0729</text:p>
          </table:table-cell>
          <table:table-cell office:value-type="float" office:value="0.1447" calcext:value-type="float">
            <text:p>0.1447</text:p>
          </table:table-cell>
          <table:table-cell office:value-type="float" office:value="-0.1069" calcext:value-type="float">
            <text:p>-0.1069</text:p>
          </table:table-cell>
          <table:table-cell office:value-type="float" office:value="0.0033" calcext:value-type="float">
            <text:p>0.00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0.0237" calcext:value-type="float">
            <text:p>0.0237</text:p>
          </table:table-cell>
          <table:table-cell office:value-type="float" office:value="-0.0243" calcext:value-type="float">
            <text:p>-0.0243</text:p>
          </table:table-cell>
          <table:table-cell office:value-type="float" office:value="0.0467" calcext:value-type="float">
            <text:p>0.0467</text:p>
          </table:table-cell>
          <table:table-cell office:value-type="float" office:value="-0.2922" calcext:value-type="float">
            <text:p>-0.2922</text:p>
          </table:table-cell>
          <table:table-cell office:value-type="float" office:value="-0.1642" calcext:value-type="float">
            <text:p>-0.16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-0.0294" calcext:value-type="float">
            <text:p>-0.0294</text:p>
          </table:table-cell>
          <table:table-cell office:value-type="float" office:value="0.0259" calcext:value-type="float">
            <text:p>0.0259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855" calcext:value-type="float">
            <text:p>-0.0855</text:p>
          </table:table-cell>
          <table:table-cell office:value-type="float" office:value="0.0733" calcext:value-type="float">
            <text:p>0.07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0.1457" calcext:value-type="float">
            <text:p>0.1457</text:p>
          </table:table-cell>
          <table:table-cell office:value-type="float" office:value="0.1526" calcext:value-type="float">
            <text:p>0.1526</text:p>
          </table:table-cell>
          <table:table-cell office:value-type="float" office:value="0.2361" calcext:value-type="float">
            <text:p>0.2361</text:p>
          </table:table-cell>
          <table:table-cell office:value-type="float" office:value="0.129" calcext:value-type="float">
            <text:p>0.129</text:p>
          </table:table-cell>
          <table:table-cell office:value-type="float" office:value="0.175" calcext:value-type="float">
            <text:p>0.175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LAG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>
            <draw:frame table:end-cell-address="weighed_user_co.O126" table:end-x="0.4209in" table:end-y="0.1189in" draw:z-index="7" draw:style-name="gr1" draw:text-style-name="P1" svg:width="6.8295in" svg:height="2.4039in" svg:x="0.7024in" svg:y="0.026in">
              <draw:object draw:notify-on-update-of-ranges="weighed_user_co.A114:weighed_user_co.A120 weighed_user_co.B113:weighed_user_co.B113 weighed_user_co.B114:weighed_user_co.B120 weighed_user_co.C113:weighed_user_co.C113 weighed_user_co.C114:weighed_user_co.C120 weighed_user_co.D113:weighed_user_co.D113 weighed_user_co.D114:weighed_user_co.D120 weighed_user_co.E113:weighed_user_co.E113 weighed_user_co.E114:weighed_user_co.E120" xlink:href="./Object 36" xlink:type="simple" xlink:show="embed" xlink:actuate="onLoad"/>
              <draw:image xlink:href="./ObjectReplacements/Object 36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g -3</text:p>
          </table:table-cell>
          <table:table-cell office:value-type="float" office:value="-0.0041" calcext:value-type="float">
            <text:p>-0.0041</text:p>
          </table:table-cell>
          <table:table-cell office:value-type="float" office:value="-0.0354" calcext:value-type="float">
            <text:p>-0.0354</text:p>
          </table:table-cell>
          <table:table-cell office:value-type="float" office:value="-0.0807" calcext:value-type="float">
            <text:p>-0.0807</text:p>
          </table:table-cell>
          <table:table-cell office:value-type="float" office:value="-0.0096" calcext:value-type="float">
            <text:p>-0.0096</text:p>
          </table:table-cell>
          <table:table-cell office:value-type="float" office:value="-0.0165" calcext:value-type="float">
            <text:p>-0.01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-2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048" calcext:value-type="float">
            <text:p>0.0048</text:p>
          </table:table-cell>
          <table:table-cell office:value-type="float" office:value="-0.0284" calcext:value-type="float">
            <text:p>-0.0284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07" calcext:value-type="float">
            <text:p>0.02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-1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54" calcext:value-type="float">
            <text:p>0.054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0821" calcext:value-type="float">
            <text:p>0.0821</text:p>
          </table:table-cell>
          <table:table-cell office:value-type="float" office:value="0.0009" calcext:value-type="float">
            <text:p>0.0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0</text:p>
          </table:table-cell>
          <table:table-cell office:value-type="float" office:value="0.0601" calcext:value-type="float">
            <text:p>0.0601</text:p>
          </table:table-cell>
          <table:table-cell office:value-type="float" office:value="-0.0049" calcext:value-type="float">
            <text:p>-0.0049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294" calcext:value-type="float">
            <text:p>0.294</text:p>
          </table:table-cell>
          <table:table-cell office:value-type="float" office:value="0.0582" calcext:value-type="float">
            <text:p>0.05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1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144" calcext:value-type="float">
            <text:p>0.0144</text:p>
          </table:table-cell>
          <table:table-cell office:value-type="float" office:value="-0.0503" calcext:value-type="float">
            <text:p>-0.0503</text:p>
          </table:table-cell>
          <table:table-cell office:value-type="float" office:value="-0.1136" calcext:value-type="float">
            <text:p>-0.1136</text:p>
          </table:table-cell>
          <table:table-cell office:value-type="float" office:value="0.0161" calcext:value-type="float">
            <text:p>0.01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2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144" calcext:value-type="float">
            <text:p>0.0144</text:p>
          </table:table-cell>
          <table:table-cell office:value-type="float" office:value="-0.0503" calcext:value-type="float">
            <text:p>-0.0503</text:p>
          </table:table-cell>
          <table:table-cell office:value-type="float" office:value="-0.1136" calcext:value-type="float">
            <text:p>-0.1136</text:p>
          </table:table-cell>
          <table:table-cell office:value-type="float" office:value="0.0161" calcext:value-type="float">
            <text:p>0.01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3</text:p>
          </table:table-cell>
          <table:table-cell office:value-type="float" office:value="-0.0294" calcext:value-type="float">
            <text:p>-0.0294</text:p>
          </table:table-cell>
          <table:table-cell office:value-type="float" office:value="0.0259" calcext:value-type="float">
            <text:p>0.0259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855" calcext:value-type="float">
            <text:p>-0.0855</text:p>
          </table:table-cell>
          <table:table-cell office:value-type="float" office:value="0.0733" calcext:value-type="float">
            <text:p>0.07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-3</text:p>
          </table:table-cell>
          <table:table-cell office:value-type="float" office:value="0.2571" calcext:value-type="float">
            <text:p>0.2571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1595" calcext:value-type="float">
            <text:p>0.1595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189" calcext:value-type="float">
            <text:p>0.1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-2</text:p>
          </table:table-cell>
          <table:table-cell office:value-type="float" office:value="0.2045" calcext:value-type="float">
            <text:p>0.2045</text:p>
          </table:table-cell>
          <table:table-cell office:value-type="float" office:value="0.2501" calcext:value-type="float">
            <text:p>0.2501</text:p>
          </table:table-cell>
          <table:table-cell office:value-type="float" office:value="0.171" calcext:value-type="float">
            <text:p>0.171</text:p>
          </table:table-cell>
          <table:table-cell office:value-type="float" office:value="0.1266" calcext:value-type="float">
            <text:p>0.1266</text:p>
          </table:table-cell>
          <table:table-cell office:value-type="float" office:value="0.1871" calcext:value-type="float">
            <text:p>0.18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-1</text:p>
          </table:table-cell>
          <table:table-cell office:value-type="float" office:value="0.2304" calcext:value-type="float">
            <text:p>0.2304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1902" calcext:value-type="float">
            <text:p>0.1902</text:p>
          </table:table-cell>
          <table:table-cell office:value-type="float" office:value="0.2252" calcext:value-type="float">
            <text:p>0.2252</text:p>
          </table:table-cell>
          <table:table-cell office:value-type="float" office:value="0.2279" calcext:value-type="float">
            <text:p>0.22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0</text:p>
          </table:table-cell>
          <table:table-cell office:value-type="float" office:value="0.273" calcext:value-type="float">
            <text:p>0.273</text:p>
          </table:table-cell>
          <table:table-cell office:value-type="float" office:value="0.2311" calcext:value-type="float">
            <text:p>0.2311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2187" calcext:value-type="float">
            <text:p>0.2187</text:p>
          </table:table-cell>
          <table:table-cell office:value-type="float" office:value="0.2105" calcext:value-type="float">
            <text:p>0.21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1</text:p>
          </table:table-cell>
          <table:table-cell office:value-type="float" office:value="0.1889" calcext:value-type="float">
            <text:p>0.1889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1898" calcext:value-type="float">
            <text:p>0.1898</text:p>
          </table:table-cell>
          <table:table-cell office:value-type="float" office:value="0.1393" calcext:value-type="float">
            <text:p>0.1393</text:p>
          </table:table-cell>
          <table:table-cell office:value-type="float" office:value="0.2095" calcext:value-type="float">
            <text:p>0.2095</text:p>
          </table:table-cell>
          <table:table-cell>
            <draw:frame table:end-cell-address="weighed_user_co.N134" table:end-x="0.702in" table:end-y="0.026in" draw:z-index="8" draw:style-name="gr1" draw:text-style-name="P1" svg:width="6.4504in" svg:height="1.3744in" svg:x="0.474in" svg:y="0.0736in">
              <draw:object draw:notify-on-update-of-ranges="weighed_user_co.A122:weighed_user_co.A128 weighed_user_co.B121:weighed_user_co.B121 weighed_user_co.B122:weighed_user_co.B128 weighed_user_co.C121:weighed_user_co.C121 weighed_user_co.C122:weighed_user_co.C128 weighed_user_co.D121:weighed_user_co.D121 weighed_user_co.D122:weighed_user_co.D128 weighed_user_co.E121:weighed_user_co.E121 weighed_user_co.E122:weighed_user_co.E128" xlink:href="./Object 37" xlink:type="simple" xlink:show="embed" xlink:actuate="onLoad"/>
              <draw:image xlink:href="./ObjectReplacements/Object 37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g 2</text:p>
          </table:table-cell>
          <table:table-cell office:value-type="float" office:value="0.1889" calcext:value-type="float">
            <text:p>0.1889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1898" calcext:value-type="float">
            <text:p>0.1898</text:p>
          </table:table-cell>
          <table:table-cell office:value-type="float" office:value="0.1393" calcext:value-type="float">
            <text:p>0.1393</text:p>
          </table:table-cell>
          <table:table-cell office:value-type="float" office:value="0.2095" calcext:value-type="float">
            <text:p>0.20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3</text:p>
          </table:table-cell>
          <table:table-cell office:value-type="float" office:value="0.1457" calcext:value-type="float">
            <text:p>0.1457</text:p>
          </table:table-cell>
          <table:table-cell office:value-type="float" office:value="0.1526" calcext:value-type="float">
            <text:p>0.1526</text:p>
          </table:table-cell>
          <table:table-cell office:value-type="float" office:value="0.2361" calcext:value-type="float">
            <text:p>0.2361</text:p>
          </table:table-cell>
          <table:table-cell office:value-type="float" office:value="0.129" calcext:value-type="float">
            <text:p>0.129</text:p>
          </table:table-cell>
          <table:table-cell office:value-type="float" office:value="0.175" calcext:value-type="float">
            <text:p>0.175</text:p>
          </table:table-cell>
          <table:table-cell table:number-columns-repeated="1018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ighted_pr_co" table:style-name="ta5">
        <office:forms form:automatic-focus="false" form:apply-design-mode="false"/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</text:p>
          </table:table-cell>
          <table:table-cell office:value-type="string" calcext:value-type="string">
            <text:p>=</text:p>
          </table:table-cell>
          <table:table-cell office:value-type="float" office:value="-3" calcext:value-type="float">
            <text:p>-3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0.0765" calcext:value-type="float">
            <text:p>0.0765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-0.36" calcext:value-type="float">
            <text:p>-0.36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-0.3949" calcext:value-type="float">
            <text:p>-0.3949</text:p>
          </table:table-cell>
          <table:table-cell office:value-type="float" office:value="0.0261" calcext:value-type="float">
            <text:p>0.0261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0.1459" calcext:value-type="float">
            <text:p>0.1459</text:p>
          </table:table-cell>
          <table:table-cell office:value-type="float" office:value="0.1297" calcext:value-type="float">
            <text:p>0.12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-0.2957" calcext:value-type="float">
            <text:p>-0.2957</text:p>
          </table:table-cell>
          <table:table-cell office:value-type="float" office:value="-0.5783" calcext:value-type="float">
            <text:p>-0.5783</text:p>
          </table:table-cell>
          <table:table-cell office:value-type="float" office:value="-0.1936" calcext:value-type="float">
            <text:p>-0.1936</text:p>
          </table:table-cell>
          <table:table-cell office:value-type="float" office:value="0.1309" calcext:value-type="float">
            <text:p>0.1309</text:p>
          </table:table-cell>
          <table:table-cell office:value-type="float" office:value="-0.3234" calcext:value-type="float">
            <text:p>-0.3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0.1161" calcext:value-type="float">
            <text:p>0.1161</text:p>
          </table:table-cell>
          <table:table-cell office:value-type="float" office:value="-0.0646" calcext:value-type="float">
            <text:p>-0.0646</text:p>
          </table:table-cell>
          <table:table-cell office:value-type="float" office:value="0.2806" calcext:value-type="float">
            <text:p>0.2806</text:p>
          </table:table-cell>
          <table:table-cell office:value-type="float" office:value="-0.0184" calcext:value-type="float">
            <text:p>-0.0184</text:p>
          </table:table-cell>
          <table:table-cell office:value-type="float" office:value="-0.1913" calcext:value-type="float">
            <text:p>-0.19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2225" calcext:value-type="float">
            <text:p>-0.2225</text:p>
          </table:table-cell>
          <table:table-cell office:value-type="float" office:value="-0.2027" calcext:value-type="float">
            <text:p>-0.2027</text:p>
          </table:table-cell>
          <table:table-cell office:value-type="float" office:value="-0.1429" calcext:value-type="float">
            <text:p>-0.1429</text:p>
          </table:table-cell>
          <table:table-cell office:value-type="float" office:value="-0.4298" calcext:value-type="float">
            <text:p>-0.42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0.112" calcext:value-type="float">
            <text:p>0.112</text:p>
          </table:table-cell>
          <table:table-cell office:value-type="float" office:value="-0.1833" calcext:value-type="float">
            <text:p>-0.1833</text:p>
          </table:table-cell>
          <table:table-cell office:value-type="float" office:value="-0.1913" calcext:value-type="float">
            <text:p>-0.1913</text:p>
          </table:table-cell>
          <table:table-cell office:value-type="float" office:value="-0.1194" calcext:value-type="float">
            <text:p>-0.1194</text:p>
          </table:table-cell>
          <table:table-cell office:value-type="float" office:value="-0.2015" calcext:value-type="float">
            <text:p>-0.2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0.3736" calcext:value-type="float">
            <text:p>0.3736</text:p>
          </table:table-cell>
          <table:table-cell office:value-type="float" office:value="0.1646" calcext:value-type="float">
            <text:p>0.1646</text:p>
          </table:table-cell>
          <table:table-cell office:value-type="float" office:value="-0.0508" calcext:value-type="float">
            <text:p>-0.0508</text:p>
          </table:table-cell>
          <table:table-cell office:value-type="float" office:value="0.1607" calcext:value-type="float">
            <text:p>0.1607</text:p>
          </table:table-cell>
          <table:table-cell office:value-type="float" office:value="-0.228" calcext:value-type="float">
            <text:p>-0.2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</text:p>
          </table:table-cell>
          <table:table-cell office:value-type="string" calcext:value-type="string">
            <text:p>-0.0468±0.2685</text:p>
          </table:table-cell>
          <table:table-cell office:value-type="string" calcext:value-type="string">
            <text:p>-0.143±0.2334</text:p>
          </table:table-cell>
          <table:table-cell office:value-type="string" calcext:value-type="string">
            <text:p>-0.0602±0.1707</text:p>
          </table:table-cell>
          <table:table-cell office:value-type="string" calcext:value-type="string">
            <text:p>0.0261±0.1259</text:p>
          </table:table-cell>
          <table:table-cell office:value-type="string" calcext:value-type="string">
            <text:p>-0.2074±0.1719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</text:p>
          </table:table-cell>
          <table:table-cell office:value-type="string" calcext:value-type="string">
            <text:p>=</text:p>
          </table:table-cell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0.5351" calcext:value-type="float">
            <text:p>0.5351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-0.5219" calcext:value-type="float">
            <text:p>-0.5219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-0.3725" calcext:value-type="float">
            <text:p>-0.3725</text:p>
          </table:table-cell>
          <table:table-cell office:value-type="float" office:value="-0.4592" calcext:value-type="float">
            <text:p>-0.4592</text:p>
          </table:table-cell>
          <table:table-cell office:value-type="float" office:value="-0.196" calcext:value-type="float">
            <text:p>-0.196</text:p>
          </table:table-cell>
          <table:table-cell office:value-type="float" office:value="-0.2512" calcext:value-type="float">
            <text:p>-0.2512</text:p>
          </table:table-cell>
          <table:table-cell office:value-type="float" office:value="-0.166" calcext:value-type="float">
            <text:p>-0.1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0.4713" calcext:value-type="float">
            <text:p>0.4713</text:p>
          </table:table-cell>
          <table:table-cell office:value-type="float" office:value="-0.1916" calcext:value-type="float">
            <text:p>-0.1916</text:p>
          </table:table-cell>
          <table:table-cell office:value-type="float" office:value="0.0337" calcext:value-type="float">
            <text:p>0.0337</text:p>
          </table:table-cell>
          <table:table-cell office:value-type="float" office:value="-0.0386" calcext:value-type="float">
            <text:p>-0.0386</text:p>
          </table:table-cell>
          <table:table-cell office:value-type="float" office:value="-0.0083" calcext:value-type="float">
            <text:p>-0.00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2547" calcext:value-type="float">
            <text:p>0.2547</text:p>
          </table:table-cell>
          <table:table-cell office:value-type="float" office:value="0.1622" calcext:value-type="float">
            <text:p>0.1622</text:p>
          </table:table-cell>
          <table:table-cell office:value-type="float" office:value="-0.0399" calcext:value-type="float">
            <text:p>-0.03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0.137" calcext:value-type="float">
            <text:p>0.137</text:p>
          </table:table-cell>
          <table:table-cell office:value-type="float" office:value="-0.2088" calcext:value-type="float">
            <text:p>-0.2088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2845" calcext:value-type="float">
            <text:p>0.2845</text:p>
          </table:table-cell>
          <table:table-cell office:value-type="float" office:value="-0.1971" calcext:value-type="float">
            <text:p>-0.19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-0.0443" calcext:value-type="float">
            <text:p>-0.0443</text:p>
          </table:table-cell>
          <table:table-cell office:value-type="float" office:value="0.222" calcext:value-type="float">
            <text:p>0.222</text:p>
          </table:table-cell>
          <table:table-cell office:value-type="float" office:value="-0.2069" calcext:value-type="float">
            <text:p>-0.2069</text:p>
          </table:table-cell>
          <table:table-cell office:value-type="float" office:value="-0.0356" calcext:value-type="float">
            <text:p>-0.0356</text:p>
          </table:table-cell>
          <table:table-cell office:value-type="float" office:value="-0.0376" calcext:value-type="float">
            <text:p>-0.03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0.3352" calcext:value-type="float">
            <text:p>0.3352</text:p>
          </table:table-cell>
          <table:table-cell office:value-type="float" office:value="0.2288" calcext:value-type="float">
            <text:p>0.2288</text:p>
          </table:table-cell>
          <table:table-cell office:value-type="float" office:value="0.2127" calcext:value-type="float">
            <text:p>0.2127</text:p>
          </table:table-cell>
          <table:table-cell office:value-type="float" office:value="0.0633" calcext:value-type="float">
            <text:p>0.0633</text:p>
          </table:table-cell>
          <table:table-cell office:value-type="float" office:value="0.4197" calcext:value-type="float">
            <text:p>0.41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</text:p>
          </table:table-cell>
          <table:table-cell office:value-type="string" calcext:value-type="string">
            <text:p>0.0901±0.2725</text:p>
          </table:table-cell>
          <table:table-cell office:value-type="string" calcext:value-type="string">
            <text:p>-0.0624±0.2485</text:p>
          </table:table-cell>
          <table:table-cell office:value-type="string" calcext:value-type="string">
            <text:p>0.0481±0.1892</text:p>
          </table:table-cell>
          <table:table-cell office:value-type="string" calcext:value-type="string">
            <text:p>0.0308±0.169</text:p>
          </table:table-cell>
          <table:table-cell office:value-type="string" calcext:value-type="string">
            <text:p>-0.0049±0.2023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</text:p>
          </table:table-cell>
          <table:table-cell office:value-type="string" calcext:value-type="string">
            <text:p>=</text:p>
          </table:table-cell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0.2415" calcext:value-type="float">
            <text:p>0.2415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-0.125" calcext:value-type="float">
            <text:p>-0.125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511" calcext:value-type="float">
            <text:p>0.5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-0.0635" calcext:value-type="float">
            <text:p>-0.06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4496" calcext:value-type="float">
            <text:p>0.4496</text:p>
          </table:table-cell>
          <table:table-cell office:value-type="float" office:value="0.4468" calcext:value-type="float">
            <text:p>0.4468</text:p>
          </table:table-cell>
          <table:table-cell office:value-type="float" office:value="0.4749" calcext:value-type="float">
            <text:p>0.4749</text:p>
          </table:table-cell>
          <table:table-cell office:value-type="float" office:value="0.4507" calcext:value-type="float">
            <text:p>0.45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-0.0817" calcext:value-type="float">
            <text:p>-0.0817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4703" calcext:value-type="float">
            <text:p>0.4703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1125" calcext:value-type="float">
            <text:p>0.11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0.2681" calcext:value-type="float">
            <text:p>0.2681</text:p>
          </table:table-cell>
          <table:table-cell office:value-type="float" office:value="0.306" calcext:value-type="float">
            <text:p>0.306</text:p>
          </table:table-cell>
          <table:table-cell office:value-type="float" office:value="0.4706" calcext:value-type="float">
            <text:p>0.4706</text:p>
          </table:table-cell>
          <table:table-cell office:value-type="float" office:value="0.1258" calcext:value-type="float">
            <text:p>0.1258</text:p>
          </table:table-cell>
          <table:table-cell office:value-type="float" office:value="-0.2387" calcext:value-type="float">
            <text:p>-0.23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-0.3234" calcext:value-type="float">
            <text:p>-0.3234</text:p>
          </table:table-cell>
          <table:table-cell office:value-type="float" office:value="-0.1594" calcext:value-type="float">
            <text:p>-0.1594</text:p>
          </table:table-cell>
          <table:table-cell office:value-type="float" office:value="-0.1564" calcext:value-type="float">
            <text:p>-0.1564</text:p>
          </table:table-cell>
          <table:table-cell office:value-type="float" office:value="-0.0566" calcext:value-type="float">
            <text:p>-0.0566</text:p>
          </table:table-cell>
          <table:table-cell office:value-type="float" office:value="-0.1304" calcext:value-type="float">
            <text:p>-0.1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-0.058" calcext:value-type="float">
            <text:p>-0.058</text:p>
          </table:table-cell>
          <table:table-cell office:value-type="float" office:value="0.4168" calcext:value-type="float">
            <text:p>0.4168</text:p>
          </table:table-cell>
          <table:table-cell office:value-type="float" office:value="-0.2106" calcext:value-type="float">
            <text:p>-0.2106</text:p>
          </table:table-cell>
          <table:table-cell office:value-type="float" office:value="-0.3322" calcext:value-type="float">
            <text:p>-0.3322</text:p>
          </table:table-cell>
          <table:table-cell office:value-type="float" office:value="0.4452" calcext:value-type="float">
            <text:p>0.44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</text:p>
          </table:table-cell>
          <table:table-cell office:value-type="string" calcext:value-type="string">
            <text:p>0.0343±0.2101</text:p>
          </table:table-cell>
          <table:table-cell office:value-type="string" calcext:value-type="string">
            <text:p>0.18±0.2248</text:p>
          </table:table-cell>
          <table:table-cell office:value-type="string" calcext:value-type="string">
            <text:p>0.2553±0.3112</text:p>
          </table:table-cell>
          <table:table-cell office:value-type="string" calcext:value-type="string">
            <text:p>0.0699±0.2478</text:p>
          </table:table-cell>
          <table:table-cell office:value-type="string" calcext:value-type="string">
            <text:p>0.096±0.2698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-0.1798" calcext:value-type="float">
            <text:p>-0.1798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-0.0232" calcext:value-type="float">
            <text:p>-0.0232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0.1533" calcext:value-type="float">
            <text:p>0.153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721" calcext:value-type="float">
            <text:p>0.0721</text:p>
          </table:table-cell>
          <table:table-cell office:value-type="float" office:value="-0.5347" calcext:value-type="float">
            <text:p>-0.5347</text:p>
          </table:table-cell>
          <table:table-cell office:value-type="float" office:value="-0.0909" calcext:value-type="float">
            <text:p>-0.09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-0.0754" calcext:value-type="float">
            <text:p>-0.0754</text:p>
          </table:table-cell>
          <table:table-cell office:value-type="float" office:value="0.118" calcext:value-type="float">
            <text:p>0.118</text:p>
          </table:table-cell>
          <table:table-cell office:value-type="float" office:value="0.7842" calcext:value-type="float">
            <text:p>0.7842</text:p>
          </table:table-cell>
          <table:table-cell office:value-type="float" office:value="0.6455" calcext:value-type="float">
            <text:p>0.6455</text:p>
          </table:table-cell>
          <table:table-cell office:value-type="float" office:value="0.2228" calcext:value-type="float">
            <text:p>0.22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0.1397" calcext:value-type="float">
            <text:p>0.1397</text:p>
          </table:table-cell>
          <table:table-cell office:value-type="float" office:value="-0.0445" calcext:value-type="float">
            <text:p>-0.0445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5785" calcext:value-type="float">
            <text:p>0.5785</text:p>
          </table:table-cell>
          <table:table-cell office:value-type="float" office:value="0.2847" calcext:value-type="float">
            <text:p>0.28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0.1396" calcext:value-type="float">
            <text:p>0.1396</text:p>
          </table:table-cell>
          <table:table-cell office:value-type="float" office:value="0.1748" calcext:value-type="float">
            <text:p>0.1748</text:p>
          </table:table-cell>
          <table:table-cell office:value-type="float" office:value="0.3321" calcext:value-type="float">
            <text:p>0.3321</text:p>
          </table:table-cell>
          <table:table-cell office:value-type="float" office:value="0.021" calcext:value-type="float">
            <text:p>0.021</text:p>
          </table:table-cell>
          <table:table-cell office:value-type="float" office:value="0.3059" calcext:value-type="float">
            <text:p>0.30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-0.3763" calcext:value-type="float">
            <text:p>-0.3763</text:p>
          </table:table-cell>
          <table:table-cell office:value-type="float" office:value="-0.3872" calcext:value-type="float">
            <text:p>-0.3872</text:p>
          </table:table-cell>
          <table:table-cell office:value-type="float" office:value="-0.0642" calcext:value-type="float">
            <text:p>-0.0642</text:p>
          </table:table-cell>
          <table:table-cell office:value-type="float" office:value="0.1658" calcext:value-type="float">
            <text:p>0.1658</text:p>
          </table:table-cell>
          <table:table-cell office:value-type="float" office:value="-0.0713" calcext:value-type="float">
            <text:p>-0.07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-0.2499" calcext:value-type="float">
            <text:p>-0.2499</text:p>
          </table:table-cell>
          <table:table-cell office:value-type="float" office:value="-0.3158" calcext:value-type="float">
            <text:p>-0.3158</text:p>
          </table:table-cell>
          <table:table-cell office:value-type="float" office:value="0.7501" calcext:value-type="float">
            <text:p>0.7501</text:p>
          </table:table-cell>
          <table:table-cell office:value-type="float" office:value="0.7203" calcext:value-type="float">
            <text:p>0.7203</text:p>
          </table:table-cell>
          <table:table-cell office:value-type="float" office:value="-0.1244" calcext:value-type="float">
            <text:p>-0.12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</text:p>
          </table:table-cell>
          <table:table-cell office:value-type="string" calcext:value-type="string">
            <text:p>-0.0448±0.2082</text:p>
          </table:table-cell>
          <table:table-cell office:value-type="string" calcext:value-type="string">
            <text:p>-0.0755±0.2089</text:p>
          </table:table-cell>
          <table:table-cell office:value-type="string" calcext:value-type="string">
            <text:p>0.4142±0.3269</text:p>
          </table:table-cell>
          <table:table-cell office:value-type="string" calcext:value-type="string">
            <text:p>0.2661±0.4396</text:p>
          </table:table-cell>
          <table:table-cell office:value-type="string" calcext:value-type="string">
            <text:p>0.0878±0.1857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0.1962" calcext:value-type="float">
            <text:p>0.1962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0.3532" calcext:value-type="float">
            <text:p>0.3532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0182" calcext:value-type="float">
            <text:p>0.0182</text:p>
          </table:table-cell>
          <table:table-cell office:value-type="float" office:value="-0.3492" calcext:value-type="float">
            <text:p>-0.3492</text:p>
          </table:table-cell>
          <table:table-cell office:value-type="float" office:value="0.2143" calcext:value-type="float">
            <text:p>0.2143</text:p>
          </table:table-cell>
          <table:table-cell office:value-type="float" office:value="-0.1042" calcext:value-type="float">
            <text:p>-0.1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-0.1828" calcext:value-type="float">
            <text:p>-0.1828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2863" calcext:value-type="float">
            <text:p>0.2863</text:p>
          </table:table-cell>
          <table:table-cell office:value-type="float" office:value="0.3001" calcext:value-type="float">
            <text:p>0.3001</text:p>
          </table:table-cell>
          <table:table-cell office:value-type="float" office:value="-0.0139" calcext:value-type="float">
            <text:p>-0.01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0.317" calcext:value-type="float">
            <text:p>0.317</text:p>
          </table:table-cell>
          <table:table-cell office:value-type="float" office:value="0.1753" calcext:value-type="float">
            <text:p>0.1753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3541" calcext:value-type="float">
            <text:p>0.35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-0.0577" calcext:value-type="float">
            <text:p>-0.0577</text:p>
          </table:table-cell>
          <table:table-cell office:value-type="float" office:value="0.1016" calcext:value-type="float">
            <text:p>0.1016</text:p>
          </table:table-cell>
          <table:table-cell office:value-type="float" office:value="0.1867" calcext:value-type="float">
            <text:p>0.1867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1269" calcext:value-type="float">
            <text:p>0.12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-0.0476" calcext:value-type="float">
            <text:p>-0.0476</text:p>
          </table:table-cell>
          <table:table-cell office:value-type="float" office:value="-0.554" calcext:value-type="float">
            <text:p>-0.554</text:p>
          </table:table-cell>
          <table:table-cell office:value-type="float" office:value="-0.1336" calcext:value-type="float">
            <text:p>-0.1336</text:p>
          </table:table-cell>
          <table:table-cell office:value-type="float" office:value="0.0099" calcext:value-type="float">
            <text:p>0.0099</text:p>
          </table:table-cell>
          <table:table-cell office:value-type="float" office:value="-0.1724" calcext:value-type="float">
            <text:p>-0.17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-0.0116" calcext:value-type="float">
            <text:p>-0.0116</text:p>
          </table:table-cell>
          <table:table-cell office:value-type="float" office:value="0.0665" calcext:value-type="float">
            <text:p>0.0665</text:p>
          </table:table-cell>
          <table:table-cell office:value-type="float" office:value="-0.2443" calcext:value-type="float">
            <text:p>-0.2443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0.1234" calcext:value-type="float">
            <text:p>0.1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</text:p>
          </table:table-cell>
          <table:table-cell office:value-type="string" calcext:value-type="string">
            <text:p>0.0674±0.209</text:p>
          </table:table-cell>
          <table:table-cell office:value-type="string" calcext:value-type="string">
            <text:p>-0.0146±0.2458</text:p>
          </table:table-cell>
          <table:table-cell office:value-type="string" calcext:value-type="string">
            <text:p>0.0252±0.2819</text:p>
          </table:table-cell>
          <table:table-cell office:value-type="string" calcext:value-type="string">
            <text:p>0.1364±0.1226</text:p>
          </table:table-cell>
          <table:table-cell office:value-type="string" calcext:value-type="string">
            <text:p>0.0523±0.1737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-0.003" calcext:value-type="float">
            <text:p>-0.003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0.7487" calcext:value-type="float">
            <text:p>0.7487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3891" calcext:value-type="float">
            <text:p>0.3891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-0.217" calcext:value-type="float">
            <text:p>-0.217</text:p>
          </table:table-cell>
          <table:table-cell office:value-type="float" office:value="0.5406" calcext:value-type="float">
            <text:p>0.54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-0.2892" calcext:value-type="float">
            <text:p>-0.2892</text:p>
          </table:table-cell>
          <table:table-cell office:value-type="float" office:value="-0.0402" calcext:value-type="float">
            <text:p>-0.0402</text:p>
          </table:table-cell>
          <table:table-cell office:value-type="float" office:value="-0.0539" calcext:value-type="float">
            <text:p>-0.0539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372" calcext:value-type="float">
            <text:p>0.03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0.4085" calcext:value-type="float">
            <text:p>0.408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2724" calcext:value-type="float">
            <text:p>0.2724</text:p>
          </table:table-cell>
          <table:table-cell office:value-type="float" office:value="0.1079" calcext:value-type="float">
            <text:p>0.1079</text:p>
          </table:table-cell>
          <table:table-cell office:value-type="float" office:value="0.5954" calcext:value-type="float">
            <text:p>0.59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0711" calcext:value-type="float">
            <text:p>0.0711</text:p>
          </table:table-cell>
          <table:table-cell office:value-type="float" office:value="-0.3366" calcext:value-type="float">
            <text:p>-0.3366</text:p>
          </table:table-cell>
          <table:table-cell office:value-type="float" office:value="-0.3442" calcext:value-type="float">
            <text:p>-0.3442</text:p>
          </table:table-cell>
          <table:table-cell office:value-type="float" office:value="-0.0665" calcext:value-type="float">
            <text:p>-0.06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-0.2317" calcext:value-type="float">
            <text:p>-0.2317</text:p>
          </table:table-cell>
          <table:table-cell office:value-type="float" office:value="-0.1173" calcext:value-type="float">
            <text:p>-0.1173</text:p>
          </table:table-cell>
          <table:table-cell office:value-type="float" office:value="-0.3639" calcext:value-type="float">
            <text:p>-0.3639</text:p>
          </table:table-cell>
          <table:table-cell office:value-type="float" office:value="-0.3177" calcext:value-type="float">
            <text:p>-0.3177</text:p>
          </table:table-cell>
          <table:table-cell office:value-type="float" office:value="-0.2654" calcext:value-type="float">
            <text:p>-0.26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-0.3621" calcext:value-type="float">
            <text:p>-0.3621</text:p>
          </table:table-cell>
          <table:table-cell office:value-type="float" office:value="-0.0607" calcext:value-type="float">
            <text:p>-0.0607</text:p>
          </table:table-cell>
          <table:table-cell office:value-type="float" office:value="-0.1947" calcext:value-type="float">
            <text:p>-0.1947</text:p>
          </table:table-cell>
          <table:table-cell office:value-type="float" office:value="-0.1276" calcext:value-type="float">
            <text:p>-0.1276</text:p>
          </table:table-cell>
          <table:table-cell office:value-type="float" office:value="-0.1001" calcext:value-type="float">
            <text:p>-0.1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</text:p>
          </table:table-cell>
          <table:table-cell office:value-type="string" calcext:value-type="string">
            <text:p>-0.0558±0.2692</text:p>
          </table:table-cell>
          <table:table-cell office:value-type="string" calcext:value-type="string">
            <text:p>0.0984±0.1995</text:p>
          </table:table-cell>
          <table:table-cell office:value-type="string" calcext:value-type="string">
            <text:p>-0.1131±0.2176</text:p>
          </table:table-cell>
          <table:table-cell office:value-type="string" calcext:value-type="string">
            <text:p>-0.1469±0.1659</text:p>
          </table:table-cell>
          <table:table-cell office:value-type="string" calcext:value-type="string">
            <text:p>0.1235±0.327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-0.1979" calcext:value-type="float">
            <text:p>-0.1979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0.1184" calcext:value-type="float">
            <text:p>0.1184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0.4156" calcext:value-type="float">
            <text:p>0.4156</text:p>
          </table:table-cell>
          <table:table-cell office:value-type="float" office:value="-0.1435" calcext:value-type="float">
            <text:p>-0.1435</text:p>
          </table:table-cell>
          <table:table-cell office:value-type="float" office:value="-0.4786" calcext:value-type="float">
            <text:p>-0.4786</text:p>
          </table:table-cell>
          <table:table-cell office:value-type="float" office:value="-0.233" calcext:value-type="float">
            <text:p>-0.233</text:p>
          </table:table-cell>
          <table:table-cell office:value-type="float" office:value="-0.0367" calcext:value-type="float">
            <text:p>-0.03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-0.0895" calcext:value-type="float">
            <text:p>-0.0895</text:p>
          </table:table-cell>
          <table:table-cell office:value-type="float" office:value="-0.1432" calcext:value-type="float">
            <text:p>-0.1432</text:p>
          </table:table-cell>
          <table:table-cell office:value-type="float" office:value="-0.3898" calcext:value-type="float">
            <text:p>-0.3898</text:p>
          </table:table-cell>
          <table:table-cell office:value-type="float" office:value="-0.2854" calcext:value-type="float">
            <text:p>-0.2854</text:p>
          </table:table-cell>
          <table:table-cell office:value-type="float" office:value="-0.2285" calcext:value-type="float">
            <text:p>-0.22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4865" calcext:value-type="float">
            <text:p>0.4865</text:p>
          </table:table-cell>
          <table:table-cell office:value-type="float" office:value="0.5383" calcext:value-type="float">
            <text:p>0.5383</text:p>
          </table:table-cell>
          <table:table-cell office:value-type="float" office:value="0.1163" calcext:value-type="float">
            <text:p>0.1163</text:p>
          </table:table-cell>
          <table:table-cell office:value-type="float" office:value="0.5626" calcext:value-type="float">
            <text:p>0.56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-0.2557" calcext:value-type="float">
            <text:p>-0.2557</text:p>
          </table:table-cell>
          <table:table-cell office:value-type="float" office:value="0.1379" calcext:value-type="float">
            <text:p>0.1379</text:p>
          </table:table-cell>
          <table:table-cell office:value-type="float" office:value="-0.1828" calcext:value-type="float">
            <text:p>-0.1828</text:p>
          </table:table-cell>
          <table:table-cell office:value-type="float" office:value="0.0167" calcext:value-type="float">
            <text:p>0.0167</text:p>
          </table:table-cell>
          <table:table-cell office:value-type="float" office:value="-0.0134" calcext:value-type="float">
            <text:p>-0.01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0.0935" calcext:value-type="float">
            <text:p>0.0935</text:p>
          </table:table-cell>
          <table:table-cell office:value-type="float" office:value="-0.0623" calcext:value-type="float">
            <text:p>-0.0623</text:p>
          </table:table-cell>
          <table:table-cell office:value-type="float" office:value="-0.1837" calcext:value-type="float">
            <text:p>-0.1837</text:p>
          </table:table-cell>
          <table:table-cell office:value-type="float" office:value="-0.4424" calcext:value-type="float">
            <text:p>-0.4424</text:p>
          </table:table-cell>
          <table:table-cell office:value-type="float" office:value="-0.3892" calcext:value-type="float">
            <text:p>-0.38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0.0082" calcext:value-type="float">
            <text:p>0.0082</text:p>
          </table:table-cell>
          <table:table-cell office:value-type="float" office:value="-0.1514" calcext:value-type="float">
            <text:p>-0.1514</text:p>
          </table:table-cell>
          <table:table-cell office:value-type="float" office:value="0.151" calcext:value-type="float">
            <text:p>0.151</text:p>
          </table:table-cell>
          <table:table-cell office:value-type="float" office:value="0.0014" calcext:value-type="float">
            <text:p>0.0014</text:p>
          </table:table-cell>
          <table:table-cell office:value-type="float" office:value="-0.3137" calcext:value-type="float">
            <text:p>-0.31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</text:p>
          </table:table-cell>
          <table:table-cell office:value-type="string" calcext:value-type="string">
            <text:p>0.125±0.2872</text:p>
          </table:table-cell>
          <table:table-cell office:value-type="string" calcext:value-type="string">
            <text:p>0.0207±0.2313</text:p>
          </table:table-cell>
          <table:table-cell office:value-type="string" calcext:value-type="string">
            <text:p>-0.0909±0.3443</text:p>
          </table:table-cell>
          <table:table-cell office:value-type="string" calcext:value-type="string">
            <text:p>-0.1377±0.1964</text:p>
          </table:table-cell>
          <table:table-cell office:value-type="string" calcext:value-type="string">
            <text:p>-0.0698±0.3138</text:p>
          </table:table-cell>
          <table:table-cell table:number-columns-repeated="1018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verage_pr" table:style-name="ta6">
        <office:forms form:automatic-focus="false" form:apply-design-mode="false"/>
        <table:table-column table:style-name="co5" table:default-cell-style-name="ce1"/>
        <table:table-column table:style-name="co2" table:number-columns-repeated="5" table:default-cell-style-name="ce1"/>
        <table:table-column table:style-name="co3" table:number-columns-repeated="1018" table:default-cell-style-name="ce1"/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=-3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-0.2705" calcext:value-type="float">
            <text:p>-0.2705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0.5216" calcext:value-type="float">
            <text:p>0.5216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-0.2743" calcext:value-type="float">
            <text:p>-0.2743</text:p>
          </table:table-cell>
          <table:table-cell office:value-type="float" office:value="0.0762" calcext:value-type="float">
            <text:p>0.0762</text:p>
          </table:table-cell>
          <table:table-cell office:value-type="float" office:value="-0.2169" calcext:value-type="float">
            <text:p>-0.2169</text:p>
          </table:table-cell>
          <table:table-cell office:value-type="float" office:value="0.3424" calcext:value-type="float">
            <text:p>0.3424</text:p>
          </table:table-cell>
          <table:table-cell office:value-type="float" office:value="0.0839" calcext:value-type="float">
            <text:p>0.08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-0.1582" calcext:value-type="float">
            <text:p>-0.1582</text:p>
          </table:table-cell>
          <table:table-cell office:value-type="float" office:value="0.0905" calcext:value-type="float">
            <text:p>0.0905</text:p>
          </table:table-cell>
          <table:table-cell office:value-type="float" office:value="0.113" calcext:value-type="float">
            <text:p>0.113</text:p>
          </table:table-cell>
          <table:table-cell office:value-type="float" office:value="0.5046" calcext:value-type="float">
            <text:p>0.5046</text:p>
          </table:table-cell>
          <table:table-cell office:value-type="float" office:value="0.141" calcext:value-type="float">
            <text:p>0.1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0.356" calcext:value-type="float">
            <text:p>0.356</text:p>
          </table:table-cell>
          <table:table-cell office:value-type="float" office:value="0.191" calcext:value-type="float">
            <text:p>0.191</text:p>
          </table:table-cell>
          <table:table-cell office:value-type="float" office:value="0.2117" calcext:value-type="float">
            <text:p>0.2117</text:p>
          </table:table-cell>
          <table:table-cell office:value-type="float" office:value="-0.0561" calcext:value-type="float">
            <text:p>-0.0561</text:p>
          </table:table-cell>
          <table:table-cell office:value-type="float" office:value="-0.0651" calcext:value-type="float">
            <text:p>-0.06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118" calcext:value-type="float">
            <text:p>0.3118</text:p>
          </table:table-cell>
          <table:table-cell office:value-type="float" office:value="0.2229" calcext:value-type="float">
            <text:p>0.2229</text:p>
          </table:table-cell>
          <table:table-cell office:value-type="float" office:value="0.2523" calcext:value-type="float">
            <text:p>0.2523</text:p>
          </table:table-cell>
          <table:table-cell office:value-type="float" office:value="-0.2871" calcext:value-type="float">
            <text:p>-0.28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0.0665" calcext:value-type="float">
            <text:p>0.0665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0776" calcext:value-type="float">
            <text:p>0.0776</text:p>
          </table:table-cell>
          <table:table-cell office:value-type="float" office:value="-0.2225" calcext:value-type="float">
            <text:p>-0.2225</text:p>
          </table:table-cell>
          <table:table-cell office:value-type="float" office:value="0.1874" calcext:value-type="float">
            <text:p>0.18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-0.1278" calcext:value-type="float">
            <text:p>-0.1278</text:p>
          </table:table-cell>
          <table:table-cell office:value-type="float" office:value="-0.1426" calcext:value-type="float">
            <text:p>-0.1426</text:p>
          </table:table-cell>
          <table:table-cell office:value-type="float" office:value="-0.0774" calcext:value-type="float">
            <text:p>-0.0774</text:p>
          </table:table-cell>
          <table:table-cell office:value-type="float" office:value="-0.3112" calcext:value-type="float">
            <text:p>-0.3112</text:p>
          </table:table-cell>
          <table:table-cell office:value-type="float" office:value="-0.2415" calcext:value-type="float">
            <text:p>-0.24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</text:p>
          </table:table-cell>
          <table:table-cell office:value-type="string" calcext:value-type="string">
            <text:p>0.035±0.2454</text:p>
          </table:table-cell>
          <table:table-cell office:value-type="string" calcext:value-type="string">
            <text:p>0.097±0.1382</text:p>
          </table:table-cell>
          <table:table-cell office:value-type="string" calcext:value-type="string">
            <text:p>0.0551±0.1571</text:p>
          </table:table-cell>
          <table:table-cell office:value-type="string" calcext:value-type="string">
            <text:p>0.0849±0.3005</text:p>
          </table:table-cell>
          <table:table-cell office:value-type="string" calcext:value-type="string">
            <text:p>-0.0302±0.1833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=-2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-0.4149" calcext:value-type="float">
            <text:p>-0.4149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0.668" calcext:value-type="float">
            <text:p>0.668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-0.3936" calcext:value-type="float">
            <text:p>-0.3936</text:p>
          </table:table-cell>
          <table:table-cell office:value-type="float" office:value="-0.1601" calcext:value-type="float">
            <text:p>-0.1601</text:p>
          </table:table-cell>
          <table:table-cell office:value-type="float" office:value="0.1298" calcext:value-type="float">
            <text:p>0.1298</text:p>
          </table:table-cell>
          <table:table-cell office:value-type="float" office:value="-0.0337" calcext:value-type="float">
            <text:p>-0.0337</text:p>
          </table:table-cell>
          <table:table-cell office:value-type="float" office:value="-0.0379" calcext:value-type="float">
            <text:p>-0.03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0.204" calcext:value-type="float">
            <text:p>0.204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0945" calcext:value-type="float">
            <text:p>0.0945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2363" calcext:value-type="float">
            <text:p>0.23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-0.0667" calcext:value-type="float">
            <text:p>-0.0667</text:p>
          </table:table-cell>
          <table:table-cell office:value-type="float" office:value="0.1285" calcext:value-type="float">
            <text:p>0.1285</text:p>
          </table:table-cell>
          <table:table-cell office:value-type="float" office:value="0.2142" calcext:value-type="float">
            <text:p>0.2142</text:p>
          </table:table-cell>
          <table:table-cell office:value-type="float" office:value="0.0886" calcext:value-type="float">
            <text:p>0.0886</text:p>
          </table:table-cell>
          <table:table-cell office:value-type="float" office:value="-0.0579" calcext:value-type="float">
            <text:p>-0.05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0.2243" calcext:value-type="float">
            <text:p>0.2243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5991" calcext:value-type="float">
            <text:p>0.5991</text:p>
          </table:table-cell>
          <table:table-cell office:value-type="float" office:value="0.5578" calcext:value-type="float">
            <text:p>0.5578</text:p>
          </table:table-cell>
          <table:table-cell office:value-type="float" office:value="0.3199" calcext:value-type="float">
            <text:p>0.31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-0.3065" calcext:value-type="float">
            <text:p>-0.3065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2955" calcext:value-type="float">
            <text:p>0.2955</text:p>
          </table:table-cell>
          <table:table-cell office:value-type="float" office:value="0.4734" calcext:value-type="float">
            <text:p>0.4734</text:p>
          </table:table-cell>
          <table:table-cell office:value-type="float" office:value="0.1412" calcext:value-type="float">
            <text:p>0.14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-0.0938" calcext:value-type="float">
            <text:p>-0.0938</text:p>
          </table:table-cell>
          <table:table-cell office:value-type="float" office:value="-0.1448" calcext:value-type="float">
            <text:p>-0.1448</text:p>
          </table:table-cell>
          <table:table-cell office:value-type="float" office:value="0.215" calcext:value-type="float">
            <text:p>0.215</text:p>
          </table:table-cell>
          <table:table-cell office:value-type="float" office:value="0.1414" calcext:value-type="float">
            <text:p>0.1414</text:p>
          </table:table-cell>
          <table:table-cell office:value-type="float" office:value="-0.29" calcext:value-type="float">
            <text:p>-0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</text:p>
          </table:table-cell>
          <table:table-cell office:value-type="string" calcext:value-type="string">
            <text:p>-0.0721±0.232</text:p>
          </table:table-cell>
          <table:table-cell office:value-type="string" calcext:value-type="string">
            <text:p>-0.0385±0.1072</text:p>
          </table:table-cell>
          <table:table-cell office:value-type="string" calcext:value-type="string">
            <text:p>0.258±0.1657</text:p>
          </table:table-cell>
          <table:table-cell office:value-type="string" calcext:value-type="string">
            <text:p>0.2063±0.227</text:p>
          </table:table-cell>
          <table:table-cell office:value-type="string" calcext:value-type="string">
            <text:p>0.0519±0.2045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=-1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-0.3849" calcext:value-type="float">
            <text:p>-0.3849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0.4566" calcext:value-type="float">
            <text:p>0.4566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-0.0201" calcext:value-type="float">
            <text:p>-0.0201</text:p>
          </table:table-cell>
          <table:table-cell office:value-type="float" office:value="-0.1961" calcext:value-type="float">
            <text:p>-0.1961</text:p>
          </table:table-cell>
          <table:table-cell office:value-type="float" office:value="0.032" calcext:value-type="float">
            <text:p>0.032</text:p>
          </table:table-cell>
          <table:table-cell office:value-type="float" office:value="0.146" calcext:value-type="float">
            <text:p>0.146</text:p>
          </table:table-cell>
          <table:table-cell office:value-type="float" office:value="-0.2088" calcext:value-type="float">
            <text:p>-0.20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-0.0245" calcext:value-type="float">
            <text:p>-0.0245</text:p>
          </table:table-cell>
          <table:table-cell office:value-type="float" office:value="0.0971" calcext:value-type="float">
            <text:p>0.0971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2054" calcext:value-type="float">
            <text:p>0.2054</text:p>
          </table:table-cell>
          <table:table-cell office:value-type="float" office:value="0.1994" calcext:value-type="float">
            <text:p>0.19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-0.0161" calcext:value-type="float">
            <text:p>-0.0161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2763" calcext:value-type="float">
            <text:p>0.2763</text:p>
          </table:table-cell>
          <table:table-cell office:value-type="float" office:value="0.1138" calcext:value-type="float">
            <text:p>0.1138</text:p>
          </table:table-cell>
          <table:table-cell office:value-type="float" office:value="0.013" calcext:value-type="float">
            <text:p>0.0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4305" calcext:value-type="float">
            <text:p>0.4305</text:p>
          </table:table-cell>
          <table:table-cell office:value-type="float" office:value="0.5053" calcext:value-type="float">
            <text:p>0.5053</text:p>
          </table:table-cell>
          <table:table-cell office:value-type="float" office:value="0.4501" calcext:value-type="float">
            <text:p>0.4501</text:p>
          </table:table-cell>
          <table:table-cell office:value-type="float" office:value="0.027" calcext:value-type="float">
            <text:p>0.0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-0.2201" calcext:value-type="float">
            <text:p>-0.2201</text:p>
          </table:table-cell>
          <table:table-cell office:value-type="float" office:value="-0.3303" calcext:value-type="float">
            <text:p>-0.3303</text:p>
          </table:table-cell>
          <table:table-cell office:value-type="float" office:value="-0.1361" calcext:value-type="float">
            <text:p>-0.1361</text:p>
          </table:table-cell>
          <table:table-cell office:value-type="float" office:value="0.201" calcext:value-type="float">
            <text:p>0.201</text:p>
          </table:table-cell>
          <table:table-cell office:value-type="float" office:value="-0.1349" calcext:value-type="float">
            <text:p>-0.13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0.1298" calcext:value-type="float">
            <text:p>0.1298</text:p>
          </table:table-cell>
          <table:table-cell office:value-type="float" office:value="-0.2452" calcext:value-type="float">
            <text:p>-0.2452</text:p>
          </table:table-cell>
          <table:table-cell office:value-type="float" office:value="-0.0571" calcext:value-type="float">
            <text:p>-0.0571</text:p>
          </table:table-cell>
          <table:table-cell office:value-type="float" office:value="0.0229" calcext:value-type="float">
            <text:p>0.0229</text:p>
          </table:table-cell>
          <table:table-cell office:value-type="float" office:value="-0.1883" calcext:value-type="float">
            <text:p>-0.18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</text:p>
          </table:table-cell>
          <table:table-cell office:value-type="string" calcext:value-type="string">
            <text:p>-0.0176±0.1055</text:p>
          </table:table-cell>
          <table:table-cell office:value-type="string" calcext:value-type="string">
            <text:p>-0.0397±0.2559</text:p>
          </table:table-cell>
          <table:table-cell office:value-type="string" calcext:value-type="string">
            <text:p>0.1228±0.2151</text:p>
          </table:table-cell>
          <table:table-cell office:value-type="string" calcext:value-type="string">
            <text:p>0.1899±0.1315</text:p>
          </table:table-cell>
          <table:table-cell office:value-type="string" calcext:value-type="string">
            <text:p>-0.0488±0.1436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=0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-0.2773" calcext:value-type="float">
            <text:p>-0.2773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0.1299" calcext:value-type="float">
            <text:p>0.1299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-0.2463" calcext:value-type="float">
            <text:p>-0.2463</text:p>
          </table:table-cell>
          <table:table-cell office:value-type="float" office:value="-0.1429" calcext:value-type="float">
            <text:p>-0.1429</text:p>
          </table:table-cell>
          <table:table-cell office:value-type="float" office:value="-0.1586" calcext:value-type="float">
            <text:p>-0.1586</text:p>
          </table:table-cell>
          <table:table-cell office:value-type="float" office:value="-0.0254" calcext:value-type="float">
            <text:p>-0.02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0.1796" calcext:value-type="float">
            <text:p>0.1796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152" calcext:value-type="float">
            <text:p>0.152</text:p>
          </table:table-cell>
          <table:table-cell office:value-type="float" office:value="0.3552" calcext:value-type="float">
            <text:p>0.3552</text:p>
          </table:table-cell>
          <table:table-cell office:value-type="float" office:value="0.1275" calcext:value-type="float">
            <text:p>0.12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-0.1779" calcext:value-type="float">
            <text:p>-0.1779</text:p>
          </table:table-cell>
          <table:table-cell office:value-type="float" office:value="-0.0273" calcext:value-type="float">
            <text:p>-0.0273</text:p>
          </table:table-cell>
          <table:table-cell office:value-type="float" office:value="0.3791" calcext:value-type="float">
            <text:p>0.3791</text:p>
          </table:table-cell>
          <table:table-cell office:value-type="float" office:value="0.3525" calcext:value-type="float">
            <text:p>0.3525</text:p>
          </table:table-cell>
          <table:table-cell office:value-type="float" office:value="0.2746" calcext:value-type="float">
            <text:p>0.27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-0.3782" calcext:value-type="float">
            <text:p>-0.3782</text:p>
          </table:table-cell>
          <table:table-cell office:value-type="float" office:value="-0.0839" calcext:value-type="float">
            <text:p>-0.0839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1237" calcext:value-type="float">
            <text:p>0.1237</text:p>
          </table:table-cell>
          <table:table-cell office:value-type="float" office:value="0.2031" calcext:value-type="float">
            <text:p>0.20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-0.4231" calcext:value-type="float">
            <text:p>-0.4231</text:p>
          </table:table-cell>
          <table:table-cell office:value-type="float" office:value="-0.2098" calcext:value-type="float">
            <text:p>-0.2098</text:p>
          </table:table-cell>
          <table:table-cell office:value-type="float" office:value="-0.2798" calcext:value-type="float">
            <text:p>-0.2798</text:p>
          </table:table-cell>
          <table:table-cell office:value-type="float" office:value="-0.0436" calcext:value-type="float">
            <text:p>-0.0436</text:p>
          </table:table-cell>
          <table:table-cell office:value-type="float" office:value="-0.0934" calcext:value-type="float">
            <text:p>-0.09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0.2912" calcext:value-type="float">
            <text:p>0.2912</text:p>
          </table:table-cell>
          <table:table-cell office:value-type="float" office:value="0.2953" calcext:value-type="float">
            <text:p>0.2953</text:p>
          </table:table-cell>
          <table:table-cell office:value-type="float" office:value="-0.1756" calcext:value-type="float">
            <text:p>-0.1756</text:p>
          </table:table-cell>
          <table:table-cell office:value-type="float" office:value="-0.1076" calcext:value-type="float">
            <text:p>-0.1076</text:p>
          </table:table-cell>
          <table:table-cell office:value-type="float" office:value="0.3231" calcext:value-type="float">
            <text:p>0.32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</text:p>
          </table:table-cell>
          <table:table-cell office:value-type="string" calcext:value-type="string">
            <text:p>-0.117±0.2665</text:p>
          </table:table-cell>
          <table:table-cell office:value-type="string" calcext:value-type="string">
            <text:p>-0.038±0.1793</text:p>
          </table:table-cell>
          <table:table-cell office:value-type="string" calcext:value-type="string">
            <text:p>-0.0046±0.2228</text:p>
          </table:table-cell>
          <table:table-cell office:value-type="string" calcext:value-type="string">
            <text:p>0.0869±0.2078</text:p>
          </table:table-cell>
          <table:table-cell office:value-type="string" calcext:value-type="string">
            <text:p>0.1349±0.1514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=1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-0.3723" calcext:value-type="float">
            <text:p>-0.3723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-0.172" calcext:value-type="float">
            <text:p>-0.172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0.1829" calcext:value-type="float">
            <text:p>0.1829</text:p>
          </table:table-cell>
          <table:table-cell office:value-type="float" office:value="-0.2217" calcext:value-type="float">
            <text:p>-0.2217</text:p>
          </table:table-cell>
          <table:table-cell office:value-type="float" office:value="-0.3462" calcext:value-type="float">
            <text:p>-0.3462</text:p>
          </table:table-cell>
          <table:table-cell office:value-type="float" office:value="-0.0353" calcext:value-type="float">
            <text:p>-0.0353</text:p>
          </table:table-cell>
          <table:table-cell office:value-type="float" office:value="0.0437" calcext:value-type="float">
            <text:p>0.04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-0.4479" calcext:value-type="float">
            <text:p>-0.4479</text:p>
          </table:table-cell>
          <table:table-cell office:value-type="float" office:value="0.1753" calcext:value-type="float">
            <text:p>0.1753</text:p>
          </table:table-cell>
          <table:table-cell office:value-type="float" office:value="0.1284" calcext:value-type="float">
            <text:p>0.1284</text:p>
          </table:table-cell>
          <table:table-cell office:value-type="float" office:value="0.5054" calcext:value-type="float">
            <text:p>0.5054</text:p>
          </table:table-cell>
          <table:table-cell office:value-type="float" office:value="0.0131" calcext:value-type="float">
            <text:p>0.0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0.1748" calcext:value-type="float">
            <text:p>0.1748</text:p>
          </table:table-cell>
          <table:table-cell office:value-type="float" office:value="-0.2067" calcext:value-type="float">
            <text:p>-0.2067</text:p>
          </table:table-cell>
          <table:table-cell office:value-type="float" office:value="0.1428" calcext:value-type="float">
            <text:p>0.1428</text:p>
          </table:table-cell>
          <table:table-cell office:value-type="float" office:value="0.2156" calcext:value-type="float">
            <text:p>0.2156</text:p>
          </table:table-cell>
          <table:table-cell office:value-type="float" office:value="-0.0361" calcext:value-type="float">
            <text:p>-0.0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0.1052" calcext:value-type="float">
            <text:p>0.1052</text:p>
          </table:table-cell>
          <table:table-cell office:value-type="float" office:value="-0.3479" calcext:value-type="float">
            <text:p>-0.3479</text:p>
          </table:table-cell>
          <table:table-cell office:value-type="float" office:value="-0.2633" calcext:value-type="float">
            <text:p>-0.2633</text:p>
          </table:table-cell>
          <table:table-cell office:value-type="float" office:value="-0.2354" calcext:value-type="float">
            <text:p>-0.2354</text:p>
          </table:table-cell>
          <table:table-cell office:value-type="float" office:value="-0.1959" calcext:value-type="float">
            <text:p>-0.19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0.0488" calcext:value-type="float">
            <text:p>0.0488</text:p>
          </table:table-cell>
          <table:table-cell office:value-type="float" office:value="-0.4098" calcext:value-type="float">
            <text:p>-0.4098</text:p>
          </table:table-cell>
          <table:table-cell office:value-type="float" office:value="0.0244" calcext:value-type="float">
            <text:p>0.0244</text:p>
          </table:table-cell>
          <table:table-cell office:value-type="float" office:value="-0.1067" calcext:value-type="float">
            <text:p>-0.1067</text:p>
          </table:table-cell>
          <table:table-cell office:value-type="float" office:value="-0.4509" calcext:value-type="float">
            <text:p>-0.45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0.297" calcext:value-type="float">
            <text:p>0.297</text:p>
          </table:table-cell>
          <table:table-cell office:value-type="float" office:value="0.2029" calcext:value-type="float">
            <text:p>0.2029</text:p>
          </table:table-cell>
          <table:table-cell office:value-type="float" office:value="0.2627" calcext:value-type="float">
            <text:p>0.2627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2744" calcext:value-type="float">
            <text:p>0.27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</text:p>
          </table:table-cell>
          <table:table-cell office:value-type="string" calcext:value-type="string">
            <text:p>0.0601±0.2396</text:p>
          </table:table-cell>
          <table:table-cell office:value-type="string" calcext:value-type="string">
            <text:p>-0.1346±0.2394</text:p>
          </table:table-cell>
          <table:table-cell office:value-type="string" calcext:value-type="string">
            <text:p>-0.0085±0.2218</text:p>
          </table:table-cell>
          <table:table-cell office:value-type="string" calcext:value-type="string">
            <text:p>0.0754±0.2407</text:p>
          </table:table-cell>
          <table:table-cell office:value-type="string" calcext:value-type="string">
            <text:p>-0.0586±0.2235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=2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-0.3275" calcext:value-type="float">
            <text:p>-0.3275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-0.4112" calcext:value-type="float">
            <text:p>-0.4112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-0.2352" calcext:value-type="float">
            <text:p>-0.2352</text:p>
          </table:table-cell>
          <table:table-cell office:value-type="float" office:value="0.3402" calcext:value-type="float">
            <text:p>0.3402</text:p>
          </table:table-cell>
          <table:table-cell office:value-type="float" office:value="0.0432" calcext:value-type="float">
            <text:p>0.0432</text:p>
          </table:table-cell>
          <table:table-cell office:value-type="float" office:value="-0.241" calcext:value-type="float">
            <text:p>-0.241</text:p>
          </table:table-cell>
          <table:table-cell office:value-type="float" office:value="0.3232" calcext:value-type="float">
            <text:p>0.32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-0.1785" calcext:value-type="float">
            <text:p>-0.1785</text:p>
          </table:table-cell>
          <table:table-cell office:value-type="float" office:value="-0.4211" calcext:value-type="float">
            <text:p>-0.4211</text:p>
          </table:table-cell>
          <table:table-cell office:value-type="float" office:value="-0.0452" calcext:value-type="float">
            <text:p>-0.0452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1634" calcext:value-type="float">
            <text:p>-0.16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0.3726" calcext:value-type="float">
            <text:p>0.3726</text:p>
          </table:table-cell>
          <table:table-cell office:value-type="float" office:value="0.3127" calcext:value-type="float">
            <text:p>0.3127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5437" calcext:value-type="float">
            <text:p>0.54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0.0669" calcext:value-type="float">
            <text:p>0.0669</text:p>
          </table:table-cell>
          <table:table-cell office:value-type="float" office:value="0.1692" calcext:value-type="float">
            <text:p>0.1692</text:p>
          </table:table-cell>
          <table:table-cell office:value-type="float" office:value="-0.1846" calcext:value-type="float">
            <text:p>-0.1846</text:p>
          </table:table-cell>
          <table:table-cell office:value-type="float" office:value="-0.2101" calcext:value-type="float">
            <text:p>-0.2101</text:p>
          </table:table-cell>
          <table:table-cell office:value-type="float" office:value="-0.1941" calcext:value-type="float">
            <text:p>-0.19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97" calcext:value-type="float">
            <text:p>0.0097</text:p>
          </table:table-cell>
          <table:table-cell office:value-type="float" office:value="-0.0641" calcext:value-type="float">
            <text:p>-0.0641</text:p>
          </table:table-cell>
          <table:table-cell office:value-type="float" office:value="-0.3373" calcext:value-type="float">
            <text:p>-0.3373</text:p>
          </table:table-cell>
          <table:table-cell office:value-type="float" office:value="-0.0807" calcext:value-type="float">
            <text:p>-0.08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0.5927" calcext:value-type="float">
            <text:p>0.5927</text:p>
          </table:table-cell>
          <table:table-cell office:value-type="float" office:value="0.3955" calcext:value-type="float">
            <text:p>0.3955</text:p>
          </table:table-cell>
          <table:table-cell office:value-type="float" office:value="0.1445" calcext:value-type="float">
            <text:p>0.1445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0775" calcext:value-type="float">
            <text:p>0.07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</text:p>
          </table:table-cell>
          <table:table-cell office:value-type="string" calcext:value-type="string">
            <text:p>0.1043±0.2934</text:p>
          </table:table-cell>
          <table:table-cell office:value-type="string" calcext:value-type="string">
            <text:p>0.1344±0.2792</text:p>
          </table:table-cell>
          <table:table-cell office:value-type="string" calcext:value-type="string">
            <text:p>-0.003±0.1086</text:p>
          </table:table-cell>
          <table:table-cell office:value-type="string" calcext:value-type="string">
            <text:p>-0.0857±0.2005</text:p>
          </table:table-cell>
          <table:table-cell office:value-type="string" calcext:value-type="string">
            <text:p>0.0844±0.269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=3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-0.251" calcext:value-type="float">
            <text:p>-0.251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-0.2405" calcext:value-type="float">
            <text:p>-0.2405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0.4717" calcext:value-type="float">
            <text:p>0.4717</text:p>
          </table:table-cell>
          <table:table-cell office:value-type="float" office:value="-0.4681" calcext:value-type="float">
            <text:p>-0.4681</text:p>
          </table:table-cell>
          <table:table-cell office:value-type="float" office:value="-0.1627" calcext:value-type="float">
            <text:p>-0.1627</text:p>
          </table:table-cell>
          <table:table-cell office:value-type="float" office:value="-0.1576" calcext:value-type="float">
            <text:p>-0.1576</text:p>
          </table:table-cell>
          <table:table-cell office:value-type="float" office:value="-0.5543" calcext:value-type="float">
            <text:p>-0.55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-0.1684" calcext:value-type="float">
            <text:p>-0.1684</text:p>
          </table:table-cell>
          <table:table-cell office:value-type="float" office:value="-0.1487" calcext:value-type="float">
            <text:p>-0.1487</text:p>
          </table:table-cell>
          <table:table-cell office:value-type="float" office:value="-0.2246" calcext:value-type="float">
            <text:p>-0.2246</text:p>
          </table:table-cell>
          <table:table-cell office:value-type="float" office:value="0.0241" calcext:value-type="float">
            <text:p>0.0241</text:p>
          </table:table-cell>
          <table:table-cell office:value-type="float" office:value="-0.454" calcext:value-type="float">
            <text:p>-0.4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0.3557" calcext:value-type="float">
            <text:p>0.3557</text:p>
          </table:table-cell>
          <table:table-cell office:value-type="float" office:value="0.4438" calcext:value-type="float">
            <text:p>0.4438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4234" calcext:value-type="float">
            <text:p>0.4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-0.5914" calcext:value-type="float">
            <text:p>-0.5914</text:p>
          </table:table-cell>
          <table:table-cell office:value-type="float" office:value="-0.0883" calcext:value-type="float">
            <text:p>-0.0883</text:p>
          </table:table-cell>
          <table:table-cell office:value-type="float" office:value="0.2394" calcext:value-type="float">
            <text:p>0.2394</text:p>
          </table:table-cell>
          <table:table-cell office:value-type="float" office:value="0.2831" calcext:value-type="float">
            <text:p>0.2831</text:p>
          </table:table-cell>
          <table:table-cell office:value-type="float" office:value="-0.0176" calcext:value-type="float">
            <text:p>-0.01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0596" calcext:value-type="float">
            <text:p>0.0596</text:p>
          </table:table-cell>
          <table:table-cell office:value-type="float" office:value="-0.0259" calcext:value-type="float">
            <text:p>-0.0259</text:p>
          </table:table-cell>
          <table:table-cell office:value-type="float" office:value="-0.1388" calcext:value-type="float">
            <text:p>-0.1388</text:p>
          </table:table-cell>
          <table:table-cell office:value-type="float" office:value="-0.0867" calcext:value-type="float">
            <text:p>-0.0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0.0934" calcext:value-type="float">
            <text:p>0.0934</text:p>
          </table:table-cell>
          <table:table-cell office:value-type="float" office:value="0.2845" calcext:value-type="float">
            <text:p>0.2845</text:p>
          </table:table-cell>
          <table:table-cell office:value-type="float" office:value="0.1238" calcext:value-type="float">
            <text:p>0.1238</text:p>
          </table:table-cell>
          <table:table-cell office:value-type="float" office:value="0.3292" calcext:value-type="float">
            <text:p>0.3292</text:p>
          </table:table-cell>
          <table:table-cell office:value-type="float" office:value="0.0148" calcext:value-type="float">
            <text:p>0.01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</text:p>
          </table:table-cell>
          <table:table-cell office:value-type="string" calcext:value-type="string">
            <text:p>0.0331±0.349</text:p>
          </table:table-cell>
          <table:table-cell office:value-type="string" calcext:value-type="string">
            <text:p>0.0138±0.297</text:p>
          </table:table-cell>
          <table:table-cell office:value-type="string" calcext:value-type="string">
            <text:p>0.0506±0.2082</text:p>
          </table:table-cell>
          <table:table-cell office:value-type="string" calcext:value-type="string">
            <text:p>0.0594±0.1881</text:p>
          </table:table-cell>
          <table:table-cell office:value-type="string" calcext:value-type="string">
            <text:p>-0.1124±0.3227</text:p>
          </table:table-cell>
          <table:table-cell table:number-columns-repeated="1018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ll_pr_co" table:style-name="ta7">
        <office:forms form:automatic-focus="false" form:apply-design-mode="false"/>
        <table:shapes>
          <draw:frame draw:z-index="0" draw:style-name="gr2" draw:text-style-name="P2" svg:width="7.711in" svg:height="3.2472in" svg:x="6.6079in" svg:y="16.2134in">
            <draw:object draw:notify-on-update-of-ranges="full_pr_co.A94:full_pr_co.A94 full_pr_co.A95:full_pr_co.A101 full_pr_co.B94:full_pr_co.B94 full_pr_co.B95:full_pr_co.B101 full_pr_co.C94:full_pr_co.C94 full_pr_co.C95:full_pr_co.C101 full_pr_co.D94:full_pr_co.D94 full_pr_co.D95:full_pr_co.D101 full_pr_co.E94:full_pr_co.E94 full_pr_co.E95:full_pr_co.E101" xlink:href="./Object 38" xlink:type="simple" xlink:show="embed" xlink:actuate="onLoad"/>
            <draw:image xlink:href="./ObjectReplacements/Object 38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018" table:default-cell-style-name="ce1"/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</text:p>
          </table:table-cell>
          <table:table-cell office:value-type="string" calcext:value-type="string">
            <text:p>=</text:p>
          </table:table-cell>
          <table:table-cell office:value-type="float" office:value="-3" calcext:value-type="float">
            <text:p>-3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0.1228" calcext:value-type="float">
            <text:p>0.1228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-0.3735" calcext:value-type="float">
            <text:p>-0.3735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-0.3465" calcext:value-type="float">
            <text:p>-0.3465</text:p>
          </table:table-cell>
          <table:table-cell office:value-type="float" office:value="0.0277" calcext:value-type="float">
            <text:p>0.0277</text:p>
          </table:table-cell>
          <table:table-cell office:value-type="float" office:value="-0.0162" calcext:value-type="float">
            <text:p>-0.0162</text:p>
          </table:table-cell>
          <table:table-cell office:value-type="float" office:value="0.1284" calcext:value-type="float">
            <text:p>0.1284</text:p>
          </table:table-cell>
          <table:table-cell office:value-type="float" office:value="0.1395" calcext:value-type="float">
            <text:p>0.13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-0.2596" calcext:value-type="float">
            <text:p>-0.2596</text:p>
          </table:table-cell>
          <table:table-cell office:value-type="float" office:value="-0.5783" calcext:value-type="float">
            <text:p>-0.5783</text:p>
          </table:table-cell>
          <table:table-cell office:value-type="float" office:value="-0.1905" calcext:value-type="float">
            <text:p>-0.1905</text:p>
          </table:table-cell>
          <table:table-cell office:value-type="float" office:value="0.1002" calcext:value-type="float">
            <text:p>0.1002</text:p>
          </table:table-cell>
          <table:table-cell office:value-type="float" office:value="-0.332" calcext:value-type="float">
            <text:p>-0.3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0.0958" calcext:value-type="float">
            <text:p>0.0958</text:p>
          </table:table-cell>
          <table:table-cell office:value-type="float" office:value="-0.0499" calcext:value-type="float">
            <text:p>-0.0499</text:p>
          </table:table-cell>
          <table:table-cell office:value-type="float" office:value="0.3062" calcext:value-type="float">
            <text:p>0.3062</text:p>
          </table:table-cell>
          <table:table-cell office:value-type="float" office:value="-0.0106" calcext:value-type="float">
            <text:p>-0.0106</text:p>
          </table:table-cell>
          <table:table-cell office:value-type="float" office:value="-0.1611" calcext:value-type="float">
            <text:p>-0.16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-0.1995" calcext:value-type="float">
            <text:p>-0.1995</text:p>
          </table:table-cell>
          <table:table-cell office:value-type="float" office:value="-0.1969" calcext:value-type="float">
            <text:p>-0.1969</text:p>
          </table:table-cell>
          <table:table-cell office:value-type="float" office:value="-0.2196" calcext:value-type="float">
            <text:p>-0.2196</text:p>
          </table:table-cell>
          <table:table-cell office:value-type="float" office:value="-0.1296" calcext:value-type="float">
            <text:p>-0.1296</text:p>
          </table:table-cell>
          <table:table-cell office:value-type="float" office:value="-0.3933" calcext:value-type="float">
            <text:p>-0.39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0.1478" calcext:value-type="float">
            <text:p>0.1478</text:p>
          </table:table-cell>
          <table:table-cell office:value-type="float" office:value="-0.1022" calcext:value-type="float">
            <text:p>-0.1022</text:p>
          </table:table-cell>
          <table:table-cell office:value-type="float" office:value="-0.1977" calcext:value-type="float">
            <text:p>-0.1977</text:p>
          </table:table-cell>
          <table:table-cell office:value-type="float" office:value="-0.1651" calcext:value-type="float">
            <text:p>-0.1651</text:p>
          </table:table-cell>
          <table:table-cell office:value-type="float" office:value="-0.1464" calcext:value-type="float">
            <text:p>-0.14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0.3933" calcext:value-type="float">
            <text:p>0.3933</text:p>
          </table:table-cell>
          <table:table-cell office:value-type="float" office:value="0.1774" calcext:value-type="float">
            <text:p>0.1774</text:p>
          </table:table-cell>
          <table:table-cell office:value-type="float" office:value="-0.0405" calcext:value-type="float">
            <text:p>-0.0405</text:p>
          </table:table-cell>
          <table:table-cell office:value-type="float" office:value="0.1831" calcext:value-type="float">
            <text:p>0.1831</text:p>
          </table:table-cell>
          <table:table-cell office:value-type="float" office:value="-0.2098" calcext:value-type="float">
            <text:p>-0.20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</text:p>
          </table:table-cell>
          <table:table-cell office:value-type="string" calcext:value-type="string">
            <text:p>-0.0281±0.2608</text:p>
          </table:table-cell>
          <table:table-cell office:value-type="string" calcext:value-type="string">
            <text:p>-0.1204±0.235</text:p>
          </table:table-cell>
          <table:table-cell office:value-type="string" calcext:value-type="string">
            <text:p>-0.0597±0.1816</text:p>
          </table:table-cell>
          <table:table-cell office:value-type="string" calcext:value-type="string">
            <text:p>0.0177±0.1306</text:p>
          </table:table-cell>
          <table:table-cell office:value-type="string" calcext:value-type="string">
            <text:p>-0.1838±0.1698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</text:p>
          </table:table-cell>
          <table:table-cell office:value-type="string" calcext:value-type="string">
            <text:p>=</text:p>
          </table:table-cell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0.5557" calcext:value-type="float">
            <text:p>0.5557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-0.5325" calcext:value-type="float">
            <text:p>-0.5325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-0.2745" calcext:value-type="float">
            <text:p>-0.2745</text:p>
          </table:table-cell>
          <table:table-cell office:value-type="float" office:value="-0.3776" calcext:value-type="float">
            <text:p>-0.3776</text:p>
          </table:table-cell>
          <table:table-cell office:value-type="float" office:value="-0.2364" calcext:value-type="float">
            <text:p>-0.2364</text:p>
          </table:table-cell>
          <table:table-cell office:value-type="float" office:value="-0.2723" calcext:value-type="float">
            <text:p>-0.2723</text:p>
          </table:table-cell>
          <table:table-cell office:value-type="float" office:value="-0.1117" calcext:value-type="float">
            <text:p>-0.11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0.5104" calcext:value-type="float">
            <text:p>0.5104</text:p>
          </table:table-cell>
          <table:table-cell office:value-type="float" office:value="-0.1491" calcext:value-type="float">
            <text:p>-0.1491</text:p>
          </table:table-cell>
          <table:table-cell office:value-type="float" office:value="0.0472" calcext:value-type="float">
            <text:p>0.0472</text:p>
          </table:table-cell>
          <table:table-cell office:value-type="float" office:value="-0.0504" calcext:value-type="float">
            <text:p>-0.0504</text:p>
          </table:table-cell>
          <table:table-cell office:value-type="float" office:value="0.0145" calcext:value-type="float">
            <text:p>0.01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2311" calcext:value-type="float">
            <text:p>0.2311</text:p>
          </table:table-cell>
          <table:table-cell office:value-type="float" office:value="0.1734" calcext:value-type="float">
            <text:p>0.1734</text:p>
          </table:table-cell>
          <table:table-cell office:value-type="float" office:value="-0.0394" calcext:value-type="float">
            <text:p>-0.03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0.124" calcext:value-type="float">
            <text:p>0.124</text:p>
          </table:table-cell>
          <table:table-cell office:value-type="float" office:value="-0.2117" calcext:value-type="float">
            <text:p>-0.2117</text:p>
          </table:table-cell>
          <table:table-cell office:value-type="float" office:value="0.1661" calcext:value-type="float">
            <text:p>0.1661</text:p>
          </table:table-cell>
          <table:table-cell office:value-type="float" office:value="0.2721" calcext:value-type="float">
            <text:p>0.2721</text:p>
          </table:table-cell>
          <table:table-cell office:value-type="float" office:value="-0.175" calcext:value-type="float">
            <text:p>-0.1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-0.0749" calcext:value-type="float">
            <text:p>-0.0749</text:p>
          </table:table-cell>
          <table:table-cell office:value-type="float" office:value="0.2142" calcext:value-type="float">
            <text:p>0.2142</text:p>
          </table:table-cell>
          <table:table-cell office:value-type="float" office:value="-0.1313" calcext:value-type="float">
            <text:p>-0.1313</text:p>
          </table:table-cell>
          <table:table-cell office:value-type="float" office:value="0.0216" calcext:value-type="float">
            <text:p>0.0216</text:p>
          </table:table-cell>
          <table:table-cell office:value-type="float" office:value="-0.0027" calcext:value-type="float">
            <text:p>-0.00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0.3666" calcext:value-type="float">
            <text:p>0.3666</text:p>
          </table:table-cell>
          <table:table-cell office:value-type="float" office:value="0.255" calcext:value-type="float">
            <text:p>0.255</text:p>
          </table:table-cell>
          <table:table-cell office:value-type="float" office:value="0.2" calcext:value-type="float">
            <text:p>0.2</text:p>
          </table:table-cell>
          <table:table-cell office:value-type="float" office:value="0.067" calcext:value-type="float">
            <text:p>0.067</text:p>
          </table:table-cell>
          <table:table-cell office:value-type="float" office:value="0.4217" calcext:value-type="float">
            <text:p>0.42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</text:p>
          </table:table-cell>
          <table:table-cell office:value-type="string" calcext:value-type="string">
            <text:p>0.1144±0.2626</text:p>
          </table:table-cell>
          <table:table-cell office:value-type="string" calcext:value-type="string">
            <text:p>-0.0401±0.2279</text:p>
          </table:table-cell>
          <table:table-cell office:value-type="string" calcext:value-type="string">
            <text:p>0.0461±0.1749</text:p>
          </table:table-cell>
          <table:table-cell office:value-type="string" calcext:value-type="string">
            <text:p>0.0352±0.1724</text:p>
          </table:table-cell>
          <table:table-cell office:value-type="string" calcext:value-type="string">
            <text:p>0.0179±0.1918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</text:p>
          </table:table-cell>
          <table:table-cell office:value-type="string" calcext:value-type="string">
            <text:p>=</text:p>
          </table:table-cell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0.2632" calcext:value-type="float">
            <text:p>0.2632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-0.127" calcext:value-type="float">
            <text:p>-0.127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0.2952" calcext:value-type="float">
            <text:p>0.2952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5089" calcext:value-type="float">
            <text:p>0.5089</text:p>
          </table:table-cell>
          <table:table-cell office:value-type="float" office:value="-0.0711" calcext:value-type="float">
            <text:p>-0.0711</text:p>
          </table:table-cell>
          <table:table-cell office:value-type="float" office:value="-0.0684" calcext:value-type="float">
            <text:p>-0.06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0.1374" calcext:value-type="float">
            <text:p>0.1374</text:p>
          </table:table-cell>
          <table:table-cell office:value-type="float" office:value="0.4932" calcext:value-type="float">
            <text:p>0.4932</text:p>
          </table:table-cell>
          <table:table-cell office:value-type="float" office:value="0.4757" calcext:value-type="float">
            <text:p>0.4757</text:p>
          </table:table-cell>
          <table:table-cell office:value-type="float" office:value="0.4879" calcext:value-type="float">
            <text:p>0.4879</text:p>
          </table:table-cell>
          <table:table-cell office:value-type="float" office:value="0.4713" calcext:value-type="float">
            <text:p>0.47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-0.1041" calcext:value-type="float">
            <text:p>-0.1041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4776" calcext:value-type="float">
            <text:p>0.4776</text:p>
          </table:table-cell>
          <table:table-cell office:value-type="float" office:value="0.1917" calcext:value-type="float">
            <text:p>0.1917</text:p>
          </table:table-cell>
          <table:table-cell office:value-type="float" office:value="0.1512" calcext:value-type="float">
            <text:p>0.15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2997" calcext:value-type="float">
            <text:p>0.2997</text:p>
          </table:table-cell>
          <table:table-cell office:value-type="float" office:value="0.4388" calcext:value-type="float">
            <text:p>0.4388</text:p>
          </table:table-cell>
          <table:table-cell office:value-type="float" office:value="0.0884" calcext:value-type="float">
            <text:p>0.0884</text:p>
          </table:table-cell>
          <table:table-cell office:value-type="float" office:value="-0.2346" calcext:value-type="float">
            <text:p>-0.23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-0.3703" calcext:value-type="float">
            <text:p>-0.3703</text:p>
          </table:table-cell>
          <table:table-cell office:value-type="float" office:value="-0.1506" calcext:value-type="float">
            <text:p>-0.1506</text:p>
          </table:table-cell>
          <table:table-cell office:value-type="float" office:value="-0.1468" calcext:value-type="float">
            <text:p>-0.1468</text:p>
          </table:table-cell>
          <table:table-cell office:value-type="float" office:value="-0.0346" calcext:value-type="float">
            <text:p>-0.0346</text:p>
          </table:table-cell>
          <table:table-cell office:value-type="float" office:value="-0.0961" calcext:value-type="float">
            <text:p>-0.0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-0.0464" calcext:value-type="float">
            <text:p>-0.0464</text:p>
          </table:table-cell>
          <table:table-cell office:value-type="float" office:value="0.4273" calcext:value-type="float">
            <text:p>0.4273</text:p>
          </table:table-cell>
          <table:table-cell office:value-type="float" office:value="-0.1962" calcext:value-type="float">
            <text:p>-0.1962</text:p>
          </table:table-cell>
          <table:table-cell office:value-type="float" office:value="-0.3238" calcext:value-type="float">
            <text:p>-0.3238</text:p>
          </table:table-cell>
          <table:table-cell office:value-type="float" office:value="0.4493" calcext:value-type="float">
            <text:p>0.44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</text:p>
          </table:table-cell>
          <table:table-cell office:value-type="string" calcext:value-type="string">
            <text:p>0.0353±0.2375</text:p>
          </table:table-cell>
          <table:table-cell office:value-type="string" calcext:value-type="string">
            <text:p>0.1996±0.227</text:p>
          </table:table-cell>
          <table:table-cell office:value-type="string" calcext:value-type="string">
            <text:p>0.2597±0.3059</text:p>
          </table:table-cell>
          <table:table-cell office:value-type="string" calcext:value-type="string">
            <text:p>0.0564±0.2499</text:p>
          </table:table-cell>
          <table:table-cell office:value-type="string" calcext:value-type="string">
            <text:p>0.1121±0.2709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-0.153" calcext:value-type="float">
            <text:p>-0.153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-0.0284" calcext:value-type="float">
            <text:p>-0.0284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0.2295" calcext:value-type="float">
            <text:p>0.2295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88" calcext:value-type="float">
            <text:p>0.088</text:p>
          </table:table-cell>
          <table:table-cell office:value-type="float" office:value="-0.481" calcext:value-type="float">
            <text:p>-0.481</text:p>
          </table:table-cell>
          <table:table-cell office:value-type="float" office:value="-0.1142" calcext:value-type="float">
            <text:p>-0.11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-0.1109" calcext:value-type="float">
            <text:p>-0.11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7964" calcext:value-type="float">
            <text:p>0.7964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2125" calcext:value-type="float">
            <text:p>0.21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0.1821" calcext:value-type="float">
            <text:p>0.1821</text:p>
          </table:table-cell>
          <table:table-cell office:value-type="float" office:value="-0.0643" calcext:value-type="float">
            <text:p>-0.0643</text:p>
          </table:table-cell>
          <table:table-cell office:value-type="float" office:value="0.618" calcext:value-type="float">
            <text:p>0.618</text:p>
          </table:table-cell>
          <table:table-cell office:value-type="float" office:value="0.5973" calcext:value-type="float">
            <text:p>0.5973</text:p>
          </table:table-cell>
          <table:table-cell office:value-type="float" office:value="0.2778" calcext:value-type="float">
            <text:p>0.27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0.1342" calcext:value-type="float">
            <text:p>0.1342</text:p>
          </table:table-cell>
          <table:table-cell office:value-type="float" office:value="0.2042" calcext:value-type="float">
            <text:p>0.2042</text:p>
          </table:table-cell>
          <table:table-cell office:value-type="float" office:value="0.3248" calcext:value-type="float">
            <text:p>0.3248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3299" calcext:value-type="float">
            <text:p>0.32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-0.4756" calcext:value-type="float">
            <text:p>-0.4756</text:p>
          </table:table-cell>
          <table:table-cell office:value-type="float" office:value="-0.4478" calcext:value-type="float">
            <text:p>-0.4478</text:p>
          </table:table-cell>
          <table:table-cell office:value-type="float" office:value="-0.0325" calcext:value-type="float">
            <text:p>-0.0325</text:p>
          </table:table-cell>
          <table:table-cell office:value-type="float" office:value="0.179" calcext:value-type="float">
            <text:p>0.179</text:p>
          </table:table-cell>
          <table:table-cell office:value-type="float" office:value="-0.049" calcext:value-type="float">
            <text:p>-0.0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-0.246" calcext:value-type="float">
            <text:p>-0.246</text:p>
          </table:table-cell>
          <table:table-cell office:value-type="float" office:value="-0.3022" calcext:value-type="float">
            <text:p>-0.3022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096" calcext:value-type="float">
            <text:p>0.7096</text:p>
          </table:table-cell>
          <table:table-cell office:value-type="float" office:value="-0.1107" calcext:value-type="float">
            <text:p>-0.11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</text:p>
          </table:table-cell>
          <table:table-cell office:value-type="string" calcext:value-type="string">
            <text:p>-0.0478±0.2547</text:p>
          </table:table-cell>
          <table:table-cell office:value-type="string" calcext:value-type="string">
            <text:p>-0.0806±0.2269</text:p>
          </table:table-cell>
          <table:table-cell office:value-type="string" calcext:value-type="string">
            <text:p>0.4218±0.3175</text:p>
          </table:table-cell>
          <table:table-cell office:value-type="string" calcext:value-type="string">
            <text:p>0.2764±0.4217</text:p>
          </table:table-cell>
          <table:table-cell office:value-type="string" calcext:value-type="string">
            <text:p>0.091±0.1867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0.2053" calcext:value-type="float">
            <text:p>0.2053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0.3409" calcext:value-type="float">
            <text:p>0.3409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0.306" calcext:value-type="float">
            <text:p>0.306</text:p>
          </table:table-cell>
          <table:table-cell office:value-type="float" office:value="0.0324" calcext:value-type="float">
            <text:p>0.0324</text:p>
          </table:table-cell>
          <table:table-cell office:value-type="float" office:value="-0.3463" calcext:value-type="float">
            <text:p>-0.3463</text:p>
          </table:table-cell>
          <table:table-cell office:value-type="float" office:value="0.2234" calcext:value-type="float">
            <text:p>0.2234</text:p>
          </table:table-cell>
          <table:table-cell office:value-type="float" office:value="-0.039" calcext:value-type="float">
            <text:p>-0.0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-0.167" calcext:value-type="float">
            <text:p>-0.167</text:p>
          </table:table-cell>
          <table:table-cell office:value-type="float" office:value="0.0694" calcext:value-type="float">
            <text:p>0.0694</text:p>
          </table:table-cell>
          <table:table-cell office:value-type="float" office:value="0.2429" calcext:value-type="float">
            <text:p>0.2429</text:p>
          </table:table-cell>
          <table:table-cell office:value-type="float" office:value="0.2424" calcext:value-type="float">
            <text:p>0.2424</text:p>
          </table:table-cell>
          <table:table-cell office:value-type="float" office:value="-0.0255" calcext:value-type="float">
            <text:p>-0.02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0.3444" calcext:value-type="float">
            <text:p>0.3444</text:p>
          </table:table-cell>
          <table:table-cell office:value-type="float" office:value="0.2205" calcext:value-type="float">
            <text:p>0.2205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2408" calcext:value-type="float">
            <text:p>0.2408</text:p>
          </table:table-cell>
          <table:table-cell office:value-type="float" office:value="0.372" calcext:value-type="float">
            <text:p>0.3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-0.0656" calcext:value-type="float">
            <text:p>-0.0656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1938" calcext:value-type="float">
            <text:p>0.1938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1136" calcext:value-type="float">
            <text:p>0.1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-0.5401" calcext:value-type="float">
            <text:p>-0.5401</text:p>
          </table:table-cell>
          <table:table-cell office:value-type="float" office:value="-0.1052" calcext:value-type="float">
            <text:p>-0.1052</text:p>
          </table:table-cell>
          <table:table-cell office:value-type="float" office:value="0.0462" calcext:value-type="float">
            <text:p>0.0462</text:p>
          </table:table-cell>
          <table:table-cell office:value-type="float" office:value="-0.2719" calcext:value-type="float">
            <text:p>-0.27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-0.023" calcext:value-type="float">
            <text:p>-0.023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2178" calcext:value-type="float">
            <text:p>-0.2178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1385" calcext:value-type="float">
            <text:p>0.13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</text:p>
          </table:table-cell>
          <table:table-cell office:value-type="string" calcext:value-type="string">
            <text:p>0.0656±0.1911</text:p>
          </table:table-cell>
          <table:table-cell office:value-type="string" calcext:value-type="string">
            <text:p>-0.0104±0.2443</text:p>
          </table:table-cell>
          <table:table-cell office:value-type="string" calcext:value-type="string">
            <text:p>0.031±0.2721</text:p>
          </table:table-cell>
          <table:table-cell office:value-type="string" calcext:value-type="string">
            <text:p>0.1385±0.0977</text:p>
          </table:table-cell>
          <table:table-cell office:value-type="string" calcext:value-type="string">
            <text:p>0.048±0.197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0.0108" calcext:value-type="float">
            <text:p>0.0108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0.722" calcext:value-type="float">
            <text:p>0.722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-0.0456" calcext:value-type="float">
            <text:p>-0.0456</text:p>
          </table:table-cell>
          <table:table-cell office:value-type="float" office:value="0.3193" calcext:value-type="float">
            <text:p>0.3193</text:p>
          </table:table-cell>
          <table:table-cell office:value-type="float" office:value="-0.0585" calcext:value-type="float">
            <text:p>-0.0585</text:p>
          </table:table-cell>
          <table:table-cell office:value-type="float" office:value="-0.1177" calcext:value-type="float">
            <text:p>-0.1177</text:p>
          </table:table-cell>
          <table:table-cell office:value-type="float" office:value="0.5035" calcext:value-type="float">
            <text:p>0.50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-0.2571" calcext:value-type="float">
            <text:p>-0.2571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0.1055" calcext:value-type="float">
            <text:p>-0.1055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0677" calcext:value-type="float">
            <text:p>0.06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0.3945" calcext:value-type="float">
            <text:p>0.3945</text:p>
          </table:table-cell>
          <table:table-cell office:value-type="float" office:value="0.3745" calcext:value-type="float">
            <text:p>0.3745</text:p>
          </table:table-cell>
          <table:table-cell office:value-type="float" office:value="0.2558" calcext:value-type="float">
            <text:p>0.2558</text:p>
          </table:table-cell>
          <table:table-cell office:value-type="float" office:value="0.0934" calcext:value-type="float">
            <text:p>0.0934</text:p>
          </table:table-cell>
          <table:table-cell office:value-type="float" office:value="0.6038" calcext:value-type="float">
            <text:p>0.60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0.1192" calcext:value-type="float">
            <text:p>0.1192</text:p>
          </table:table-cell>
          <table:table-cell office:value-type="float" office:value="0.0537" calcext:value-type="float">
            <text:p>0.0537</text:p>
          </table:table-cell>
          <table:table-cell office:value-type="float" office:value="-0.3441" calcext:value-type="float">
            <text:p>-0.3441</text:p>
          </table:table-cell>
          <table:table-cell office:value-type="float" office:value="-0.3497" calcext:value-type="float">
            <text:p>-0.3497</text:p>
          </table:table-cell>
          <table:table-cell office:value-type="float" office:value="-0.0714" calcext:value-type="float">
            <text:p>-0.07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-0.2315" calcext:value-type="float">
            <text:p>-0.2315</text:p>
          </table:table-cell>
          <table:table-cell office:value-type="float" office:value="-0.0817" calcext:value-type="float">
            <text:p>-0.0817</text:p>
          </table:table-cell>
          <table:table-cell office:value-type="float" office:value="-0.3517" calcext:value-type="float">
            <text:p>-0.3517</text:p>
          </table:table-cell>
          <table:table-cell office:value-type="float" office:value="-0.338" calcext:value-type="float">
            <text:p>-0.338</text:p>
          </table:table-cell>
          <table:table-cell office:value-type="float" office:value="-0.225" calcext:value-type="float">
            <text:p>-0.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-0.3554" calcext:value-type="float">
            <text:p>-0.3554</text:p>
          </table:table-cell>
          <table:table-cell office:value-type="float" office:value="-0.0659" calcext:value-type="float">
            <text:p>-0.0659</text:p>
          </table:table-cell>
          <table:table-cell office:value-type="float" office:value="-0.1964" calcext:value-type="float">
            <text:p>-0.1964</text:p>
          </table:table-cell>
          <table:table-cell office:value-type="float" office:value="-0.1228" calcext:value-type="float">
            <text:p>-0.1228</text:p>
          </table:table-cell>
          <table:table-cell office:value-type="float" office:value="-0.0952" calcext:value-type="float">
            <text:p>-0.09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</text:p>
          </table:table-cell>
          <table:table-cell office:value-type="string" calcext:value-type="string">
            <text:p>-0.0626±0.2564</text:p>
          </table:table-cell>
          <table:table-cell office:value-type="string" calcext:value-type="string">
            <text:p>0.0979±0.182</text:p>
          </table:table-cell>
          <table:table-cell office:value-type="string" calcext:value-type="string">
            <text:p>-0.1334±0.2057</text:p>
          </table:table-cell>
          <table:table-cell office:value-type="string" calcext:value-type="string">
            <text:p>-0.1401±0.1615</text:p>
          </table:table-cell>
          <table:table-cell office:value-type="string" calcext:value-type="string">
            <text:p>0.1306±0.3123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BINARY_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-0.2319" calcext:value-type="float">
            <text:p>-0.2319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0.1231" calcext:value-type="float">
            <text:p>0.1231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0.3386" calcext:value-type="float">
            <text:p>0.3386</text:p>
          </table:table-cell>
          <table:table-cell office:value-type="float" office:value="-0.1122" calcext:value-type="float">
            <text:p>-0.1122</text:p>
          </table:table-cell>
          <table:table-cell office:value-type="float" office:value="-0.3745" calcext:value-type="float">
            <text:p>-0.3745</text:p>
          </table:table-cell>
          <table:table-cell office:value-type="float" office:value="-0.2113" calcext:value-type="float">
            <text:p>-0.2113</text:p>
          </table:table-cell>
          <table:table-cell office:value-type="float" office:value="0.0188" calcext:value-type="float">
            <text:p>0.01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-0.0825" calcext:value-type="float">
            <text:p>-0.0825</text:p>
          </table:table-cell>
          <table:table-cell office:value-type="float" office:value="-0.1242" calcext:value-type="float">
            <text:p>-0.1242</text:p>
          </table:table-cell>
          <table:table-cell office:value-type="float" office:value="-0.408" calcext:value-type="float">
            <text:p>-0.408</text:p>
          </table:table-cell>
          <table:table-cell office:value-type="float" office:value="-0.2757" calcext:value-type="float">
            <text:p>-0.2757</text:p>
          </table:table-cell>
          <table:table-cell office:value-type="float" office:value="-0.187" calcext:value-type="float">
            <text:p>-0.1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0.5641" calcext:value-type="float">
            <text:p>0.5641</text:p>
          </table:table-cell>
          <table:table-cell office:value-type="float" office:value="0.4686" calcext:value-type="float">
            <text:p>0.4686</text:p>
          </table:table-cell>
          <table:table-cell office:value-type="float" office:value="0.5505" calcext:value-type="float">
            <text:p>0.5505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5466" calcext:value-type="float">
            <text:p>0.54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OO</text:p>
          </table:table-cell>
          <table:table-cell office:value-type="float" office:value="-0.2772" calcext:value-type="float">
            <text:p>-0.2772</text:p>
          </table:table-cell>
          <table:table-cell office:value-type="float" office:value="0.1206" calcext:value-type="float">
            <text:p>0.1206</text:p>
          </table:table-cell>
          <table:table-cell office:value-type="float" office:value="-0.1881" calcext:value-type="float">
            <text:p>-0.1881</text:p>
          </table:table-cell>
          <table:table-cell office:value-type="float" office:value="0.0261" calcext:value-type="float">
            <text:p>0.0261</text:p>
          </table:table-cell>
          <table:table-cell office:value-type="float" office:value="-0.039" calcext:value-type="float">
            <text:p>-0.0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0.085" calcext:value-type="float">
            <text:p>0.085</text:p>
          </table:table-cell>
          <table:table-cell office:value-type="float" office:value="-0.0463" calcext:value-type="float">
            <text:p>-0.0463</text:p>
          </table:table-cell>
          <table:table-cell office:value-type="float" office:value="-0.1901" calcext:value-type="float">
            <text:p>-0.1901</text:p>
          </table:table-cell>
          <table:table-cell office:value-type="float" office:value="-0.4288" calcext:value-type="float">
            <text:p>-0.4288</text:p>
          </table:table-cell>
          <table:table-cell office:value-type="float" office:value="-0.3899" calcext:value-type="float">
            <text:p>-0.38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1389" calcext:value-type="float">
            <text:p>-0.1389</text:p>
          </table:table-cell>
          <table:table-cell office:value-type="float" office:value="0.1548" calcext:value-type="float">
            <text:p>0.1548</text:p>
          </table:table-cell>
          <table:table-cell office:value-type="float" office:value="0.0016" calcext:value-type="float">
            <text:p>0.0016</text:p>
          </table:table-cell>
          <table:table-cell office:value-type="float" office:value="-0.3023" calcext:value-type="float">
            <text:p>-0.30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</text:p>
          </table:table-cell>
          <table:table-cell office:value-type="string" calcext:value-type="string">
            <text:p>0.102±0.2773</text:p>
          </table:table-cell>
          <table:table-cell office:value-type="string" calcext:value-type="string">
            <text:p>0.0279±0.2156</text:p>
          </table:table-cell>
          <table:table-cell office:value-type="string" calcext:value-type="string">
            <text:p>-0.0759±0.3343</text:p>
          </table:table-cell>
          <table:table-cell office:value-type="string" calcext:value-type="string">
            <text:p>-0.1306±0.1887</text:p>
          </table:table-cell>
          <table:table-cell office:value-type="string" calcext:value-type="string">
            <text:p>-0.0588±0.30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RE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g -3</text:p>
          </table:table-cell>
          <table:table-cell office:value-type="float" office:value="-0.0281" calcext:value-type="float">
            <text:p>-0.0281</text:p>
          </table:table-cell>
          <table:table-cell office:value-type="float" office:value="-0.1204" calcext:value-type="float">
            <text:p>-0.1204</text:p>
          </table:table-cell>
          <table:table-cell office:value-type="float" office:value="-0.0597" calcext:value-type="float">
            <text:p>-0.0597</text:p>
          </table:table-cell>
          <table:table-cell office:value-type="float" office:value="0.0177" calcext:value-type="float">
            <text:p>0.01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g -2</text:p>
          </table:table-cell>
          <table:table-cell office:value-type="float" office:value="0.1144" calcext:value-type="float">
            <text:p>0.1144</text:p>
          </table:table-cell>
          <table:table-cell office:value-type="float" office:value="-0.0401" calcext:value-type="float">
            <text:p>-0.0401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352" calcext:value-type="float">
            <text:p>0.03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g -1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2597" calcext:value-type="float">
            <text:p>0.2597</text:p>
          </table:table-cell>
          <table:table-cell office:value-type="float" office:value="0.0564" calcext:value-type="float">
            <text:p>0.05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g 0</text:p>
          </table:table-cell>
          <table:table-cell office:value-type="float" office:value="-0.0478" calcext:value-type="float">
            <text:p>-0.0478</text:p>
          </table:table-cell>
          <table:table-cell office:value-type="float" office:value="-0.0806" calcext:value-type="float">
            <text:p>-0.0806</text:p>
          </table:table-cell>
          <table:table-cell office:value-type="float" office:value="0.4218" calcext:value-type="float">
            <text:p>0.4218</text:p>
          </table:table-cell>
          <table:table-cell office:value-type="float" office:value="0.2764" calcext:value-type="float">
            <text:p>0.27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g 1</text:p>
          </table:table-cell>
          <table:table-cell office:value-type="float" office:value="0.0656" calcext:value-type="float">
            <text:p>0.0656</text:p>
          </table:table-cell>
          <table:table-cell office:value-type="float" office:value="-0.0104" calcext:value-type="float">
            <text:p>-0.0104</text:p>
          </table:table-cell>
          <table:table-cell office:value-type="float" office:value="0.031" calcext:value-type="float">
            <text:p>0.031</text:p>
          </table:table-cell>
          <table:table-cell office:value-type="float" office:value="0.1385" calcext:value-type="float">
            <text:p>0.13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g 2</text:p>
          </table:table-cell>
          <table:table-cell office:value-type="float" office:value="-0.0626" calcext:value-type="float">
            <text:p>-0.0626</text:p>
          </table:table-cell>
          <table:table-cell office:value-type="float" office:value="0.0979" calcext:value-type="float">
            <text:p>0.0979</text:p>
          </table:table-cell>
          <table:table-cell office:value-type="float" office:value="-0.1334" calcext:value-type="float">
            <text:p>-0.1334</text:p>
          </table:table-cell>
          <table:table-cell office:value-type="float" office:value="-0.1401" calcext:value-type="float">
            <text:p>-0.14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g 3</text:p>
          </table:table-cell>
          <table:table-cell office:value-type="float" office:value="0.102" calcext:value-type="float">
            <text:p>0.102</text:p>
          </table:table-cell>
          <table:table-cell office:value-type="float" office:value="0.0279" calcext:value-type="float">
            <text:p>0.0279</text:p>
          </table:table-cell>
          <table:table-cell office:value-type="float" office:value="-0.0759" calcext:value-type="float">
            <text:p>-0.0759</text:p>
          </table:table-cell>
          <table:table-cell office:value-type="float" office:value="-0.1306" calcext:value-type="float">
            <text:p>-0.1306</text:p>
          </table:table-cell>
          <table:table-cell table:number-columns-repeated="1019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>$</number:currency-symbol>
      <number:number number:decimal-places="2" number:min-integer-digits="1" number:grouping="true"/>
    </number:currency-style>
    <number:currency-style style:name="N13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0P0"/>
    </number:currency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_5f_cor" style:display-name="PageStyle_count_co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ser_5f_co" style:display-name="PageStyle_user_c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dges_5f_co" style:display-name="PageStyle_edges_c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weighed_5f_user_5f_co" style:display-name="PageStyle_weighed_user_c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weighted_5f_pr_5f_co" style:display-name="PageStyle_weighted_pr_c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verage_5f_pr" style:display-name="PageStyle_average_pr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ull_5f_pr_5f_co" style:display-name="PageStyle_full_pr_c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21:36:14</meta:creation-date>
    <dc:language>en-SG</dc:language>
    <meta:editing-cycles>0</meta:editing-cycles>
    <meta:editing-duration>P0D</meta:editing-duration>
    <meta:generator>LibreOffice/4.2.7.2$Linux_X86_64 LibreOffice_project/420m0$Build-2</meta:generator>
    <dc:date>2015-04-22T02:52:22.588041375</dc:date>
    <meta:document-statistic meta:table-count="7" meta:cell-count="3818" meta:object-count="3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997cm" svg:height="8.998cm" xlink:href=".." xlink:type="simple" chart:class="chart:bar" chart:style-name="ch1">
        <chart:legend chart:legend-position="end" svg:x="13.787cm" svg:y="3.453cm" style:legend-expansion="high" chart:style-name="ch2"/>
        <chart:plot-area chart:style-name="ch3" table:cell-range-address="count_cor.A113:count_cor.E120" chart:data-source-has-labels="both" svg:x="0.319cm" svg:y="0.179cm" svg:width="13.149cm" svg:height="8.64cm">
          <chartooo:coordinate-region svg:x="1.152cm" svg:y="0.378cm" svg:width="12.316cm" svg:height="8.242cm"/>
          <chart:axis chart:dimension="x" chart:name="primary-x" chart:style-name="ch4" chartooo:axis-type="auto">
            <chartooo:date-scale/>
            <chart:categories table:cell-range-address="count_cor.A114:count_cor.A1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unt_cor.B114:count_cor.B120" chart:label-cell-address="count_cor.B113:count_cor.B113" chart:class="chart:bar">
            <chart:data-point chart:repeated="7"/>
          </chart:series>
          <chart:series chart:style-name="ch8" chart:values-cell-range-address="count_cor.C114:count_cor.C120" chart:label-cell-address="count_cor.C113:count_cor.C113" chart:class="chart:bar">
            <chart:data-point chart:repeated="7"/>
          </chart:series>
          <chart:series chart:style-name="ch9" chart:values-cell-range-address="count_cor.D114:count_cor.D120" chart:label-cell-address="count_cor.D113:count_cor.D113" chart:class="chart:bar">
            <chart:data-point chart:repeated="7"/>
          </chart:series>
          <chart:series chart:style-name="ch10" chart:values-cell-range-address="count_cor.E114:count_cor.E120" chart:label-cell-address="count_cor.E113:count_cor.E113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  <draw:g>
                  <svg:desc>count_cor.B113:count_cor.B113</svg:desc>
                </draw:g>
              </table:table-cell>
              <table:table-cell office:value-type="string">
                <text:p>CLOSE</text:p>
                <draw:g>
                  <svg:desc>count_cor.C113:count_cor.C113</svg:desc>
                </draw:g>
              </table:table-cell>
              <table:table-cell office:value-type="string">
                <text:p>VOLUME</text:p>
                <draw:g>
                  <svg:desc>count_cor.D113:count_cor.D113</svg:desc>
                </draw:g>
              </table:table-cell>
              <table:table-cell office:value-type="string">
                <text:p>SPREAD</text:p>
                <draw:g>
                  <svg:desc>count_cor.E113:count_cor.E1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g -3</text:p>
                <draw:g>
                  <svg:desc>count_cor.A114:count_cor.A120</svg:desc>
                </draw:g>
              </table:table-cell>
              <table:table-cell office:value-type="float" office:value="-0.0048">
                <text:p>-0.0048</text:p>
                <draw:g>
                  <svg:desc>count_cor.B114:count_cor.B120</svg:desc>
                </draw:g>
              </table:table-cell>
              <table:table-cell office:value-type="float" office:value="-0.0335">
                <text:p>-0.0335</text:p>
                <draw:g>
                  <svg:desc>count_cor.C114:count_cor.C120</svg:desc>
                </draw:g>
              </table:table-cell>
              <table:table-cell office:value-type="float" office:value="-0.0846">
                <text:p>-0.0846</text:p>
                <draw:g>
                  <svg:desc>count_cor.D114:count_cor.D120</svg:desc>
                </draw:g>
              </table:table-cell>
              <table:table-cell office:value-type="float" office:value="-0.0187">
                <text:p>-0.0187</text:p>
                <draw:g>
                  <svg:desc>count_cor.E114:count_cor.E120</svg:desc>
                </draw:g>
              </table:table-cell>
            </table:table-row>
            <table:table-row>
              <table:table-cell office:value-type="string">
                <text:p>Lag -2</text:p>
              </table:table-cell>
              <table:table-cell office:value-type="float" office:value="0.026">
                <text:p>0.026</text:p>
              </table:table-cell>
              <table:table-cell office:value-type="float" office:value="0.009">
                <text:p>0.009</text:p>
              </table:table-cell>
              <table:table-cell office:value-type="float" office:value="-0.0282">
                <text:p>-0.0282</text:p>
              </table:table-cell>
              <table:table-cell office:value-type="float" office:value="0.0221">
                <text:p>0.0221</text:p>
              </table:table-cell>
            </table:table-row>
            <table:table-row>
              <table:table-cell office:value-type="string">
                <text:p>Lag -1</text:p>
              </table:table-cell>
              <table:table-cell office:value-type="float" office:value="0.0287">
                <text:p>0.0287</text:p>
              </table:table-cell>
              <table:table-cell office:value-type="float" office:value="0.0567">
                <text:p>0.0567</text:p>
              </table:table-cell>
              <table:table-cell office:value-type="float" office:value="0.2083">
                <text:p>0.2083</text:p>
              </table:table-cell>
              <table:table-cell office:value-type="float" office:value="0.0903">
                <text:p>0.0903</text:p>
              </table:table-cell>
            </table:table-row>
            <table:table-row>
              <table:table-cell office:value-type="string">
                <text:p>Lag 0</text:p>
              </table:table-cell>
              <table:table-cell office:value-type="float" office:value="0.0617">
                <text:p>0.0617</text:p>
              </table:table-cell>
              <table:table-cell office:value-type="float" office:value="-0.0006">
                <text:p>-0.0006</text:p>
              </table:table-cell>
              <table:table-cell office:value-type="float" office:value="0.3945">
                <text:p>0.3945</text:p>
              </table:table-cell>
              <table:table-cell office:value-type="float" office:value="0.2983">
                <text:p>0.2983</text:p>
              </table:table-cell>
            </table:table-row>
            <table:table-row>
              <table:table-cell office:value-type="string">
                <text:p>Lag 1</text:p>
              </table:table-cell>
              <table:table-cell office:value-type="float" office:value="0.0004">
                <text:p>0.0004</text:p>
              </table:table-cell>
              <table:table-cell office:value-type="float" office:value="0.0851">
                <text:p>0.0851</text:p>
              </table:table-cell>
              <table:table-cell office:value-type="float" office:value="0.1115">
                <text:p>0.1115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Lag 2</text:p>
              </table:table-cell>
              <table:table-cell office:value-type="float" office:value="0.0131">
                <text:p>0.0131</text:p>
              </table:table-cell>
              <table:table-cell office:value-type="float" office:value="0.0128">
                <text:p>0.0128</text:p>
              </table:table-cell>
              <table:table-cell office:value-type="float" office:value="-0.0434">
                <text:p>-0.0434</text:p>
              </table:table-cell>
              <table:table-cell office:value-type="float" office:value="-0.1127">
                <text:p>-0.1127</text:p>
              </table:table-cell>
            </table:table-row>
            <table:table-row>
              <table:table-cell office:value-type="string">
                <text:p>Lag 3</text:p>
              </table:table-cell>
              <table:table-cell office:value-type="float" office:value="-0.0264">
                <text:p>-0.0264</text:p>
              </table:table-cell>
              <table:table-cell office:value-type="float" office:value="0.0293">
                <text:p>0.0293</text:p>
              </table:table-cell>
              <table:table-cell office:value-type="float" office:value="0.0038">
                <text:p>0.0038</text:p>
              </table:table-cell>
              <table:table-cell office:value-type="float" office:value="-0.0836">
                <text:p>-0.08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979cm" svg:height="3.663cm" xlink:href=".." xlink:type="simple" chart:class="chart:bar" chart:style-name="ch1">
        <chart:legend chart:legend-position="end" svg:x="13.769cm" svg:y="0.785cm" style:legend-expansion="high" chart:style-name="ch2"/>
        <chart:plot-area chart:style-name="ch3" table:cell-range-address="count_cor.A121:count_cor.E128" chart:data-source-has-labels="both" svg:x="0.319cm" svg:y="0.073cm" svg:width="13.131cm" svg:height="3.517cm">
          <chartooo:coordinate-region svg:x="1.231cm" svg:y="0.273cm" svg:width="12.219cm" svg:height="2.67cm"/>
          <chart:axis chart:dimension="x" chart:name="primary-x" chart:style-name="ch4" chartooo:axis-type="auto">
            <chartooo:date-scale/>
            <chart:categories table:cell-range-address="count_cor.A122:count_cor.A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unt_cor.B122:count_cor.B128" chart:label-cell-address="count_cor.B121:count_cor.B121" chart:class="chart:bar">
            <chart:data-point chart:repeated="7"/>
          </chart:series>
          <chart:series chart:style-name="ch8" chart:values-cell-range-address="count_cor.C122:count_cor.C128" chart:label-cell-address="count_cor.C121:count_cor.C121" chart:class="chart:bar">
            <chart:data-point chart:repeated="7"/>
          </chart:series>
          <chart:series chart:style-name="ch9" chart:values-cell-range-address="count_cor.D122:count_cor.D128" chart:label-cell-address="count_cor.D121:count_cor.D121" chart:class="chart:bar">
            <chart:data-point chart:repeated="7"/>
          </chart:series>
          <chart:series chart:style-name="ch10" chart:values-cell-range-address="count_cor.E122:count_cor.E128" chart:label-cell-address="count_cor.E121:count_cor.E12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  <draw:g>
                  <svg:desc>count_cor.B121:count_cor.B121</svg:desc>
                </draw:g>
              </table:table-cell>
              <table:table-cell office:value-type="string">
                <text:p>CLOSE</text:p>
                <draw:g>
                  <svg:desc>count_cor.C121:count_cor.C121</svg:desc>
                </draw:g>
              </table:table-cell>
              <table:table-cell office:value-type="string">
                <text:p>VOLUME</text:p>
                <draw:g>
                  <svg:desc>count_cor.D121:count_cor.D121</svg:desc>
                </draw:g>
              </table:table-cell>
              <table:table-cell office:value-type="string">
                <text:p>SPREAD</text:p>
                <draw:g>
                  <svg:desc>count_cor.E121:count_cor.E1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g -3</text:p>
                <draw:g>
                  <svg:desc>count_cor.A122:count_cor.A128</svg:desc>
                </draw:g>
              </table:table-cell>
              <table:table-cell office:value-type="float" office:value="0.2503">
                <text:p>0.2503</text:p>
                <draw:g>
                  <svg:desc>count_cor.B122:count_cor.B128</svg:desc>
                </draw:g>
              </table:table-cell>
              <table:table-cell office:value-type="float" office:value="0.1846">
                <text:p>0.1846</text:p>
                <draw:g>
                  <svg:desc>count_cor.C122:count_cor.C128</svg:desc>
                </draw:g>
              </table:table-cell>
              <table:table-cell office:value-type="float" office:value="0.1583">
                <text:p>0.1583</text:p>
                <draw:g>
                  <svg:desc>count_cor.D122:count_cor.D128</svg:desc>
                </draw:g>
              </table:table-cell>
              <table:table-cell office:value-type="float" office:value="0.1235">
                <text:p>0.1235</text:p>
                <draw:g>
                  <svg:desc>count_cor.E122:count_cor.E128</svg:desc>
                </draw:g>
              </table:table-cell>
            </table:table-row>
            <table:table-row>
              <table:table-cell office:value-type="string">
                <text:p>Lag -2</text:p>
              </table:table-cell>
              <table:table-cell office:value-type="float" office:value="0.2045">
                <text:p>0.2045</text:p>
              </table:table-cell>
              <table:table-cell office:value-type="float" office:value="0.2392">
                <text:p>0.2392</text:p>
              </table:table-cell>
              <table:table-cell office:value-type="float" office:value="0.1753">
                <text:p>0.1753</text:p>
              </table:table-cell>
              <table:table-cell office:value-type="float" office:value="0.1325">
                <text:p>0.1325</text:p>
              </table:table-cell>
            </table:table-row>
            <table:table-row>
              <table:table-cell office:value-type="string">
                <text:p>Lag -1</text:p>
              </table:table-cell>
              <table:table-cell office:value-type="float" office:value="0.226">
                <text:p>0.226</text:p>
              </table:table-cell>
              <table:table-cell office:value-type="float" office:value="0.1724">
                <text:p>0.1724</text:p>
              </table:table-cell>
              <table:table-cell office:value-type="float" office:value="0.1926">
                <text:p>0.1926</text:p>
              </table:table-cell>
              <table:table-cell office:value-type="float" office:value="0.2213">
                <text:p>0.2213</text:p>
              </table:table-cell>
            </table:table-row>
            <table:table-row>
              <table:table-cell office:value-type="string">
                <text:p>Lag 0</text:p>
              </table:table-cell>
              <table:table-cell office:value-type="float" office:value="0.2667">
                <text:p>0.2667</text:p>
              </table:table-cell>
              <table:table-cell office:value-type="float" office:value="0.2258">
                <text:p>0.2258</text:p>
              </table:table-cell>
              <table:table-cell office:value-type="float" office:value="0.1981">
                <text:p>0.1981</text:p>
              </table:table-cell>
              <table:table-cell office:value-type="float" office:value="0.2063">
                <text:p>0.2063</text:p>
              </table:table-cell>
            </table:table-row>
            <table:table-row>
              <table:table-cell office:value-type="string">
                <text:p>Lag 1</text:p>
              </table:table-cell>
              <table:table-cell office:value-type="float" office:value="0.1428">
                <text:p>0.1428</text:p>
              </table:table-cell>
              <table:table-cell office:value-type="float" office:value="0.2498">
                <text:p>0.2498</text:p>
              </table:table-cell>
              <table:table-cell office:value-type="float" office:value="0.2789">
                <text:p>0.2789</text:p>
              </table:table-cell>
              <table:table-cell office:value-type="float" office:value="0.1393">
                <text:p>0.1393</text:p>
              </table:table-cell>
            </table:table-row>
            <table:table-row>
              <table:table-cell office:value-type="string">
                <text:p>Lag 2</text:p>
              </table:table-cell>
              <table:table-cell office:value-type="float" office:value="0.1857">
                <text:p>0.1857</text:p>
              </table:table-cell>
              <table:table-cell office:value-type="float" office:value="0.1693">
                <text:p>0.1693</text:p>
              </table:table-cell>
              <table:table-cell office:value-type="float" office:value="0.1883">
                <text:p>0.1883</text:p>
              </table:table-cell>
              <table:table-cell office:value-type="float" office:value="0.1403">
                <text:p>0.1403</text:p>
              </table:table-cell>
            </table:table-row>
            <table:table-row>
              <table:table-cell office:value-type="string">
                <text:p>Lag 3</text:p>
              </table:table-cell>
              <table:table-cell office:value-type="float" office:value="0.1385">
                <text:p>0.1385</text:p>
              </table:table-cell>
              <table:table-cell office:value-type="float" office:value="0.1485">
                <text:p>0.1485</text:p>
              </table:table-cell>
              <table:table-cell office:value-type="float" office:value="0.2341">
                <text:p>0.2341</text:p>
              </table:table-cell>
              <table:table-cell office:value-type="float" office:value="0.128">
                <text:p>0.12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7.86cm" svg:height="6.352cm" xlink:href=".." xlink:type="simple" chart:class="chart:bar" chart:style-name="ch1">
        <chart:legend chart:legend-position="end" svg:x="15.65cm" svg:y="2.13cm" style:legend-expansion="high" chart:style-name="ch2"/>
        <chart:plot-area chart:style-name="ch3" table:cell-range-address="user_co.A2:user_co.E15" chart:data-source-has-labels="both" svg:x="0.357cm" svg:y="0.127cm" svg:width="14.936cm" svg:height="6.098cm">
          <chartooo:coordinate-region svg:x="1.19cm" svg:y="0.326cm" svg:width="14.103cm" svg:height="5.7cm"/>
          <chart:axis chart:dimension="x" chart:name="primary-x" chart:style-name="ch4" chartooo:axis-type="auto">
            <chartooo:date-scale/>
            <chart:categories table:cell-range-address="user_co.A3:user_co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user_co.B3:user_co.B15" chart:label-cell-address="user_co.B2:user_co.B2" chart:class="chart:bar">
            <chart:data-point chart:repeated="13"/>
          </chart:series>
          <chart:series chart:style-name="ch8" chart:values-cell-range-address="user_co.C3:user_co.C15" chart:label-cell-address="user_co.C2:user_co.C2" chart:class="chart:bar">
            <chart:data-point chart:repeated="13"/>
          </chart:series>
          <chart:series chart:style-name="ch9" chart:values-cell-range-address="user_co.D3:user_co.D15" chart:label-cell-address="user_co.D2:user_co.D2" chart:class="chart:bar">
            <chart:data-point chart:repeated="13"/>
          </chart:series>
          <chart:series chart:style-name="ch10" chart:values-cell-range-address="user_co.E3:user_co.E15" chart:label-cell-address="user_co.E2:user_co.E2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  <draw:g>
                  <svg:desc>user_co.B2:user_co.B2</svg:desc>
                </draw:g>
              </table:table-cell>
              <table:table-cell office:value-type="string">
                <text:p>CLOSE</text:p>
                <draw:g>
                  <svg:desc>user_co.C2:user_co.C2</svg:desc>
                </draw:g>
              </table:table-cell>
              <table:table-cell office:value-type="string">
                <text:p>VOLUME</text:p>
                <draw:g>
                  <svg:desc>user_co.D2:user_co.D2</svg:desc>
                </draw:g>
              </table:table-cell>
              <table:table-cell office:value-type="string">
                <text:p>SPREAD</text:p>
                <draw:g>
                  <svg:desc>user_co.E2:user_co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DJPY</text:p>
                <draw:g>
                  <svg:desc>user_co.A3:user_co.A15</svg:desc>
                </draw:g>
              </table:table-cell>
              <table:table-cell office:value-type="float" office:value="-0.26">
                <text:p>-0.26</text:p>
                <draw:g>
                  <svg:desc>user_co.B3:user_co.B15</svg:desc>
                </draw:g>
              </table:table-cell>
              <table:table-cell office:value-type="float" office:value="0">
                <text:p>0</text:p>
                <draw:g>
                  <svg:desc>user_co.C3:user_co.C15</svg:desc>
                </draw:g>
              </table:table-cell>
              <table:table-cell office:value-type="float" office:value="0">
                <text:p>0</text:p>
                <draw:g>
                  <svg:desc>user_co.D3:user_co.D15</svg:desc>
                </draw:g>
              </table:table-cell>
              <table:table-cell office:value-type="float" office:value="0">
                <text:p>0</text:p>
                <draw:g>
                  <svg:desc>user_co.E3:user_co.E15</svg:desc>
                </draw:g>
              </table:table-cell>
            </table:table-row>
            <table:table-row>
              <table:table-cell office:value-type="string">
                <text:p>EURUSD</text:p>
              </table:table-cell>
              <table:table-cell office:value-type="float" office:value="0.0525">
                <text:p>0.0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URGBP</text:p>
              </table:table-cell>
              <table:table-cell office:value-type="float" office:value="-0.1294">
                <text:p>-0.1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MZN</text:p>
              </table:table-cell>
              <table:table-cell office:value-type="float" office:value="0.1758">
                <text:p>0.1758</text:p>
              </table:table-cell>
              <table:table-cell office:value-type="float" office:value="0.0945">
                <text:p>0.0945</text:p>
              </table:table-cell>
              <table:table-cell office:value-type="float" office:value="0.0724">
                <text:p>0.0724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AAPL</text:p>
              </table:table-cell>
              <table:table-cell office:value-type="float" office:value="-0.3013">
                <text:p>-0.3013</text:p>
              </table:table-cell>
              <table:table-cell office:value-type="float" office:value="-0.082">
                <text:p>-0.082</text:p>
              </table:table-cell>
              <table:table-cell office:value-type="float" office:value="-0.1078">
                <text:p>-0.1078</text:p>
              </table:table-cell>
              <table:table-cell office:value-type="float" office:value="-0.142">
                <text:p>-0.142</text:p>
              </table:table-cell>
            </table:table-row>
            <table:table-row>
              <table:table-cell office:value-type="string">
                <text:p>BABA</text:p>
              </table:table-cell>
              <table:table-cell office:value-type="float" office:value="-0.1689">
                <text:p>-0.1689</text:p>
              </table:table-cell>
              <table:table-cell office:value-type="float" office:value="-0.2693">
                <text:p>-0.2693</text:p>
              </table:table-cell>
              <table:table-cell office:value-type="float" office:value="-0.2261">
                <text:p>-0.2261</text:p>
              </table:table-cell>
              <table:table-cell office:value-type="float" office:value="0.0873">
                <text:p>0.0873</text:p>
              </table:table-cell>
            </table:table-row>
            <table:table-row>
              <table:table-cell office:value-type="string">
                <text:p>FB</text:p>
              </table:table-cell>
              <table:table-cell office:value-type="float" office:value="-0.0422">
                <text:p>-0.0422</text:p>
              </table:table-cell>
              <table:table-cell office:value-type="float" office:value="-0.0935">
                <text:p>-0.0935</text:p>
              </table:table-cell>
              <table:table-cell office:value-type="float" office:value="0.2468">
                <text:p>0.2468</text:p>
              </table:table-cell>
              <table:table-cell office:value-type="float" office:value="0.1268">
                <text:p>0.1268</text:p>
              </table:table-cell>
            </table:table-row>
            <table:table-row>
              <table:table-cell office:value-type="string">
                <text:p>GOOGL</text:p>
              </table:table-cell>
              <table:table-cell office:value-type="float" office:value="0.1676">
                <text:p>0.1676</text:p>
              </table:table-cell>
              <table:table-cell office:value-type="float" office:value="0.2061">
                <text:p>0.2061</text:p>
              </table:table-cell>
              <table:table-cell office:value-type="float" office:value="-0.2492">
                <text:p>-0.2492</text:p>
              </table:table-cell>
              <table:table-cell office:value-type="float" office:value="-0.1508">
                <text:p>-0.1508</text:p>
              </table:table-cell>
            </table:table-row>
            <table:table-row>
              <table:table-cell office:value-type="string">
                <text:p>YHOO</text:p>
              </table:table-cell>
              <table:table-cell office:value-type="float" office:value="-0.331">
                <text:p>-0.331</text:p>
              </table:table-cell>
              <table:table-cell office:value-type="float" office:value="-0.2354">
                <text:p>-0.2354</text:p>
              </table:table-cell>
              <table:table-cell office:value-type="float" office:value="-0.255">
                <text:p>-0.255</text:p>
              </table:table-cell>
              <table:table-cell office:value-type="float" office:value="-0.2144">
                <text:p>-0.2144</text:p>
              </table:table-cell>
            </table:table-row>
            <table:table-row>
              <table:table-cell office:value-type="string">
                <text:p>SPY</text:p>
              </table:table-cell>
              <table:table-cell office:value-type="float" office:value="0.4961">
                <text:p>0.4961</text:p>
              </table:table-cell>
              <table:table-cell office:value-type="float" office:value="0.2948">
                <text:p>0.2948</text:p>
              </table:table-cell>
              <table:table-cell office:value-type="float" office:value="-0.1814">
                <text:p>-0.1814</text:p>
              </table:table-cell>
              <table:table-cell office:value-type="float" office:value="0.1459">
                <text:p>0.1459</text:p>
              </table:table-cell>
            </table:table-row>
            <table:table-row>
              <table:table-cell office:value-type="string">
                <text:p>QQQ</text:p>
              </table:table-cell>
              <table:table-cell office:value-type="float" office:value="0.1666">
                <text:p>0.1666</text:p>
              </table:table-cell>
              <table:table-cell office:value-type="float" office:value="-0.125">
                <text:p>-0.125</text:p>
              </table:table-cell>
              <table:table-cell office:value-type="float" office:value="0.055">
                <text:p>0.055</text:p>
              </table:table-cell>
              <table:table-cell office:value-type="float" office:value="-0.0338">
                <text:p>-0.0338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0203">
                <text:p>0.0203</text:p>
              </table:table-cell>
              <table:table-cell office:value-type="float" office:value="-0.0262">
                <text:p>-0.0262</text:p>
              </table:table-cell>
              <table:table-cell office:value-type="float" office:value="-0.0807">
                <text:p>-0.0807</text:p>
              </table:table-cell>
              <table:table-cell office:value-type="float" office:value="-0.0159">
                <text:p>-0.0159</text:p>
              </table:table-cell>
            </table:table-row>
            <table:table-row>
              <table:table-cell office:value-type="string">
                <text:p>STD DEV</text:p>
              </table:table-cell>
              <table:table-cell office:value-type="float" office:value="0.2646">
                <text:p>0.2646</text:p>
              </table:table-cell>
              <table:table-cell office:value-type="float" office:value="0.191">
                <text:p>0.191</text:p>
              </table:table-cell>
              <table:table-cell office:value-type="float" office:value="0.1732">
                <text:p>0.1732</text:p>
              </table:table-cell>
              <table:table-cell office:value-type="float" office:value="0.1303">
                <text:p>0.130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8.039cm" svg:height="6.433cm" xlink:href=".." xlink:type="simple" chart:class="chart:bar" chart:style-name="ch1">
        <chart:legend chart:legend-position="end" svg:x="15.829cm" svg:y="2.17cm" style:legend-expansion="high" chart:style-name="ch2"/>
        <chart:plot-area chart:style-name="ch3" table:cell-range-address="user_co.A18:user_co.E31" chart:data-source-has-labels="both" svg:x="0.36cm" svg:y="0.128cm" svg:width="15.109cm" svg:height="6.177cm">
          <chartooo:coordinate-region svg:x="1.193cm" svg:y="0.327cm" svg:width="14.276cm" svg:height="5.779cm"/>
          <chart:axis chart:dimension="x" chart:name="primary-x" chart:style-name="ch4" chartooo:axis-type="auto">
            <chartooo:date-scale/>
            <chart:categories table:cell-range-address="user_co.A19:user_co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user_co.B19:user_co.B31" chart:label-cell-address="user_co.B18:user_co.B18" chart:class="chart:bar">
            <chart:data-point chart:repeated="13"/>
          </chart:series>
          <chart:series chart:style-name="ch8" chart:values-cell-range-address="user_co.C19:user_co.C31" chart:label-cell-address="user_co.C18:user_co.C18" chart:class="chart:bar">
            <chart:data-point chart:repeated="13"/>
          </chart:series>
          <chart:series chart:style-name="ch9" chart:values-cell-range-address="user_co.D19:user_co.D31" chart:label-cell-address="user_co.D18:user_co.D18" chart:class="chart:bar">
            <chart:data-point chart:repeated="13"/>
          </chart:series>
          <chart:series chart:style-name="ch10" chart:values-cell-range-address="user_co.E19:user_co.E31" chart:label-cell-address="user_co.E18:user_co.E18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  <draw:g>
                  <svg:desc>user_co.B18:user_co.B18</svg:desc>
                </draw:g>
              </table:table-cell>
              <table:table-cell office:value-type="string">
                <text:p>CLOSE</text:p>
                <draw:g>
                  <svg:desc>user_co.C18:user_co.C18</svg:desc>
                </draw:g>
              </table:table-cell>
              <table:table-cell office:value-type="string">
                <text:p>VOLUME</text:p>
                <draw:g>
                  <svg:desc>user_co.D18:user_co.D18</svg:desc>
                </draw:g>
              </table:table-cell>
              <table:table-cell office:value-type="string">
                <text:p>SPREAD</text:p>
                <draw:g>
                  <svg:desc>user_co.E18:user_co.E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DJPY</text:p>
                <draw:g>
                  <svg:desc>user_co.A19:user_co.A31</svg:desc>
                </draw:g>
              </table:table-cell>
              <table:table-cell office:value-type="float" office:value="-0.4367">
                <text:p>-0.4367</text:p>
                <draw:g>
                  <svg:desc>user_co.B19:user_co.B31</svg:desc>
                </draw:g>
              </table:table-cell>
              <table:table-cell office:value-type="float" office:value="0">
                <text:p>0</text:p>
                <draw:g>
                  <svg:desc>user_co.C19:user_co.C31</svg:desc>
                </draw:g>
              </table:table-cell>
              <table:table-cell office:value-type="float" office:value="0">
                <text:p>0</text:p>
                <draw:g>
                  <svg:desc>user_co.D19:user_co.D31</svg:desc>
                </draw:g>
              </table:table-cell>
              <table:table-cell office:value-type="float" office:value="0">
                <text:p>0</text:p>
                <draw:g>
                  <svg:desc>user_co.E19:user_co.E31</svg:desc>
                </draw:g>
              </table:table-cell>
            </table:table-row>
            <table:table-row>
              <table:table-cell office:value-type="string">
                <text:p>EURUSD</text:p>
              </table:table-cell>
              <table:table-cell office:value-type="float" office:value="0.2352">
                <text:p>0.2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URGBP</text:p>
              </table:table-cell>
              <table:table-cell office:value-type="float" office:value="-0.4765">
                <text:p>-0.47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MZN</text:p>
              </table:table-cell>
              <table:table-cell office:value-type="float" office:value="-0.138">
                <text:p>-0.138</text:p>
              </table:table-cell>
              <table:table-cell office:value-type="float" office:value="0.0996">
                <text:p>0.0996</text:p>
              </table:table-cell>
              <table:table-cell office:value-type="float" office:value="-0.1253">
                <text:p>-0.1253</text:p>
              </table:table-cell>
              <table:table-cell office:value-type="float" office:value="-0.0638">
                <text:p>-0.0638</text:p>
              </table:table-cell>
            </table:table-row>
            <table:table-row>
              <table:table-cell office:value-type="string">
                <text:p>AAPL</text:p>
              </table:table-cell>
              <table:table-cell office:value-type="float" office:value="-0.1793">
                <text:p>-0.1793</text:p>
              </table:table-cell>
              <table:table-cell office:value-type="float" office:value="-0.2148">
                <text:p>-0.2148</text:p>
              </table:table-cell>
              <table:table-cell office:value-type="float" office:value="-0.1242">
                <text:p>-0.1242</text:p>
              </table:table-cell>
              <table:table-cell office:value-type="float" office:value="-0.1004">
                <text:p>-0.1004</text:p>
              </table:table-cell>
            </table:table-row>
            <table:table-row>
              <table:table-cell office:value-type="string">
                <text:p>BABA</text:p>
              </table:table-cell>
              <table:table-cell office:value-type="float" office:value="0.3408">
                <text:p>0.3408</text:p>
              </table:table-cell>
              <table:table-cell office:value-type="float" office:value="-0.1231">
                <text:p>-0.1231</text:p>
              </table:table-cell>
              <table:table-cell office:value-type="float" office:value="0.1016">
                <text:p>0.1016</text:p>
              </table:table-cell>
              <table:table-cell office:value-type="float" office:value="0.1118">
                <text:p>0.1118</text:p>
              </table:table-cell>
            </table:table-row>
            <table:table-row>
              <table:table-cell office:value-type="string">
                <text:p>FB</text:p>
              </table:table-cell>
              <table:table-cell office:value-type="float" office:value="0.1174">
                <text:p>0.1174</text:p>
              </table:table-cell>
              <table:table-cell office:value-type="float" office:value="-0.027">
                <text:p>-0.027</text:p>
              </table:table-cell>
              <table:table-cell office:value-type="float" office:value="0.4244">
                <text:p>0.4244</text:p>
              </table:table-cell>
              <table:table-cell office:value-type="float" office:value="0.3421">
                <text:p>0.3421</text:p>
              </table:table-cell>
            </table:table-row>
            <table:table-row>
              <table:table-cell office:value-type="string">
                <text:p>GOOGL</text:p>
              </table:table-cell>
              <table:table-cell office:value-type="float" office:value="-0.2073">
                <text:p>-0.2073</text:p>
              </table:table-cell>
              <table:table-cell office:value-type="float" office:value="0.1461">
                <text:p>0.1461</text:p>
              </table:table-cell>
              <table:table-cell office:value-type="float" office:value="-0.0213">
                <text:p>-0.0213</text:p>
              </table:table-cell>
              <table:table-cell office:value-type="float" office:value="0.0443">
                <text:p>0.0443</text:p>
              </table:table-cell>
            </table:table-row>
            <table:table-row>
              <table:table-cell office:value-type="string">
                <text:p>YHOO</text:p>
              </table:table-cell>
              <table:table-cell office:value-type="float" office:value="-0.0993">
                <text:p>-0.0993</text:p>
              </table:table-cell>
              <table:table-cell office:value-type="float" office:value="-0.3835">
                <text:p>-0.3835</text:p>
              </table:table-cell>
              <table:table-cell office:value-type="float" office:value="-0.1869">
                <text:p>-0.1869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SPY</text:p>
              </table:table-cell>
              <table:table-cell office:value-type="float" office:value="0.3522">
                <text:p>0.3522</text:p>
              </table:table-cell>
              <table:table-cell office:value-type="float" office:value="0.4072">
                <text:p>0.4072</text:p>
              </table:table-cell>
              <table:table-cell office:value-type="float" office:value="-0.152">
                <text:p>-0.152</text:p>
              </table:table-cell>
              <table:table-cell office:value-type="float" office:value="0.0278">
                <text:p>0.0278</text:p>
              </table:table-cell>
            </table:table-row>
            <table:table-row>
              <table:table-cell office:value-type="string">
                <text:p>QQQ</text:p>
              </table:table-cell>
              <table:table-cell office:value-type="float" office:value="0.0606">
                <text:p>0.0606</text:p>
              </table:table-cell>
              <table:table-cell office:value-type="float" office:value="0.2791">
                <text:p>0.2791</text:p>
              </table:table-cell>
              <table:table-cell office:value-type="float" office:value="-0.0598">
                <text:p>-0.0598</text:p>
              </table:table-cell>
              <table:table-cell office:value-type="float" office:value="-0.1074">
                <text:p>-0.1074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0309">
                <text:p>0.0309</text:p>
              </table:table-cell>
              <table:table-cell office:value-type="float" office:value="0.0229">
                <text:p>0.0229</text:p>
              </table:table-cell>
              <table:table-cell office:value-type="float" office:value="-0.0179">
                <text:p>-0.0179</text:p>
              </table:table-cell>
              <table:table-cell office:value-type="float" office:value="0.0319">
                <text:p>0.0319</text:p>
              </table:table-cell>
            </table:table-row>
            <table:table-row>
              <table:table-cell office:value-type="string">
                <text:p>STD DEV</text:p>
              </table:table-cell>
              <table:table-cell office:value-type="float" office:value="0.2104">
                <text:p>0.2104</text:p>
              </table:table-cell>
              <table:table-cell office:value-type="float" office:value="0.2449">
                <text:p>0.2449</text:p>
              </table:table-cell>
              <table:table-cell office:value-type="float" office:value="0.1874">
                <text:p>0.1874</text:p>
              </table:table-cell>
              <table:table-cell office:value-type="float" office:value="0.1368">
                <text:p>0.136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276cm" svg:height="6.382cm" xlink:href=".." xlink:type="simple" chart:class="chart:bar" chart:style-name="ch1">
        <chart:legend chart:legend-position="end" svg:x="14.066cm" svg:y="2.145cm" style:legend-expansion="high" chart:style-name="ch2"/>
        <chart:plot-area chart:style-name="ch3" table:cell-range-address="user_co.A34:user_co.E47" chart:data-source-has-labels="both" svg:x="0.325cm" svg:y="0.127cm" svg:width="13.416cm" svg:height="6.128cm">
          <chartooo:coordinate-region svg:x="1.158cm" svg:y="0.326cm" svg:width="12.583cm" svg:height="5.73cm"/>
          <chart:axis chart:dimension="x" chart:name="primary-x" chart:style-name="ch4" chartooo:axis-type="auto">
            <chartooo:date-scale/>
            <chart:categories table:cell-range-address="user_co.A35:user_co.A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user_co.B35:user_co.B47" chart:label-cell-address="user_co.B34:user_co.B34" chart:class="chart:bar">
            <chart:data-point chart:repeated="13"/>
          </chart:series>
          <chart:series chart:style-name="ch8" chart:values-cell-range-address="user_co.C35:user_co.C47" chart:label-cell-address="user_co.C34:user_co.C34" chart:class="chart:bar">
            <chart:data-point chart:repeated="13"/>
          </chart:series>
          <chart:series chart:style-name="ch9" chart:values-cell-range-address="user_co.D35:user_co.D47" chart:label-cell-address="user_co.D34:user_co.D34" chart:class="chart:bar">
            <chart:data-point chart:repeated="13"/>
          </chart:series>
          <chart:series chart:style-name="ch10" chart:values-cell-range-address="user_co.E35:user_co.E47" chart:label-cell-address="user_co.E34:user_co.E34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  <draw:g>
                  <svg:desc>user_co.B34:user_co.B34</svg:desc>
                </draw:g>
              </table:table-cell>
              <table:table-cell office:value-type="string">
                <text:p>CLOSE</text:p>
                <draw:g>
                  <svg:desc>user_co.C34:user_co.C34</svg:desc>
                </draw:g>
              </table:table-cell>
              <table:table-cell office:value-type="string">
                <text:p>VOLUME</text:p>
                <draw:g>
                  <svg:desc>user_co.D34:user_co.D34</svg:desc>
                </draw:g>
              </table:table-cell>
              <table:table-cell office:value-type="string">
                <text:p>SPREAD</text:p>
                <draw:g>
                  <svg:desc>user_co.E34:user_co.E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DJPY</text:p>
                <draw:g>
                  <svg:desc>user_co.A35:user_co.A47</svg:desc>
                </draw:g>
              </table:table-cell>
              <table:table-cell office:value-type="float" office:value="-0.0996">
                <text:p>-0.0996</text:p>
                <draw:g>
                  <svg:desc>user_co.B35:user_co.B47</svg:desc>
                </draw:g>
              </table:table-cell>
              <table:table-cell office:value-type="float" office:value="0">
                <text:p>0</text:p>
                <draw:g>
                  <svg:desc>user_co.C35:user_co.C47</svg:desc>
                </draw:g>
              </table:table-cell>
              <table:table-cell office:value-type="float" office:value="0">
                <text:p>0</text:p>
                <draw:g>
                  <svg:desc>user_co.D35:user_co.D47</svg:desc>
                </draw:g>
              </table:table-cell>
              <table:table-cell office:value-type="float" office:value="0">
                <text:p>0</text:p>
                <draw:g>
                  <svg:desc>user_co.E35:user_co.E47</svg:desc>
                </draw:g>
              </table:table-cell>
            </table:table-row>
            <table:table-row>
              <table:table-cell office:value-type="string">
                <text:p>EURUSD</text:p>
              </table:table-cell>
              <table:table-cell office:value-type="float" office:value="0.2681">
                <text:p>0.26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URGBP</text:p>
              </table:table-cell>
              <table:table-cell office:value-type="float" office:value="-0.0823">
                <text:p>-0.08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MZN</text:p>
              </table:table-cell>
              <table:table-cell office:value-type="float" office:value="0.4128">
                <text:p>0.4128</text:p>
              </table:table-cell>
              <table:table-cell office:value-type="float" office:value="-0.0124">
                <text:p>-0.0124</text:p>
              </table:table-cell>
              <table:table-cell office:value-type="float" office:value="0.0577">
                <text:p>0.0577</text:p>
              </table:table-cell>
              <table:table-cell office:value-type="float" office:value="-0.1686">
                <text:p>-0.1686</text:p>
              </table:table-cell>
            </table:table-row>
            <table:table-row>
              <table:table-cell office:value-type="string">
                <text:p>AAPL</text:p>
              </table:table-cell>
              <table:table-cell office:value-type="float" office:value="-0.1611">
                <text:p>-0.1611</text:p>
              </table:table-cell>
              <table:table-cell office:value-type="float" office:value="-0.1125">
                <text:p>-0.1125</text:p>
              </table:table-cell>
              <table:table-cell office:value-type="float" office:value="0.2483">
                <text:p>0.2483</text:p>
              </table:table-cell>
              <table:table-cell office:value-type="float" office:value="0.2864">
                <text:p>0.2864</text:p>
              </table:table-cell>
            </table:table-row>
            <table:table-row>
              <table:table-cell office:value-type="string">
                <text:p>BABA</text:p>
              </table:table-cell>
              <table:table-cell office:value-type="float" office:value="0.1675">
                <text:p>0.1675</text:p>
              </table:table-cell>
              <table:table-cell office:value-type="float" office:value="0.3671">
                <text:p>0.3671</text:p>
              </table:table-cell>
              <table:table-cell office:value-type="float" office:value="0.493">
                <text:p>0.493</text:p>
              </table:table-cell>
              <table:table-cell office:value-type="float" office:value="0.5376">
                <text:p>0.5376</text:p>
              </table:table-cell>
            </table:table-row>
            <table:table-row>
              <table:table-cell office:value-type="string">
                <text:p>FB</text:p>
              </table:table-cell>
              <table:table-cell office:value-type="float" office:value="0.0672">
                <text:p>0.0672</text:p>
              </table:table-cell>
              <table:table-cell office:value-type="float" office:value="0.1454">
                <text:p>0.1454</text:p>
              </table:table-cell>
              <table:table-cell office:value-type="float" office:value="0.5675">
                <text:p>0.5675</text:p>
              </table:table-cell>
              <table:table-cell office:value-type="float" office:value="0.2142">
                <text:p>0.2142</text:p>
              </table:table-cell>
            </table:table-row>
            <table:table-row>
              <table:table-cell office:value-type="string">
                <text:p>GOOGL</text:p>
              </table:table-cell>
              <table:table-cell office:value-type="float" office:value="-0.0369">
                <text:p>-0.0369</text:p>
              </table:table-cell>
              <table:table-cell office:value-type="float" office:value="-0.1526">
                <text:p>-0.1526</text:p>
              </table:table-cell>
              <table:table-cell office:value-type="float" office:value="0.1967">
                <text:p>0.1967</text:p>
              </table:table-cell>
              <table:table-cell office:value-type="float" office:value="-0.0164">
                <text:p>-0.0164</text:p>
              </table:table-cell>
            </table:table-row>
            <table:table-row>
              <table:table-cell office:value-type="string">
                <text:p>YHOO</text:p>
              </table:table-cell>
              <table:table-cell office:value-type="float" office:value="0.2615">
                <text:p>0.2615</text:p>
              </table:table-cell>
              <table:table-cell office:value-type="float" office:value="0.0154">
                <text:p>0.0154</text:p>
              </table:table-cell>
              <table:table-cell office:value-type="float" office:value="0.1797">
                <text:p>0.1797</text:p>
              </table:table-cell>
              <table:table-cell office:value-type="float" office:value="-0.0797">
                <text:p>-0.0797</text:p>
              </table:table-cell>
            </table:table-row>
            <table:table-row>
              <table:table-cell office:value-type="string">
                <text:p>SPY</text:p>
              </table:table-cell>
              <table:table-cell office:value-type="float" office:value="-0.1431">
                <text:p>-0.1431</text:p>
              </table:table-cell>
              <table:table-cell office:value-type="float" office:value="0.2822">
                <text:p>0.2822</text:p>
              </table:table-cell>
              <table:table-cell office:value-type="float" office:value="-0.0419">
                <text:p>-0.0419</text:p>
              </table:table-cell>
              <table:table-cell office:value-type="float" office:value="-0.0476">
                <text:p>-0.0476</text:p>
              </table:table-cell>
            </table:table-row>
            <table:table-row>
              <table:table-cell office:value-type="string">
                <text:p>QQQ</text:p>
              </table:table-cell>
              <table:table-cell office:value-type="float" office:value="-0.3313">
                <text:p>-0.3313</text:p>
              </table:table-cell>
              <table:table-cell office:value-type="float" office:value="-0.0085">
                <text:p>-0.0085</text:p>
              </table:table-cell>
              <table:table-cell office:value-type="float" office:value="0.042">
                <text:p>0.042</text:p>
              </table:table-cell>
              <table:table-cell office:value-type="float" office:value="-0.0687">
                <text:p>-0.0687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0296">
                <text:p>0.0296</text:p>
              </table:table-cell>
              <table:table-cell office:value-type="float" office:value="0.0655">
                <text:p>0.0655</text:p>
              </table:table-cell>
              <table:table-cell office:value-type="float" office:value="0.2179">
                <text:p>0.2179</text:p>
              </table:table-cell>
              <table:table-cell office:value-type="float" office:value="0.0822">
                <text:p>0.0822</text:p>
              </table:table-cell>
            </table:table-row>
            <table:table-row>
              <table:table-cell office:value-type="string">
                <text:p>STD DEV</text:p>
              </table:table-cell>
              <table:table-cell office:value-type="float" office:value="0.2296">
                <text:p>0.2296</text:p>
              </table:table-cell>
              <table:table-cell office:value-type="float" office:value="0.1723">
                <text:p>0.1723</text:p>
              </table:table-cell>
              <table:table-cell office:value-type="float" office:value="0.2015">
                <text:p>0.2015</text:p>
              </table:table-cell>
              <table:table-cell office:value-type="float" office:value="0.225">
                <text:p>0.22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8.806cm" svg:height="5.931cm" xlink:href=".." xlink:type="simple" chart:class="chart:bar" chart:style-name="ch1">
        <chart:legend chart:legend-position="end" svg:x="16.596cm" svg:y="1.919cm" style:legend-expansion="high" chart:style-name="ch2"/>
        <chart:plot-area chart:style-name="ch3" table:cell-range-address="user_co.A50:user_co.E63" chart:data-source-has-labels="both" svg:x="0.376cm" svg:y="0.118cm" svg:width="15.844cm" svg:height="5.695cm">
          <chartooo:coordinate-region svg:x="1.209cm" svg:y="0.317cm" svg:width="15.011cm" svg:height="5.297cm"/>
          <chart:axis chart:dimension="x" chart:name="primary-x" chart:style-name="ch4" chartooo:axis-type="auto">
            <chartooo:date-scale/>
            <chart:categories table:cell-range-address="user_co.A51:user_co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user_co.B51:user_co.B63" chart:label-cell-address="user_co.B50:user_co.B50" chart:class="chart:bar">
            <chart:data-point chart:repeated="13"/>
          </chart:series>
          <chart:series chart:style-name="ch8" chart:values-cell-range-address="user_co.C51:user_co.C63" chart:label-cell-address="user_co.C50:user_co.C50" chart:class="chart:bar">
            <chart:data-point chart:repeated="13"/>
          </chart:series>
          <chart:series chart:style-name="ch9" chart:values-cell-range-address="user_co.D51:user_co.D63" chart:label-cell-address="user_co.D50:user_co.D50" chart:class="chart:bar">
            <chart:data-point chart:repeated="13"/>
          </chart:series>
          <chart:series chart:style-name="ch10" chart:values-cell-range-address="user_co.E51:user_co.E63" chart:label-cell-address="user_co.E50:user_co.E50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  <draw:g>
                  <svg:desc>user_co.B50:user_co.B50</svg:desc>
                </draw:g>
              </table:table-cell>
              <table:table-cell office:value-type="string">
                <text:p>CLOSE</text:p>
                <draw:g>
                  <svg:desc>user_co.C50:user_co.C50</svg:desc>
                </draw:g>
              </table:table-cell>
              <table:table-cell office:value-type="string">
                <text:p>VOLUME</text:p>
                <draw:g>
                  <svg:desc>user_co.D50:user_co.D50</svg:desc>
                </draw:g>
              </table:table-cell>
              <table:table-cell office:value-type="string">
                <text:p>SPREAD</text:p>
                <draw:g>
                  <svg:desc>user_co.E50:user_co.E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DJPY</text:p>
                <draw:g>
                  <svg:desc>user_co.A51:user_co.A63</svg:desc>
                </draw:g>
              </table:table-cell>
              <table:table-cell office:value-type="float" office:value="-0.0306">
                <text:p>-0.0306</text:p>
                <draw:g>
                  <svg:desc>user_co.B51:user_co.B63</svg:desc>
                </draw:g>
              </table:table-cell>
              <table:table-cell office:value-type="float" office:value="0">
                <text:p>0</text:p>
                <draw:g>
                  <svg:desc>user_co.C51:user_co.C63</svg:desc>
                </draw:g>
              </table:table-cell>
              <table:table-cell office:value-type="float" office:value="0">
                <text:p>0</text:p>
                <draw:g>
                  <svg:desc>user_co.D51:user_co.D63</svg:desc>
                </draw:g>
              </table:table-cell>
              <table:table-cell office:value-type="float" office:value="0">
                <text:p>0</text:p>
                <draw:g>
                  <svg:desc>user_co.E51:user_co.E63</svg:desc>
                </draw:g>
              </table:table-cell>
            </table:table-row>
            <table:table-row>
              <table:table-cell office:value-type="string">
                <text:p>EURUSD</text:p>
              </table:table-cell>
              <table:table-cell office:value-type="float" office:value="0.0006">
                <text:p>0.0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URGBP</text:p>
              </table:table-cell>
              <table:table-cell office:value-type="float" office:value="-0.0859">
                <text:p>-0.08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MZN</text:p>
              </table:table-cell>
              <table:table-cell office:value-type="float" office:value="0.0589">
                <text:p>0.0589</text:p>
              </table:table-cell>
              <table:table-cell office:value-type="float" office:value="0.2008">
                <text:p>0.2008</text:p>
              </table:table-cell>
              <table:table-cell office:value-type="float" office:value="0.2367">
                <text:p>0.2367</text:p>
              </table:table-cell>
              <table:table-cell office:value-type="float" office:value="0.1616">
                <text:p>0.1616</text:p>
              </table:table-cell>
            </table:table-row>
            <table:table-row>
              <table:table-cell office:value-type="string">
                <text:p>AAPL</text:p>
              </table:table-cell>
              <table:table-cell office:value-type="float" office:value="0.2268">
                <text:p>0.2268</text:p>
              </table:table-cell>
              <table:table-cell office:value-type="float" office:value="0.0644">
                <text:p>0.0644</text:p>
              </table:table-cell>
              <table:table-cell office:value-type="float" office:value="0.2183">
                <text:p>0.218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BABA</text:p>
              </table:table-cell>
              <table:table-cell office:value-type="float" office:value="-0.0358">
                <text:p>-0.0358</text:p>
              </table:table-cell>
              <table:table-cell office:value-type="float" office:value="0.1208">
                <text:p>0.1208</text:p>
              </table:table-cell>
              <table:table-cell office:value-type="float" office:value="0.777">
                <text:p>0.777</text:p>
              </table:table-cell>
              <table:table-cell office:value-type="float" office:value="0.627">
                <text:p>0.627</text:p>
              </table:table-cell>
            </table:table-row>
            <table:table-row>
              <table:table-cell office:value-type="string">
                <text:p>FB</text:p>
              </table:table-cell>
              <table:table-cell office:value-type="float" office:value="0.3746">
                <text:p>0.3746</text:p>
              </table:table-cell>
              <table:table-cell office:value-type="float" office:value="0.1142">
                <text:p>0.1142</text:p>
              </table:table-cell>
              <table:table-cell office:value-type="float" office:value="0.6923">
                <text:p>0.6923</text:p>
              </table:table-cell>
              <table:table-cell office:value-type="float" office:value="0.4909">
                <text:p>0.4909</text:p>
              </table:table-cell>
            </table:table-row>
            <table:table-row>
              <table:table-cell office:value-type="string">
                <text:p>GOOGL</text:p>
              </table:table-cell>
              <table:table-cell office:value-type="float" office:value="0.292">
                <text:p>0.292</text:p>
              </table:table-cell>
              <table:table-cell office:value-type="float" office:value="-0.0078">
                <text:p>-0.0078</text:p>
              </table:table-cell>
              <table:table-cell office:value-type="float" office:value="0.3121">
                <text:p>0.3121</text:p>
              </table:table-cell>
              <table:table-cell office:value-type="float" office:value="0.1317">
                <text:p>0.1317</text:p>
              </table:table-cell>
            </table:table-row>
            <table:table-row>
              <table:table-cell office:value-type="string">
                <text:p>YHOO</text:p>
              </table:table-cell>
              <table:table-cell office:value-type="float" office:value="0.3173">
                <text:p>0.3173</text:p>
              </table:table-cell>
              <table:table-cell office:value-type="float" office:value="0.2528">
                <text:p>0.2528</text:p>
              </table:table-cell>
              <table:table-cell office:value-type="float" office:value="0.3606">
                <text:p>0.360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SPY</text:p>
              </table:table-cell>
              <table:table-cell office:value-type="float" office:value="-0.2502">
                <text:p>-0.2502</text:p>
              </table:table-cell>
              <table:table-cell office:value-type="float" office:value="-0.2684">
                <text:p>-0.2684</text:p>
              </table:table-cell>
              <table:table-cell office:value-type="float" office:value="0.3823">
                <text:p>0.3823</text:p>
              </table:table-cell>
              <table:table-cell office:value-type="float" office:value="0.3532">
                <text:p>0.3532</text:p>
              </table:table-cell>
            </table:table-row>
            <table:table-row>
              <table:table-cell office:value-type="string">
                <text:p>QQQ</text:p>
              </table:table-cell>
              <table:table-cell office:value-type="float" office:value="-0.463">
                <text:p>-0.463</text:p>
              </table:table-cell>
              <table:table-cell office:value-type="float" office:value="-0.465">
                <text:p>-0.465</text:p>
              </table:table-cell>
              <table:table-cell office:value-type="float" office:value="0.3547">
                <text:p>0.3547</text:p>
              </table:table-cell>
              <table:table-cell office:value-type="float" office:value="0.4373">
                <text:p>0.4373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0651">
                <text:p>0.0651</text:p>
              </table:table-cell>
              <table:table-cell office:value-type="float" office:value="0.0015">
                <text:p>0.0015</text:p>
              </table:table-cell>
              <table:table-cell office:value-type="float" office:value="0.4167">
                <text:p>0.4167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string">
                <text:p>STD DEV</text:p>
              </table:table-cell>
              <table:table-cell office:value-type="float" office:value="0.2796">
                <text:p>0.2796</text:p>
              </table:table-cell>
              <table:table-cell office:value-type="float" office:value="0.2303">
                <text:p>0.2303</text:p>
              </table:table-cell>
              <table:table-cell office:value-type="float" office:value="0.1926">
                <text:p>0.1926</text:p>
              </table:table-cell>
              <table:table-cell office:value-type="float" office:value="0.196">
                <text:p>0.19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8.226cm" svg:height="6.021cm" xlink:href=".." xlink:type="simple" chart:class="chart:bar" chart:style-name="ch1">
        <chart:legend chart:legend-position="end" svg:x="16.016cm" svg:y="1.964cm" style:legend-expansion="high" chart:style-name="ch2"/>
        <chart:plot-area chart:style-name="ch3" table:cell-range-address="user_co.A66:user_co.E79" chart:data-source-has-labels="both" svg:x="0.364cm" svg:y="0.12cm" svg:width="15.288cm" svg:height="5.781cm">
          <chartooo:coordinate-region svg:x="1.197cm" svg:y="0.319cm" svg:width="14.455cm" svg:height="5.383cm"/>
          <chart:axis chart:dimension="x" chart:name="primary-x" chart:style-name="ch4" chartooo:axis-type="auto">
            <chartooo:date-scale/>
            <chart:categories table:cell-range-address="user_co.A67:user_co.A7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user_co.B67:user_co.B79" chart:label-cell-address="user_co.B66:user_co.B66" chart:class="chart:bar">
            <chart:data-point chart:repeated="13"/>
          </chart:series>
          <chart:series chart:style-name="ch8" chart:values-cell-range-address="user_co.C67:user_co.C79" chart:label-cell-address="user_co.C66:user_co.C66" chart:class="chart:bar">
            <chart:data-point chart:repeated="13"/>
          </chart:series>
          <chart:series chart:style-name="ch9" chart:values-cell-range-address="user_co.D67:user_co.D79" chart:label-cell-address="user_co.D66:user_co.D66" chart:class="chart:bar">
            <chart:data-point chart:repeated="13"/>
          </chart:series>
          <chart:series chart:style-name="ch10" chart:values-cell-range-address="user_co.E67:user_co.E79" chart:label-cell-address="user_co.E66:user_co.E66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  <draw:g>
                  <svg:desc>user_co.B66:user_co.B66</svg:desc>
                </draw:g>
              </table:table-cell>
              <table:table-cell office:value-type="string">
                <text:p>CLOSE</text:p>
                <draw:g>
                  <svg:desc>user_co.C66:user_co.C66</svg:desc>
                </draw:g>
              </table:table-cell>
              <table:table-cell office:value-type="string">
                <text:p>VOLUME</text:p>
                <draw:g>
                  <svg:desc>user_co.D66:user_co.D66</svg:desc>
                </draw:g>
              </table:table-cell>
              <table:table-cell office:value-type="string">
                <text:p>SPREAD</text:p>
                <draw:g>
                  <svg:desc>user_co.E66:user_co.E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DJPY</text:p>
                <draw:g>
                  <svg:desc>user_co.A67:user_co.A79</svg:desc>
                </draw:g>
              </table:table-cell>
              <table:table-cell office:value-type="float" office:value="0.0736">
                <text:p>0.0736</text:p>
                <draw:g>
                  <svg:desc>user_co.B67:user_co.B79</svg:desc>
                </draw:g>
              </table:table-cell>
              <table:table-cell office:value-type="float" office:value="0">
                <text:p>0</text:p>
                <draw:g>
                  <svg:desc>user_co.C67:user_co.C79</svg:desc>
                </draw:g>
              </table:table-cell>
              <table:table-cell office:value-type="float" office:value="0">
                <text:p>0</text:p>
                <draw:g>
                  <svg:desc>user_co.D67:user_co.D79</svg:desc>
                </draw:g>
              </table:table-cell>
              <table:table-cell office:value-type="float" office:value="0">
                <text:p>0</text:p>
                <draw:g>
                  <svg:desc>user_co.E67:user_co.E79</svg:desc>
                </draw:g>
              </table:table-cell>
            </table:table-row>
            <table:table-row>
              <table:table-cell office:value-type="string">
                <text:p>EURUSD</text:p>
              </table:table-cell>
              <table:table-cell office:value-type="float" office:value="0.2362">
                <text:p>0.2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URGBP</text:p>
              </table:table-cell>
              <table:table-cell office:value-type="float" office:value="-0.1902">
                <text:p>-0.1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MZN</text:p>
              </table:table-cell>
              <table:table-cell office:value-type="float" office:value="-0.0508">
                <text:p>-0.0508</text:p>
              </table:table-cell>
              <table:table-cell office:value-type="float" office:value="0.1151">
                <text:p>0.1151</text:p>
              </table:table-cell>
              <table:table-cell office:value-type="float" office:value="-0.3021">
                <text:p>-0.3021</text:p>
              </table:table-cell>
              <table:table-cell office:value-type="float" office:value="-0.0642">
                <text:p>-0.0642</text:p>
              </table:table-cell>
            </table:table-row>
            <table:table-row>
              <table:table-cell office:value-type="string">
                <text:p>AAPL</text:p>
              </table:table-cell>
              <table:table-cell office:value-type="float" office:value="-0.0488">
                <text:p>-0.0488</text:p>
              </table:table-cell>
              <table:table-cell office:value-type="float" office:value="0.126">
                <text:p>0.126</text:p>
              </table:table-cell>
              <table:table-cell office:value-type="float" office:value="0.3251">
                <text:p>0.3251</text:p>
              </table:table-cell>
              <table:table-cell office:value-type="float" office:value="0.2533">
                <text:p>0.2533</text:p>
              </table:table-cell>
            </table:table-row>
            <table:table-row>
              <table:table-cell office:value-type="string">
                <text:p>BABA</text:p>
              </table:table-cell>
              <table:table-cell office:value-type="float" office:value="0.0063">
                <text:p>0.0063</text:p>
              </table:table-cell>
              <table:table-cell office:value-type="float" office:value="0.1219">
                <text:p>0.1219</text:p>
              </table:table-cell>
              <table:table-cell office:value-type="float" office:value="0.2595">
                <text:p>0.2595</text:p>
              </table:table-cell>
              <table:table-cell office:value-type="float" office:value="0.2421">
                <text:p>0.2421</text:p>
              </table:table-cell>
            </table:table-row>
            <table:table-row>
              <table:table-cell office:value-type="string">
                <text:p>FB</text:p>
              </table:table-cell>
              <table:table-cell office:value-type="float" office:value="0.3306">
                <text:p>0.3306</text:p>
              </table:table-cell>
              <table:table-cell office:value-type="float" office:value="0.4164">
                <text:p>0.4164</text:p>
              </table:table-cell>
              <table:table-cell office:value-type="float" office:value="0.61">
                <text:p>0.61</text:p>
              </table:table-cell>
              <table:table-cell office:value-type="float" office:value="0.3318">
                <text:p>0.3318</text:p>
              </table:table-cell>
            </table:table-row>
            <table:table-row>
              <table:table-cell office:value-type="string">
                <text:p>GOOGL</text:p>
              </table:table-cell>
              <table:table-cell office:value-type="float" office:value="0.0943">
                <text:p>0.0943</text:p>
              </table:table-cell>
              <table:table-cell office:value-type="float" office:value="0.2423">
                <text:p>0.2423</text:p>
              </table:table-cell>
              <table:table-cell office:value-type="float" office:value="-0.1665">
                <text:p>-0.1665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string">
                <text:p>YHOO</text:p>
              </table:table-cell>
              <table:table-cell office:value-type="float" office:value="-0.0838">
                <text:p>-0.0838</text:p>
              </table:table-cell>
              <table:table-cell office:value-type="float" office:value="0.246">
                <text:p>0.246</text:p>
              </table:table-cell>
              <table:table-cell office:value-type="float" office:value="0.2544">
                <text:p>0.2544</text:p>
              </table:table-cell>
              <table:table-cell office:value-type="float" office:value="0.1551">
                <text:p>0.1551</text:p>
              </table:table-cell>
            </table:table-row>
            <table:table-row>
              <table:table-cell office:value-type="string">
                <text:p>SPY</text:p>
              </table:table-cell>
              <table:table-cell office:value-type="float" office:value="-0.03">
                <text:p>-0.03</text:p>
              </table:table-cell>
              <table:table-cell office:value-type="float" office:value="-0.0794">
                <text:p>-0.0794</text:p>
              </table:table-cell>
              <table:table-cell office:value-type="float" office:value="-0.0938">
                <text:p>-0.0938</text:p>
              </table:table-cell>
              <table:table-cell office:value-type="float" office:value="0.0314">
                <text:p>0.0314</text:p>
              </table:table-cell>
            </table:table-row>
            <table:table-row>
              <table:table-cell office:value-type="string">
                <text:p>QQQ</text:p>
              </table:table-cell>
              <table:table-cell office:value-type="float" office:value="-0.1572">
                <text:p>-0.1572</text:p>
              </table:table-cell>
              <table:table-cell office:value-type="float" office:value="-0.4943">
                <text:p>-0.4943</text:p>
              </table:table-cell>
              <table:table-cell office:value-type="float" office:value="0.0332">
                <text:p>0.0332</text:p>
              </table:table-cell>
              <table:table-cell office:value-type="float" office:value="0.0823">
                <text:p>0.0823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0076">
                <text:p>0.0076</text:p>
              </table:table-cell>
              <table:table-cell office:value-type="float" office:value="0.0868">
                <text:p>0.0868</text:p>
              </table:table-cell>
              <table:table-cell office:value-type="float" office:value="0.115">
                <text:p>0.115</text:p>
              </table:table-cell>
              <table:table-cell office:value-type="float" office:value="0.1313">
                <text:p>0.1313</text:p>
              </table:table-cell>
            </table:table-row>
            <table:table-row>
              <table:table-cell office:value-type="string">
                <text:p>STD DEV</text:p>
              </table:table-cell>
              <table:table-cell office:value-type="float" office:value="0.1394">
                <text:p>0.1394</text:p>
              </table:table-cell>
              <table:table-cell office:value-type="float" office:value="0.2567">
                <text:p>0.2567</text:p>
              </table:table-cell>
              <table:table-cell office:value-type="float" office:value="0.2813">
                <text:p>0.2813</text:p>
              </table:table-cell>
              <table:table-cell office:value-type="float" office:value="0.1281">
                <text:p>0.128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7.921cm" svg:height="6.081cm" xlink:href=".." xlink:type="simple" chart:class="chart:bar" chart:style-name="ch1">
        <chart:legend chart:legend-position="end" svg:x="15.711cm" svg:y="1.994cm" style:legend-expansion="high" chart:style-name="ch2"/>
        <chart:plot-area chart:style-name="ch3" table:cell-range-address="user_co.A82:user_co.E95" chart:data-source-has-labels="both" svg:x="0.358cm" svg:y="0.121cm" svg:width="14.995cm" svg:height="5.839cm">
          <chartooo:coordinate-region svg:x="1.191cm" svg:y="0.32cm" svg:width="14.162cm" svg:height="5.441cm"/>
          <chart:axis chart:dimension="x" chart:name="primary-x" chart:style-name="ch4" chartooo:axis-type="auto">
            <chartooo:date-scale/>
            <chart:categories table:cell-range-address="user_co.A83:user_co.A9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user_co.B83:user_co.B95" chart:label-cell-address="user_co.B82:user_co.B82" chart:class="chart:bar">
            <chart:data-point chart:repeated="13"/>
          </chart:series>
          <chart:series chart:style-name="ch8" chart:values-cell-range-address="user_co.C83:user_co.C95" chart:label-cell-address="user_co.C82:user_co.C82" chart:class="chart:bar">
            <chart:data-point chart:repeated="13"/>
          </chart:series>
          <chart:series chart:style-name="ch9" chart:values-cell-range-address="user_co.D83:user_co.D95" chart:label-cell-address="user_co.D82:user_co.D82" chart:class="chart:bar">
            <chart:data-point chart:repeated="13"/>
          </chart:series>
          <chart:series chart:style-name="ch10" chart:values-cell-range-address="user_co.E83:user_co.E95" chart:label-cell-address="user_co.E82:user_co.E82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  <draw:g>
                  <svg:desc>user_co.B82:user_co.B82</svg:desc>
                </draw:g>
              </table:table-cell>
              <table:table-cell office:value-type="string">
                <text:p>CLOSE</text:p>
                <draw:g>
                  <svg:desc>user_co.C82:user_co.C82</svg:desc>
                </draw:g>
              </table:table-cell>
              <table:table-cell office:value-type="string">
                <text:p>VOLUME</text:p>
                <draw:g>
                  <svg:desc>user_co.D82:user_co.D82</svg:desc>
                </draw:g>
              </table:table-cell>
              <table:table-cell office:value-type="string">
                <text:p>SPREAD</text:p>
                <draw:g>
                  <svg:desc>user_co.E82:user_co.E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DJPY</text:p>
                <draw:g>
                  <svg:desc>user_co.A83:user_co.A95</svg:desc>
                </draw:g>
              </table:table-cell>
              <table:table-cell office:value-type="float" office:value="0.4074">
                <text:p>0.4074</text:p>
                <draw:g>
                  <svg:desc>user_co.B83:user_co.B95</svg:desc>
                </draw:g>
              </table:table-cell>
              <table:table-cell office:value-type="float" office:value="0">
                <text:p>0</text:p>
                <draw:g>
                  <svg:desc>user_co.C83:user_co.C95</svg:desc>
                </draw:g>
              </table:table-cell>
              <table:table-cell office:value-type="float" office:value="0">
                <text:p>0</text:p>
                <draw:g>
                  <svg:desc>user_co.D83:user_co.D95</svg:desc>
                </draw:g>
              </table:table-cell>
              <table:table-cell office:value-type="float" office:value="0">
                <text:p>0</text:p>
                <draw:g>
                  <svg:desc>user_co.E83:user_co.E95</svg:desc>
                </draw:g>
              </table:table-cell>
            </table:table-row>
            <table:table-row>
              <table:table-cell office:value-type="string">
                <text:p>EURUSD</text:p>
              </table:table-cell>
              <table:table-cell office:value-type="float" office:value="0.177">
                <text:p>0.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URGBP</text:p>
              </table:table-cell>
              <table:table-cell office:value-type="float" office:value="0.0627">
                <text:p>0.06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MZN</text:p>
              </table:table-cell>
              <table:table-cell office:value-type="float" office:value="0.0354">
                <text:p>0.0354</text:p>
              </table:table-cell>
              <table:table-cell office:value-type="float" office:value="-0.0616">
                <text:p>-0.0616</text:p>
              </table:table-cell>
              <table:table-cell office:value-type="float" office:value="-0.0815">
                <text:p>-0.0815</text:p>
              </table:table-cell>
              <table:table-cell office:value-type="float" office:value="-0.1249">
                <text:p>-0.1249</text:p>
              </table:table-cell>
            </table:table-row>
            <table:table-row>
              <table:table-cell office:value-type="string">
                <text:p>AAPL</text:p>
              </table:table-cell>
              <table:table-cell office:value-type="float" office:value="0.191">
                <text:p>0.191</text:p>
              </table:table-cell>
              <table:table-cell office:value-type="float" office:value="-0.1234">
                <text:p>-0.1234</text:p>
              </table:table-cell>
              <table:table-cell office:value-type="float" office:value="-0.0913">
                <text:p>-0.0913</text:p>
              </table:table-cell>
              <table:table-cell office:value-type="float" office:value="-0.2353">
                <text:p>-0.2353</text:p>
              </table:table-cell>
            </table:table-row>
            <table:table-row>
              <table:table-cell office:value-type="string">
                <text:p>BABA</text:p>
              </table:table-cell>
              <table:table-cell office:value-type="float" office:value="-0.1707">
                <text:p>-0.1707</text:p>
              </table:table-cell>
              <table:table-cell office:value-type="float" office:value="0.1621">
                <text:p>0.1621</text:p>
              </table:table-cell>
              <table:table-cell office:value-type="float" office:value="-0.0297">
                <text:p>-0.0297</text:p>
              </table:table-cell>
              <table:table-cell office:value-type="float" office:value="0.1108">
                <text:p>0.1108</text:p>
              </table:table-cell>
            </table:table-row>
            <table:table-row>
              <table:table-cell office:value-type="string">
                <text:p>FB</text:p>
              </table:table-cell>
              <table:table-cell office:value-type="float" office:value="0.3514">
                <text:p>0.3514</text:p>
              </table:table-cell>
              <table:table-cell office:value-type="float" office:value="0.3831">
                <text:p>0.3831</text:p>
              </table:table-cell>
              <table:table-cell office:value-type="float" office:value="0.4255">
                <text:p>0.4255</text:p>
              </table:table-cell>
              <table:table-cell office:value-type="float" office:value="0.1409">
                <text:p>0.1409</text:p>
              </table:table-cell>
            </table:table-row>
            <table:table-row>
              <table:table-cell office:value-type="string">
                <text:p>GOOGL</text:p>
              </table:table-cell>
              <table:table-cell office:value-type="float" office:value="-0.1291">
                <text:p>-0.1291</text:p>
              </table:table-cell>
              <table:table-cell office:value-type="float" office:value="0.0205">
                <text:p>0.0205</text:p>
              </table:table-cell>
              <table:table-cell office:value-type="float" office:value="-0.1017">
                <text:p>-0.1017</text:p>
              </table:table-cell>
              <table:table-cell office:value-type="float" office:value="-0.187">
                <text:p>-0.187</text:p>
              </table:table-cell>
            </table:table-row>
            <table:table-row>
              <table:table-cell office:value-type="string">
                <text:p>YHOO</text:p>
              </table:table-cell>
              <table:table-cell office:value-type="float" office:value="0.0124">
                <text:p>0.0124</text:p>
              </table:table-cell>
              <table:table-cell office:value-type="float" office:value="-0.0159">
                <text:p>-0.0159</text:p>
              </table:table-cell>
              <table:table-cell office:value-type="float" office:value="-0.2987">
                <text:p>-0.2987</text:p>
              </table:table-cell>
              <table:table-cell office:value-type="float" office:value="-0.2088">
                <text:p>-0.2088</text:p>
              </table:table-cell>
            </table:table-row>
            <table:table-row>
              <table:table-cell office:value-type="string">
                <text:p>SPY</text:p>
              </table:table-cell>
              <table:table-cell office:value-type="float" office:value="-0.2853">
                <text:p>-0.2853</text:p>
              </table:table-cell>
              <table:table-cell office:value-type="float" office:value="-0.0935">
                <text:p>-0.0935</text:p>
              </table:table-cell>
              <table:table-cell office:value-type="float" office:value="-0.0582">
                <text:p>-0.0582</text:p>
              </table:table-cell>
              <table:table-cell office:value-type="float" office:value="-0.1686">
                <text:p>-0.1686</text:p>
              </table:table-cell>
            </table:table-row>
            <table:table-row>
              <table:table-cell office:value-type="string">
                <text:p>QQQ</text:p>
              </table:table-cell>
              <table:table-cell office:value-type="float" office:value="0.0055">
                <text:p>0.0055</text:p>
              </table:table-cell>
              <table:table-cell office:value-type="float" office:value="-0.1304">
                <text:p>-0.1304</text:p>
              </table:table-cell>
              <table:table-cell office:value-type="float" office:value="-0.1354">
                <text:p>-0.1354</text:p>
              </table:table-cell>
              <table:table-cell office:value-type="float" office:value="-0.194">
                <text:p>-0.194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0013">
                <text:p>0.0013</text:p>
              </table:table-cell>
              <table:table-cell office:value-type="float" office:value="0.0176">
                <text:p>0.0176</text:p>
              </table:table-cell>
              <table:table-cell office:value-type="float" office:value="-0.0464">
                <text:p>-0.0464</text:p>
              </table:table-cell>
              <table:table-cell office:value-type="float" office:value="-0.1084">
                <text:p>-0.1084</text:p>
              </table:table-cell>
            </table:table-row>
            <table:table-row>
              <table:table-cell office:value-type="string">
                <text:p>STD DEV</text:p>
              </table:table-cell>
              <table:table-cell office:value-type="float" office:value="0.1899">
                <text:p>0.1899</text:p>
              </table:table-cell>
              <table:table-cell office:value-type="float" office:value="0.1643">
                <text:p>0.1643</text:p>
              </table:table-cell>
              <table:table-cell office:value-type="float" office:value="0.194">
                <text:p>0.194</text:p>
              </table:table-cell>
              <table:table-cell office:value-type="float" office:value="0.1386">
                <text:p>0.138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275cm" svg:height="6.202cm" xlink:href=".." xlink:type="simple" chart:class="chart:bar" chart:style-name="ch1">
        <chart:legend chart:legend-position="end" svg:x="14.065cm" svg:y="2.055cm" style:legend-expansion="high" chart:style-name="ch2"/>
        <chart:plot-area chart:style-name="ch3" table:cell-range-address="user_co.A98:user_co.E111" chart:data-source-has-labels="both" svg:x="0.325cm" svg:y="0.124cm" svg:width="13.415cm" svg:height="5.954cm">
          <chartooo:coordinate-region svg:x="1.158cm" svg:y="0.323cm" svg:width="12.582cm" svg:height="5.556cm"/>
          <chart:axis chart:dimension="x" chart:name="primary-x" chart:style-name="ch4" chartooo:axis-type="auto">
            <chartooo:date-scale/>
            <chart:categories table:cell-range-address="user_co.A99:user_co.A1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user_co.B99:user_co.B111" chart:label-cell-address="user_co.B98:user_co.B98" chart:class="chart:bar">
            <chart:data-point chart:repeated="13"/>
          </chart:series>
          <chart:series chart:style-name="ch8" chart:values-cell-range-address="user_co.C99:user_co.C111" chart:label-cell-address="user_co.C98:user_co.C98" chart:class="chart:bar">
            <chart:data-point chart:repeated="13"/>
          </chart:series>
          <chart:series chart:style-name="ch9" chart:values-cell-range-address="user_co.D99:user_co.D111" chart:label-cell-address="user_co.D98:user_co.D98" chart:class="chart:bar">
            <chart:data-point chart:repeated="13"/>
          </chart:series>
          <chart:series chart:style-name="ch10" chart:values-cell-range-address="user_co.E99:user_co.E111" chart:label-cell-address="user_co.E98:user_co.E98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  <draw:g>
                  <svg:desc>user_co.B98:user_co.B98</svg:desc>
                </draw:g>
              </table:table-cell>
              <table:table-cell office:value-type="string">
                <text:p>CLOSE</text:p>
                <draw:g>
                  <svg:desc>user_co.C98:user_co.C98</svg:desc>
                </draw:g>
              </table:table-cell>
              <table:table-cell office:value-type="string">
                <text:p>VOLUME</text:p>
                <draw:g>
                  <svg:desc>user_co.D98:user_co.D98</svg:desc>
                </draw:g>
              </table:table-cell>
              <table:table-cell office:value-type="string">
                <text:p>SPREAD</text:p>
                <draw:g>
                  <svg:desc>user_co.E98:user_co.E9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DJPY</text:p>
                <draw:g>
                  <svg:desc>user_co.A99:user_co.A111</svg:desc>
                </draw:g>
              </table:table-cell>
              <table:table-cell office:value-type="float" office:value="-0.0422">
                <text:p>-0.0422</text:p>
                <draw:g>
                  <svg:desc>user_co.B99:user_co.B111</svg:desc>
                </draw:g>
              </table:table-cell>
              <table:table-cell office:value-type="float" office:value="0">
                <text:p>0</text:p>
                <draw:g>
                  <svg:desc>user_co.C99:user_co.C111</svg:desc>
                </draw:g>
              </table:table-cell>
              <table:table-cell office:value-type="float" office:value="0">
                <text:p>0</text:p>
                <draw:g>
                  <svg:desc>user_co.D99:user_co.D111</svg:desc>
                </draw:g>
              </table:table-cell>
              <table:table-cell office:value-type="float" office:value="0">
                <text:p>0</text:p>
                <draw:g>
                  <svg:desc>user_co.E99:user_co.E111</svg:desc>
                </draw:g>
              </table:table-cell>
            </table:table-row>
            <table:table-row>
              <table:table-cell office:value-type="string">
                <text:p>EURUSD</text:p>
              </table:table-cell>
              <table:table-cell office:value-type="float" office:value="0.1056">
                <text:p>0.10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URGBP</text:p>
              </table:table-cell>
              <table:table-cell office:value-type="float" office:value="-0.1688">
                <text:p>-0.1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MZN</text:p>
              </table:table-cell>
              <table:table-cell office:value-type="float" office:value="-0.0145">
                <text:p>-0.0145</text:p>
              </table:table-cell>
              <table:table-cell office:value-type="float" office:value="0.0035">
                <text:p>0.0035</text:p>
              </table:table-cell>
              <table:table-cell office:value-type="float" office:value="-0.0068">
                <text:p>-0.0068</text:p>
              </table:table-cell>
              <table:table-cell office:value-type="float" office:value="0.0069">
                <text:p>0.0069</text:p>
              </table:table-cell>
            </table:table-row>
            <table:table-row>
              <table:table-cell office:value-type="string">
                <text:p>AAPL</text:p>
              </table:table-cell>
              <table:table-cell office:value-type="float" office:value="0.0074">
                <text:p>0.0074</text:p>
              </table:table-cell>
              <table:table-cell office:value-type="float" office:value="0.0369">
                <text:p>0.0369</text:p>
              </table:table-cell>
              <table:table-cell office:value-type="float" office:value="-0.2309">
                <text:p>-0.2309</text:p>
              </table:table-cell>
              <table:table-cell office:value-type="float" office:value="-0.2284">
                <text:p>-0.2284</text:p>
              </table:table-cell>
            </table:table-row>
            <table:table-row>
              <table:table-cell office:value-type="string">
                <text:p>BABA</text:p>
              </table:table-cell>
              <table:table-cell office:value-type="float" office:value="-0.1199">
                <text:p>-0.1199</text:p>
              </table:table-cell>
              <table:table-cell office:value-type="float" office:value="-0.1272">
                <text:p>-0.1272</text:p>
              </table:table-cell>
              <table:table-cell office:value-type="float" office:value="-0.2153">
                <text:p>-0.2153</text:p>
              </table:table-cell>
              <table:table-cell office:value-type="float" office:value="-0.1264">
                <text:p>-0.1264</text:p>
              </table:table-cell>
            </table:table-row>
            <table:table-row>
              <table:table-cell office:value-type="string">
                <text:p>FB</text:p>
              </table:table-cell>
              <table:table-cell office:value-type="float" office:value="0.3612">
                <text:p>0.3612</text:p>
              </table:table-cell>
              <table:table-cell office:value-type="float" office:value="0.396">
                <text:p>0.396</text:p>
              </table:table-cell>
              <table:table-cell office:value-type="float" office:value="0.5126">
                <text:p>0.5126</text:p>
              </table:table-cell>
              <table:table-cell office:value-type="float" office:value="0.1379">
                <text:p>0.1379</text:p>
              </table:table-cell>
            </table:table-row>
            <table:table-row>
              <table:table-cell office:value-type="string">
                <text:p>GOOGL</text:p>
              </table:table-cell>
              <table:table-cell office:value-type="float" office:value="-0.1276">
                <text:p>-0.1276</text:p>
              </table:table-cell>
              <table:table-cell office:value-type="float" office:value="-0.0566">
                <text:p>-0.0566</text:p>
              </table:table-cell>
              <table:table-cell office:value-type="float" office:value="-0.0007">
                <text:p>-0.0007</text:p>
              </table:table-cell>
              <table:table-cell office:value-type="float" office:value="-0.0865">
                <text:p>-0.0865</text:p>
              </table:table-cell>
            </table:table-row>
            <table:table-row>
              <table:table-cell office:value-type="string">
                <text:p>YHOO</text:p>
              </table:table-cell>
              <table:table-cell office:value-type="float" office:value="-0.086">
                <text:p>-0.086</text:p>
              </table:table-cell>
              <table:table-cell office:value-type="float" office:value="0.0521">
                <text:p>0.0521</text:p>
              </table:table-cell>
              <table:table-cell office:value-type="float" office:value="-0.2405">
                <text:p>-0.2405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SPY</text:p>
              </table:table-cell>
              <table:table-cell office:value-type="float" office:value="-0.2836">
                <text:p>-0.2836</text:p>
              </table:table-cell>
              <table:table-cell office:value-type="float" office:value="-0.1622">
                <text:p>-0.1622</text:p>
              </table:table-cell>
              <table:table-cell office:value-type="float" office:value="0.1717">
                <text:p>0.1717</text:p>
              </table:table-cell>
              <table:table-cell office:value-type="float" office:value="-0.113">
                <text:p>-0.113</text:p>
              </table:table-cell>
            </table:table-row>
            <table:table-row>
              <table:table-cell office:value-type="string">
                <text:p>QQQ</text:p>
              </table:table-cell>
              <table:table-cell office:value-type="float" office:value="0.0141">
                <text:p>0.0141</text:p>
              </table:table-cell>
              <table:table-cell office:value-type="float" office:value="-0.0455">
                <text:p>-0.0455</text:p>
              </table:table-cell>
              <table:table-cell office:value-type="float" office:value="0.0342">
                <text:p>0.0342</text:p>
              </table:table-cell>
              <table:table-cell office:value-type="float" office:value="-0.281">
                <text:p>-0.281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-0.0311">
                <text:p>-0.0311</text:p>
              </table:table-cell>
              <table:table-cell office:value-type="float" office:value="0.0121">
                <text:p>0.0121</text:p>
              </table:table-cell>
              <table:table-cell office:value-type="float" office:value="0.003">
                <text:p>0.003</text:p>
              </table:table-cell>
              <table:table-cell office:value-type="float" office:value="-0.0863">
                <text:p>-0.0863</text:p>
              </table:table-cell>
            </table:table-row>
            <table:table-row>
              <table:table-cell office:value-type="string">
                <text:p>STD DEV</text:p>
              </table:table-cell>
              <table:table-cell office:value-type="float" office:value="0.1738">
                <text:p>0.1738</text:p>
              </table:table-cell>
              <table:table-cell office:value-type="float" office:value="0.161">
                <text:p>0.161</text:p>
              </table:table-cell>
              <table:table-cell office:value-type="float" office:value="0.2374">
                <text:p>0.2374</text:p>
              </table:table-cell>
              <table:table-cell office:value-type="float" office:value="0.1259">
                <text:p>0.125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8.06cm" svg:height="7.371cm" xlink:href=".." xlink:type="simple" chart:class="chart:bar" chart:style-name="ch1">
        <chart:legend chart:legend-position="end" svg:x="15.85cm" svg:y="2.639cm" style:legend-expansion="high" chart:style-name="ch2"/>
        <chart:plot-area chart:style-name="ch3" table:cell-range-address="user_co.A113:user_co.E120" chart:data-source-has-labels="both" svg:x="0.361cm" svg:y="0.147cm" svg:width="15.128cm" svg:height="7.077cm">
          <chartooo:coordinate-region svg:x="1.194cm" svg:y="0.347cm" svg:width="14.295cm" svg:height="6.678cm"/>
          <chart:axis chart:dimension="x" chart:name="primary-x" chart:style-name="ch4" chartooo:axis-type="auto">
            <chartooo:date-scale/>
            <chart:categories table:cell-range-address="user_co.A114:user_co.A1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user_co.B114:user_co.B120" chart:label-cell-address="user_co.B113:user_co.B113" chart:class="chart:bar">
            <chart:data-point chart:repeated="7"/>
          </chart:series>
          <chart:series chart:style-name="ch8" chart:values-cell-range-address="user_co.C114:user_co.C120" chart:label-cell-address="user_co.C113:user_co.C113" chart:class="chart:bar">
            <chart:data-point chart:repeated="7"/>
          </chart:series>
          <chart:series chart:style-name="ch9" chart:values-cell-range-address="user_co.D114:user_co.D120" chart:label-cell-address="user_co.D113:user_co.D113" chart:class="chart:bar">
            <chart:data-point chart:repeated="7"/>
          </chart:series>
          <chart:series chart:style-name="ch10" chart:values-cell-range-address="user_co.E114:user_co.E120" chart:label-cell-address="user_co.E113:user_co.E113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  <draw:g>
                  <svg:desc>user_co.B113:user_co.B113</svg:desc>
                </draw:g>
              </table:table-cell>
              <table:table-cell office:value-type="string">
                <text:p>CLOSE</text:p>
                <draw:g>
                  <svg:desc>user_co.C113:user_co.C113</svg:desc>
                </draw:g>
              </table:table-cell>
              <table:table-cell office:value-type="string">
                <text:p>VOLUME</text:p>
                <draw:g>
                  <svg:desc>user_co.D113:user_co.D113</svg:desc>
                </draw:g>
              </table:table-cell>
              <table:table-cell office:value-type="string">
                <text:p>SPREAD</text:p>
                <draw:g>
                  <svg:desc>user_co.E113:user_co.E1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g -3</text:p>
                <draw:g>
                  <svg:desc>user_co.A114:user_co.A120</svg:desc>
                </draw:g>
              </table:table-cell>
              <table:table-cell office:value-type="float" office:value="0.0203">
                <text:p>0.0203</text:p>
                <draw:g>
                  <svg:desc>user_co.B114:user_co.B120</svg:desc>
                </draw:g>
              </table:table-cell>
              <table:table-cell office:value-type="float" office:value="-0.0262">
                <text:p>-0.0262</text:p>
                <draw:g>
                  <svg:desc>user_co.C114:user_co.C120</svg:desc>
                </draw:g>
              </table:table-cell>
              <table:table-cell office:value-type="float" office:value="-0.0807">
                <text:p>-0.0807</text:p>
                <draw:g>
                  <svg:desc>user_co.D114:user_co.D120</svg:desc>
                </draw:g>
              </table:table-cell>
              <table:table-cell office:value-type="float" office:value="-0.0159">
                <text:p>-0.0159</text:p>
                <draw:g>
                  <svg:desc>user_co.E114:user_co.E120</svg:desc>
                </draw:g>
              </table:table-cell>
            </table:table-row>
            <table:table-row>
              <table:table-cell office:value-type="string">
                <text:p>Lag -2</text:p>
              </table:table-cell>
              <table:table-cell office:value-type="float" office:value="0.0309">
                <text:p>0.0309</text:p>
              </table:table-cell>
              <table:table-cell office:value-type="float" office:value="0.0229">
                <text:p>0.0229</text:p>
              </table:table-cell>
              <table:table-cell office:value-type="float" office:value="-0.0179">
                <text:p>-0.0179</text:p>
              </table:table-cell>
              <table:table-cell office:value-type="float" office:value="0.0319">
                <text:p>0.0319</text:p>
              </table:table-cell>
            </table:table-row>
            <table:table-row>
              <table:table-cell office:value-type="string">
                <text:p>Lag -1</text:p>
              </table:table-cell>
              <table:table-cell office:value-type="float" office:value="0.0296">
                <text:p>0.0296</text:p>
              </table:table-cell>
              <table:table-cell office:value-type="float" office:value="0.0655">
                <text:p>0.0655</text:p>
              </table:table-cell>
              <table:table-cell office:value-type="float" office:value="0.2179">
                <text:p>0.2179</text:p>
              </table:table-cell>
              <table:table-cell office:value-type="float" office:value="0.0822">
                <text:p>0.0822</text:p>
              </table:table-cell>
            </table:table-row>
            <table:table-row>
              <table:table-cell office:value-type="string">
                <text:p>Lag 0</text:p>
              </table:table-cell>
              <table:table-cell office:value-type="float" office:value="0.0651">
                <text:p>0.0651</text:p>
              </table:table-cell>
              <table:table-cell office:value-type="float" office:value="0.0015">
                <text:p>0.0015</text:p>
              </table:table-cell>
              <table:table-cell office:value-type="float" office:value="0.4167">
                <text:p>0.4167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string">
                <text:p>Lag 1</text:p>
              </table:table-cell>
              <table:table-cell office:value-type="float" office:value="0.0076">
                <text:p>0.0076</text:p>
              </table:table-cell>
              <table:table-cell office:value-type="float" office:value="0.0868">
                <text:p>0.0868</text:p>
              </table:table-cell>
              <table:table-cell office:value-type="float" office:value="0.115">
                <text:p>0.115</text:p>
              </table:table-cell>
              <table:table-cell office:value-type="float" office:value="0.1313">
                <text:p>0.1313</text:p>
              </table:table-cell>
            </table:table-row>
            <table:table-row>
              <table:table-cell office:value-type="string">
                <text:p>Lag 2</text:p>
              </table:table-cell>
              <table:table-cell office:value-type="float" office:value="0.0013">
                <text:p>0.0013</text:p>
              </table:table-cell>
              <table:table-cell office:value-type="float" office:value="0.0176">
                <text:p>0.0176</text:p>
              </table:table-cell>
              <table:table-cell office:value-type="float" office:value="-0.0464">
                <text:p>-0.0464</text:p>
              </table:table-cell>
              <table:table-cell office:value-type="float" office:value="-0.1084">
                <text:p>-0.1084</text:p>
              </table:table-cell>
            </table:table-row>
            <table:table-row>
              <table:table-cell office:value-type="string">
                <text:p>Lag 3</text:p>
              </table:table-cell>
              <table:table-cell office:value-type="float" office:value="-0.0311">
                <text:p>-0.0311</text:p>
              </table:table-cell>
              <table:table-cell office:value-type="float" office:value="0.0121">
                <text:p>0.0121</text:p>
              </table:table-cell>
              <table:table-cell office:value-type="float" office:value="0.003">
                <text:p>0.003</text:p>
              </table:table-cell>
              <table:table-cell office:value-type="float" office:value="-0.0863">
                <text:p>-0.086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8.653cm" svg:height="5.028cm" xlink:href=".." xlink:type="simple" chart:class="chart:bar" chart:style-name="ch1">
        <chart:legend chart:legend-position="end" svg:x="16.443cm" svg:y="1.468cm" style:legend-expansion="high" chart:style-name="ch2"/>
        <chart:plot-area chart:style-name="ch3" table:cell-range-address="user_co.A121:user_co.E128" chart:data-source-has-labels="both" svg:x="0.373cm" svg:y="0.1cm" svg:width="15.697cm" svg:height="4.828cm">
          <chartooo:coordinate-region svg:x="1.285cm" svg:y="0.3cm" svg:width="14.785cm" svg:height="3.981cm"/>
          <chart:axis chart:dimension="x" chart:name="primary-x" chart:style-name="ch4" chartooo:axis-type="auto">
            <chartooo:date-scale/>
            <chart:categories table:cell-range-address="user_co.A122:user_co.A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user_co.B122:user_co.B128" chart:label-cell-address="user_co.B121:user_co.B121" chart:class="chart:bar">
            <chart:data-point chart:repeated="7"/>
          </chart:series>
          <chart:series chart:style-name="ch8" chart:values-cell-range-address="user_co.C122:user_co.C128" chart:label-cell-address="user_co.C121:user_co.C121" chart:class="chart:bar">
            <chart:data-point chart:repeated="7"/>
          </chart:series>
          <chart:series chart:style-name="ch9" chart:values-cell-range-address="user_co.D122:user_co.D128" chart:label-cell-address="user_co.D121:user_co.D121" chart:class="chart:bar">
            <chart:data-point chart:repeated="7"/>
          </chart:series>
          <chart:series chart:style-name="ch10" chart:values-cell-range-address="user_co.E122:user_co.E128" chart:label-cell-address="user_co.E121:user_co.E12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  <draw:g>
                  <svg:desc>user_co.B121:user_co.B121</svg:desc>
                </draw:g>
              </table:table-cell>
              <table:table-cell office:value-type="string">
                <text:p>CLOSE</text:p>
                <draw:g>
                  <svg:desc>user_co.C121:user_co.C121</svg:desc>
                </draw:g>
              </table:table-cell>
              <table:table-cell office:value-type="string">
                <text:p>VOLUME</text:p>
                <draw:g>
                  <svg:desc>user_co.D121:user_co.D121</svg:desc>
                </draw:g>
              </table:table-cell>
              <table:table-cell office:value-type="string">
                <text:p>SPREAD</text:p>
                <draw:g>
                  <svg:desc>user_co.E121:user_co.E1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g -3</text:p>
                <draw:g>
                  <svg:desc>user_co.A122:user_co.A128</svg:desc>
                </draw:g>
              </table:table-cell>
              <table:table-cell office:value-type="float" office:value="0.2646">
                <text:p>0.2646</text:p>
                <draw:g>
                  <svg:desc>user_co.B122:user_co.B128</svg:desc>
                </draw:g>
              </table:table-cell>
              <table:table-cell office:value-type="float" office:value="0.191">
                <text:p>0.191</text:p>
                <draw:g>
                  <svg:desc>user_co.C122:user_co.C128</svg:desc>
                </draw:g>
              </table:table-cell>
              <table:table-cell office:value-type="float" office:value="0.1732">
                <text:p>0.1732</text:p>
                <draw:g>
                  <svg:desc>user_co.D122:user_co.D128</svg:desc>
                </draw:g>
              </table:table-cell>
              <table:table-cell office:value-type="float" office:value="0.1303">
                <text:p>0.1303</text:p>
                <draw:g>
                  <svg:desc>user_co.E122:user_co.E128</svg:desc>
                </draw:g>
              </table:table-cell>
            </table:table-row>
            <table:table-row>
              <table:table-cell office:value-type="string">
                <text:p>Lag -2</text:p>
              </table:table-cell>
              <table:table-cell office:value-type="float" office:value="0.2104">
                <text:p>0.2104</text:p>
              </table:table-cell>
              <table:table-cell office:value-type="float" office:value="0.2449">
                <text:p>0.2449</text:p>
              </table:table-cell>
              <table:table-cell office:value-type="float" office:value="0.1874">
                <text:p>0.1874</text:p>
              </table:table-cell>
              <table:table-cell office:value-type="float" office:value="0.1368">
                <text:p>0.1368</text:p>
              </table:table-cell>
            </table:table-row>
            <table:table-row>
              <table:table-cell office:value-type="string">
                <text:p>Lag -1</text:p>
              </table:table-cell>
              <table:table-cell office:value-type="float" office:value="0.2296">
                <text:p>0.2296</text:p>
              </table:table-cell>
              <table:table-cell office:value-type="float" office:value="0.1723">
                <text:p>0.1723</text:p>
              </table:table-cell>
              <table:table-cell office:value-type="float" office:value="0.2015">
                <text:p>0.2015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Lag 0</text:p>
              </table:table-cell>
              <table:table-cell office:value-type="float" office:value="0.2796">
                <text:p>0.2796</text:p>
              </table:table-cell>
              <table:table-cell office:value-type="float" office:value="0.2303">
                <text:p>0.2303</text:p>
              </table:table-cell>
              <table:table-cell office:value-type="float" office:value="0.1926">
                <text:p>0.1926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Lag 1</text:p>
              </table:table-cell>
              <table:table-cell office:value-type="float" office:value="0.1394">
                <text:p>0.1394</text:p>
              </table:table-cell>
              <table:table-cell office:value-type="float" office:value="0.2567">
                <text:p>0.2567</text:p>
              </table:table-cell>
              <table:table-cell office:value-type="float" office:value="0.2813">
                <text:p>0.2813</text:p>
              </table:table-cell>
              <table:table-cell office:value-type="float" office:value="0.1281">
                <text:p>0.1281</text:p>
              </table:table-cell>
            </table:table-row>
            <table:table-row>
              <table:table-cell office:value-type="string">
                <text:p>Lag 2</text:p>
              </table:table-cell>
              <table:table-cell office:value-type="float" office:value="0.1899">
                <text:p>0.1899</text:p>
              </table:table-cell>
              <table:table-cell office:value-type="float" office:value="0.1643">
                <text:p>0.1643</text:p>
              </table:table-cell>
              <table:table-cell office:value-type="float" office:value="0.194">
                <text:p>0.194</text:p>
              </table:table-cell>
              <table:table-cell office:value-type="float" office:value="0.1386">
                <text:p>0.1386</text:p>
              </table:table-cell>
            </table:table-row>
            <table:table-row>
              <table:table-cell office:value-type="string">
                <text:p>Lag 3</text:p>
              </table:table-cell>
              <table:table-cell office:value-type="float" office:value="0.1738">
                <text:p>0.1738</text:p>
              </table:table-cell>
              <table:table-cell office:value-type="float" office:value="0.161">
                <text:p>0.161</text:p>
              </table:table-cell>
              <table:table-cell office:value-type="float" office:value="0.2374">
                <text:p>0.2374</text:p>
              </table:table-cell>
              <table:table-cell office:value-type="float" office:value="0.1259">
                <text:p>0.125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8.155cm" svg:height="6.614cm" xlink:href=".." xlink:type="simple" chart:class="chart:bar" chart:style-name="ch1">
        <chart:legend chart:legend-position="end" svg:x="14.04cm" svg:y="2.261cm" style:legend-expansion="high" chart:style-name="ch2"/>
        <chart:plot-area chart:style-name="ch3" table:cell-range-address="count_cor.A2:count_cor.E15" chart:data-source-has-labels="both" svg:x="0.363cm" svg:y="0.132cm" svg:width="13.314cm" svg:height="6.35cm">
          <chartooo:coordinate-region svg:x="1.196cm" svg:y="0.331cm" svg:width="12.481cm" svg:height="5.952cm"/>
          <chart:axis chart:dimension="x" chart:name="primary-x" chart:style-name="ch4" chartooo:axis-type="auto">
            <chartooo:date-scale/>
            <chart:categories table:cell-range-address="count_cor.A3:count_cor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unt_cor.B3:count_cor.B15" chart:label-cell-address="count_cor.B2:count_cor.B4" chart:class="chart:bar">
            <chart:data-point chart:repeated="13"/>
          </chart:series>
          <chart:series chart:style-name="ch8" chart:values-cell-range-address="count_cor.C3:count_cor.C15" chart:label-cell-address="count_cor.C2:count_cor.C4" chart:class="chart:bar">
            <chart:data-point chart:repeated="13"/>
          </chart:series>
          <chart:series chart:style-name="ch9" chart:values-cell-range-address="count_cor.D3:count_cor.D15" chart:label-cell-address="count_cor.D2:count_cor.D4" chart:class="chart:bar">
            <chart:data-point chart:repeated="13"/>
          </chart:series>
          <chart:series chart:style-name="ch10" chart:values-cell-range-address="count_cor.E3:count_cor.E15" chart:label-cell-address="count_cor.E2:count_cor.E4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-0.2562 0.0441</text:p>
                <text:list>
                  <text:list-item>
                    <text:p>OPEN</text:p>
                  </text:list-item>
                  <text:list-item>
                    <text:p>-0.2562</text:p>
                  </text:list-item>
                  <text:list-item>
                    <text:p>0.0441</text:p>
                  </text:list-item>
                </text:list>
                <draw:g>
                  <svg:desc>count_cor.B2:count_cor.B4</svg:desc>
                </draw:g>
              </table:table-cell>
              <table:table-cell office:value-type="string">
                <text:p>CLOSE 0 0</text:p>
                <text:list>
                  <text:list-item>
                    <text:p>CLOSE</text:p>
                  </text:list-item>
                  <text:list-item>
                    <text:p>0</text:p>
                  </text:list-item>
                  <text:list-item>
                    <text:p>0</text:p>
                  </text:list-item>
                </text:list>
                <draw:g>
                  <svg:desc>count_cor.C2:count_cor.C4</svg:desc>
                </draw:g>
              </table:table-cell>
              <table:table-cell office:value-type="string">
                <text:p>VOLUME 0 0</text:p>
                <text:list>
                  <text:list-item>
                    <text:p>VOLUME</text:p>
                  </text:list-item>
                  <text:list-item>
                    <text:p>0</text:p>
                  </text:list-item>
                  <text:list-item>
                    <text:p>0</text:p>
                  </text:list-item>
                </text:list>
                <draw:g>
                  <svg:desc>count_cor.D2:count_cor.D4</svg:desc>
                </draw:g>
              </table:table-cell>
              <table:table-cell office:value-type="string">
                <text:p>SPREAD 0 0</text:p>
                <text:list>
                  <text:list-item>
                    <text:p>SPREAD</text:p>
                  </text:list-item>
                  <text:list-item>
                    <text:p>0</text:p>
                  </text:list-item>
                  <text:list-item>
                    <text:p>0</text:p>
                  </text:list-item>
                </text:list>
                <draw:g>
                  <svg:desc>count_cor.E2:count_cor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DJPY</text:p>
                <draw:g>
                  <svg:desc>count_cor.A3:count_cor.A15</svg:desc>
                </draw:g>
              </table:table-cell>
              <table:table-cell office:value-type="float" office:value="-0.2562">
                <text:p>-0.2562</text:p>
                <draw:g>
                  <svg:desc>count_cor.B3:count_cor.B15</svg:desc>
                </draw:g>
              </table:table-cell>
              <table:table-cell office:value-type="float" office:value="0">
                <text:p>0</text:p>
                <draw:g>
                  <svg:desc>count_cor.C3:count_cor.C15</svg:desc>
                </draw:g>
              </table:table-cell>
              <table:table-cell office:value-type="float" office:value="0">
                <text:p>0</text:p>
                <draw:g>
                  <svg:desc>count_cor.D3:count_cor.D15</svg:desc>
                </draw:g>
              </table:table-cell>
              <table:table-cell office:value-type="float" office:value="0">
                <text:p>0</text:p>
                <draw:g>
                  <svg:desc>count_cor.E3:count_cor.E15</svg:desc>
                </draw:g>
              </table:table-cell>
            </table:table-row>
            <table:table-row>
              <table:table-cell office:value-type="string">
                <text:p>EURUSD</text:p>
              </table:table-cell>
              <table:table-cell office:value-type="float" office:value="0.0441">
                <text:p>0.0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URGBP</text:p>
              </table:table-cell>
              <table:table-cell office:value-type="float" office:value="-0.1488">
                <text:p>-0.1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MZN</text:p>
              </table:table-cell>
              <table:table-cell office:value-type="float" office:value="0.152">
                <text:p>0.152</text:p>
              </table:table-cell>
              <table:table-cell office:value-type="float" office:value="0.074">
                <text:p>0.074</text:p>
              </table:table-cell>
              <table:table-cell office:value-type="float" office:value="0.0895">
                <text:p>0.0895</text:p>
              </table:table-cell>
              <table:table-cell office:value-type="float" office:value="0.0693">
                <text:p>0.0693</text:p>
              </table:table-cell>
            </table:table-row>
            <table:table-row>
              <table:table-cell office:value-type="string">
                <text:p>AAPL</text:p>
              </table:table-cell>
              <table:table-cell office:value-type="float" office:value="-0.3205">
                <text:p>-0.3205</text:p>
              </table:table-cell>
              <table:table-cell office:value-type="float" office:value="-0.0754">
                <text:p>-0.0754</text:p>
              </table:table-cell>
              <table:table-cell office:value-type="float" office:value="-0.0978">
                <text:p>-0.0978</text:p>
              </table:table-cell>
              <table:table-cell office:value-type="float" office:value="-0.1433">
                <text:p>-0.1433</text:p>
              </table:table-cell>
            </table:table-row>
            <table:table-row>
              <table:table-cell office:value-type="string">
                <text:p>BABA</text:p>
              </table:table-cell>
              <table:table-cell office:value-type="float" office:value="-0.1877">
                <text:p>-0.1877</text:p>
              </table:table-cell>
              <table:table-cell office:value-type="float" office:value="-0.2702">
                <text:p>-0.2702</text:p>
              </table:table-cell>
              <table:table-cell office:value-type="float" office:value="-0.2311">
                <text:p>-0.2311</text:p>
              </table:table-cell>
              <table:table-cell office:value-type="float" office:value="0.1055">
                <text:p>0.1055</text:p>
              </table:table-cell>
            </table:table-row>
            <table:table-row>
              <table:table-cell office:value-type="string">
                <text:p>FB</text:p>
              </table:table-cell>
              <table:table-cell office:value-type="float" office:value="-0.0858">
                <text:p>-0.0858</text:p>
              </table:table-cell>
              <table:table-cell office:value-type="float" office:value="-0.0888">
                <text:p>-0.0888</text:p>
              </table:table-cell>
              <table:table-cell office:value-type="float" office:value="0.1893">
                <text:p>0.1893</text:p>
              </table:table-cell>
              <table:table-cell office:value-type="float" office:value="0.1172">
                <text:p>0.1172</text:p>
              </table:table-cell>
            </table:table-row>
            <table:table-row>
              <table:table-cell office:value-type="string">
                <text:p>GOOGL</text:p>
              </table:table-cell>
              <table:table-cell office:value-type="float" office:value="0.1396">
                <text:p>0.1396</text:p>
              </table:table-cell>
              <table:table-cell office:value-type="float" office:value="0.183">
                <text:p>0.183</text:p>
              </table:table-cell>
              <table:table-cell office:value-type="float" office:value="-0.2131">
                <text:p>-0.2131</text:p>
              </table:table-cell>
              <table:table-cell office:value-type="float" office:value="-0.143">
                <text:p>-0.143</text:p>
              </table:table-cell>
            </table:table-row>
            <table:table-row>
              <table:table-cell office:value-type="string">
                <text:p>YHOO</text:p>
              </table:table-cell>
              <table:table-cell office:value-type="float" office:value="-0.3228">
                <text:p>-0.3228</text:p>
              </table:table-cell>
              <table:table-cell office:value-type="float" office:value="-0.2318">
                <text:p>-0.2318</text:p>
              </table:table-cell>
              <table:table-cell office:value-type="float" office:value="-0.2463">
                <text:p>-0.2463</text:p>
              </table:table-cell>
              <table:table-cell office:value-type="float" office:value="-0.2108">
                <text:p>-0.2108</text:p>
              </table:table-cell>
            </table:table-row>
            <table:table-row>
              <table:table-cell office:value-type="string">
                <text:p>SPY</text:p>
              </table:table-cell>
              <table:table-cell office:value-type="float" office:value="0.4292">
                <text:p>0.4292</text:p>
              </table:table-cell>
              <table:table-cell office:value-type="float" office:value="0.2855">
                <text:p>0.2855</text:p>
              </table:table-cell>
              <table:table-cell office:value-type="float" office:value="-0.2078">
                <text:p>-0.2078</text:p>
              </table:table-cell>
              <table:table-cell office:value-type="float" office:value="0.0916">
                <text:p>0.0916</text:p>
              </table:table-cell>
            </table:table-row>
            <table:table-row>
              <table:table-cell office:value-type="string">
                <text:p>QQQ</text:p>
              </table:table-cell>
              <table:table-cell office:value-type="float" office:value="0.1577">
                <text:p>0.1577</text:p>
              </table:table-cell>
              <table:table-cell office:value-type="float" office:value="-0.1443">
                <text:p>-0.1443</text:p>
              </table:table-cell>
              <table:table-cell office:value-type="float" office:value="0.0404">
                <text:p>0.0404</text:p>
              </table:table-cell>
              <table:table-cell office:value-type="float" office:value="-0.0358">
                <text:p>-0.0358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-0.0048">
                <text:p>-0.0048</text:p>
              </table:table-cell>
              <table:table-cell office:value-type="float" office:value="-0.0335">
                <text:p>-0.0335</text:p>
              </table:table-cell>
              <table:table-cell office:value-type="float" office:value="-0.0846">
                <text:p>-0.0846</text:p>
              </table:table-cell>
              <table:table-cell office:value-type="float" office:value="-0.0187">
                <text:p>-0.0187</text:p>
              </table:table-cell>
            </table:table-row>
            <table:table-row>
              <table:table-cell office:value-type="string">
                <text:p>STD DEV</text:p>
              </table:table-cell>
              <table:table-cell office:value-type="float" office:value="0.2503">
                <text:p>0.2503</text:p>
              </table:table-cell>
              <table:table-cell office:value-type="float" office:value="0.1846">
                <text:p>0.1846</text:p>
              </table:table-cell>
              <table:table-cell office:value-type="float" office:value="0.1583">
                <text:p>0.1583</text:p>
              </table:table-cell>
              <table:table-cell office:value-type="float" office:value="0.1235">
                <text:p>0.12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9.527cm" svg:height="5.027cm" xlink:href=".." xlink:type="simple" chart:class="chart:bar" chart:style-name="ch1">
        <chart:legend chart:legend-position="end" svg:x="17.317cm" svg:y="1.467cm" style:legend-expansion="high" chart:style-name="ch2"/>
        <chart:plot-area chart:style-name="ch3" table:cell-range-address="edges_co.A2:edges_co.E12" chart:data-source-has-labels="both" svg:x="0.39cm" svg:y="0.1cm" svg:width="16.537cm" svg:height="4.827cm">
          <chartooo:coordinate-region svg:x="1.223cm" svg:y="0.299cm" svg:width="15.704cm" svg:height="4.429cm"/>
          <chart:axis chart:dimension="x" chart:name="primary-x" chart:style-name="ch4" chartooo:axis-type="auto">
            <chartooo:date-scale/>
            <chart:categories table:cell-range-address="edges_co.A3:edges_co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dges_co.B3:edges_co.B12" chart:label-cell-address="edges_co.B2:edges_co.B2" chart:class="chart:bar">
            <chart:data-point chart:repeated="10"/>
          </chart:series>
          <chart:series chart:style-name="ch8" chart:values-cell-range-address="edges_co.C3:edges_co.C12" chart:label-cell-address="edges_co.C2:edges_co.C2" chart:class="chart:bar">
            <chart:data-point chart:repeated="10"/>
          </chart:series>
          <chart:series chart:style-name="ch9" chart:values-cell-range-address="edges_co.D3:edges_co.D12" chart:label-cell-address="edges_co.D2:edges_co.D2" chart:class="chart:bar">
            <chart:data-point chart:repeated="10"/>
          </chart:series>
          <chart:series chart:style-name="ch10" chart:values-cell-range-address="edges_co.E3:edges_co.E12" chart:label-cell-address="edges_co.E2:edges_co.E2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  <draw:g>
                  <svg:desc>edges_co.B2:edges_co.B2</svg:desc>
                </draw:g>
              </table:table-cell>
              <table:table-cell office:value-type="string">
                <text:p>CLOSE</text:p>
                <draw:g>
                  <svg:desc>edges_co.C2:edges_co.C2</svg:desc>
                </draw:g>
              </table:table-cell>
              <table:table-cell office:value-type="string">
                <text:p>VOLUME</text:p>
                <draw:g>
                  <svg:desc>edges_co.D2:edges_co.D2</svg:desc>
                </draw:g>
              </table:table-cell>
              <table:table-cell office:value-type="string">
                <text:p>SPREAD</text:p>
                <draw:g>
                  <svg:desc>edges_co.E2:edges_co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URUSD</text:p>
                <draw:g>
                  <svg:desc>edges_co.A3:edges_co.A12</svg:desc>
                </draw:g>
              </table:table-cell>
              <table:table-cell office:value-type="float" office:value="0.0179">
                <text:p>0.0179</text:p>
                <draw:g>
                  <svg:desc>edges_co.B3:edges_co.B12</svg:desc>
                </draw:g>
              </table:table-cell>
              <table:table-cell office:value-type="float" office:value="0">
                <text:p>0</text:p>
                <draw:g>
                  <svg:desc>edges_co.C3:edges_co.C12</svg:desc>
                </draw:g>
              </table:table-cell>
              <table:table-cell office:value-type="float" office:value="0">
                <text:p>0</text:p>
                <draw:g>
                  <svg:desc>edges_co.D3:edges_co.D12</svg:desc>
                </draw:g>
              </table:table-cell>
              <table:table-cell office:value-type="float" office:value="0">
                <text:p>0</text:p>
                <draw:g>
                  <svg:desc>edges_co.E3:edges_co.E12</svg:desc>
                </draw:g>
              </table:table-cell>
            </table:table-row>
            <table:table-row>
              <table:table-cell office:value-type="string">
                <text:p>USDJPY</text:p>
              </table:table-cell>
              <table:table-cell office:value-type="float" office:value="-0.2698">
                <text:p>-0.2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MZN</text:p>
              </table:table-cell>
              <table:table-cell office:value-type="float" office:value="-0.4502">
                <text:p>-0.4502</text:p>
              </table:table-cell>
              <table:table-cell office:value-type="float" office:value="-0.1326">
                <text:p>-0.1326</text:p>
              </table:table-cell>
              <table:table-cell office:value-type="float" office:value="0.138">
                <text:p>0.138</text:p>
              </table:table-cell>
              <table:table-cell office:value-type="float" office:value="0.1127">
                <text:p>0.1127</text:p>
              </table:table-cell>
            </table:table-row>
            <table:table-row>
              <table:table-cell office:value-type="string">
                <text:p>BABA</text:p>
              </table:table-cell>
              <table:table-cell office:value-type="float" office:value="-0.3878">
                <text:p>-0.3878</text:p>
              </table:table-cell>
              <table:table-cell office:value-type="float" office:value="-0.6291">
                <text:p>-0.6291</text:p>
              </table:table-cell>
              <table:table-cell office:value-type="float" office:value="-0.1521">
                <text:p>-0.1521</text:p>
              </table:table-cell>
              <table:table-cell office:value-type="float" office:value="0.2507">
                <text:p>0.2507</text:p>
              </table:table-cell>
            </table:table-row>
            <table:table-row>
              <table:table-cell office:value-type="string">
                <text:p>FB</text:p>
              </table:table-cell>
              <table:table-cell office:value-type="float" office:value="-0.0102">
                <text:p>-0.0102</text:p>
              </table:table-cell>
              <table:table-cell office:value-type="float" office:value="-0.2817">
                <text:p>-0.2817</text:p>
              </table:table-cell>
              <table:table-cell office:value-type="float" office:value="0.2056">
                <text:p>0.2056</text:p>
              </table:table-cell>
              <table:table-cell office:value-type="float" office:value="0.1836">
                <text:p>0.1836</text:p>
              </table:table-cell>
            </table:table-row>
            <table:table-row>
              <table:table-cell office:value-type="string">
                <text:p>YHOO</text:p>
              </table:table-cell>
              <table:table-cell office:value-type="float" office:value="-0.2801">
                <text:p>-0.2801</text:p>
              </table:table-cell>
              <table:table-cell office:value-type="float" office:value="-0.3442">
                <text:p>-0.3442</text:p>
              </table:table-cell>
              <table:table-cell office:value-type="float" office:value="-0.3585">
                <text:p>-0.3585</text:p>
              </table:table-cell>
              <table:table-cell office:value-type="float" office:value="-0.1726">
                <text:p>-0.1726</text:p>
              </table:table-cell>
            </table:table-row>
            <table:table-row>
              <table:table-cell office:value-type="string">
                <text:p>QQQ</text:p>
              </table:table-cell>
              <table:table-cell office:value-type="float" office:value="0.0754">
                <text:p>0.0754</text:p>
              </table:table-cell>
              <table:table-cell office:value-type="float" office:value="-0.229">
                <text:p>-0.229</text:p>
              </table:table-cell>
              <table:table-cell office:value-type="float" office:value="-0.3355">
                <text:p>-0.3355</text:p>
              </table:table-cell>
              <table:table-cell office:value-type="float" office:value="-0.1249">
                <text:p>-0.1249</text:p>
              </table:table-cell>
            </table:table-row>
            <table:table-row>
              <table:table-cell office:value-type="string">
                <text:p>SPY</text:p>
              </table:table-cell>
              <table:table-cell office:value-type="float" office:value="0.391">
                <text:p>0.391</text:p>
              </table:table-cell>
              <table:table-cell office:value-type="float" office:value="0.0713">
                <text:p>0.0713</text:p>
              </table:table-cell>
              <table:table-cell office:value-type="float" office:value="-0.002">
                <text:p>-0.002</text:p>
              </table:table-cell>
              <table:table-cell office:value-type="float" office:value="0.1546">
                <text:p>0.1546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-0.1103">
                <text:p>-0.1103</text:p>
              </table:table-cell>
              <table:table-cell office:value-type="float" office:value="-0.2576">
                <text:p>-0.2576</text:p>
              </table:table-cell>
              <table:table-cell office:value-type="float" office:value="-0.0841">
                <text:p>-0.0841</text:p>
              </table:table-cell>
              <table:table-cell office:value-type="float" office:value="0.0673">
                <text:p>0.0673</text:p>
              </table:table-cell>
            </table:table-row>
            <table:table-row>
              <table:table-cell office:value-type="string">
                <text:p>STD DEV</text:p>
              </table:table-cell>
              <table:table-cell office:value-type="float" office:value="0.2936">
                <text:p>0.2936</text:p>
              </table:table-cell>
              <table:table-cell office:value-type="float" office:value="0.2124">
                <text:p>0.2124</text:p>
              </table:table-cell>
              <table:table-cell office:value-type="float" office:value="0.2172">
                <text:p>0.2172</text:p>
              </table:table-cell>
              <table:table-cell office:value-type="float" office:value="0.1588">
                <text:p>0.158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0.29cm" svg:height="5.389cm" xlink:href=".." xlink:type="simple" chart:class="chart:bar" chart:style-name="ch1">
        <chart:legend chart:legend-position="end" svg:x="18.08cm" svg:y="1.648cm" style:legend-expansion="high" chart:style-name="ch2"/>
        <chart:plot-area chart:style-name="ch3" table:cell-range-address="edges_co.A15:edges_co.E25" chart:data-source-has-labels="both" svg:x="0.405cm" svg:y="0.107cm" svg:width="17.27cm" svg:height="5.175cm">
          <chartooo:coordinate-region svg:x="1.238cm" svg:y="0.306cm" svg:width="16.437cm" svg:height="4.777cm"/>
          <chart:axis chart:dimension="x" chart:name="primary-x" chart:style-name="ch4" chartooo:axis-type="auto">
            <chartooo:date-scale/>
            <chart:categories table:cell-range-address="edges_co.A16:edges_co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dges_co.B16:edges_co.B25" chart:label-cell-address="edges_co.B15:edges_co.B15" chart:class="chart:bar">
            <chart:data-point chart:repeated="10"/>
          </chart:series>
          <chart:series chart:style-name="ch8" chart:values-cell-range-address="edges_co.C16:edges_co.C25" chart:label-cell-address="edges_co.C15:edges_co.C15" chart:class="chart:bar">
            <chart:data-point chart:repeated="10"/>
          </chart:series>
          <chart:series chart:style-name="ch9" chart:values-cell-range-address="edges_co.D16:edges_co.D25" chart:label-cell-address="edges_co.D15:edges_co.D15" chart:class="chart:bar">
            <chart:data-point chart:repeated="10"/>
          </chart:series>
          <chart:series chart:style-name="ch10" chart:values-cell-range-address="edges_co.E16:edges_co.E25" chart:label-cell-address="edges_co.E15:edges_co.E15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  <draw:g>
                  <svg:desc>edges_co.B15:edges_co.B15</svg:desc>
                </draw:g>
              </table:table-cell>
              <table:table-cell office:value-type="string">
                <text:p>CLOSE</text:p>
                <draw:g>
                  <svg:desc>edges_co.C15:edges_co.C15</svg:desc>
                </draw:g>
              </table:table-cell>
              <table:table-cell office:value-type="string">
                <text:p>VOLUME</text:p>
                <draw:g>
                  <svg:desc>edges_co.D15:edges_co.D15</svg:desc>
                </draw:g>
              </table:table-cell>
              <table:table-cell office:value-type="string">
                <text:p>SPREAD</text:p>
                <draw:g>
                  <svg:desc>edges_co.E15:edges_co.E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URUSD</text:p>
                <draw:g>
                  <svg:desc>edges_co.A16:edges_co.A25</svg:desc>
                </draw:g>
              </table:table-cell>
              <table:table-cell office:value-type="float" office:value="0.556">
                <text:p>0.556</text:p>
                <draw:g>
                  <svg:desc>edges_co.B16:edges_co.B25</svg:desc>
                </draw:g>
              </table:table-cell>
              <table:table-cell office:value-type="float" office:value="0">
                <text:p>0</text:p>
                <draw:g>
                  <svg:desc>edges_co.C16:edges_co.C25</svg:desc>
                </draw:g>
              </table:table-cell>
              <table:table-cell office:value-type="float" office:value="0">
                <text:p>0</text:p>
                <draw:g>
                  <svg:desc>edges_co.D16:edges_co.D25</svg:desc>
                </draw:g>
              </table:table-cell>
              <table:table-cell office:value-type="float" office:value="0">
                <text:p>0</text:p>
                <draw:g>
                  <svg:desc>edges_co.E16:edges_co.E25</svg:desc>
                </draw:g>
              </table:table-cell>
            </table:table-row>
            <table:table-row>
              <table:table-cell office:value-type="string">
                <text:p>USDJPY</text:p>
              </table:table-cell>
              <table:table-cell office:value-type="float" office:value="-0.5021">
                <text:p>-0.5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MZN</text:p>
              </table:table-cell>
              <table:table-cell office:value-type="float" office:value="-0.5406">
                <text:p>-0.5406</text:p>
              </table:table-cell>
              <table:table-cell office:value-type="float" office:value="-0.5502">
                <text:p>-0.5502</text:p>
              </table:table-cell>
              <table:table-cell office:value-type="float" office:value="-0.2634">
                <text:p>-0.2634</text:p>
              </table:table-cell>
              <table:table-cell office:value-type="float" office:value="-0.0962">
                <text:p>-0.0962</text:p>
              </table:table-cell>
            </table:table-row>
            <table:table-row>
              <table:table-cell office:value-type="string">
                <text:p>BABA</text:p>
              </table:table-cell>
              <table:table-cell office:value-type="float" office:value="0.383">
                <text:p>0.383</text:p>
              </table:table-cell>
              <table:table-cell office:value-type="float" office:value="-0.3467">
                <text:p>-0.3467</text:p>
              </table:table-cell>
              <table:table-cell office:value-type="float" office:value="-0.0367">
                <text:p>-0.0367</text:p>
              </table:table-cell>
              <table:table-cell office:value-type="float" office:value="-0.0347">
                <text:p>-0.0347</text:p>
              </table:table-cell>
            </table:table-row>
            <table:table-row>
              <table:table-cell office:value-type="string">
                <text:p>FB</text:p>
              </table:table-cell>
              <table:table-cell office:value-type="float" office:value="-0.0682">
                <text:p>-0.0682</text:p>
              </table:table-cell>
              <table:table-cell office:value-type="float" office:value="-0.0511">
                <text:p>-0.0511</text:p>
              </table:table-cell>
              <table:table-cell office:value-type="float" office:value="0.1636">
                <text:p>0.1636</text:p>
              </table:table-cell>
              <table:table-cell office:value-type="float" office:value="0.0497">
                <text:p>0.0497</text:p>
              </table:table-cell>
            </table:table-row>
            <table:table-row>
              <table:table-cell office:value-type="string">
                <text:p>YHOO</text:p>
              </table:table-cell>
              <table:table-cell office:value-type="float" office:value="0.0121">
                <text:p>0.0121</text:p>
              </table:table-cell>
              <table:table-cell office:value-type="float" office:value="-0.3079">
                <text:p>-0.3079</text:p>
              </table:table-cell>
              <table:table-cell office:value-type="float" office:value="0.3814">
                <text:p>0.3814</text:p>
              </table:table-cell>
              <table:table-cell office:value-type="float" office:value="0.5057">
                <text:p>0.5057</text:p>
              </table:table-cell>
            </table:table-row>
            <table:table-row>
              <table:table-cell office:value-type="string">
                <text:p>QQQ</text:p>
              </table:table-cell>
              <table:table-cell office:value-type="float" office:value="0.0065">
                <text:p>0.0065</text:p>
              </table:table-cell>
              <table:table-cell office:value-type="float" office:value="0.2409">
                <text:p>0.2409</text:p>
              </table:table-cell>
              <table:table-cell office:value-type="float" office:value="-0.3151">
                <text:p>-0.3151</text:p>
              </table:table-cell>
              <table:table-cell office:value-type="float" office:value="-0.1938">
                <text:p>-0.1938</text:p>
              </table:table-cell>
            </table:table-row>
            <table:table-row>
              <table:table-cell office:value-type="string">
                <text:p>SPY</text:p>
              </table:table-cell>
              <table:table-cell office:value-type="float" office:value="0.2184">
                <text:p>0.2184</text:p>
              </table:table-cell>
              <table:table-cell office:value-type="float" office:value="0.2343">
                <text:p>0.2343</text:p>
              </table:table-cell>
              <table:table-cell office:value-type="float" office:value="0.1665">
                <text:p>0.1665</text:p>
              </table:table-cell>
              <table:table-cell office:value-type="float" office:value="-0.0221">
                <text:p>-0.0221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0019">
                <text:p>0.0019</text:p>
              </table:table-cell>
              <table:table-cell office:value-type="float" office:value="-0.1301">
                <text:p>-0.1301</text:p>
              </table:table-cell>
              <table:table-cell office:value-type="float" office:value="0.016">
                <text:p>0.016</text:p>
              </table:table-cell>
              <table:table-cell office:value-type="float" office:value="0.0348">
                <text:p>0.0348</text:p>
              </table:table-cell>
            </table:table-row>
            <table:table-row>
              <table:table-cell office:value-type="string">
                <text:p>STD DEV</text:p>
              </table:table-cell>
              <table:table-cell office:value-type="float" office:value="0.2862">
                <text:p>0.2862</text:p>
              </table:table-cell>
              <table:table-cell office:value-type="float" office:value="0.2977">
                <text:p>0.2977</text:p>
              </table:table-cell>
              <table:table-cell office:value-type="float" office:value="0.2478">
                <text:p>0.2478</text:p>
              </table:table-cell>
              <table:table-cell office:value-type="float" office:value="0.2234">
                <text:p>0.223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964cm" svg:height="4.937cm" xlink:href=".." xlink:type="simple" chart:class="chart:bar" chart:style-name="ch1">
        <chart:legend chart:legend-position="end" svg:x="14.754cm" svg:y="1.422cm" style:legend-expansion="high" chart:style-name="ch2"/>
        <chart:plot-area chart:style-name="ch3" table:cell-range-address="edges_co.A28:edges_co.E38" chart:data-source-has-labels="both" svg:x="0.339cm" svg:y="0.098cm" svg:width="14.076cm" svg:height="4.741cm">
          <chartooo:coordinate-region svg:x="1.172cm" svg:y="0.297cm" svg:width="13.243cm" svg:height="4.28cm"/>
          <chart:axis chart:dimension="x" chart:name="primary-x" chart:style-name="ch4" chartooo:axis-type="auto">
            <chartooo:date-scale/>
            <chart:categories table:cell-range-address="edges_co.A29:edges_co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dges_co.B29:edges_co.B38" chart:label-cell-address="edges_co.B28:edges_co.B28" chart:class="chart:bar">
            <chart:data-point chart:repeated="10"/>
          </chart:series>
          <chart:series chart:style-name="ch8" chart:values-cell-range-address="edges_co.C29:edges_co.C38" chart:label-cell-address="edges_co.C28:edges_co.C28" chart:class="chart:bar">
            <chart:data-point chart:repeated="10"/>
          </chart:series>
          <chart:series chart:style-name="ch9" chart:values-cell-range-address="edges_co.D29:edges_co.D38" chart:label-cell-address="edges_co.D28:edges_co.D28" chart:class="chart:bar">
            <chart:data-point chart:repeated="10"/>
          </chart:series>
          <chart:series chart:style-name="ch10" chart:values-cell-range-address="edges_co.E29:edges_co.E38" chart:label-cell-address="edges_co.E28:edges_co.E28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  <draw:g>
                  <svg:desc>edges_co.B28:edges_co.B28</svg:desc>
                </draw:g>
              </table:table-cell>
              <table:table-cell office:value-type="string">
                <text:p>CLOSE</text:p>
                <draw:g>
                  <svg:desc>edges_co.C28:edges_co.C28</svg:desc>
                </draw:g>
              </table:table-cell>
              <table:table-cell office:value-type="string">
                <text:p>VOLUME</text:p>
                <draw:g>
                  <svg:desc>edges_co.D28:edges_co.D28</svg:desc>
                </draw:g>
              </table:table-cell>
              <table:table-cell office:value-type="string">
                <text:p>SPREAD</text:p>
                <draw:g>
                  <svg:desc>edges_co.E28:edges_co.E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URUSD</text:p>
                <draw:g>
                  <svg:desc>edges_co.A29:edges_co.A38</svg:desc>
                </draw:g>
              </table:table-cell>
              <table:table-cell office:value-type="float" office:value="0.1949">
                <text:p>0.1949</text:p>
                <draw:g>
                  <svg:desc>edges_co.B29:edges_co.B38</svg:desc>
                </draw:g>
              </table:table-cell>
              <table:table-cell office:value-type="float" office:value="0">
                <text:p>0</text:p>
                <draw:g>
                  <svg:desc>edges_co.C29:edges_co.C38</svg:desc>
                </draw:g>
              </table:table-cell>
              <table:table-cell office:value-type="float" office:value="0">
                <text:p>0</text:p>
                <draw:g>
                  <svg:desc>edges_co.D29:edges_co.D38</svg:desc>
                </draw:g>
              </table:table-cell>
              <table:table-cell office:value-type="float" office:value="0">
                <text:p>0</text:p>
                <draw:g>
                  <svg:desc>edges_co.E29:edges_co.E38</svg:desc>
                </draw:g>
              </table:table-cell>
            </table:table-row>
            <table:table-row>
              <table:table-cell office:value-type="string">
                <text:p>USDJPY</text:p>
              </table:table-cell>
              <table:table-cell office:value-type="float" office:value="-0.1011">
                <text:p>-0.1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MZN</text:p>
              </table:table-cell>
              <table:table-cell office:value-type="float" office:value="-0.0104">
                <text:p>-0.0104</text:p>
              </table:table-cell>
              <table:table-cell office:value-type="float" office:value="-0.1397">
                <text:p>-0.1397</text:p>
              </table:table-cell>
              <table:table-cell office:value-type="float" office:value="0.3676">
                <text:p>0.3676</text:p>
              </table:table-cell>
              <table:table-cell office:value-type="float" office:value="-0.0275">
                <text:p>-0.0275</text:p>
              </table:table-cell>
            </table:table-row>
            <table:table-row>
              <table:table-cell office:value-type="string">
                <text:p>BABA</text:p>
              </table:table-cell>
              <table:table-cell office:value-type="float" office:value="0.2747">
                <text:p>0.2747</text:p>
              </table:table-cell>
              <table:table-cell office:value-type="float" office:value="0.3896">
                <text:p>0.3896</text:p>
              </table:table-cell>
              <table:table-cell office:value-type="float" office:value="0.3483">
                <text:p>0.3483</text:p>
              </table:table-cell>
              <table:table-cell office:value-type="float" office:value="0.4557">
                <text:p>0.4557</text:p>
              </table:table-cell>
            </table:table-row>
            <table:table-row>
              <table:table-cell office:value-type="string">
                <text:p>FB</text:p>
              </table:table-cell>
              <table:table-cell office:value-type="float" office:value="-0.0923">
                <text:p>-0.0923</text:p>
              </table:table-cell>
              <table:table-cell office:value-type="float" office:value="-0.0448">
                <text:p>-0.0448</text:p>
              </table:table-cell>
              <table:table-cell office:value-type="float" office:value="0.572">
                <text:p>0.572</text:p>
              </table:table-cell>
              <table:table-cell office:value-type="float" office:value="0.2516">
                <text:p>0.2516</text:p>
              </table:table-cell>
            </table:table-row>
            <table:table-row>
              <table:table-cell office:value-type="string">
                <text:p>YHOO</text:p>
              </table:table-cell>
              <table:table-cell office:value-type="float" office:value="0.4154">
                <text:p>0.4154</text:p>
              </table:table-cell>
              <table:table-cell office:value-type="float" office:value="0.199">
                <text:p>0.199</text:p>
              </table:table-cell>
              <table:table-cell office:value-type="float" office:value="0.4408">
                <text:p>0.4408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QQQ</text:p>
              </table:table-cell>
              <table:table-cell office:value-type="float" office:value="-0.3474">
                <text:p>-0.3474</text:p>
              </table:table-cell>
              <table:table-cell office:value-type="float" office:value="-0.0986">
                <text:p>-0.0986</text:p>
              </table:table-cell>
              <table:table-cell office:value-type="float" office:value="-0.155">
                <text:p>-0.155</text:p>
              </table:table-cell>
              <table:table-cell office:value-type="float" office:value="-0.1111">
                <text:p>-0.1111</text:p>
              </table:table-cell>
            </table:table-row>
            <table:table-row>
              <table:table-cell office:value-type="string">
                <text:p>SPY</text:p>
              </table:table-cell>
              <table:table-cell office:value-type="float" office:value="-0.1873">
                <text:p>-0.1873</text:p>
              </table:table-cell>
              <table:table-cell office:value-type="float" office:value="0.3186">
                <text:p>0.3186</text:p>
              </table:table-cell>
              <table:table-cell office:value-type="float" office:value="-0.2001">
                <text:p>-0.2001</text:p>
              </table:table-cell>
              <table:table-cell office:value-type="float" office:value="-0.3042">
                <text:p>-0.3042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0088">
                <text:p>0.0088</text:p>
              </table:table-cell>
              <table:table-cell office:value-type="float" office:value="0.104">
                <text:p>0.104</text:p>
              </table:table-cell>
              <table:table-cell office:value-type="float" office:value="0.2289">
                <text:p>0.2289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string">
                <text:p>STD DEV</text:p>
              </table:table-cell>
              <table:table-cell office:value-type="float" office:value="0.262">
                <text:p>0.262</text:p>
              </table:table-cell>
              <table:table-cell office:value-type="float" office:value="0.2079">
                <text:p>0.2079</text:p>
              </table:table-cell>
              <table:table-cell office:value-type="float" office:value="0.2965">
                <text:p>0.2965</text:p>
              </table:table-cell>
              <table:table-cell office:value-type="float" office:value="0.2463">
                <text:p>0.2463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8.001cm" svg:height="4.696cm" xlink:href=".." xlink:type="simple" chart:class="chart:bar" chart:style-name="ch1">
        <chart:legend chart:legend-position="end" svg:x="15.791cm" svg:y="1.302cm" style:legend-expansion="high" chart:style-name="ch2"/>
        <chart:plot-area chart:style-name="ch3" table:cell-range-address="edges_co.A41:edges_co.E51" chart:data-source-has-labels="both" svg:x="0.36cm" svg:y="0.093cm" svg:width="15.071cm" svg:height="4.51cm">
          <chartooo:coordinate-region svg:x="1.193cm" svg:y="0.292cm" svg:width="14.238cm" svg:height="4.112cm"/>
          <chart:axis chart:dimension="x" chart:name="primary-x" chart:style-name="ch4" chartooo:axis-type="auto">
            <chartooo:date-scale/>
            <chart:categories table:cell-range-address="edges_co.A42:edges_co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dges_co.B42:edges_co.B51" chart:label-cell-address="edges_co.B41:edges_co.B41" chart:class="chart:bar">
            <chart:data-point chart:repeated="10"/>
          </chart:series>
          <chart:series chart:style-name="ch8" chart:values-cell-range-address="edges_co.C42:edges_co.C51" chart:label-cell-address="edges_co.C41:edges_co.C41" chart:class="chart:bar">
            <chart:data-point chart:repeated="10"/>
          </chart:series>
          <chart:series chart:style-name="ch9" chart:values-cell-range-address="edges_co.D42:edges_co.D51" chart:label-cell-address="edges_co.D41:edges_co.D41" chart:class="chart:bar">
            <chart:data-point chart:repeated="10"/>
          </chart:series>
          <chart:series chart:style-name="ch10" chart:values-cell-range-address="edges_co.E42:edges_co.E51" chart:label-cell-address="edges_co.E41:edges_co.E4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  <draw:g>
                  <svg:desc>edges_co.B41:edges_co.B41</svg:desc>
                </draw:g>
              </table:table-cell>
              <table:table-cell office:value-type="string">
                <text:p>CLOSE</text:p>
                <draw:g>
                  <svg:desc>edges_co.C41:edges_co.C41</svg:desc>
                </draw:g>
              </table:table-cell>
              <table:table-cell office:value-type="string">
                <text:p>VOLUME</text:p>
                <draw:g>
                  <svg:desc>edges_co.D41:edges_co.D41</svg:desc>
                </draw:g>
              </table:table-cell>
              <table:table-cell office:value-type="string">
                <text:p>SPREAD</text:p>
                <draw:g>
                  <svg:desc>edges_co.E41:edges_co.E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URUSD</text:p>
                <draw:g>
                  <svg:desc>edges_co.A42:edges_co.A51</svg:desc>
                </draw:g>
              </table:table-cell>
              <table:table-cell office:value-type="float" office:value="-0.1828">
                <text:p>-0.1828</text:p>
                <draw:g>
                  <svg:desc>edges_co.B42:edges_co.B51</svg:desc>
                </draw:g>
              </table:table-cell>
              <table:table-cell office:value-type="float" office:value="0">
                <text:p>0</text:p>
                <draw:g>
                  <svg:desc>edges_co.C42:edges_co.C51</svg:desc>
                </draw:g>
              </table:table-cell>
              <table:table-cell office:value-type="float" office:value="0">
                <text:p>0</text:p>
                <draw:g>
                  <svg:desc>edges_co.D42:edges_co.D51</svg:desc>
                </draw:g>
              </table:table-cell>
              <table:table-cell office:value-type="float" office:value="0">
                <text:p>0</text:p>
                <draw:g>
                  <svg:desc>edges_co.E42:edges_co.E51</svg:desc>
                </draw:g>
              </table:table-cell>
            </table:table-row>
            <table:table-row>
              <table:table-cell office:value-type="string">
                <text:p>USDJPY</text:p>
              </table:table-cell>
              <table:table-cell office:value-type="float" office:value="0.0449">
                <text:p>0.04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MZN</text:p>
              </table:table-cell>
              <table:table-cell office:value-type="float" office:value="0.0199">
                <text:p>0.0199</text:p>
              </table:table-cell>
              <table:table-cell office:value-type="float" office:value="0.0456">
                <text:p>0.0456</text:p>
              </table:table-cell>
              <table:table-cell office:value-type="float" office:value="0.0947">
                <text:p>0.0947</text:p>
              </table:table-cell>
              <table:table-cell office:value-type="float" office:value="-0.4701">
                <text:p>-0.4701</text:p>
              </table:table-cell>
            </table:table-row>
            <table:table-row>
              <table:table-cell office:value-type="string">
                <text:p>BABA</text:p>
              </table:table-cell>
              <table:table-cell office:value-type="float" office:value="-0.0994">
                <text:p>-0.0994</text:p>
              </table:table-cell>
              <table:table-cell office:value-type="float" office:value="0.2639">
                <text:p>0.2639</text:p>
              </table:table-cell>
              <table:table-cell office:value-type="float" office:value="0.7689">
                <text:p>0.7689</text:p>
              </table:table-cell>
              <table:table-cell office:value-type="float" office:value="0.7446">
                <text:p>0.7446</text:p>
              </table:table-cell>
            </table:table-row>
            <table:table-row>
              <table:table-cell office:value-type="string">
                <text:p>FB</text:p>
              </table:table-cell>
              <table:table-cell office:value-type="float" office:value="0.3801">
                <text:p>0.3801</text:p>
              </table:table-cell>
              <table:table-cell office:value-type="float" office:value="-0.0126">
                <text:p>-0.0126</text:p>
              </table:table-cell>
              <table:table-cell office:value-type="float" office:value="0.7668">
                <text:p>0.7668</text:p>
              </table:table-cell>
              <table:table-cell office:value-type="float" office:value="0.6298">
                <text:p>0.6298</text:p>
              </table:table-cell>
            </table:table-row>
            <table:table-row>
              <table:table-cell office:value-type="string">
                <text:p>YHOO</text:p>
              </table:table-cell>
              <table:table-cell office:value-type="float" office:value="0.164">
                <text:p>0.164</text:p>
              </table:table-cell>
              <table:table-cell office:value-type="float" office:value="0.3106">
                <text:p>0.3106</text:p>
              </table:table-cell>
              <table:table-cell office:value-type="float" office:value="0.3817">
                <text:p>0.3817</text:p>
              </table:table-cell>
              <table:table-cell office:value-type="float" office:value="0.0277">
                <text:p>0.0277</text:p>
              </table:table-cell>
            </table:table-row>
            <table:table-row>
              <table:table-cell office:value-type="string">
                <text:p>QQQ</text:p>
              </table:table-cell>
              <table:table-cell office:value-type="float" office:value="-0.5115">
                <text:p>-0.5115</text:p>
              </table:table-cell>
              <table:table-cell office:value-type="float" office:value="-0.4578">
                <text:p>-0.4578</text:p>
              </table:table-cell>
              <table:table-cell office:value-type="float" office:value="0.0031">
                <text:p>0.0031</text:p>
              </table:table-cell>
              <table:table-cell office:value-type="float" office:value="0.1408">
                <text:p>0.1408</text:p>
              </table:table-cell>
            </table:table-row>
            <table:table-row>
              <table:table-cell office:value-type="string">
                <text:p>SPY</text:p>
              </table:table-cell>
              <table:table-cell office:value-type="float" office:value="-0.3156">
                <text:p>-0.3156</text:p>
              </table:table-cell>
              <table:table-cell office:value-type="float" office:value="-0.388">
                <text:p>-0.388</text:p>
              </table:table-cell>
              <table:table-cell office:value-type="float" office:value="0.7757">
                <text:p>0.7757</text:p>
              </table:table-cell>
              <table:table-cell office:value-type="float" office:value="0.7323">
                <text:p>0.7323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-0.0604">
                <text:p>-0.0604</text:p>
              </table:table-cell>
              <table:table-cell office:value-type="float" office:value="-0.0397">
                <text:p>-0.0397</text:p>
              </table:table-cell>
              <table:table-cell office:value-type="float" office:value="0.4652">
                <text:p>0.4652</text:p>
              </table:table-cell>
              <table:table-cell office:value-type="float" office:value="0.3009">
                <text:p>0.3009</text:p>
              </table:table-cell>
            </table:table-row>
            <table:table-row>
              <table:table-cell office:value-type="string">
                <text:p>STD DEV</text:p>
              </table:table-cell>
              <table:table-cell office:value-type="float" office:value="0.2947">
                <text:p>0.2947</text:p>
              </table:table-cell>
              <table:table-cell office:value-type="float" office:value="0.2941">
                <text:p>0.2941</text:p>
              </table:table-cell>
              <table:table-cell office:value-type="float" office:value="0.3259">
                <text:p>0.3259</text:p>
              </table:table-cell>
              <table:table-cell office:value-type="float" office:value="0.4446">
                <text:p>0.4446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8.887cm" svg:height="4.696cm" xlink:href=".." xlink:type="simple" chart:class="chart:bar" chart:style-name="ch1">
        <chart:legend chart:legend-position="end" svg:x="16.677cm" svg:y="1.302cm" style:legend-expansion="high" chart:style-name="ch2"/>
        <chart:plot-area chart:style-name="ch3" table:cell-range-address="edges_co.A54:edges_co.E64" chart:data-source-has-labels="both" svg:x="0.377cm" svg:y="0.093cm" svg:width="15.923cm" svg:height="4.51cm">
          <chartooo:coordinate-region svg:x="1.21cm" svg:y="0.292cm" svg:width="15.09cm" svg:height="4.112cm"/>
          <chart:axis chart:dimension="x" chart:name="primary-x" chart:style-name="ch4" chartooo:axis-type="auto">
            <chartooo:date-scale/>
            <chart:categories table:cell-range-address="edges_co.A55:edges_co.A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dges_co.B55:edges_co.B64" chart:label-cell-address="edges_co.B54:edges_co.B54" chart:class="chart:bar">
            <chart:data-point chart:repeated="10"/>
          </chart:series>
          <chart:series chart:style-name="ch8" chart:values-cell-range-address="edges_co.C55:edges_co.C64" chart:label-cell-address="edges_co.C54:edges_co.C54" chart:class="chart:bar">
            <chart:data-point chart:repeated="10"/>
          </chart:series>
          <chart:series chart:style-name="ch9" chart:values-cell-range-address="edges_co.D55:edges_co.D64" chart:label-cell-address="edges_co.D54:edges_co.D54" chart:class="chart:bar">
            <chart:data-point chart:repeated="10"/>
          </chart:series>
          <chart:series chart:style-name="ch10" chart:values-cell-range-address="edges_co.E55:edges_co.E64" chart:label-cell-address="edges_co.E54:edges_co.E54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  <draw:g>
                  <svg:desc>edges_co.B54:edges_co.B54</svg:desc>
                </draw:g>
              </table:table-cell>
              <table:table-cell office:value-type="string">
                <text:p>CLOSE</text:p>
                <draw:g>
                  <svg:desc>edges_co.C54:edges_co.C54</svg:desc>
                </draw:g>
              </table:table-cell>
              <table:table-cell office:value-type="string">
                <text:p>VOLUME</text:p>
                <draw:g>
                  <svg:desc>edges_co.D54:edges_co.D54</svg:desc>
                </draw:g>
              </table:table-cell>
              <table:table-cell office:value-type="string">
                <text:p>SPREAD</text:p>
                <draw:g>
                  <svg:desc>edges_co.E54:edges_co.E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URUSD</text:p>
                <draw:g>
                  <svg:desc>edges_co.A55:edges_co.A64</svg:desc>
                </draw:g>
              </table:table-cell>
              <table:table-cell office:value-type="float" office:value="0.2725">
                <text:p>0.2725</text:p>
                <draw:g>
                  <svg:desc>edges_co.B55:edges_co.B64</svg:desc>
                </draw:g>
              </table:table-cell>
              <table:table-cell office:value-type="float" office:value="0">
                <text:p>0</text:p>
                <draw:g>
                  <svg:desc>edges_co.C55:edges_co.C64</svg:desc>
                </draw:g>
              </table:table-cell>
              <table:table-cell office:value-type="float" office:value="0">
                <text:p>0</text:p>
                <draw:g>
                  <svg:desc>edges_co.D55:edges_co.D64</svg:desc>
                </draw:g>
              </table:table-cell>
              <table:table-cell office:value-type="float" office:value="0">
                <text:p>0</text:p>
                <draw:g>
                  <svg:desc>edges_co.E55:edges_co.E64</svg:desc>
                </draw:g>
              </table:table-cell>
            </table:table-row>
            <table:table-row>
              <table:table-cell office:value-type="string">
                <text:p>USDJPY</text:p>
              </table:table-cell>
              <table:table-cell office:value-type="float" office:value="0.3883">
                <text:p>0.38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MZN</text:p>
              </table:table-cell>
              <table:table-cell office:value-type="float" office:value="0.3274">
                <text:p>0.3274</text:p>
              </table:table-cell>
              <table:table-cell office:value-type="float" office:value="-0.1279">
                <text:p>-0.1279</text:p>
              </table:table-cell>
              <table:table-cell office:value-type="float" office:value="-0.2536">
                <text:p>-0.2536</text:p>
              </table:table-cell>
              <table:table-cell office:value-type="float" office:value="0.0413">
                <text:p>0.0413</text:p>
              </table:table-cell>
            </table:table-row>
            <table:table-row>
              <table:table-cell office:value-type="string">
                <text:p>BABA</text:p>
              </table:table-cell>
              <table:table-cell office:value-type="float" office:value="-0.2873">
                <text:p>-0.2873</text:p>
              </table:table-cell>
              <table:table-cell office:value-type="float" office:value="0.0331">
                <text:p>0.0331</text:p>
              </table:table-cell>
              <table:table-cell office:value-type="float" office:value="0.4341">
                <text:p>0.4341</text:p>
              </table:table-cell>
              <table:table-cell office:value-type="float" office:value="0.3536">
                <text:p>0.3536</text:p>
              </table:table-cell>
            </table:table-row>
            <table:table-row>
              <table:table-cell office:value-type="string">
                <text:p>FB</text:p>
              </table:table-cell>
              <table:table-cell office:value-type="float" office:value="0.457">
                <text:p>0.457</text:p>
              </table:table-cell>
              <table:table-cell office:value-type="float" office:value="0.412">
                <text:p>0.412</text:p>
              </table:table-cell>
              <table:table-cell office:value-type="float" office:value="0.4859">
                <text:p>0.4859</text:p>
              </table:table-cell>
              <table:table-cell office:value-type="float" office:value="0.2443">
                <text:p>0.2443</text:p>
              </table:table-cell>
            </table:table-row>
            <table:table-row>
              <table:table-cell office:value-type="string">
                <text:p>YHOO</text:p>
              </table:table-cell>
              <table:table-cell office:value-type="float" office:value="-0.134">
                <text:p>-0.134</text:p>
              </table:table-cell>
              <table:table-cell office:value-type="float" office:value="0.044">
                <text:p>0.044</text:p>
              </table:table-cell>
              <table:table-cell office:value-type="float" office:value="0.2606">
                <text:p>0.2606</text:p>
              </table:table-cell>
              <table:table-cell office:value-type="float" office:value="0.0745">
                <text:p>0.0745</text:p>
              </table:table-cell>
            </table:table-row>
            <table:table-row>
              <table:table-cell office:value-type="string">
                <text:p>QQQ</text:p>
              </table:table-cell>
              <table:table-cell office:value-type="float" office:value="-0.088">
                <text:p>-0.088</text:p>
              </table:table-cell>
              <table:table-cell office:value-type="float" office:value="-0.5951">
                <text:p>-0.5951</text:p>
              </table:table-cell>
              <table:table-cell office:value-type="float" office:value="-0.1311">
                <text:p>-0.1311</text:p>
              </table:table-cell>
              <table:table-cell office:value-type="float" office:value="0.1678">
                <text:p>0.1678</text:p>
              </table:table-cell>
            </table:table-row>
            <table:table-row>
              <table:table-cell office:value-type="string">
                <text:p>SPY</text:p>
              </table:table-cell>
              <table:table-cell office:value-type="float" office:value="-0.0581">
                <text:p>-0.0581</text:p>
              </table:table-cell>
              <table:table-cell office:value-type="float" office:value="-0.0068">
                <text:p>-0.0068</text:p>
              </table:table-cell>
              <table:table-cell office:value-type="float" office:value="-0.4094">
                <text:p>-0.4094</text:p>
              </table:table-cell>
              <table:table-cell office:value-type="float" office:value="-0.1581">
                <text:p>-0.1581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0362">
                <text:p>0.0362</text:p>
              </table:table-cell>
              <table:table-cell office:value-type="float" office:value="-0.0401">
                <text:p>-0.0401</text:p>
              </table:table-cell>
              <table:table-cell office:value-type="float" office:value="0.0644">
                <text:p>0.0644</text:p>
              </table:table-cell>
              <table:table-cell office:value-type="float" office:value="0.1206">
                <text:p>0.1206</text:p>
              </table:table-cell>
            </table:table-row>
            <table:table-row>
              <table:table-cell office:value-type="string">
                <text:p>STD DEV</text:p>
              </table:table-cell>
              <table:table-cell office:value-type="float" office:value="0.2645">
                <text:p>0.2645</text:p>
              </table:table-cell>
              <table:table-cell office:value-type="float" office:value="0.2982">
                <text:p>0.2982</text:p>
              </table:table-cell>
              <table:table-cell office:value-type="float" office:value="0.3456">
                <text:p>0.3456</text:p>
              </table:table-cell>
              <table:table-cell office:value-type="float" office:value="0.1622">
                <text:p>0.162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536cm" svg:height="5.359cm" xlink:href=".." xlink:type="simple" chart:class="chart:bar" chart:style-name="ch1">
        <chart:legend chart:legend-position="end" svg:x="14.326cm" svg:y="1.633cm" style:legend-expansion="high" chart:style-name="ch2"/>
        <chart:plot-area chart:style-name="ch3" table:cell-range-address="edges_co.A67:edges_co.E77" chart:data-source-has-labels="both" svg:x="0.33cm" svg:y="0.107cm" svg:width="13.666cm" svg:height="5.145cm">
          <chartooo:coordinate-region svg:x="1.163cm" svg:y="0.306cm" svg:width="12.833cm" svg:height="4.747cm"/>
          <chart:axis chart:dimension="x" chart:name="primary-x" chart:style-name="ch4" chartooo:axis-type="auto">
            <chartooo:date-scale/>
            <chart:categories table:cell-range-address="edges_co.A68:edges_co.A7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dges_co.B68:edges_co.B77" chart:label-cell-address="edges_co.B67:edges_co.B67" chart:class="chart:bar">
            <chart:data-point chart:repeated="10"/>
          </chart:series>
          <chart:series chart:style-name="ch8" chart:values-cell-range-address="edges_co.C68:edges_co.C77" chart:label-cell-address="edges_co.C67:edges_co.C67" chart:class="chart:bar">
            <chart:data-point chart:repeated="10"/>
          </chart:series>
          <chart:series chart:style-name="ch9" chart:values-cell-range-address="edges_co.D68:edges_co.D77" chart:label-cell-address="edges_co.D67:edges_co.D67" chart:class="chart:bar">
            <chart:data-point chart:repeated="10"/>
          </chart:series>
          <chart:series chart:style-name="ch10" chart:values-cell-range-address="edges_co.E68:edges_co.E77" chart:label-cell-address="edges_co.E67:edges_co.E67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  <draw:g>
                  <svg:desc>edges_co.B67:edges_co.B67</svg:desc>
                </draw:g>
              </table:table-cell>
              <table:table-cell office:value-type="string">
                <text:p>CLOSE</text:p>
                <draw:g>
                  <svg:desc>edges_co.C67:edges_co.C67</svg:desc>
                </draw:g>
              </table:table-cell>
              <table:table-cell office:value-type="string">
                <text:p>VOLUME</text:p>
                <draw:g>
                  <svg:desc>edges_co.D67:edges_co.D67</svg:desc>
                </draw:g>
              </table:table-cell>
              <table:table-cell office:value-type="string">
                <text:p>SPREAD</text:p>
                <draw:g>
                  <svg:desc>edges_co.E67:edges_co.E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URUSD</text:p>
                <draw:g>
                  <svg:desc>edges_co.A68:edges_co.A77</svg:desc>
                </draw:g>
              </table:table-cell>
              <table:table-cell office:value-type="float" office:value="-0.0217">
                <text:p>-0.0217</text:p>
                <draw:g>
                  <svg:desc>edges_co.B68:edges_co.B77</svg:desc>
                </draw:g>
              </table:table-cell>
              <table:table-cell office:value-type="float" office:value="0">
                <text:p>0</text:p>
                <draw:g>
                  <svg:desc>edges_co.C68:edges_co.C77</svg:desc>
                </draw:g>
              </table:table-cell>
              <table:table-cell office:value-type="float" office:value="0">
                <text:p>0</text:p>
                <draw:g>
                  <svg:desc>edges_co.D68:edges_co.D77</svg:desc>
                </draw:g>
              </table:table-cell>
              <table:table-cell office:value-type="float" office:value="0">
                <text:p>0</text:p>
                <draw:g>
                  <svg:desc>edges_co.E68:edges_co.E77</svg:desc>
                </draw:g>
              </table:table-cell>
            </table:table-row>
            <table:table-row>
              <table:table-cell office:value-type="string">
                <text:p>USDJPY</text:p>
              </table:table-cell>
              <table:table-cell office:value-type="float" office:value="0.6715">
                <text:p>0.67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MZN</text:p>
              </table:table-cell>
              <table:table-cell office:value-type="float" office:value="0.2306">
                <text:p>0.2306</text:p>
              </table:table-cell>
              <table:table-cell office:value-type="float" office:value="0.265">
                <text:p>0.265</text:p>
              </table:table-cell>
              <table:table-cell office:value-type="float" office:value="-0.1596">
                <text:p>-0.1596</text:p>
              </table:table-cell>
              <table:table-cell office:value-type="float" office:value="-0.1856">
                <text:p>-0.1856</text:p>
              </table:table-cell>
            </table:table-row>
            <table:table-row>
              <table:table-cell office:value-type="string">
                <text:p>BABA</text:p>
              </table:table-cell>
              <table:table-cell office:value-type="float" office:value="-0.2403">
                <text:p>-0.2403</text:p>
              </table:table-cell>
              <table:table-cell office:value-type="float" office:value="-0.186">
                <text:p>-0.186</text:p>
              </table:table-cell>
              <table:table-cell office:value-type="float" office:value="-0.0072">
                <text:p>-0.0072</text:p>
              </table:table-cell>
              <table:table-cell office:value-type="float" office:value="-0.1053">
                <text:p>-0.1053</text:p>
              </table:table-cell>
            </table:table-row>
            <table:table-row>
              <table:table-cell office:value-type="string">
                <text:p>FB</text:p>
              </table:table-cell>
              <table:table-cell office:value-type="float" office:value="0.41">
                <text:p>0.41</text:p>
              </table:table-cell>
              <table:table-cell office:value-type="float" office:value="0.4619">
                <text:p>0.4619</text:p>
              </table:table-cell>
              <table:table-cell office:value-type="float" office:value="0.2691">
                <text:p>0.2691</text:p>
              </table:table-cell>
              <table:table-cell office:value-type="float" office:value="0.1443">
                <text:p>0.1443</text:p>
              </table:table-cell>
            </table:table-row>
            <table:table-row>
              <table:table-cell office:value-type="string">
                <text:p>YHOO</text:p>
              </table:table-cell>
              <table:table-cell office:value-type="float" office:value="0.0111">
                <text:p>0.0111</text:p>
              </table:table-cell>
              <table:table-cell office:value-type="float" office:value="-0.0105">
                <text:p>-0.0105</text:p>
              </table:table-cell>
              <table:table-cell office:value-type="float" office:value="-0.2435">
                <text:p>-0.2435</text:p>
              </table:table-cell>
              <table:table-cell office:value-type="float" office:value="-0.2674">
                <text:p>-0.2674</text:p>
              </table:table-cell>
            </table:table-row>
            <table:table-row>
              <table:table-cell office:value-type="string">
                <text:p>QQQ</text:p>
              </table:table-cell>
              <table:table-cell office:value-type="float" office:value="-0.2453">
                <text:p>-0.2453</text:p>
              </table:table-cell>
              <table:table-cell office:value-type="float" office:value="-0.1552">
                <text:p>-0.1552</text:p>
              </table:table-cell>
              <table:table-cell office:value-type="float" office:value="-0.4646">
                <text:p>-0.4646</text:p>
              </table:table-cell>
              <table:table-cell office:value-type="float" office:value="-0.2684">
                <text:p>-0.2684</text:p>
              </table:table-cell>
            </table:table-row>
            <table:table-row>
              <table:table-cell office:value-type="string">
                <text:p>SPY</text:p>
              </table:table-cell>
              <table:table-cell office:value-type="float" office:value="-0.4356">
                <text:p>-0.4356</text:p>
              </table:table-cell>
              <table:table-cell office:value-type="float" office:value="-0.0801">
                <text:p>-0.0801</text:p>
              </table:table-cell>
              <table:table-cell office:value-type="float" office:value="-0.1188">
                <text:p>-0.1188</text:p>
              </table:table-cell>
              <table:table-cell office:value-type="float" office:value="-0.0753">
                <text:p>-0.0753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-0.0449">
                <text:p>-0.0449</text:p>
              </table:table-cell>
              <table:table-cell office:value-type="float" office:value="0.0492">
                <text:p>0.0492</text:p>
              </table:table-cell>
              <table:table-cell office:value-type="float" office:value="-0.1208">
                <text:p>-0.1208</text:p>
              </table:table-cell>
              <table:table-cell office:value-type="float" office:value="-0.1263">
                <text:p>-0.1263</text:p>
              </table:table-cell>
            </table:table-row>
            <table:table-row>
              <table:table-cell office:value-type="string">
                <text:p>STD DEV</text:p>
              </table:table-cell>
              <table:table-cell office:value-type="float" office:value="0.2935">
                <text:p>0.2935</text:p>
              </table:table-cell>
              <table:table-cell office:value-type="float" office:value="0.236">
                <text:p>0.236</text:p>
              </table:table-cell>
              <table:table-cell office:value-type="float" office:value="0.2235">
                <text:p>0.2235</text:p>
              </table:table-cell>
              <table:table-cell office:value-type="float" office:value="0.1414">
                <text:p>0.1414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8.551cm" svg:height="4.666cm" xlink:href=".." xlink:type="simple" chart:class="chart:bar" chart:style-name="ch1">
        <chart:legend chart:legend-position="end" svg:x="16.341cm" svg:y="1.287cm" style:legend-expansion="high" chart:style-name="ch2"/>
        <chart:plot-area chart:style-name="ch3" table:cell-range-address="edges_co.A80:edges_co.E90" chart:data-source-has-labels="both" svg:x="0.371cm" svg:y="0.093cm" svg:width="15.599cm" svg:height="4.48cm">
          <chartooo:coordinate-region svg:x="1.204cm" svg:y="0.292cm" svg:width="14.766cm" svg:height="4.082cm"/>
          <chart:axis chart:dimension="x" chart:name="primary-x" chart:style-name="ch4" chartooo:axis-type="auto">
            <chartooo:date-scale/>
            <chart:categories table:cell-range-address="edges_co.A81:edges_co.A9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dges_co.B81:edges_co.B90" chart:label-cell-address="edges_co.B80:edges_co.B80" chart:class="chart:bar">
            <chart:data-point chart:repeated="10"/>
          </chart:series>
          <chart:series chart:style-name="ch8" chart:values-cell-range-address="edges_co.C81:edges_co.C90" chart:label-cell-address="edges_co.C80:edges_co.C80" chart:class="chart:bar">
            <chart:data-point chart:repeated="10"/>
          </chart:series>
          <chart:series chart:style-name="ch9" chart:values-cell-range-address="edges_co.D81:edges_co.D90" chart:label-cell-address="edges_co.D80:edges_co.D80" chart:class="chart:bar">
            <chart:data-point chart:repeated="10"/>
          </chart:series>
          <chart:series chart:style-name="ch10" chart:values-cell-range-address="edges_co.E81:edges_co.E90" chart:label-cell-address="edges_co.E80:edges_co.E80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  <draw:g>
                  <svg:desc>edges_co.B80:edges_co.B80</svg:desc>
                </draw:g>
              </table:table-cell>
              <table:table-cell office:value-type="string">
                <text:p>CLOSE</text:p>
                <draw:g>
                  <svg:desc>edges_co.C80:edges_co.C80</svg:desc>
                </draw:g>
              </table:table-cell>
              <table:table-cell office:value-type="string">
                <text:p>VOLUME</text:p>
                <draw:g>
                  <svg:desc>edges_co.D80:edges_co.D80</svg:desc>
                </draw:g>
              </table:table-cell>
              <table:table-cell office:value-type="string">
                <text:p>SPREAD</text:p>
                <draw:g>
                  <svg:desc>edges_co.E80:edges_co.E8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URUSD</text:p>
                <draw:g>
                  <svg:desc>edges_co.A81:edges_co.A90</svg:desc>
                </draw:g>
              </table:table-cell>
              <table:table-cell office:value-type="float" office:value="-0.025">
                <text:p>-0.025</text:p>
                <draw:g>
                  <svg:desc>edges_co.B81:edges_co.B90</svg:desc>
                </draw:g>
              </table:table-cell>
              <table:table-cell office:value-type="float" office:value="0">
                <text:p>0</text:p>
                <draw:g>
                  <svg:desc>edges_co.C81:edges_co.C90</svg:desc>
                </draw:g>
              </table:table-cell>
              <table:table-cell office:value-type="float" office:value="0">
                <text:p>0</text:p>
                <draw:g>
                  <svg:desc>edges_co.D81:edges_co.D90</svg:desc>
                </draw:g>
              </table:table-cell>
              <table:table-cell office:value-type="float" office:value="0">
                <text:p>0</text:p>
                <draw:g>
                  <svg:desc>edges_co.E81:edges_co.E90</svg:desc>
                </draw:g>
              </table:table-cell>
            </table:table-row>
            <table:table-row>
              <table:table-cell office:value-type="string">
                <text:p>USDJPY</text:p>
              </table:table-cell>
              <table:table-cell office:value-type="float" office:value="0.0608">
                <text:p>0.0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MZN</text:p>
              </table:table-cell>
              <table:table-cell office:value-type="float" office:value="0.3105">
                <text:p>0.3105</text:p>
              </table:table-cell>
              <table:table-cell office:value-type="float" office:value="0.0167">
                <text:p>0.0167</text:p>
              </table:table-cell>
              <table:table-cell office:value-type="float" office:value="-0.5295">
                <text:p>-0.5295</text:p>
              </table:table-cell>
              <table:table-cell office:value-type="float" office:value="-0.3747">
                <text:p>-0.3747</text:p>
              </table:table-cell>
            </table:table-row>
            <table:table-row>
              <table:table-cell office:value-type="string">
                <text:p>BABA</text:p>
              </table:table-cell>
              <table:table-cell office:value-type="float" office:value="-0.0902">
                <text:p>-0.0902</text:p>
              </table:table-cell>
              <table:table-cell office:value-type="float" office:value="-0.0288">
                <text:p>-0.0288</text:p>
              </table:table-cell>
              <table:table-cell office:value-type="float" office:value="-0.3955">
                <text:p>-0.3955</text:p>
              </table:table-cell>
              <table:table-cell office:value-type="float" office:value="-0.3716">
                <text:p>-0.3716</text:p>
              </table:table-cell>
            </table:table-row>
            <table:table-row>
              <table:table-cell office:value-type="string">
                <text:p>FB</text:p>
              </table:table-cell>
              <table:table-cell office:value-type="float" office:value="0.5523">
                <text:p>0.5523</text:p>
              </table:table-cell>
              <table:table-cell office:value-type="float" office:value="0.4928">
                <text:p>0.4928</text:p>
              </table:table-cell>
              <table:table-cell office:value-type="float" office:value="0.4689">
                <text:p>0.4689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YHOO</text:p>
              </table:table-cell>
              <table:table-cell office:value-type="float" office:value="-0.2527">
                <text:p>-0.2527</text:p>
              </table:table-cell>
              <table:table-cell office:value-type="float" office:value="0.0028">
                <text:p>0.0028</text:p>
              </table:table-cell>
              <table:table-cell office:value-type="float" office:value="-0.2391">
                <text:p>-0.2391</text:p>
              </table:table-cell>
              <table:table-cell office:value-type="float" office:value="-0.0591">
                <text:p>-0.0591</text:p>
              </table:table-cell>
            </table:table-row>
            <table:table-row>
              <table:table-cell office:value-type="string">
                <text:p>QQQ</text:p>
              </table:table-cell>
              <table:table-cell office:value-type="float" office:value="0.0631">
                <text:p>0.0631</text:p>
              </table:table-cell>
              <table:table-cell office:value-type="float" office:value="-0.1263">
                <text:p>-0.1263</text:p>
              </table:table-cell>
              <table:table-cell office:value-type="float" office:value="-0.2868">
                <text:p>-0.2868</text:p>
              </table:table-cell>
              <table:table-cell office:value-type="float" office:value="-0.4729">
                <text:p>-0.4729</text:p>
              </table:table-cell>
            </table:table-row>
            <table:table-row>
              <table:table-cell office:value-type="string">
                <text:p>SPY</text:p>
              </table:table-cell>
              <table:table-cell office:value-type="float" office:value="0.1035">
                <text:p>0.1035</text:p>
              </table:table-cell>
              <table:table-cell office:value-type="float" office:value="-0.2289">
                <text:p>-0.2289</text:p>
              </table:table-cell>
              <table:table-cell office:value-type="float" office:value="0.0614">
                <text:p>0.0614</text:p>
              </table:table-cell>
              <table:table-cell office:value-type="float" office:value="-0.1197">
                <text:p>-0.1197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1144">
                <text:p>0.1144</text:p>
              </table:table-cell>
              <table:table-cell office:value-type="float" office:value="0.0214">
                <text:p>0.0214</text:p>
              </table:table-cell>
              <table:table-cell office:value-type="float" office:value="-0.1534">
                <text:p>-0.1534</text:p>
              </table:table-cell>
              <table:table-cell office:value-type="float" office:value="-0.2306">
                <text:p>-0.2306</text:p>
              </table:table-cell>
            </table:table-row>
            <table:table-row>
              <table:table-cell office:value-type="string">
                <text:p>STD DEV</text:p>
              </table:table-cell>
              <table:table-cell office:value-type="float" office:value="0.2613">
                <text:p>0.2613</text:p>
              </table:table-cell>
              <table:table-cell office:value-type="float" office:value="0.2271">
                <text:p>0.2271</text:p>
              </table:table-cell>
              <table:table-cell office:value-type="float" office:value="0.3313">
                <text:p>0.3313</text:p>
              </table:table-cell>
              <table:table-cell office:value-type="float" office:value="0.1831">
                <text:p>0.183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9.514cm" svg:height="6.649cm" xlink:href=".." xlink:type="simple" chart:class="chart:bar" chart:style-name="ch1">
        <chart:legend chart:legend-position="end" svg:x="17.304cm" svg:y="2.278cm" style:legend-expansion="high" chart:style-name="ch2"/>
        <chart:plot-area chart:style-name="ch3" table:cell-range-address="edges_co.A92:edges_co.E99" chart:data-source-has-labels="both" svg:x="0.39cm" svg:y="0.132cm" svg:width="16.524cm" svg:height="6.385cm">
          <chartooo:coordinate-region svg:x="1.223cm" svg:y="0.331cm" svg:width="15.691cm" svg:height="5.987cm"/>
          <chart:axis chart:dimension="x" chart:name="primary-x" chart:style-name="ch4" chartooo:axis-type="auto">
            <chartooo:date-scale/>
            <chart:categories table:cell-range-address="edges_co.A93:edges_co.A9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dges_co.B93:edges_co.B99" chart:label-cell-address="edges_co.B92:edges_co.B92" chart:class="chart:bar">
            <chart:data-point chart:repeated="7"/>
          </chart:series>
          <chart:series chart:style-name="ch8" chart:values-cell-range-address="edges_co.C93:edges_co.C99" chart:label-cell-address="edges_co.C92:edges_co.C92" chart:class="chart:bar">
            <chart:data-point chart:repeated="7"/>
          </chart:series>
          <chart:series chart:style-name="ch9" chart:values-cell-range-address="edges_co.D93:edges_co.D99" chart:label-cell-address="edges_co.D92:edges_co.D92" chart:class="chart:bar">
            <chart:data-point chart:repeated="7"/>
          </chart:series>
          <chart:series chart:style-name="ch10" chart:values-cell-range-address="edges_co.E93:edges_co.E99" chart:label-cell-address="edges_co.E92:edges_co.E92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  <draw:g>
                  <svg:desc>edges_co.B92:edges_co.B92</svg:desc>
                </draw:g>
              </table:table-cell>
              <table:table-cell office:value-type="string">
                <text:p>CLOSE</text:p>
                <draw:g>
                  <svg:desc>edges_co.C92:edges_co.C92</svg:desc>
                </draw:g>
              </table:table-cell>
              <table:table-cell office:value-type="string">
                <text:p>VOLUME</text:p>
                <draw:g>
                  <svg:desc>edges_co.D92:edges_co.D92</svg:desc>
                </draw:g>
              </table:table-cell>
              <table:table-cell office:value-type="string">
                <text:p>SPREAD</text:p>
                <draw:g>
                  <svg:desc>edges_co.E92:edges_co.E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g -3</text:p>
                <draw:g>
                  <svg:desc>edges_co.A93:edges_co.A99</svg:desc>
                </draw:g>
              </table:table-cell>
              <table:table-cell office:value-type="float" office:value="-0.1103">
                <text:p>-0.1103</text:p>
                <draw:g>
                  <svg:desc>edges_co.B93:edges_co.B99</svg:desc>
                </draw:g>
              </table:table-cell>
              <table:table-cell office:value-type="float" office:value="-0.2576">
                <text:p>-0.2576</text:p>
                <draw:g>
                  <svg:desc>edges_co.C93:edges_co.C99</svg:desc>
                </draw:g>
              </table:table-cell>
              <table:table-cell office:value-type="float" office:value="-0.0841">
                <text:p>-0.0841</text:p>
                <draw:g>
                  <svg:desc>edges_co.D93:edges_co.D99</svg:desc>
                </draw:g>
              </table:table-cell>
              <table:table-cell office:value-type="float" office:value="0.0673">
                <text:p>0.0673</text:p>
                <draw:g>
                  <svg:desc>edges_co.E93:edges_co.E99</svg:desc>
                </draw:g>
              </table:table-cell>
            </table:table-row>
            <table:table-row>
              <table:table-cell office:value-type="string">
                <text:p>Lag -2</text:p>
              </table:table-cell>
              <table:table-cell office:value-type="float" office:value="0.0019">
                <text:p>0.0019</text:p>
              </table:table-cell>
              <table:table-cell office:value-type="float" office:value="-0.1301">
                <text:p>-0.1301</text:p>
              </table:table-cell>
              <table:table-cell office:value-type="float" office:value="0.016">
                <text:p>0.016</text:p>
              </table:table-cell>
              <table:table-cell office:value-type="float" office:value="0.0348">
                <text:p>0.0348</text:p>
              </table:table-cell>
            </table:table-row>
            <table:table-row>
              <table:table-cell office:value-type="string">
                <text:p>Lag -1</text:p>
              </table:table-cell>
              <table:table-cell office:value-type="float" office:value="0.0088">
                <text:p>0.0088</text:p>
              </table:table-cell>
              <table:table-cell office:value-type="float" office:value="0.104">
                <text:p>0.104</text:p>
              </table:table-cell>
              <table:table-cell office:value-type="float" office:value="0.2289">
                <text:p>0.2289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string">
                <text:p>Lag 0</text:p>
              </table:table-cell>
              <table:table-cell office:value-type="float" office:value="-0.0604">
                <text:p>-0.0604</text:p>
              </table:table-cell>
              <table:table-cell office:value-type="float" office:value="-0.0397">
                <text:p>-0.0397</text:p>
              </table:table-cell>
              <table:table-cell office:value-type="float" office:value="0.4652">
                <text:p>0.4652</text:p>
              </table:table-cell>
              <table:table-cell office:value-type="float" office:value="0.3009">
                <text:p>0.3009</text:p>
              </table:table-cell>
            </table:table-row>
            <table:table-row>
              <table:table-cell office:value-type="string">
                <text:p>Lag 1</text:p>
              </table:table-cell>
              <table:table-cell office:value-type="float" office:value="0.0362">
                <text:p>0.0362</text:p>
              </table:table-cell>
              <table:table-cell office:value-type="float" office:value="-0.0401">
                <text:p>-0.0401</text:p>
              </table:table-cell>
              <table:table-cell office:value-type="float" office:value="0.0644">
                <text:p>0.0644</text:p>
              </table:table-cell>
              <table:table-cell office:value-type="float" office:value="0.1206">
                <text:p>0.1206</text:p>
              </table:table-cell>
            </table:table-row>
            <table:table-row>
              <table:table-cell office:value-type="string">
                <text:p>Lag 2</text:p>
              </table:table-cell>
              <table:table-cell office:value-type="float" office:value="-0.0449">
                <text:p>-0.0449</text:p>
              </table:table-cell>
              <table:table-cell office:value-type="float" office:value="0.0492">
                <text:p>0.0492</text:p>
              </table:table-cell>
              <table:table-cell office:value-type="float" office:value="-0.1208">
                <text:p>-0.1208</text:p>
              </table:table-cell>
              <table:table-cell office:value-type="float" office:value="-0.1263">
                <text:p>-0.1263</text:p>
              </table:table-cell>
            </table:table-row>
            <table:table-row>
              <table:table-cell office:value-type="string">
                <text:p>Lag 3</text:p>
              </table:table-cell>
              <table:table-cell office:value-type="float" office:value="0.1144">
                <text:p>0.1144</text:p>
              </table:table-cell>
              <table:table-cell office:value-type="float" office:value="0.0214">
                <text:p>0.0214</text:p>
              </table:table-cell>
              <table:table-cell office:value-type="float" office:value="-0.1534">
                <text:p>-0.1534</text:p>
              </table:table-cell>
              <table:table-cell office:value-type="float" office:value="-0.2306">
                <text:p>-0.2306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445cm" svg:height="5.087cm" xlink:href=".." xlink:type="simple" chart:class="chart:bar" chart:style-name="ch1">
        <chart:legend chart:legend-position="end" svg:x="14.235cm" svg:y="1.497cm" style:legend-expansion="high" chart:style-name="ch2"/>
        <chart:plot-area chart:style-name="ch3" table:cell-range-address="edges_co.A100:edges_co.E107" chart:data-source-has-labels="both" svg:x="0.328cm" svg:y="0.101cm" svg:width="13.579cm" svg:height="4.885cm">
          <chartooo:coordinate-region svg:x="1.24cm" svg:y="0.3cm" svg:width="12.667cm" svg:height="4.039cm"/>
          <chart:axis chart:dimension="x" chart:name="primary-x" chart:style-name="ch4" chartooo:axis-type="auto">
            <chartooo:date-scale/>
            <chart:categories table:cell-range-address="edges_co.A101:edges_co.A10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dges_co.B101:edges_co.B107" chart:label-cell-address="edges_co.B100:edges_co.B100" chart:class="chart:bar">
            <chart:data-point chart:repeated="7"/>
          </chart:series>
          <chart:series chart:style-name="ch8" chart:values-cell-range-address="edges_co.C101:edges_co.C107" chart:label-cell-address="edges_co.C100:edges_co.C100" chart:class="chart:bar">
            <chart:data-point chart:repeated="7"/>
          </chart:series>
          <chart:series chart:style-name="ch9" chart:values-cell-range-address="edges_co.D101:edges_co.D107" chart:label-cell-address="edges_co.D100:edges_co.D100" chart:class="chart:bar">
            <chart:data-point chart:repeated="7"/>
          </chart:series>
          <chart:series chart:style-name="ch10" chart:values-cell-range-address="edges_co.E101:edges_co.E107" chart:label-cell-address="edges_co.E100:edges_co.E100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  <draw:g>
                  <svg:desc>edges_co.B100:edges_co.B100</svg:desc>
                </draw:g>
              </table:table-cell>
              <table:table-cell office:value-type="string">
                <text:p>CLOSE</text:p>
                <draw:g>
                  <svg:desc>edges_co.C100:edges_co.C100</svg:desc>
                </draw:g>
              </table:table-cell>
              <table:table-cell office:value-type="string">
                <text:p>VOLUME</text:p>
                <draw:g>
                  <svg:desc>edges_co.D100:edges_co.D100</svg:desc>
                </draw:g>
              </table:table-cell>
              <table:table-cell office:value-type="string">
                <text:p>SPREAD</text:p>
                <draw:g>
                  <svg:desc>edges_co.E100:edges_co.E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g -3</text:p>
                <draw:g>
                  <svg:desc>edges_co.A101:edges_co.A107</svg:desc>
                </draw:g>
              </table:table-cell>
              <table:table-cell office:value-type="float" office:value="0.2936">
                <text:p>0.2936</text:p>
                <draw:g>
                  <svg:desc>edges_co.B101:edges_co.B107</svg:desc>
                </draw:g>
              </table:table-cell>
              <table:table-cell office:value-type="float" office:value="0.2124">
                <text:p>0.2124</text:p>
                <draw:g>
                  <svg:desc>edges_co.C101:edges_co.C107</svg:desc>
                </draw:g>
              </table:table-cell>
              <table:table-cell office:value-type="float" office:value="0.2172">
                <text:p>0.2172</text:p>
                <draw:g>
                  <svg:desc>edges_co.D101:edges_co.D107</svg:desc>
                </draw:g>
              </table:table-cell>
              <table:table-cell office:value-type="float" office:value="0.1588">
                <text:p>0.1588</text:p>
                <draw:g>
                  <svg:desc>edges_co.E101:edges_co.E107</svg:desc>
                </draw:g>
              </table:table-cell>
            </table:table-row>
            <table:table-row>
              <table:table-cell office:value-type="string">
                <text:p>Lag -2</text:p>
              </table:table-cell>
              <table:table-cell office:value-type="float" office:value="0.2862">
                <text:p>0.2862</text:p>
              </table:table-cell>
              <table:table-cell office:value-type="float" office:value="0.2977">
                <text:p>0.2977</text:p>
              </table:table-cell>
              <table:table-cell office:value-type="float" office:value="0.2478">
                <text:p>0.2478</text:p>
              </table:table-cell>
              <table:table-cell office:value-type="float" office:value="0.2234">
                <text:p>0.2234</text:p>
              </table:table-cell>
            </table:table-row>
            <table:table-row>
              <table:table-cell office:value-type="string">
                <text:p>Lag -1</text:p>
              </table:table-cell>
              <table:table-cell office:value-type="float" office:value="0.262">
                <text:p>0.262</text:p>
              </table:table-cell>
              <table:table-cell office:value-type="float" office:value="0.2079">
                <text:p>0.2079</text:p>
              </table:table-cell>
              <table:table-cell office:value-type="float" office:value="0.2965">
                <text:p>0.2965</text:p>
              </table:table-cell>
              <table:table-cell office:value-type="float" office:value="0.2463">
                <text:p>0.2463</text:p>
              </table:table-cell>
            </table:table-row>
            <table:table-row>
              <table:table-cell office:value-type="string">
                <text:p>Lag 0</text:p>
              </table:table-cell>
              <table:table-cell office:value-type="float" office:value="0.2947">
                <text:p>0.2947</text:p>
              </table:table-cell>
              <table:table-cell office:value-type="float" office:value="0.2941">
                <text:p>0.2941</text:p>
              </table:table-cell>
              <table:table-cell office:value-type="float" office:value="0.3259">
                <text:p>0.3259</text:p>
              </table:table-cell>
              <table:table-cell office:value-type="float" office:value="0.4446">
                <text:p>0.4446</text:p>
              </table:table-cell>
            </table:table-row>
            <table:table-row>
              <table:table-cell office:value-type="string">
                <text:p>Lag 1</text:p>
              </table:table-cell>
              <table:table-cell office:value-type="float" office:value="0.2645">
                <text:p>0.2645</text:p>
              </table:table-cell>
              <table:table-cell office:value-type="float" office:value="0.2982">
                <text:p>0.2982</text:p>
              </table:table-cell>
              <table:table-cell office:value-type="float" office:value="0.3456">
                <text:p>0.3456</text:p>
              </table:table-cell>
              <table:table-cell office:value-type="float" office:value="0.1622">
                <text:p>0.1622</text:p>
              </table:table-cell>
            </table:table-row>
            <table:table-row>
              <table:table-cell office:value-type="string">
                <text:p>Lag 2</text:p>
              </table:table-cell>
              <table:table-cell office:value-type="float" office:value="0.2935">
                <text:p>0.2935</text:p>
              </table:table-cell>
              <table:table-cell office:value-type="float" office:value="0.236">
                <text:p>0.236</text:p>
              </table:table-cell>
              <table:table-cell office:value-type="float" office:value="0.2235">
                <text:p>0.2235</text:p>
              </table:table-cell>
              <table:table-cell office:value-type="float" office:value="0.1414">
                <text:p>0.1414</text:p>
              </table:table-cell>
            </table:table-row>
            <table:table-row>
              <table:table-cell office:value-type="string">
                <text:p>Lag 3</text:p>
              </table:table-cell>
              <table:table-cell office:value-type="float" office:value="0.2613">
                <text:p>0.2613</text:p>
              </table:table-cell>
              <table:table-cell office:value-type="float" office:value="0.2271">
                <text:p>0.2271</text:p>
              </table:table-cell>
              <table:table-cell office:value-type="float" office:value="0.3313">
                <text:p>0.3313</text:p>
              </table:table-cell>
              <table:table-cell office:value-type="float" office:value="0.1831">
                <text:p>0.1831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835cm" svg:height="6.021cm" xlink:href=".." xlink:type="simple" chart:class="chart:bar" chart:style-name="ch1">
        <chart:legend chart:legend-position="end" svg:x="13.625cm" svg:y="1.964cm" style:legend-expansion="high" chart:style-name="ch2"/>
        <chart:plot-area chart:style-name="ch3" table:cell-range-address="weighed_user_co.A2:weighed_user_co.E15" chart:data-source-has-labels="both" svg:x="0.316cm" svg:y="0.12cm" svg:width="12.993cm" svg:height="5.781cm">
          <chartooo:coordinate-region svg:x="1.149cm" svg:y="0.319cm" svg:width="12.16cm" svg:height="5.383cm"/>
          <chart:axis chart:dimension="x" chart:name="primary-x" chart:style-name="ch4" chartooo:axis-type="auto">
            <chartooo:date-scale/>
            <chart:categories table:cell-range-address="weighed_user_co.A3:weighed_user_co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eighed_user_co.B3:weighed_user_co.B15" chart:label-cell-address="weighed_user_co.B2:weighed_user_co.B2" chart:class="chart:bar">
            <chart:data-point chart:repeated="13"/>
          </chart:series>
          <chart:series chart:style-name="ch8" chart:values-cell-range-address="weighed_user_co.C3:weighed_user_co.C15" chart:label-cell-address="weighed_user_co.C2:weighed_user_co.C2" chart:class="chart:bar">
            <chart:data-point chart:repeated="13"/>
          </chart:series>
          <chart:series chart:style-name="ch9" chart:values-cell-range-address="weighed_user_co.D3:weighed_user_co.D15" chart:label-cell-address="weighed_user_co.D2:weighed_user_co.D2" chart:class="chart:bar">
            <chart:data-point chart:repeated="13"/>
          </chart:series>
          <chart:series chart:style-name="ch10" chart:values-cell-range-address="weighed_user_co.E3:weighed_user_co.E15" chart:label-cell-address="weighed_user_co.E2:weighed_user_co.E2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  <draw:g>
                  <svg:desc>weighed_user_co.B2:weighed_user_co.B2</svg:desc>
                </draw:g>
              </table:table-cell>
              <table:table-cell office:value-type="string">
                <text:p>CLOSE</text:p>
                <draw:g>
                  <svg:desc>weighed_user_co.C2:weighed_user_co.C2</svg:desc>
                </draw:g>
              </table:table-cell>
              <table:table-cell office:value-type="string">
                <text:p>VOLUME</text:p>
                <draw:g>
                  <svg:desc>weighed_user_co.D2:weighed_user_co.D2</svg:desc>
                </draw:g>
              </table:table-cell>
              <table:table-cell office:value-type="string">
                <text:p>SPREAD</text:p>
                <draw:g>
                  <svg:desc>weighed_user_co.E2:weighed_user_co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DJPY</text:p>
                <draw:g>
                  <svg:desc>weighed_user_co.A3:weighed_user_co.A15</svg:desc>
                </draw:g>
              </table:table-cell>
              <table:table-cell office:value-type="float" office:value="-0.255">
                <text:p>-0.255</text:p>
                <draw:g>
                  <svg:desc>weighed_user_co.B3:weighed_user_co.B15</svg:desc>
                </draw:g>
              </table:table-cell>
              <table:table-cell office:value-type="float" office:value="0">
                <text:p>0</text:p>
                <draw:g>
                  <svg:desc>weighed_user_co.C3:weighed_user_co.C15</svg:desc>
                </draw:g>
              </table:table-cell>
              <table:table-cell office:value-type="float" office:value="0">
                <text:p>0</text:p>
                <draw:g>
                  <svg:desc>weighed_user_co.D3:weighed_user_co.D15</svg:desc>
                </draw:g>
              </table:table-cell>
              <table:table-cell office:value-type="float" office:value="0">
                <text:p>0</text:p>
                <draw:g>
                  <svg:desc>weighed_user_co.E3:weighed_user_co.E15</svg:desc>
                </draw:g>
              </table:table-cell>
            </table:table-row>
            <table:table-row>
              <table:table-cell office:value-type="string">
                <text:p>EURUSD</text:p>
              </table:table-cell>
              <table:table-cell office:value-type="float" office:value="0.0482">
                <text:p>0.0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URGBP</text:p>
              </table:table-cell>
              <table:table-cell office:value-type="float" office:value="-0.1573">
                <text:p>-0.15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MZN</text:p>
              </table:table-cell>
              <table:table-cell office:value-type="float" office:value="0.1058">
                <text:p>0.1058</text:p>
              </table:table-cell>
              <table:table-cell office:value-type="float" office:value="0.0617">
                <text:p>0.0617</text:p>
              </table:table-cell>
              <table:table-cell office:value-type="float" office:value="0.1133">
                <text:p>0.1133</text:p>
              </table:table-cell>
              <table:table-cell office:value-type="float" office:value="0.1054">
                <text:p>0.1054</text:p>
              </table:table-cell>
            </table:table-row>
            <table:table-row>
              <table:table-cell office:value-type="string">
                <text:p>AAPL</text:p>
              </table:table-cell>
              <table:table-cell office:value-type="float" office:value="-0.3334">
                <text:p>-0.3334</text:p>
              </table:table-cell>
              <table:table-cell office:value-type="float" office:value="-0.0677">
                <text:p>-0.0677</text:p>
              </table:table-cell>
              <table:table-cell office:value-type="float" office:value="-0.1083">
                <text:p>-0.1083</text:p>
              </table:table-cell>
              <table:table-cell office:value-type="float" office:value="-0.1467">
                <text:p>-0.1467</text:p>
              </table:table-cell>
            </table:table-row>
            <table:table-row>
              <table:table-cell office:value-type="string">
                <text:p>BABA</text:p>
              </table:table-cell>
              <table:table-cell office:value-type="float" office:value="-0.1885">
                <text:p>-0.1885</text:p>
              </table:table-cell>
              <table:table-cell office:value-type="float" office:value="-0.2631">
                <text:p>-0.2631</text:p>
              </table:table-cell>
              <table:table-cell office:value-type="float" office:value="-0.2223">
                <text:p>-0.2223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string">
                <text:p>FB</text:p>
              </table:table-cell>
              <table:table-cell office:value-type="float" office:value="-0.0562">
                <text:p>-0.0562</text:p>
              </table:table-cell>
              <table:table-cell office:value-type="float" office:value="-0.0867">
                <text:p>-0.0867</text:p>
              </table:table-cell>
              <table:table-cell office:value-type="float" office:value="0.1893">
                <text:p>0.1893</text:p>
              </table:table-cell>
              <table:table-cell office:value-type="float" office:value="0.1237">
                <text:p>0.1237</text:p>
              </table:table-cell>
            </table:table-row>
            <table:table-row>
              <table:table-cell office:value-type="string">
                <text:p>GOOGL</text:p>
              </table:table-cell>
              <table:table-cell office:value-type="float" office:value="0.1416">
                <text:p>0.1416</text:p>
              </table:table-cell>
              <table:table-cell office:value-type="float" office:value="0.1702">
                <text:p>0.1702</text:p>
              </table:table-cell>
              <table:table-cell office:value-type="float" office:value="-0.1903">
                <text:p>-0.1903</text:p>
              </table:table-cell>
              <table:table-cell office:value-type="float" office:value="-0.1312">
                <text:p>-0.1312</text:p>
              </table:table-cell>
            </table:table-row>
            <table:table-row>
              <table:table-cell office:value-type="string">
                <text:p>YHOO</text:p>
              </table:table-cell>
              <table:table-cell office:value-type="float" office:value="-0.3351">
                <text:p>-0.3351</text:p>
              </table:table-cell>
              <table:table-cell office:value-type="float" office:value="-0.2453">
                <text:p>-0.2453</text:p>
              </table:table-cell>
              <table:table-cell office:value-type="float" office:value="-0.2507">
                <text:p>-0.2507</text:p>
              </table:table-cell>
              <table:table-cell office:value-type="float" office:value="-0.2034">
                <text:p>-0.2034</text:p>
              </table:table-cell>
            </table:table-row>
            <table:table-row>
              <table:table-cell office:value-type="string">
                <text:p>SPY</text:p>
              </table:table-cell>
              <table:table-cell office:value-type="float" office:value="0.4492">
                <text:p>0.4492</text:p>
              </table:table-cell>
              <table:table-cell office:value-type="float" office:value="0.2756">
                <text:p>0.2756</text:p>
              </table:table-cell>
              <table:table-cell office:value-type="float" office:value="-0.213">
                <text:p>-0.213</text:p>
              </table:table-cell>
              <table:table-cell office:value-type="float" office:value="0.0913">
                <text:p>0.0913</text:p>
              </table:table-cell>
            </table:table-row>
            <table:table-row>
              <table:table-cell office:value-type="string">
                <text:p>QQQ</text:p>
              </table:table-cell>
              <table:table-cell office:value-type="float" office:value="0.1838">
                <text:p>0.1838</text:p>
              </table:table-cell>
              <table:table-cell office:value-type="float" office:value="-0.1276">
                <text:p>-0.1276</text:p>
              </table:table-cell>
              <table:table-cell office:value-type="float" office:value="0.0365">
                <text:p>0.0365</text:p>
              </table:table-cell>
              <table:table-cell office:value-type="float" office:value="-0.0449">
                <text:p>-0.0449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-0.0041">
                <text:p>-0.0041</text:p>
              </table:table-cell>
              <table:table-cell office:value-type="float" office:value="-0.0354">
                <text:p>-0.0354</text:p>
              </table:table-cell>
              <table:table-cell office:value-type="float" office:value="-0.0807">
                <text:p>-0.0807</text:p>
              </table:table-cell>
              <table:table-cell office:value-type="float" office:value="-0.0096">
                <text:p>-0.0096</text:p>
              </table:table-cell>
            </table:table-row>
            <table:table-row>
              <table:table-cell office:value-type="string">
                <text:p>STD DEV</text:p>
              </table:table-cell>
              <table:table-cell office:value-type="float" office:value="0.2571">
                <text:p>0.2571</text:p>
              </table:table-cell>
              <table:table-cell office:value-type="float" office:value="0.1791">
                <text:p>0.1791</text:p>
              </table:table-cell>
              <table:table-cell office:value-type="float" office:value="0.1595">
                <text:p>0.1595</text:p>
              </table:table-cell>
              <table:table-cell office:value-type="float" office:value="0.1288">
                <text:p>0.1288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>
      <style:graphic-properties draw:stroke="solid" svg:stroke-color="#b3b3b3" draw:fill="none" draw:fill-color="#d9d9d9"/>
    </style:style>
    <style:style style:name="ch5" style:family="chart">
      <style:graphic-properties draw:fill-color="#d9d9d9"/>
    </style:style>
  </office:automatic-styles>
  <office:body>
    <office:chart>
      <chart:chart svg:width="15.997cm" svg:height="8.998cm" xlink:href="." xlink:type="simple" chart:class="chart:bar" chart:style-name="ch1">
        <chart:legend chart:legend-position="end" svg:x="-0.21cm" svg:y="0cm" style:legend-expansion="high" chart:style-name="ch2"/>
        <chart:plot-area chart:style-name="ch3" chart:data-source-has-labels="row" svg:x="0cm" svg:y="0cm" svg:width="-32.767cm" svg:height="-32.767cm">
          <chartooo:coordinate-region svg:x="0cm" svg:y="0cm" svg:width="0cm" svg:height="0cm"/>
          <chart:wall chart:style-name="ch4"/>
          <chart:floor chart:style-name="ch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896cm" svg:height="5.629cm" xlink:href=".." xlink:type="simple" chart:class="chart:bar" chart:style-name="ch1">
        <chart:legend chart:legend-position="end" svg:x="13.686cm" svg:y="1.768cm" style:legend-expansion="high" chart:style-name="ch2"/>
        <chart:plot-area chart:style-name="ch3" table:cell-range-address="weighed_user_co.A18:weighed_user_co.E31" chart:data-source-has-labels="both" svg:x="0.317cm" svg:y="0.112cm" svg:width="13.052cm" svg:height="5.405cm">
          <chartooo:coordinate-region svg:x="1.15cm" svg:y="0.311cm" svg:width="12.219cm" svg:height="5.007cm"/>
          <chart:axis chart:dimension="x" chart:name="primary-x" chart:style-name="ch4" chartooo:axis-type="auto">
            <chartooo:date-scale/>
            <chart:categories table:cell-range-address="weighed_user_co.A19:weighed_user_co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eighed_user_co.B19:weighed_user_co.B31" chart:label-cell-address="weighed_user_co.B18:weighed_user_co.B18" chart:class="chart:bar">
            <chart:data-point chart:repeated="13"/>
          </chart:series>
          <chart:series chart:style-name="ch8" chart:values-cell-range-address="weighed_user_co.C19:weighed_user_co.C31" chart:label-cell-address="weighed_user_co.C18:weighed_user_co.C18" chart:class="chart:bar">
            <chart:data-point chart:repeated="13"/>
          </chart:series>
          <chart:series chart:style-name="ch9" chart:values-cell-range-address="weighed_user_co.D19:weighed_user_co.D31" chart:label-cell-address="weighed_user_co.D18:weighed_user_co.D18" chart:class="chart:bar">
            <chart:data-point chart:repeated="13"/>
          </chart:series>
          <chart:series chart:style-name="ch10" chart:values-cell-range-address="weighed_user_co.E19:weighed_user_co.E31" chart:label-cell-address="weighed_user_co.E18:weighed_user_co.E18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  <draw:g>
                  <svg:desc>weighed_user_co.B18:weighed_user_co.B18</svg:desc>
                </draw:g>
              </table:table-cell>
              <table:table-cell office:value-type="string">
                <text:p>CLOSE</text:p>
                <draw:g>
                  <svg:desc>weighed_user_co.C18:weighed_user_co.C18</svg:desc>
                </draw:g>
              </table:table-cell>
              <table:table-cell office:value-type="string">
                <text:p>VOLUME</text:p>
                <draw:g>
                  <svg:desc>weighed_user_co.D18:weighed_user_co.D18</svg:desc>
                </draw:g>
              </table:table-cell>
              <table:table-cell office:value-type="string">
                <text:p>SPREAD</text:p>
                <draw:g>
                  <svg:desc>weighed_user_co.E18:weighed_user_co.E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DJPY</text:p>
                <draw:g>
                  <svg:desc>weighed_user_co.A19:weighed_user_co.A31</svg:desc>
                </draw:g>
              </table:table-cell>
              <table:table-cell office:value-type="float" office:value="-0.4426">
                <text:p>-0.4426</text:p>
                <draw:g>
                  <svg:desc>weighed_user_co.B19:weighed_user_co.B31</svg:desc>
                </draw:g>
              </table:table-cell>
              <table:table-cell office:value-type="float" office:value="0">
                <text:p>0</text:p>
                <draw:g>
                  <svg:desc>weighed_user_co.C19:weighed_user_co.C31</svg:desc>
                </draw:g>
              </table:table-cell>
              <table:table-cell office:value-type="float" office:value="0">
                <text:p>0</text:p>
                <draw:g>
                  <svg:desc>weighed_user_co.D19:weighed_user_co.D31</svg:desc>
                </draw:g>
              </table:table-cell>
              <table:table-cell office:value-type="float" office:value="0">
                <text:p>0</text:p>
                <draw:g>
                  <svg:desc>weighed_user_co.E19:weighed_user_co.E31</svg:desc>
                </draw:g>
              </table:table-cell>
            </table:table-row>
            <table:table-row>
              <table:table-cell office:value-type="string">
                <text:p>EURUSD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URGBP</text:p>
              </table:table-cell>
              <table:table-cell office:value-type="float" office:value="-0.5152">
                <text:p>-0.5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MZN</text:p>
              </table:table-cell>
              <table:table-cell office:value-type="float" office:value="-0.1635">
                <text:p>-0.1635</text:p>
              </table:table-cell>
              <table:table-cell office:value-type="float" office:value="0.0204">
                <text:p>0.0204</text:p>
              </table:table-cell>
              <table:table-cell office:value-type="float" office:value="-0.1579">
                <text:p>-0.1579</text:p>
              </table:table-cell>
              <table:table-cell office:value-type="float" office:value="-0.0844">
                <text:p>-0.0844</text:p>
              </table:table-cell>
            </table:table-row>
            <table:table-row>
              <table:table-cell office:value-type="string">
                <text:p>AAPL</text:p>
              </table:table-cell>
              <table:table-cell office:value-type="float" office:value="-0.1664">
                <text:p>-0.1664</text:p>
              </table:table-cell>
              <table:table-cell office:value-type="float" office:value="-0.2214">
                <text:p>-0.2214</text:p>
              </table:table-cell>
              <table:table-cell office:value-type="float" office:value="-0.1141">
                <text:p>-0.1141</text:p>
              </table:table-cell>
              <table:table-cell office:value-type="float" office:value="-0.1102">
                <text:p>-0.1102</text:p>
              </table:table-cell>
            </table:table-row>
            <table:table-row>
              <table:table-cell office:value-type="string">
                <text:p>BABA</text:p>
              </table:table-cell>
              <table:table-cell office:value-type="float" office:value="0.309">
                <text:p>0.309</text:p>
              </table:table-cell>
              <table:table-cell office:value-type="float" office:value="-0.1567">
                <text:p>-0.1567</text:p>
              </table:table-cell>
              <table:table-cell office:value-type="float" office:value="0.0967">
                <text:p>0.0967</text:p>
              </table:table-cell>
              <table:table-cell office:value-type="float" office:value="0.1166">
                <text:p>0.1166</text:p>
              </table:table-cell>
            </table:table-row>
            <table:table-row>
              <table:table-cell office:value-type="string">
                <text:p>FB</text:p>
              </table:table-cell>
              <table:table-cell office:value-type="float" office:value="0.0828">
                <text:p>0.0828</text:p>
              </table:table-cell>
              <table:table-cell office:value-type="float" office:value="-0.0323">
                <text:p>-0.0323</text:p>
              </table:table-cell>
              <table:table-cell office:value-type="float" office:value="0.3719">
                <text:p>0.3719</text:p>
              </table:table-cell>
              <table:table-cell office:value-type="float" office:value="0.2969">
                <text:p>0.2969</text:p>
              </table:table-cell>
            </table:table-row>
            <table:table-row>
              <table:table-cell office:value-type="string">
                <text:p>GOOGL</text:p>
              </table:table-cell>
              <table:table-cell office:value-type="float" office:value="-0.1685">
                <text:p>-0.1685</text:p>
              </table:table-cell>
              <table:table-cell office:value-type="float" office:value="0.173">
                <text:p>0.173</text:p>
              </table:table-cell>
              <table:table-cell office:value-type="float" office:value="-0.0524">
                <text:p>-0.0524</text:p>
              </table:table-cell>
              <table:table-cell office:value-type="float" office:value="0.0209">
                <text:p>0.0209</text:p>
              </table:table-cell>
            </table:table-row>
            <table:table-row>
              <table:table-cell office:value-type="string">
                <text:p>YHOO</text:p>
              </table:table-cell>
              <table:table-cell office:value-type="float" office:value="-0.12">
                <text:p>-0.12</text:p>
              </table:table-cell>
              <table:table-cell office:value-type="float" office:value="-0.4133">
                <text:p>-0.4133</text:p>
              </table:table-cell>
              <table:table-cell office:value-type="float" office:value="-0.1556">
                <text:p>-0.1556</text:p>
              </table:table-cell>
              <table:table-cell office:value-type="float" office:value="0.0295">
                <text:p>0.0295</text:p>
              </table:table-cell>
            </table:table-row>
            <table:table-row>
              <table:table-cell office:value-type="string">
                <text:p>SPY</text:p>
              </table:table-cell>
              <table:table-cell office:value-type="float" office:value="0.3712">
                <text:p>0.3712</text:p>
              </table:table-cell>
              <table:table-cell office:value-type="float" office:value="0.3609">
                <text:p>0.3609</text:p>
              </table:table-cell>
              <table:table-cell office:value-type="float" office:value="-0.1549">
                <text:p>-0.1549</text:p>
              </table:table-cell>
              <table:table-cell office:value-type="float" office:value="0.0183">
                <text:p>0.0183</text:p>
              </table:table-cell>
            </table:table-row>
            <table:table-row>
              <table:table-cell office:value-type="string">
                <text:p>QQQ</text:p>
              </table:table-cell>
              <table:table-cell office:value-type="float" office:value="0.0376">
                <text:p>0.0376</text:p>
              </table:table-cell>
              <table:table-cell office:value-type="float" office:value="0.3076">
                <text:p>0.3076</text:p>
              </table:table-cell>
              <table:table-cell office:value-type="float" office:value="-0.0611">
                <text:p>-0.0611</text:p>
              </table:table-cell>
              <table:table-cell office:value-type="float" office:value="-0.0997">
                <text:p>-0.0997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0228">
                <text:p>0.0228</text:p>
              </table:table-cell>
              <table:table-cell office:value-type="float" office:value="0.0048">
                <text:p>0.0048</text:p>
              </table:table-cell>
              <table:table-cell office:value-type="float" office:value="-0.0284">
                <text:p>-0.0284</text:p>
              </table:table-cell>
              <table:table-cell office:value-type="float" office:value="0.0235">
                <text:p>0.0235</text:p>
              </table:table-cell>
            </table:table-row>
            <table:table-row>
              <table:table-cell office:value-type="string">
                <text:p>STD DEV</text:p>
              </table:table-cell>
              <table:table-cell office:value-type="float" office:value="0.2045">
                <text:p>0.2045</text:p>
              </table:table-cell>
              <table:table-cell office:value-type="float" office:value="0.2501">
                <text:p>0.2501</text:p>
              </table:table-cell>
              <table:table-cell office:value-type="float" office:value="0.171">
                <text:p>0.171</text:p>
              </table:table-cell>
              <table:table-cell office:value-type="float" office:value="0.1266">
                <text:p>0.1266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774cm" svg:height="6.081cm" xlink:href=".." xlink:type="simple" chart:class="chart:bar" chart:style-name="ch1">
        <chart:legend chart:legend-position="end" svg:x="13.564cm" svg:y="1.994cm" style:legend-expansion="high" chart:style-name="ch2"/>
        <chart:plot-area chart:style-name="ch3" table:cell-range-address="weighed_user_co.A34:weighed_user_co.E47" chart:data-source-has-labels="both" svg:x="0.315cm" svg:y="0.121cm" svg:width="12.934cm" svg:height="5.839cm">
          <chartooo:coordinate-region svg:x="1.148cm" svg:y="0.32cm" svg:width="12.101cm" svg:height="5.441cm"/>
          <chart:axis chart:dimension="x" chart:name="primary-x" chart:style-name="ch4" chartooo:axis-type="auto">
            <chartooo:date-scale/>
            <chart:categories table:cell-range-address="weighed_user_co.A35:weighed_user_co.A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eighed_user_co.B35:weighed_user_co.B47" chart:label-cell-address="weighed_user_co.B34:weighed_user_co.B34" chart:class="chart:bar">
            <chart:data-point chart:repeated="13"/>
          </chart:series>
          <chart:series chart:style-name="ch8" chart:values-cell-range-address="weighed_user_co.C35:weighed_user_co.C47" chart:label-cell-address="weighed_user_co.C34:weighed_user_co.C34" chart:class="chart:bar">
            <chart:data-point chart:repeated="13"/>
          </chart:series>
          <chart:series chart:style-name="ch9" chart:values-cell-range-address="weighed_user_co.D35:weighed_user_co.D47" chart:label-cell-address="weighed_user_co.D34:weighed_user_co.D34" chart:class="chart:bar">
            <chart:data-point chart:repeated="13"/>
          </chart:series>
          <chart:series chart:style-name="ch10" chart:values-cell-range-address="weighed_user_co.E35:weighed_user_co.E47" chart:label-cell-address="weighed_user_co.E34:weighed_user_co.E34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  <draw:g>
                  <svg:desc>weighed_user_co.B34:weighed_user_co.B34</svg:desc>
                </draw:g>
              </table:table-cell>
              <table:table-cell office:value-type="string">
                <text:p>CLOSE</text:p>
                <draw:g>
                  <svg:desc>weighed_user_co.C34:weighed_user_co.C34</svg:desc>
                </draw:g>
              </table:table-cell>
              <table:table-cell office:value-type="string">
                <text:p>VOLUME</text:p>
                <draw:g>
                  <svg:desc>weighed_user_co.D34:weighed_user_co.D34</svg:desc>
                </draw:g>
              </table:table-cell>
              <table:table-cell office:value-type="string">
                <text:p>SPREAD</text:p>
                <draw:g>
                  <svg:desc>weighed_user_co.E34:weighed_user_co.E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DJPY</text:p>
                <draw:g>
                  <svg:desc>weighed_user_co.A35:weighed_user_co.A47</svg:desc>
                </draw:g>
              </table:table-cell>
              <table:table-cell office:value-type="float" office:value="-0.1028">
                <text:p>-0.1028</text:p>
                <draw:g>
                  <svg:desc>weighed_user_co.B35:weighed_user_co.B47</svg:desc>
                </draw:g>
              </table:table-cell>
              <table:table-cell office:value-type="float" office:value="0">
                <text:p>0</text:p>
                <draw:g>
                  <svg:desc>weighed_user_co.C35:weighed_user_co.C47</svg:desc>
                </draw:g>
              </table:table-cell>
              <table:table-cell office:value-type="float" office:value="0">
                <text:p>0</text:p>
                <draw:g>
                  <svg:desc>weighed_user_co.D35:weighed_user_co.D47</svg:desc>
                </draw:g>
              </table:table-cell>
              <table:table-cell office:value-type="float" office:value="0">
                <text:p>0</text:p>
                <draw:g>
                  <svg:desc>weighed_user_co.E35:weighed_user_co.E47</svg:desc>
                </draw:g>
              </table:table-cell>
            </table:table-row>
            <table:table-row>
              <table:table-cell office:value-type="string">
                <text:p>EURUSD</text:p>
              </table:table-cell>
              <table:table-cell office:value-type="float" office:value="0.2777">
                <text:p>0.27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URGBP</text:p>
              </table:table-cell>
              <table:table-cell office:value-type="float" office:value="-0.1203">
                <text:p>-0.1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MZN</text:p>
              </table:table-cell>
              <table:table-cell office:value-type="float" office:value="0.3835">
                <text:p>0.3835</text:p>
              </table:table-cell>
              <table:table-cell office:value-type="float" office:value="-0.0082">
                <text:p>-0.0082</text:p>
              </table:table-cell>
              <table:table-cell office:value-type="float" office:value="0.1057">
                <text:p>0.1057</text:p>
              </table:table-cell>
              <table:table-cell office:value-type="float" office:value="-0.1808">
                <text:p>-0.1808</text:p>
              </table:table-cell>
            </table:table-row>
            <table:table-row>
              <table:table-cell office:value-type="string">
                <text:p>AAPL</text:p>
              </table:table-cell>
              <table:table-cell office:value-type="float" office:value="-0.1442">
                <text:p>-0.1442</text:p>
              </table:table-cell>
              <table:table-cell office:value-type="float" office:value="-0.1222">
                <text:p>-0.1222</text:p>
              </table:table-cell>
              <table:table-cell office:value-type="float" office:value="0.2568">
                <text:p>0.2568</text:p>
              </table:table-cell>
              <table:table-cell office:value-type="float" office:value="0.3004">
                <text:p>0.3004</text:p>
              </table:table-cell>
            </table:table-row>
            <table:table-row>
              <table:table-cell office:value-type="string">
                <text:p>BABA</text:p>
              </table:table-cell>
              <table:table-cell office:value-type="float" office:value="0.1895">
                <text:p>0.1895</text:p>
              </table:table-cell>
              <table:table-cell office:value-type="float" office:value="0.3368">
                <text:p>0.3368</text:p>
              </table:table-cell>
              <table:table-cell office:value-type="float" office:value="0.474">
                <text:p>0.474</text:p>
              </table:table-cell>
              <table:table-cell office:value-type="float" office:value="0.5271">
                <text:p>0.5271</text:p>
              </table:table-cell>
            </table:table-row>
            <table:table-row>
              <table:table-cell office:value-type="string">
                <text:p>FB</text:p>
              </table:table-cell>
              <table:table-cell office:value-type="float" office:value="0.0373">
                <text:p>0.0373</text:p>
              </table:table-cell>
              <table:table-cell office:value-type="float" office:value="0.114">
                <text:p>0.114</text:p>
              </table:table-cell>
              <table:table-cell office:value-type="float" office:value="0.533">
                <text:p>0.533</text:p>
              </table:table-cell>
              <table:table-cell office:value-type="float" office:value="0.2123">
                <text:p>0.2123</text:p>
              </table:table-cell>
            </table:table-row>
            <table:table-row>
              <table:table-cell office:value-type="string">
                <text:p>GOOGL</text:p>
              </table:table-cell>
              <table:table-cell office:value-type="float" office:value="-0.0695">
                <text:p>-0.0695</text:p>
              </table:table-cell>
              <table:table-cell office:value-type="float" office:value="-0.1631">
                <text:p>-0.1631</text:p>
              </table:table-cell>
              <table:table-cell office:value-type="float" office:value="0.1696">
                <text:p>0.1696</text:p>
              </table:table-cell>
              <table:table-cell office:value-type="float" office:value="-0.0473">
                <text:p>-0.0473</text:p>
              </table:table-cell>
            </table:table-row>
            <table:table-row>
              <table:table-cell office:value-type="string">
                <text:p>YHOO</text:p>
              </table:table-cell>
              <table:table-cell office:value-type="float" office:value="0.2695">
                <text:p>0.2695</text:p>
              </table:table-cell>
              <table:table-cell office:value-type="float" office:value="0.005">
                <text:p>0.005</text:p>
              </table:table-cell>
              <table:table-cell office:value-type="float" office:value="0.193">
                <text:p>0.193</text:p>
              </table:table-cell>
              <table:table-cell office:value-type="float" office:value="-0.0907">
                <text:p>-0.0907</text:p>
              </table:table-cell>
            </table:table-row>
            <table:table-row>
              <table:table-cell office:value-type="string">
                <text:p>SPY</text:p>
              </table:table-cell>
              <table:table-cell office:value-type="float" office:value="-0.1095">
                <text:p>-0.1095</text:p>
              </table:table-cell>
              <table:table-cell office:value-type="float" office:value="0.2989">
                <text:p>0.2989</text:p>
              </table:table-cell>
              <table:table-cell office:value-type="float" office:value="-0.057">
                <text:p>-0.057</text:p>
              </table:table-cell>
              <table:table-cell office:value-type="float" office:value="-0.0079">
                <text:p>-0.0079</text:p>
              </table:table-cell>
            </table:table-row>
            <table:table-row>
              <table:table-cell office:value-type="string">
                <text:p>QQQ</text:p>
              </table:table-cell>
              <table:table-cell office:value-type="float" office:value="-0.3667">
                <text:p>-0.3667</text:p>
              </table:table-cell>
              <table:table-cell office:value-type="float" office:value="-0.0294">
                <text:p>-0.0294</text:p>
              </table:table-cell>
              <table:table-cell office:value-type="float" office:value="0.039">
                <text:p>0.039</text:p>
              </table:table-cell>
              <table:table-cell office:value-type="float" office:value="-0.0562">
                <text:p>-0.0562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0237">
                <text:p>0.0237</text:p>
              </table:table-cell>
              <table:table-cell office:value-type="float" office:value="0.054">
                <text:p>0.054</text:p>
              </table:table-cell>
              <table:table-cell office:value-type="float" office:value="0.2143">
                <text:p>0.2143</text:p>
              </table:table-cell>
              <table:table-cell office:value-type="float" office:value="0.0821">
                <text:p>0.0821</text:p>
              </table:table-cell>
            </table:table-row>
            <table:table-row>
              <table:table-cell office:value-type="string">
                <text:p>STD DEV</text:p>
              </table:table-cell>
              <table:table-cell office:value-type="float" office:value="0.2304">
                <text:p>0.2304</text:p>
              </table:table-cell>
              <table:table-cell office:value-type="float" office:value="0.1714">
                <text:p>0.1714</text:p>
              </table:table-cell>
              <table:table-cell office:value-type="float" office:value="0.1902">
                <text:p>0.1902</text:p>
              </table:table-cell>
              <table:table-cell office:value-type="float" office:value="0.2252">
                <text:p>0.2252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75cm" svg:height="6.081cm" xlink:href=".." xlink:type="simple" chart:class="chart:bar" chart:style-name="ch1">
        <chart:legend chart:legend-position="end" svg:x="14.54cm" svg:y="1.994cm" style:legend-expansion="high" chart:style-name="ch2"/>
        <chart:plot-area chart:style-name="ch3" table:cell-range-address="weighed_user_co.A50:weighed_user_co.E63" chart:data-source-has-labels="both" svg:x="0.335cm" svg:y="0.121cm" svg:width="13.87cm" svg:height="5.839cm">
          <chartooo:coordinate-region svg:x="1.168cm" svg:y="0.32cm" svg:width="13.037cm" svg:height="5.441cm"/>
          <chart:axis chart:dimension="x" chart:name="primary-x" chart:style-name="ch4" chartooo:axis-type="auto">
            <chartooo:date-scale/>
            <chart:categories table:cell-range-address="weighed_user_co.A51:weighed_user_co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eighed_user_co.B51:weighed_user_co.B63" chart:label-cell-address="weighed_user_co.B50:weighed_user_co.B50" chart:class="chart:bar">
            <chart:data-point chart:repeated="13"/>
          </chart:series>
          <chart:series chart:style-name="ch8" chart:values-cell-range-address="weighed_user_co.C51:weighed_user_co.C63" chart:label-cell-address="weighed_user_co.C50:weighed_user_co.C50" chart:class="chart:bar">
            <chart:data-point chart:repeated="13"/>
          </chart:series>
          <chart:series chart:style-name="ch9" chart:values-cell-range-address="weighed_user_co.D51:weighed_user_co.D63" chart:label-cell-address="weighed_user_co.D50:weighed_user_co.D50" chart:class="chart:bar">
            <chart:data-point chart:repeated="13"/>
          </chart:series>
          <chart:series chart:style-name="ch10" chart:values-cell-range-address="weighed_user_co.E51:weighed_user_co.E63" chart:label-cell-address="weighed_user_co.E50:weighed_user_co.E50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  <draw:g>
                  <svg:desc>weighed_user_co.B50:weighed_user_co.B50</svg:desc>
                </draw:g>
              </table:table-cell>
              <table:table-cell office:value-type="string">
                <text:p>CLOSE</text:p>
                <draw:g>
                  <svg:desc>weighed_user_co.C50:weighed_user_co.C50</svg:desc>
                </draw:g>
              </table:table-cell>
              <table:table-cell office:value-type="string">
                <text:p>VOLUME</text:p>
                <draw:g>
                  <svg:desc>weighed_user_co.D50:weighed_user_co.D50</svg:desc>
                </draw:g>
              </table:table-cell>
              <table:table-cell office:value-type="string">
                <text:p>SPREAD</text:p>
                <draw:g>
                  <svg:desc>weighed_user_co.E50:weighed_user_co.E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DJPY</text:p>
                <draw:g>
                  <svg:desc>weighed_user_co.A51:weighed_user_co.A63</svg:desc>
                </draw:g>
              </table:table-cell>
              <table:table-cell office:value-type="float" office:value="-0.0129">
                <text:p>-0.0129</text:p>
                <draw:g>
                  <svg:desc>weighed_user_co.B51:weighed_user_co.B63</svg:desc>
                </draw:g>
              </table:table-cell>
              <table:table-cell office:value-type="float" office:value="0">
                <text:p>0</text:p>
                <draw:g>
                  <svg:desc>weighed_user_co.C51:weighed_user_co.C63</svg:desc>
                </draw:g>
              </table:table-cell>
              <table:table-cell office:value-type="float" office:value="0">
                <text:p>0</text:p>
                <draw:g>
                  <svg:desc>weighed_user_co.D51:weighed_user_co.D63</svg:desc>
                </draw:g>
              </table:table-cell>
              <table:table-cell office:value-type="float" office:value="0">
                <text:p>0</text:p>
                <draw:g>
                  <svg:desc>weighed_user_co.E51:weighed_user_co.E63</svg:desc>
                </draw:g>
              </table:table-cell>
            </table:table-row>
            <table:table-row>
              <table:table-cell office:value-type="string">
                <text:p>EURUSD</text:p>
              </table:table-cell>
              <table:table-cell office:value-type="float" office:value="-0.0134">
                <text:p>-0.0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URGBP</text:p>
              </table:table-cell>
              <table:table-cell office:value-type="float" office:value="-0.0906">
                <text:p>-0.09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MZN</text:p>
              </table:table-cell>
              <table:table-cell office:value-type="float" office:value="0.0557">
                <text:p>0.0557</text:p>
              </table:table-cell>
              <table:table-cell office:value-type="float" office:value="0.1733">
                <text:p>0.1733</text:p>
              </table:table-cell>
              <table:table-cell office:value-type="float" office:value="0.2257">
                <text:p>0.2257</text:p>
              </table:table-cell>
              <table:table-cell office:value-type="float" office:value="0.0706">
                <text:p>0.0706</text:p>
              </table:table-cell>
            </table:table-row>
            <table:table-row>
              <table:table-cell office:value-type="string">
                <text:p>AAPL</text:p>
              </table:table-cell>
              <table:table-cell office:value-type="float" office:value="0.244">
                <text:p>0.244</text:p>
              </table:table-cell>
              <table:table-cell office:value-type="float" office:value="0.0824">
                <text:p>0.0824</text:p>
              </table:table-cell>
              <table:table-cell office:value-type="float" office:value="0.2026">
                <text:p>0.2026</text:p>
              </table:table-cell>
              <table:table-cell office:value-type="float" office:value="0.3109">
                <text:p>0.3109</text:p>
              </table:table-cell>
            </table:table-row>
            <table:table-row>
              <table:table-cell office:value-type="string">
                <text:p>BABA</text:p>
              </table:table-cell>
              <table:table-cell office:value-type="float" office:value="0.004">
                <text:p>0.004</text:p>
              </table:table-cell>
              <table:table-cell office:value-type="float" office:value="0.1535">
                <text:p>0.1535</text:p>
              </table:table-cell>
              <table:table-cell office:value-type="float" office:value="0.7705">
                <text:p>0.7705</text:p>
              </table:table-cell>
              <table:table-cell office:value-type="float" office:value="0.6509">
                <text:p>0.6509</text:p>
              </table:table-cell>
            </table:table-row>
            <table:table-row>
              <table:table-cell office:value-type="string">
                <text:p>FB</text:p>
              </table:table-cell>
              <table:table-cell office:value-type="float" office:value="0.341">
                <text:p>0.341</text:p>
              </table:table-cell>
              <table:table-cell office:value-type="float" office:value="0.0704">
                <text:p>0.0704</text:p>
              </table:table-cell>
              <table:table-cell office:value-type="float" office:value="0.667">
                <text:p>0.667</text:p>
              </table:table-cell>
              <table:table-cell office:value-type="float" office:value="0.4866">
                <text:p>0.4866</text:p>
              </table:table-cell>
            </table:table-row>
            <table:table-row>
              <table:table-cell office:value-type="string">
                <text:p>GOOGL</text:p>
              </table:table-cell>
              <table:table-cell office:value-type="float" office:value="0.2493">
                <text:p>0.2493</text:p>
              </table:table-cell>
              <table:table-cell office:value-type="float" office:value="-0.0391">
                <text:p>-0.0391</text:p>
              </table:table-cell>
              <table:table-cell office:value-type="float" office:value="0.26">
                <text:p>0.26</text:p>
              </table:table-cell>
              <table:table-cell office:value-type="float" office:value="0.0739">
                <text:p>0.0739</text:p>
              </table:table-cell>
            </table:table-row>
            <table:table-row>
              <table:table-cell office:value-type="string">
                <text:p>YHOO</text:p>
              </table:table-cell>
              <table:table-cell office:value-type="float" office:value="0.3177">
                <text:p>0.3177</text:p>
              </table:table-cell>
              <table:table-cell office:value-type="float" office:value="0.2507">
                <text:p>0.2507</text:p>
              </table:table-cell>
              <table:table-cell office:value-type="float" office:value="0.3657">
                <text:p>0.3657</text:p>
              </table:table-cell>
              <table:table-cell office:value-type="float" office:value="-0.0196">
                <text:p>-0.0196</text:p>
              </table:table-cell>
            </table:table-row>
            <table:table-row>
              <table:table-cell office:value-type="string">
                <text:p>SPY</text:p>
              </table:table-cell>
              <table:table-cell office:value-type="float" office:value="-0.2764">
                <text:p>-0.2764</text:p>
              </table:table-cell>
              <table:table-cell office:value-type="float" office:value="-0.2406">
                <text:p>-0.2406</text:p>
              </table:table-cell>
              <table:table-cell office:value-type="float" office:value="0.3662">
                <text:p>0.3662</text:p>
              </table:table-cell>
              <table:table-cell office:value-type="float" office:value="0.3521">
                <text:p>0.3521</text:p>
              </table:table-cell>
            </table:table-row>
            <table:table-row>
              <table:table-cell office:value-type="string">
                <text:p>QQQ</text:p>
              </table:table-cell>
              <table:table-cell office:value-type="float" office:value="-0.4548">
                <text:p>-0.4548</text:p>
              </table:table-cell>
              <table:table-cell office:value-type="float" office:value="-0.4896">
                <text:p>-0.4896</text:p>
              </table:table-cell>
              <table:table-cell office:value-type="float" office:value="0.3298">
                <text:p>0.3298</text:p>
              </table:table-cell>
              <table:table-cell office:value-type="float" office:value="0.427">
                <text:p>0.427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0601">
                <text:p>0.0601</text:p>
              </table:table-cell>
              <table:table-cell office:value-type="float" office:value="-0.0049">
                <text:p>-0.0049</text:p>
              </table:table-cell>
              <table:table-cell office:value-type="float" office:value="0.3984">
                <text:p>0.3984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STD DEV</text:p>
              </table:table-cell>
              <table:table-cell office:value-type="float" office:value="0.273">
                <text:p>0.273</text:p>
              </table:table-cell>
              <table:table-cell office:value-type="float" office:value="0.2311">
                <text:p>0.2311</text:p>
              </table:table-cell>
              <table:table-cell office:value-type="float" office:value="0.1952">
                <text:p>0.1952</text:p>
              </table:table-cell>
              <table:table-cell office:value-type="float" office:value="0.2187">
                <text:p>0.2187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7.635cm" svg:height="6.201cm" xlink:href=".." xlink:type="simple" chart:class="chart:bar" chart:style-name="ch1">
        <chart:legend chart:legend-position="end" svg:x="15.425cm" svg:y="2.054cm" style:legend-expansion="high" chart:style-name="ch2"/>
        <chart:plot-area chart:style-name="ch3" table:cell-range-address="weighed_user_co.A66:weighed_user_co.E79" chart:data-source-has-labels="both" svg:x="0.352cm" svg:y="0.124cm" svg:width="14.721cm" svg:height="5.953cm">
          <chartooo:coordinate-region svg:x="1.185cm" svg:y="0.323cm" svg:width="13.888cm" svg:height="5.555cm"/>
          <chart:axis chart:dimension="x" chart:name="primary-x" chart:style-name="ch4" chartooo:axis-type="auto">
            <chartooo:date-scale/>
            <chart:categories table:cell-range-address="weighed_user_co.A67:weighed_user_co.A7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eighed_user_co.B67:weighed_user_co.B79" chart:label-cell-address="weighed_user_co.B66:weighed_user_co.B66" chart:class="chart:bar">
            <chart:data-point chart:repeated="13"/>
          </chart:series>
          <chart:series chart:style-name="ch8" chart:values-cell-range-address="weighed_user_co.C67:weighed_user_co.C79" chart:label-cell-address="weighed_user_co.C66:weighed_user_co.C66" chart:class="chart:bar">
            <chart:data-point chart:repeated="13"/>
          </chart:series>
          <chart:series chart:style-name="ch9" chart:values-cell-range-address="weighed_user_co.D67:weighed_user_co.D79" chart:label-cell-address="weighed_user_co.D66:weighed_user_co.D66" chart:class="chart:bar">
            <chart:data-point chart:repeated="13"/>
          </chart:series>
          <chart:series chart:style-name="ch10" chart:values-cell-range-address="weighed_user_co.E67:weighed_user_co.E79" chart:label-cell-address="weighed_user_co.E66:weighed_user_co.E66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  <draw:g>
                  <svg:desc>weighed_user_co.B66:weighed_user_co.B66</svg:desc>
                </draw:g>
              </table:table-cell>
              <table:table-cell office:value-type="string">
                <text:p>CLOSE</text:p>
                <draw:g>
                  <svg:desc>weighed_user_co.C66:weighed_user_co.C66</svg:desc>
                </draw:g>
              </table:table-cell>
              <table:table-cell office:value-type="string">
                <text:p>VOLUME</text:p>
                <draw:g>
                  <svg:desc>weighed_user_co.D66:weighed_user_co.D66</svg:desc>
                </draw:g>
              </table:table-cell>
              <table:table-cell office:value-type="string">
                <text:p>SPREAD</text:p>
                <draw:g>
                  <svg:desc>weighed_user_co.E66:weighed_user_co.E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DJPY</text:p>
                <draw:g>
                  <svg:desc>weighed_user_co.A67:weighed_user_co.A79</svg:desc>
                </draw:g>
              </table:table-cell>
              <table:table-cell office:value-type="float" office:value="0.1021">
                <text:p>0.1021</text:p>
                <draw:g>
                  <svg:desc>weighed_user_co.B67:weighed_user_co.B79</svg:desc>
                </draw:g>
              </table:table-cell>
              <table:table-cell office:value-type="float" office:value="0">
                <text:p>0</text:p>
                <draw:g>
                  <svg:desc>weighed_user_co.C67:weighed_user_co.C79</svg:desc>
                </draw:g>
              </table:table-cell>
              <table:table-cell office:value-type="float" office:value="0">
                <text:p>0</text:p>
                <draw:g>
                  <svg:desc>weighed_user_co.D67:weighed_user_co.D79</svg:desc>
                </draw:g>
              </table:table-cell>
              <table:table-cell office:value-type="float" office:value="0">
                <text:p>0</text:p>
                <draw:g>
                  <svg:desc>weighed_user_co.E67:weighed_user_co.E79</svg:desc>
                </draw:g>
              </table:table-cell>
            </table:table-row>
            <table:table-row>
              <table:table-cell office:value-type="string">
                <text:p>EURUSD</text:p>
              </table:table-cell>
              <table:table-cell office:value-type="float" office:value="0.2276">
                <text:p>0.2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URGBP</text:p>
              </table:table-cell>
              <table:table-cell office:value-type="float" office:value="-0.1615">
                <text:p>-0.1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MZN</text:p>
              </table:table-cell>
              <table:table-cell office:value-type="float" office:value="-0.0201">
                <text:p>-0.0201</text:p>
              </table:table-cell>
              <table:table-cell office:value-type="float" office:value="0.1087">
                <text:p>0.1087</text:p>
              </table:table-cell>
              <table:table-cell office:value-type="float" office:value="-0.318">
                <text:p>-0.318</text:p>
              </table:table-cell>
              <table:table-cell office:value-type="float" office:value="-0.0495">
                <text:p>-0.0495</text:p>
              </table:table-cell>
            </table:table-row>
            <table:table-row>
              <table:table-cell office:value-type="string">
                <text:p>AAPL</text:p>
              </table:table-cell>
              <table:table-cell office:value-type="float" office:value="-0.0858">
                <text:p>-0.0858</text:p>
              </table:table-cell>
              <table:table-cell office:value-type="float" office:value="0.1514">
                <text:p>0.1514</text:p>
              </table:table-cell>
              <table:table-cell office:value-type="float" office:value="0.3173">
                <text:p>0.3173</text:p>
              </table:table-cell>
              <table:table-cell office:value-type="float" office:value="0.2629">
                <text:p>0.2629</text:p>
              </table:table-cell>
            </table:table-row>
            <table:table-row>
              <table:table-cell office:value-type="string">
                <text:p>BABA</text:p>
              </table:table-cell>
              <table:table-cell office:value-type="float" office:value="-0.0337">
                <text:p>-0.0337</text:p>
              </table:table-cell>
              <table:table-cell office:value-type="float" office:value="0.1508">
                <text:p>0.1508</text:p>
              </table:table-cell>
              <table:table-cell office:value-type="float" office:value="0.3045">
                <text:p>0.3045</text:p>
              </table:table-cell>
              <table:table-cell office:value-type="float" office:value="0.3086">
                <text:p>0.3086</text:p>
              </table:table-cell>
            </table:table-row>
            <table:table-row>
              <table:table-cell office:value-type="string">
                <text:p>FB</text:p>
              </table:table-cell>
              <table:table-cell office:value-type="float" office:value="0.3085">
                <text:p>0.3085</text:p>
              </table:table-cell>
              <table:table-cell office:value-type="float" office:value="0.3792">
                <text:p>0.3792</text:p>
              </table:table-cell>
              <table:table-cell office:value-type="float" office:value="0.5733">
                <text:p>0.5733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string">
                <text:p>GOOGL</text:p>
              </table:table-cell>
              <table:table-cell office:value-type="float" office:value="0.1362">
                <text:p>0.1362</text:p>
              </table:table-cell>
              <table:table-cell office:value-type="float" office:value="0.213">
                <text:p>0.213</text:p>
              </table:table-cell>
              <table:table-cell office:value-type="float" office:value="-0.196">
                <text:p>-0.196</text:p>
              </table:table-cell>
              <table:table-cell office:value-type="float" office:value="0.0435">
                <text:p>0.0435</text:p>
              </table:table-cell>
            </table:table-row>
            <table:table-row>
              <table:table-cell office:value-type="string">
                <text:p>YHOO</text:p>
              </table:table-cell>
              <table:table-cell office:value-type="float" office:value="-0.0921">
                <text:p>-0.0921</text:p>
              </table:table-cell>
              <table:table-cell office:value-type="float" office:value="0.2544">
                <text:p>0.2544</text:p>
              </table:table-cell>
              <table:table-cell office:value-type="float" office:value="0.2422">
                <text:p>0.2422</text:p>
              </table:table-cell>
              <table:table-cell office:value-type="float" office:value="0.1436">
                <text:p>0.1436</text:p>
              </table:table-cell>
            </table:table-row>
            <table:table-row>
              <table:table-cell office:value-type="string">
                <text:p>SPY</text:p>
              </table:table-cell>
              <table:table-cell office:value-type="float" office:value="-0.0389">
                <text:p>-0.0389</text:p>
              </table:table-cell>
              <table:table-cell office:value-type="float" office:value="-0.0988">
                <text:p>-0.0988</text:p>
              </table:table-cell>
              <table:table-cell office:value-type="float" office:value="-0.0826">
                <text:p>-0.0826</text:p>
              </table:table-cell>
              <table:table-cell office:value-type="float" office:value="0.0061">
                <text:p>0.0061</text:p>
              </table:table-cell>
            </table:table-row>
            <table:table-row>
              <table:table-cell office:value-type="string">
                <text:p>QQQ</text:p>
              </table:table-cell>
              <table:table-cell office:value-type="float" office:value="-0.1844">
                <text:p>-0.1844</text:p>
              </table:table-cell>
              <table:table-cell office:value-type="float" office:value="-0.5104">
                <text:p>-0.5104</text:p>
              </table:table-cell>
              <table:table-cell office:value-type="float" office:value="0.0362">
                <text:p>0.0362</text:p>
              </table:table-cell>
              <table:table-cell office:value-type="float" office:value="0.1009">
                <text:p>0.1009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-0.0013">
                <text:p>-0.0013</text:p>
              </table:table-cell>
              <table:table-cell office:value-type="float" office:value="0.081">
                <text:p>0.081</text:p>
              </table:table-cell>
              <table:table-cell office:value-type="float" office:value="0.1096">
                <text:p>0.1096</text:p>
              </table:table-cell>
              <table:table-cell office:value-type="float" office:value="0.1465">
                <text:p>0.1465</text:p>
              </table:table-cell>
            </table:table-row>
            <table:table-row>
              <table:table-cell office:value-type="string">
                <text:p>STD DEV</text:p>
              </table:table-cell>
              <table:table-cell office:value-type="float" office:value="0.1443">
                <text:p>0.1443</text:p>
              </table:table-cell>
              <table:table-cell office:value-type="float" office:value="0.2572">
                <text:p>0.2572</text:p>
              </table:table-cell>
              <table:table-cell office:value-type="float" office:value="0.2811">
                <text:p>0.2811</text:p>
              </table:table-cell>
              <table:table-cell office:value-type="float" office:value="0.139">
                <text:p>0.139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7.056cm" svg:height="5.931cm" xlink:href=".." xlink:type="simple" chart:class="chart:bar" chart:style-name="ch1">
        <chart:legend chart:legend-position="end" svg:x="14.846cm" svg:y="1.919cm" style:legend-expansion="high" chart:style-name="ch2"/>
        <chart:plot-area chart:style-name="ch3" table:cell-range-address="weighed_user_co.A82:weighed_user_co.E95" chart:data-source-has-labels="both" svg:x="0.341cm" svg:y="0.118cm" svg:width="14.164cm" svg:height="5.695cm">
          <chartooo:coordinate-region svg:x="1.174cm" svg:y="0.317cm" svg:width="13.331cm" svg:height="5.297cm"/>
          <chart:axis chart:dimension="x" chart:name="primary-x" chart:style-name="ch4" chartooo:axis-type="auto">
            <chartooo:date-scale/>
            <chart:categories table:cell-range-address="weighed_user_co.A83:weighed_user_co.A9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eighed_user_co.B83:weighed_user_co.B95" chart:label-cell-address="weighed_user_co.B82:weighed_user_co.B82" chart:class="chart:bar">
            <chart:data-point chart:repeated="13"/>
          </chart:series>
          <chart:series chart:style-name="ch8" chart:values-cell-range-address="weighed_user_co.C83:weighed_user_co.C95" chart:label-cell-address="weighed_user_co.C82:weighed_user_co.C82" chart:class="chart:bar">
            <chart:data-point chart:repeated="13"/>
          </chart:series>
          <chart:series chart:style-name="ch9" chart:values-cell-range-address="weighed_user_co.D83:weighed_user_co.D95" chart:label-cell-address="weighed_user_co.D82:weighed_user_co.D82" chart:class="chart:bar">
            <chart:data-point chart:repeated="13"/>
          </chart:series>
          <chart:series chart:style-name="ch10" chart:values-cell-range-address="weighed_user_co.E83:weighed_user_co.E95" chart:label-cell-address="weighed_user_co.E82:weighed_user_co.E82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  <draw:g>
                  <svg:desc>weighed_user_co.B82:weighed_user_co.B82</svg:desc>
                </draw:g>
              </table:table-cell>
              <table:table-cell office:value-type="string">
                <text:p>CLOSE</text:p>
                <draw:g>
                  <svg:desc>weighed_user_co.C82:weighed_user_co.C82</svg:desc>
                </draw:g>
              </table:table-cell>
              <table:table-cell office:value-type="string">
                <text:p>VOLUME</text:p>
                <draw:g>
                  <svg:desc>weighed_user_co.D82:weighed_user_co.D82</svg:desc>
                </draw:g>
              </table:table-cell>
              <table:table-cell office:value-type="string">
                <text:p>SPREAD</text:p>
                <draw:g>
                  <svg:desc>weighed_user_co.E82:weighed_user_co.E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DJPY</text:p>
                <draw:g>
                  <svg:desc>weighed_user_co.A83:weighed_user_co.A95</svg:desc>
                </draw:g>
              </table:table-cell>
              <table:table-cell office:value-type="float" office:value="0.429">
                <text:p>0.429</text:p>
                <draw:g>
                  <svg:desc>weighed_user_co.B83:weighed_user_co.B95</svg:desc>
                </draw:g>
              </table:table-cell>
              <table:table-cell office:value-type="float" office:value="0">
                <text:p>0</text:p>
                <draw:g>
                  <svg:desc>weighed_user_co.C83:weighed_user_co.C95</svg:desc>
                </draw:g>
              </table:table-cell>
              <table:table-cell office:value-type="float" office:value="0">
                <text:p>0</text:p>
                <draw:g>
                  <svg:desc>weighed_user_co.D83:weighed_user_co.D95</svg:desc>
                </draw:g>
              </table:table-cell>
              <table:table-cell office:value-type="float" office:value="0">
                <text:p>0</text:p>
                <draw:g>
                  <svg:desc>weighed_user_co.E83:weighed_user_co.E95</svg:desc>
                </draw:g>
              </table:table-cell>
            </table:table-row>
            <table:table-row>
              <table:table-cell office:value-type="string">
                <text:p>EURUSD</text:p>
              </table:table-cell>
              <table:table-cell office:value-type="float" office:value="0.1612">
                <text:p>0.1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URGBP</text:p>
              </table:table-cell>
              <table:table-cell office:value-type="float" office:value="0.0875">
                <text:p>0.0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MZN</text:p>
              </table:table-cell>
              <table:table-cell office:value-type="float" office:value="0.0866">
                <text:p>0.0866</text:p>
              </table:table-cell>
              <table:table-cell office:value-type="float" office:value="-0.0427">
                <text:p>-0.0427</text:p>
              </table:table-cell>
              <table:table-cell office:value-type="float" office:value="-0.1147">
                <text:p>-0.1147</text:p>
              </table:table-cell>
              <table:table-cell office:value-type="float" office:value="-0.1433">
                <text:p>-0.1433</text:p>
              </table:table-cell>
            </table:table-row>
            <table:table-row>
              <table:table-cell office:value-type="string">
                <text:p>AAPL</text:p>
              </table:table-cell>
              <table:table-cell office:value-type="float" office:value="0.2008">
                <text:p>0.2008</text:p>
              </table:table-cell>
              <table:table-cell office:value-type="float" office:value="-0.17">
                <text:p>-0.17</text:p>
              </table:table-cell>
              <table:table-cell office:value-type="float" office:value="-0.1153">
                <text:p>-0.1153</text:p>
              </table:table-cell>
              <table:table-cell office:value-type="float" office:value="-0.2585">
                <text:p>-0.2585</text:p>
              </table:table-cell>
            </table:table-row>
            <table:table-row>
              <table:table-cell office:value-type="string">
                <text:p>BABA</text:p>
              </table:table-cell>
              <table:table-cell office:value-type="float" office:value="-0.1938">
                <text:p>-0.1938</text:p>
              </table:table-cell>
              <table:table-cell office:value-type="float" office:value="0.1235">
                <text:p>0.1235</text:p>
              </table:table-cell>
              <table:table-cell office:value-type="float" office:value="0.0095">
                <text:p>0.0095</text:p>
              </table:table-cell>
              <table:table-cell office:value-type="float" office:value="0.1083">
                <text:p>0.1083</text:p>
              </table:table-cell>
            </table:table-row>
            <table:table-row>
              <table:table-cell office:value-type="string">
                <text:p>FB</text:p>
              </table:table-cell>
              <table:table-cell office:value-type="float" office:value="0.3467">
                <text:p>0.3467</text:p>
              </table:table-cell>
              <table:table-cell office:value-type="float" office:value="0.3757">
                <text:p>0.3757</text:p>
              </table:table-cell>
              <table:table-cell office:value-type="float" office:value="0.3891">
                <text:p>0.3891</text:p>
              </table:table-cell>
              <table:table-cell office:value-type="float" office:value="0.1301">
                <text:p>0.1301</text:p>
              </table:table-cell>
            </table:table-row>
            <table:table-row>
              <table:table-cell office:value-type="string">
                <text:p>GOOGL</text:p>
              </table:table-cell>
              <table:table-cell office:value-type="float" office:value="-0.1745">
                <text:p>-0.1745</text:p>
              </table:table-cell>
              <table:table-cell office:value-type="float" office:value="0.0624">
                <text:p>0.0624</text:p>
              </table:table-cell>
              <table:table-cell office:value-type="float" office:value="-0.0378">
                <text:p>-0.0378</text:p>
              </table:table-cell>
              <table:table-cell office:value-type="float" office:value="-0.1481">
                <text:p>-0.1481</text:p>
              </table:table-cell>
            </table:table-row>
            <table:table-row>
              <table:table-cell office:value-type="string">
                <text:p>YHOO</text:p>
              </table:table-cell>
              <table:table-cell office:value-type="float" office:value="0.0099">
                <text:p>0.0099</text:p>
              </table:table-cell>
              <table:table-cell office:value-type="float" office:value="-0.0228">
                <text:p>-0.0228</text:p>
              </table:table-cell>
              <table:table-cell office:value-type="float" office:value="-0.3141">
                <text:p>-0.3141</text:p>
              </table:table-cell>
              <table:table-cell office:value-type="float" office:value="-0.2147">
                <text:p>-0.2147</text:p>
              </table:table-cell>
            </table:table-row>
            <table:table-row>
              <table:table-cell office:value-type="string">
                <text:p>SPY</text:p>
              </table:table-cell>
              <table:table-cell office:value-type="float" office:value="-0.2212">
                <text:p>-0.2212</text:p>
              </table:table-cell>
              <table:table-cell office:value-type="float" office:value="-0.0972">
                <text:p>-0.0972</text:p>
              </table:table-cell>
              <table:table-cell office:value-type="float" office:value="-0.0538">
                <text:p>-0.0538</text:p>
              </table:table-cell>
              <table:table-cell office:value-type="float" office:value="-0.1661">
                <text:p>-0.1661</text:p>
              </table:table-cell>
            </table:table-row>
            <table:table-row>
              <table:table-cell office:value-type="string">
                <text:p>QQQ</text:p>
              </table:table-cell>
              <table:table-cell office:value-type="float" office:value="0.0379">
                <text:p>0.0379</text:p>
              </table:table-cell>
              <table:table-cell office:value-type="float" office:value="-0.114">
                <text:p>-0.114</text:p>
              </table:table-cell>
              <table:table-cell office:value-type="float" office:value="-0.1657">
                <text:p>-0.1657</text:p>
              </table:table-cell>
              <table:table-cell office:value-type="float" office:value="-0.2167">
                <text:p>-0.2167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0116">
                <text:p>0.0116</text:p>
              </table:table-cell>
              <table:table-cell office:value-type="float" office:value="0.0144">
                <text:p>0.0144</text:p>
              </table:table-cell>
              <table:table-cell office:value-type="float" office:value="-0.0503">
                <text:p>-0.0503</text:p>
              </table:table-cell>
              <table:table-cell office:value-type="float" office:value="-0.1136">
                <text:p>-0.1136</text:p>
              </table:table-cell>
            </table:table-row>
            <table:table-row>
              <table:table-cell office:value-type="string">
                <text:p>STD DEV</text:p>
              </table:table-cell>
              <table:table-cell office:value-type="float" office:value="0.1889">
                <text:p>0.1889</text:p>
              </table:table-cell>
              <table:table-cell office:value-type="float" office:value="0.1629">
                <text:p>0.1629</text:p>
              </table:table-cell>
              <table:table-cell office:value-type="float" office:value="0.1898">
                <text:p>0.1898</text:p>
              </table:table-cell>
              <table:table-cell office:value-type="float" office:value="0.1393">
                <text:p>0.1393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842cm" svg:height="5.78cm" xlink:href=".." xlink:type="simple" chart:class="chart:bar" chart:style-name="ch1">
        <chart:legend chart:legend-position="end" svg:x="14.632cm" svg:y="1.844cm" style:legend-expansion="high" chart:style-name="ch2"/>
        <chart:plot-area chart:style-name="ch3" table:cell-range-address="weighed_user_co.A98:weighed_user_co.E111" chart:data-source-has-labels="both" svg:x="0.336cm" svg:y="0.115cm" svg:width="13.96cm" svg:height="5.55cm">
          <chartooo:coordinate-region svg:x="1.169cm" svg:y="0.314cm" svg:width="13.127cm" svg:height="5.152cm"/>
          <chart:axis chart:dimension="x" chart:name="primary-x" chart:style-name="ch4" chartooo:axis-type="auto">
            <chartooo:date-scale/>
            <chart:categories table:cell-range-address="weighed_user_co.A99:weighed_user_co.A1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eighed_user_co.B99:weighed_user_co.B111" chart:label-cell-address="weighed_user_co.B98:weighed_user_co.B98" chart:class="chart:bar">
            <chart:data-point chart:repeated="13"/>
          </chart:series>
          <chart:series chart:style-name="ch8" chart:values-cell-range-address="weighed_user_co.C99:weighed_user_co.C111" chart:label-cell-address="weighed_user_co.C98:weighed_user_co.C98" chart:class="chart:bar">
            <chart:data-point chart:repeated="13"/>
          </chart:series>
          <chart:series chart:style-name="ch9" chart:values-cell-range-address="weighed_user_co.D99:weighed_user_co.D111" chart:label-cell-address="weighed_user_co.D98:weighed_user_co.D98" chart:class="chart:bar">
            <chart:data-point chart:repeated="13"/>
          </chart:series>
          <chart:series chart:style-name="ch10" chart:values-cell-range-address="weighed_user_co.E99:weighed_user_co.E111" chart:label-cell-address="weighed_user_co.E98:weighed_user_co.E98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  <draw:g>
                  <svg:desc>weighed_user_co.B98:weighed_user_co.B98</svg:desc>
                </draw:g>
              </table:table-cell>
              <table:table-cell office:value-type="string">
                <text:p>CLOSE</text:p>
                <draw:g>
                  <svg:desc>weighed_user_co.C98:weighed_user_co.C98</svg:desc>
                </draw:g>
              </table:table-cell>
              <table:table-cell office:value-type="string">
                <text:p>VOLUME</text:p>
                <draw:g>
                  <svg:desc>weighed_user_co.D98:weighed_user_co.D98</svg:desc>
                </draw:g>
              </table:table-cell>
              <table:table-cell office:value-type="string">
                <text:p>SPREAD</text:p>
                <draw:g>
                  <svg:desc>weighed_user_co.E98:weighed_user_co.E9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DJPY</text:p>
                <draw:g>
                  <svg:desc>weighed_user_co.A99:weighed_user_co.A111</svg:desc>
                </draw:g>
              </table:table-cell>
              <table:table-cell office:value-type="float" office:value="-0.0562">
                <text:p>-0.0562</text:p>
                <draw:g>
                  <svg:desc>weighed_user_co.B99:weighed_user_co.B111</svg:desc>
                </draw:g>
              </table:table-cell>
              <table:table-cell office:value-type="float" office:value="0">
                <text:p>0</text:p>
                <draw:g>
                  <svg:desc>weighed_user_co.C99:weighed_user_co.C111</svg:desc>
                </draw:g>
              </table:table-cell>
              <table:table-cell office:value-type="float" office:value="0">
                <text:p>0</text:p>
                <draw:g>
                  <svg:desc>weighed_user_co.D99:weighed_user_co.D111</svg:desc>
                </draw:g>
              </table:table-cell>
              <table:table-cell office:value-type="float" office:value="0">
                <text:p>0</text:p>
                <draw:g>
                  <svg:desc>weighed_user_co.E99:weighed_user_co.E111</svg:desc>
                </draw:g>
              </table:table-cell>
            </table:table-row>
            <table:table-row>
              <table:table-cell office:value-type="string">
                <text:p>EURUSD</text:p>
              </table:table-cell>
              <table:table-cell office:value-type="float" office:value="0.1065">
                <text:p>0.1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URGBP</text:p>
              </table:table-cell>
              <table:table-cell office:value-type="float" office:value="-0.1485">
                <text:p>-0.1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MZN</text:p>
              </table:table-cell>
              <table:table-cell office:value-type="float" office:value="-0.0251">
                <text:p>-0.0251</text:p>
              </table:table-cell>
              <table:table-cell office:value-type="float" office:value="0.0423">
                <text:p>0.0423</text:p>
              </table:table-cell>
              <table:table-cell office:value-type="float" office:value="-0.0216">
                <text:p>-0.0216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AAPL</text:p>
              </table:table-cell>
              <table:table-cell office:value-type="float" office:value="-0.0015">
                <text:p>-0.0015</text:p>
              </table:table-cell>
              <table:table-cell office:value-type="float" office:value="0.052">
                <text:p>0.052</text:p>
              </table:table-cell>
              <table:table-cell office:value-type="float" office:value="-0.2269">
                <text:p>-0.2269</text:p>
              </table:table-cell>
              <table:table-cell office:value-type="float" office:value="-0.2354">
                <text:p>-0.2354</text:p>
              </table:table-cell>
            </table:table-row>
            <table:table-row>
              <table:table-cell office:value-type="string">
                <text:p>BABA</text:p>
              </table:table-cell>
              <table:table-cell office:value-type="float" office:value="-0.1356">
                <text:p>-0.1356</text:p>
              </table:table-cell>
              <table:table-cell office:value-type="float" office:value="-0.1317">
                <text:p>-0.1317</text:p>
              </table:table-cell>
              <table:table-cell office:value-type="float" office:value="-0.2149">
                <text:p>-0.2149</text:p>
              </table:table-cell>
              <table:table-cell office:value-type="float" office:value="-0.129">
                <text:p>-0.129</text:p>
              </table:table-cell>
            </table:table-row>
            <table:table-row>
              <table:table-cell office:value-type="string">
                <text:p>FB</text:p>
              </table:table-cell>
              <table:table-cell office:value-type="float" office:value="0.3104">
                <text:p>0.3104</text:p>
              </table:table-cell>
              <table:table-cell office:value-type="float" office:value="0.3902">
                <text:p>0.3902</text:p>
              </table:table-cell>
              <table:table-cell office:value-type="float" office:value="0.5143">
                <text:p>0.5143</text:p>
              </table:table-cell>
              <table:table-cell office:value-type="float" office:value="0.1398">
                <text:p>0.1398</text:p>
              </table:table-cell>
            </table:table-row>
            <table:table-row>
              <table:table-cell office:value-type="string">
                <text:p>GOOGL</text:p>
              </table:table-cell>
              <table:table-cell office:value-type="float" office:value="-0.1379">
                <text:p>-0.1379</text:p>
              </table:table-cell>
              <table:table-cell office:value-type="float" office:value="-0.0968">
                <text:p>-0.0968</text:p>
              </table:table-cell>
              <table:table-cell office:value-type="float" office:value="-0.0133">
                <text:p>-0.0133</text:p>
              </table:table-cell>
              <table:table-cell office:value-type="float" office:value="-0.0568">
                <text:p>-0.0568</text:p>
              </table:table-cell>
            </table:table-row>
            <table:table-row>
              <table:table-cell office:value-type="string">
                <text:p>YHOO</text:p>
              </table:table-cell>
              <table:table-cell office:value-type="float" office:value="-0.082">
                <text:p>-0.082</text:p>
              </table:table-cell>
              <table:table-cell office:value-type="float" office:value="0.0487">
                <text:p>0.0487</text:p>
              </table:table-cell>
              <table:table-cell office:value-type="float" office:value="-0.2452">
                <text:p>-0.2452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SPY</text:p>
              </table:table-cell>
              <table:table-cell office:value-type="float" office:value="-0.1873">
                <text:p>-0.1873</text:p>
              </table:table-cell>
              <table:table-cell office:value-type="float" office:value="-0.0729">
                <text:p>-0.0729</text:p>
              </table:table-cell>
              <table:table-cell office:value-type="float" office:value="0.1447">
                <text:p>0.1447</text:p>
              </table:table-cell>
              <table:table-cell office:value-type="float" office:value="-0.1069">
                <text:p>-0.1069</text:p>
              </table:table-cell>
            </table:table-row>
            <table:table-row>
              <table:table-cell office:value-type="string">
                <text:p>QQQ</text:p>
              </table:table-cell>
              <table:table-cell office:value-type="float" office:value="0.0237">
                <text:p>0.0237</text:p>
              </table:table-cell>
              <table:table-cell office:value-type="float" office:value="-0.0243">
                <text:p>-0.0243</text:p>
              </table:table-cell>
              <table:table-cell office:value-type="float" office:value="0.0467">
                <text:p>0.0467</text:p>
              </table:table-cell>
              <table:table-cell office:value-type="float" office:value="-0.2922">
                <text:p>-0.2922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-0.0294">
                <text:p>-0.0294</text:p>
              </table:table-cell>
              <table:table-cell office:value-type="float" office:value="0.0259">
                <text:p>0.0259</text:p>
              </table:table-cell>
              <table:table-cell office:value-type="float" office:value="-0.002">
                <text:p>-0.002</text:p>
              </table:table-cell>
              <table:table-cell office:value-type="float" office:value="-0.0855">
                <text:p>-0.0855</text:p>
              </table:table-cell>
            </table:table-row>
            <table:table-row>
              <table:table-cell office:value-type="string">
                <text:p>STD DEV</text:p>
              </table:table-cell>
              <table:table-cell office:value-type="float" office:value="0.1457">
                <text:p>0.1457</text:p>
              </table:table-cell>
              <table:table-cell office:value-type="float" office:value="0.1526">
                <text:p>0.1526</text:p>
              </table:table-cell>
              <table:table-cell office:value-type="float" office:value="0.2361">
                <text:p>0.2361</text:p>
              </table:table-cell>
              <table:table-cell office:value-type="float" office:value="0.129">
                <text:p>0.129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7.348cm" svg:height="6.107cm" xlink:href=".." xlink:type="simple" chart:class="chart:bar" chart:style-name="ch1">
        <chart:legend chart:legend-position="end" svg:x="15.138cm" svg:y="2.007cm" style:legend-expansion="high" chart:style-name="ch2"/>
        <chart:plot-area chart:style-name="ch3" table:cell-range-address="weighed_user_co.A113:weighed_user_co.E120" chart:data-source-has-labels="both" svg:x="0.346cm" svg:y="0.122cm" svg:width="14.446cm" svg:height="5.863cm">
          <chartooo:coordinate-region svg:x="1.179cm" svg:y="0.321cm" svg:width="13.613cm" svg:height="5.465cm"/>
          <chart:axis chart:dimension="x" chart:name="primary-x" chart:style-name="ch4" chartooo:axis-type="auto">
            <chartooo:date-scale/>
            <chart:categories table:cell-range-address="weighed_user_co.A114:weighed_user_co.A1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eighed_user_co.B114:weighed_user_co.B120" chart:label-cell-address="weighed_user_co.B113:weighed_user_co.B113" chart:class="chart:bar">
            <chart:data-point chart:repeated="7"/>
          </chart:series>
          <chart:series chart:style-name="ch8" chart:values-cell-range-address="weighed_user_co.C114:weighed_user_co.C120" chart:label-cell-address="weighed_user_co.C113:weighed_user_co.C113" chart:class="chart:bar">
            <chart:data-point chart:repeated="7"/>
          </chart:series>
          <chart:series chart:style-name="ch9" chart:values-cell-range-address="weighed_user_co.D114:weighed_user_co.D120" chart:label-cell-address="weighed_user_co.D113:weighed_user_co.D113" chart:class="chart:bar">
            <chart:data-point chart:repeated="7"/>
          </chart:series>
          <chart:series chart:style-name="ch10" chart:values-cell-range-address="weighed_user_co.E114:weighed_user_co.E120" chart:label-cell-address="weighed_user_co.E113:weighed_user_co.E113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  <draw:g>
                  <svg:desc>weighed_user_co.B113:weighed_user_co.B113</svg:desc>
                </draw:g>
              </table:table-cell>
              <table:table-cell office:value-type="string">
                <text:p>CLOSE</text:p>
                <draw:g>
                  <svg:desc>weighed_user_co.C113:weighed_user_co.C113</svg:desc>
                </draw:g>
              </table:table-cell>
              <table:table-cell office:value-type="string">
                <text:p>VOLUME</text:p>
                <draw:g>
                  <svg:desc>weighed_user_co.D113:weighed_user_co.D113</svg:desc>
                </draw:g>
              </table:table-cell>
              <table:table-cell office:value-type="string">
                <text:p>SPREAD</text:p>
                <draw:g>
                  <svg:desc>weighed_user_co.E113:weighed_user_co.E1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g -3</text:p>
                <draw:g>
                  <svg:desc>weighed_user_co.A114:weighed_user_co.A120</svg:desc>
                </draw:g>
              </table:table-cell>
              <table:table-cell office:value-type="float" office:value="-0.0041">
                <text:p>-0.0041</text:p>
                <draw:g>
                  <svg:desc>weighed_user_co.B114:weighed_user_co.B120</svg:desc>
                </draw:g>
              </table:table-cell>
              <table:table-cell office:value-type="float" office:value="-0.0354">
                <text:p>-0.0354</text:p>
                <draw:g>
                  <svg:desc>weighed_user_co.C114:weighed_user_co.C120</svg:desc>
                </draw:g>
              </table:table-cell>
              <table:table-cell office:value-type="float" office:value="-0.0807">
                <text:p>-0.0807</text:p>
                <draw:g>
                  <svg:desc>weighed_user_co.D114:weighed_user_co.D120</svg:desc>
                </draw:g>
              </table:table-cell>
              <table:table-cell office:value-type="float" office:value="-0.0096">
                <text:p>-0.0096</text:p>
                <draw:g>
                  <svg:desc>weighed_user_co.E114:weighed_user_co.E120</svg:desc>
                </draw:g>
              </table:table-cell>
            </table:table-row>
            <table:table-row>
              <table:table-cell office:value-type="string">
                <text:p>Lag -2</text:p>
              </table:table-cell>
              <table:table-cell office:value-type="float" office:value="0.0228">
                <text:p>0.0228</text:p>
              </table:table-cell>
              <table:table-cell office:value-type="float" office:value="0.0048">
                <text:p>0.0048</text:p>
              </table:table-cell>
              <table:table-cell office:value-type="float" office:value="-0.0284">
                <text:p>-0.0284</text:p>
              </table:table-cell>
              <table:table-cell office:value-type="float" office:value="0.0235">
                <text:p>0.0235</text:p>
              </table:table-cell>
            </table:table-row>
            <table:table-row>
              <table:table-cell office:value-type="string">
                <text:p>Lag -1</text:p>
              </table:table-cell>
              <table:table-cell office:value-type="float" office:value="0.0237">
                <text:p>0.0237</text:p>
              </table:table-cell>
              <table:table-cell office:value-type="float" office:value="0.054">
                <text:p>0.054</text:p>
              </table:table-cell>
              <table:table-cell office:value-type="float" office:value="0.2143">
                <text:p>0.2143</text:p>
              </table:table-cell>
              <table:table-cell office:value-type="float" office:value="0.0821">
                <text:p>0.0821</text:p>
              </table:table-cell>
            </table:table-row>
            <table:table-row>
              <table:table-cell office:value-type="string">
                <text:p>Lag 0</text:p>
              </table:table-cell>
              <table:table-cell office:value-type="float" office:value="0.0601">
                <text:p>0.0601</text:p>
              </table:table-cell>
              <table:table-cell office:value-type="float" office:value="-0.0049">
                <text:p>-0.0049</text:p>
              </table:table-cell>
              <table:table-cell office:value-type="float" office:value="0.3984">
                <text:p>0.3984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Lag 1</text:p>
              </table:table-cell>
              <table:table-cell office:value-type="float" office:value="0.0116">
                <text:p>0.0116</text:p>
              </table:table-cell>
              <table:table-cell office:value-type="float" office:value="0.0144">
                <text:p>0.0144</text:p>
              </table:table-cell>
              <table:table-cell office:value-type="float" office:value="-0.0503">
                <text:p>-0.0503</text:p>
              </table:table-cell>
              <table:table-cell office:value-type="float" office:value="-0.1136">
                <text:p>-0.1136</text:p>
              </table:table-cell>
            </table:table-row>
            <table:table-row>
              <table:table-cell office:value-type="string">
                <text:p>Lag 2</text:p>
              </table:table-cell>
              <table:table-cell office:value-type="float" office:value="0.0116">
                <text:p>0.0116</text:p>
              </table:table-cell>
              <table:table-cell office:value-type="float" office:value="0.0144">
                <text:p>0.0144</text:p>
              </table:table-cell>
              <table:table-cell office:value-type="float" office:value="-0.0503">
                <text:p>-0.0503</text:p>
              </table:table-cell>
              <table:table-cell office:value-type="float" office:value="-0.1136">
                <text:p>-0.1136</text:p>
              </table:table-cell>
            </table:table-row>
            <table:table-row>
              <table:table-cell office:value-type="string">
                <text:p>Lag 3</text:p>
              </table:table-cell>
              <table:table-cell office:value-type="float" office:value="-0.0294">
                <text:p>-0.0294</text:p>
              </table:table-cell>
              <table:table-cell office:value-type="float" office:value="0.0259">
                <text:p>0.0259</text:p>
              </table:table-cell>
              <table:table-cell office:value-type="float" office:value="-0.002">
                <text:p>-0.002</text:p>
              </table:table-cell>
              <table:table-cell office:value-type="float" office:value="-0.0855">
                <text:p>-0.0855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385cm" svg:height="3.492cm" xlink:href=".." xlink:type="simple" chart:class="chart:bar" chart:style-name="ch1">
        <chart:legend chart:legend-position="end" svg:x="14.175cm" svg:y="0.7cm" style:legend-expansion="high" chart:style-name="ch2"/>
        <chart:plot-area chart:style-name="ch3" table:cell-range-address="weighed_user_co.A121:weighed_user_co.E128" chart:data-source-has-labels="both" svg:x="0.327cm" svg:y="0.069cm" svg:width="13.521cm" svg:height="3.354cm">
          <chartooo:coordinate-region svg:x="1.239cm" svg:y="0.268cm" svg:width="12.609cm" svg:height="2.508cm"/>
          <chart:axis chart:dimension="x" chart:name="primary-x" chart:style-name="ch4" chartooo:axis-type="auto">
            <chartooo:date-scale/>
            <chart:categories table:cell-range-address="weighed_user_co.A122:weighed_user_co.A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eighed_user_co.B122:weighed_user_co.B128" chart:label-cell-address="weighed_user_co.B121:weighed_user_co.B121" chart:class="chart:bar">
            <chart:data-point chart:repeated="7"/>
          </chart:series>
          <chart:series chart:style-name="ch8" chart:values-cell-range-address="weighed_user_co.C122:weighed_user_co.C128" chart:label-cell-address="weighed_user_co.C121:weighed_user_co.C121" chart:class="chart:bar">
            <chart:data-point chart:repeated="7"/>
          </chart:series>
          <chart:series chart:style-name="ch9" chart:values-cell-range-address="weighed_user_co.D122:weighed_user_co.D128" chart:label-cell-address="weighed_user_co.D121:weighed_user_co.D121" chart:class="chart:bar">
            <chart:data-point chart:repeated="7"/>
          </chart:series>
          <chart:series chart:style-name="ch10" chart:values-cell-range-address="weighed_user_co.E122:weighed_user_co.E128" chart:label-cell-address="weighed_user_co.E121:weighed_user_co.E12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  <draw:g>
                  <svg:desc>weighed_user_co.B121:weighed_user_co.B121</svg:desc>
                </draw:g>
              </table:table-cell>
              <table:table-cell office:value-type="string">
                <text:p>CLOSE</text:p>
                <draw:g>
                  <svg:desc>weighed_user_co.C121:weighed_user_co.C121</svg:desc>
                </draw:g>
              </table:table-cell>
              <table:table-cell office:value-type="string">
                <text:p>VOLUME</text:p>
                <draw:g>
                  <svg:desc>weighed_user_co.D121:weighed_user_co.D121</svg:desc>
                </draw:g>
              </table:table-cell>
              <table:table-cell office:value-type="string">
                <text:p>SPREAD</text:p>
                <draw:g>
                  <svg:desc>weighed_user_co.E121:weighed_user_co.E1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g -3</text:p>
                <draw:g>
                  <svg:desc>weighed_user_co.A122:weighed_user_co.A128</svg:desc>
                </draw:g>
              </table:table-cell>
              <table:table-cell office:value-type="float" office:value="0.2571">
                <text:p>0.2571</text:p>
                <draw:g>
                  <svg:desc>weighed_user_co.B122:weighed_user_co.B128</svg:desc>
                </draw:g>
              </table:table-cell>
              <table:table-cell office:value-type="float" office:value="0.1791">
                <text:p>0.1791</text:p>
                <draw:g>
                  <svg:desc>weighed_user_co.C122:weighed_user_co.C128</svg:desc>
                </draw:g>
              </table:table-cell>
              <table:table-cell office:value-type="float" office:value="0.1595">
                <text:p>0.1595</text:p>
                <draw:g>
                  <svg:desc>weighed_user_co.D122:weighed_user_co.D128</svg:desc>
                </draw:g>
              </table:table-cell>
              <table:table-cell office:value-type="float" office:value="0.1288">
                <text:p>0.1288</text:p>
                <draw:g>
                  <svg:desc>weighed_user_co.E122:weighed_user_co.E128</svg:desc>
                </draw:g>
              </table:table-cell>
            </table:table-row>
            <table:table-row>
              <table:table-cell office:value-type="string">
                <text:p>Lag -2</text:p>
              </table:table-cell>
              <table:table-cell office:value-type="float" office:value="0.2045">
                <text:p>0.2045</text:p>
              </table:table-cell>
              <table:table-cell office:value-type="float" office:value="0.2501">
                <text:p>0.2501</text:p>
              </table:table-cell>
              <table:table-cell office:value-type="float" office:value="0.171">
                <text:p>0.171</text:p>
              </table:table-cell>
              <table:table-cell office:value-type="float" office:value="0.1266">
                <text:p>0.1266</text:p>
              </table:table-cell>
            </table:table-row>
            <table:table-row>
              <table:table-cell office:value-type="string">
                <text:p>Lag -1</text:p>
              </table:table-cell>
              <table:table-cell office:value-type="float" office:value="0.2304">
                <text:p>0.2304</text:p>
              </table:table-cell>
              <table:table-cell office:value-type="float" office:value="0.1714">
                <text:p>0.1714</text:p>
              </table:table-cell>
              <table:table-cell office:value-type="float" office:value="0.1902">
                <text:p>0.1902</text:p>
              </table:table-cell>
              <table:table-cell office:value-type="float" office:value="0.2252">
                <text:p>0.2252</text:p>
              </table:table-cell>
            </table:table-row>
            <table:table-row>
              <table:table-cell office:value-type="string">
                <text:p>Lag 0</text:p>
              </table:table-cell>
              <table:table-cell office:value-type="float" office:value="0.273">
                <text:p>0.273</text:p>
              </table:table-cell>
              <table:table-cell office:value-type="float" office:value="0.2311">
                <text:p>0.2311</text:p>
              </table:table-cell>
              <table:table-cell office:value-type="float" office:value="0.1952">
                <text:p>0.1952</text:p>
              </table:table-cell>
              <table:table-cell office:value-type="float" office:value="0.2187">
                <text:p>0.2187</text:p>
              </table:table-cell>
            </table:table-row>
            <table:table-row>
              <table:table-cell office:value-type="string">
                <text:p>Lag 1</text:p>
              </table:table-cell>
              <table:table-cell office:value-type="float" office:value="0.1889">
                <text:p>0.1889</text:p>
              </table:table-cell>
              <table:table-cell office:value-type="float" office:value="0.1629">
                <text:p>0.1629</text:p>
              </table:table-cell>
              <table:table-cell office:value-type="float" office:value="0.1898">
                <text:p>0.1898</text:p>
              </table:table-cell>
              <table:table-cell office:value-type="float" office:value="0.1393">
                <text:p>0.1393</text:p>
              </table:table-cell>
            </table:table-row>
            <table:table-row>
              <table:table-cell office:value-type="string">
                <text:p>Lag 2</text:p>
              </table:table-cell>
              <table:table-cell office:value-type="float" office:value="0.1889">
                <text:p>0.1889</text:p>
              </table:table-cell>
              <table:table-cell office:value-type="float" office:value="0.1629">
                <text:p>0.1629</text:p>
              </table:table-cell>
              <table:table-cell office:value-type="float" office:value="0.1898">
                <text:p>0.1898</text:p>
              </table:table-cell>
              <table:table-cell office:value-type="float" office:value="0.1393">
                <text:p>0.1393</text:p>
              </table:table-cell>
            </table:table-row>
            <table:table-row>
              <table:table-cell office:value-type="string">
                <text:p>Lag 3</text:p>
              </table:table-cell>
              <table:table-cell office:value-type="float" office:value="0.1457">
                <text:p>0.1457</text:p>
              </table:table-cell>
              <table:table-cell office:value-type="float" office:value="0.1526">
                <text:p>0.1526</text:p>
              </table:table-cell>
              <table:table-cell office:value-type="float" office:value="0.2361">
                <text:p>0.2361</text:p>
              </table:table-cell>
              <table:table-cell office:value-type="float" office:value="0.129">
                <text:p>0.129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87cm" svg:height="8.249cm" xlink:href=".." xlink:type="simple" chart:class="chart:bar" chart:style-name="ch1">
        <chart:legend chart:legend-position="end" svg:x="17.377cm" svg:y="3.078cm" style:legend-expansion="high" chart:style-name="ch2"/>
        <chart:plot-area chart:style-name="ch3" table:cell-range-address="full_pr_co.A94:full_pr_co.E101" chart:data-source-has-labels="both" svg:x="0.391cm" svg:y="0.164cm" svg:width="16.595cm" svg:height="7.921cm">
          <chartooo:coordinate-region svg:x="1.224cm" svg:y="0.363cm" svg:width="15.762cm" svg:height="7.523cm"/>
          <chart:axis chart:dimension="x" chart:name="primary-x" chart:style-name="ch4" chartooo:axis-type="auto">
            <chartooo:date-scale/>
            <chart:categories table:cell-range-address="full_pr_co.A95:full_pr_co.A1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ull_pr_co.B95:full_pr_co.B101" chart:label-cell-address="full_pr_co.B94:full_pr_co.B94" chart:class="chart:bar">
            <chart:data-point chart:repeated="7"/>
          </chart:series>
          <chart:series chart:style-name="ch8" chart:values-cell-range-address="full_pr_co.C95:full_pr_co.C101" chart:label-cell-address="full_pr_co.C94:full_pr_co.C94" chart:class="chart:bar">
            <chart:data-point chart:repeated="7"/>
          </chart:series>
          <chart:series chart:style-name="ch9" chart:values-cell-range-address="full_pr_co.D95:full_pr_co.D101" chart:label-cell-address="full_pr_co.D94:full_pr_co.D94" chart:class="chart:bar">
            <chart:data-point chart:repeated="7"/>
          </chart:series>
          <chart:series chart:style-name="ch10" chart:values-cell-range-address="full_pr_co.E95:full_pr_co.E101" chart:label-cell-address="full_pr_co.E94:full_pr_co.E9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  <draw:g>
                  <svg:desc>full_pr_co.B94:full_pr_co.B94</svg:desc>
                </draw:g>
              </table:table-cell>
              <table:table-cell office:value-type="string">
                <text:p>CLOSE</text:p>
                <draw:g>
                  <svg:desc>full_pr_co.C94:full_pr_co.C94</svg:desc>
                </draw:g>
              </table:table-cell>
              <table:table-cell office:value-type="string">
                <text:p>VOLUME</text:p>
                <draw:g>
                  <svg:desc>full_pr_co.D94:full_pr_co.D94</svg:desc>
                </draw:g>
              </table:table-cell>
              <table:table-cell office:value-type="string">
                <text:p>SPREAD</text:p>
                <draw:g>
                  <svg:desc>full_pr_co.E94:full_pr_co.E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g -3</text:p>
                <draw:g>
                  <svg:desc>full_pr_co.A95:full_pr_co.A101</svg:desc>
                </draw:g>
              </table:table-cell>
              <table:table-cell office:value-type="float" office:value="-0.0281">
                <text:p>-0.0281</text:p>
                <draw:g>
                  <svg:desc>full_pr_co.B95:full_pr_co.B101</svg:desc>
                </draw:g>
              </table:table-cell>
              <table:table-cell office:value-type="float" office:value="-0.1204">
                <text:p>-0.1204</text:p>
                <draw:g>
                  <svg:desc>full_pr_co.C95:full_pr_co.C101</svg:desc>
                </draw:g>
              </table:table-cell>
              <table:table-cell office:value-type="float" office:value="-0.0597">
                <text:p>-0.0597</text:p>
                <draw:g>
                  <svg:desc>full_pr_co.D95:full_pr_co.D101</svg:desc>
                </draw:g>
              </table:table-cell>
              <table:table-cell office:value-type="float" office:value="0.0177">
                <text:p>0.0177</text:p>
                <draw:g>
                  <svg:desc>full_pr_co.E95:full_pr_co.E101</svg:desc>
                </draw:g>
              </table:table-cell>
            </table:table-row>
            <table:table-row>
              <table:table-cell office:value-type="string">
                <text:p>Lag -2</text:p>
              </table:table-cell>
              <table:table-cell office:value-type="float" office:value="0.1144">
                <text:p>0.1144</text:p>
              </table:table-cell>
              <table:table-cell office:value-type="float" office:value="-0.0401">
                <text:p>-0.0401</text:p>
              </table:table-cell>
              <table:table-cell office:value-type="float" office:value="0.0461">
                <text:p>0.0461</text:p>
              </table:table-cell>
              <table:table-cell office:value-type="float" office:value="0.0352">
                <text:p>0.0352</text:p>
              </table:table-cell>
            </table:table-row>
            <table:table-row>
              <table:table-cell office:value-type="string">
                <text:p>Lag -1</text:p>
              </table:table-cell>
              <table:table-cell office:value-type="float" office:value="0.0353">
                <text:p>0.0353</text:p>
              </table:table-cell>
              <table:table-cell office:value-type="float" office:value="0.1996">
                <text:p>0.1996</text:p>
              </table:table-cell>
              <table:table-cell office:value-type="float" office:value="0.2597">
                <text:p>0.2597</text:p>
              </table:table-cell>
              <table:table-cell office:value-type="float" office:value="0.0564">
                <text:p>0.0564</text:p>
              </table:table-cell>
            </table:table-row>
            <table:table-row>
              <table:table-cell office:value-type="string">
                <text:p>Lag 0</text:p>
              </table:table-cell>
              <table:table-cell office:value-type="float" office:value="-0.0478">
                <text:p>-0.0478</text:p>
              </table:table-cell>
              <table:table-cell office:value-type="float" office:value="-0.0806">
                <text:p>-0.0806</text:p>
              </table:table-cell>
              <table:table-cell office:value-type="float" office:value="0.4218">
                <text:p>0.4218</text:p>
              </table:table-cell>
              <table:table-cell office:value-type="float" office:value="0.2764">
                <text:p>0.2764</text:p>
              </table:table-cell>
            </table:table-row>
            <table:table-row>
              <table:table-cell office:value-type="string">
                <text:p>Lag 1</text:p>
              </table:table-cell>
              <table:table-cell office:value-type="float" office:value="0.0656">
                <text:p>0.0656</text:p>
              </table:table-cell>
              <table:table-cell office:value-type="float" office:value="-0.0104">
                <text:p>-0.0104</text:p>
              </table:table-cell>
              <table:table-cell office:value-type="float" office:value="0.031">
                <text:p>0.031</text:p>
              </table:table-cell>
              <table:table-cell office:value-type="float" office:value="0.1385">
                <text:p>0.1385</text:p>
              </table:table-cell>
            </table:table-row>
            <table:table-row>
              <table:table-cell office:value-type="string">
                <text:p>Lag 2</text:p>
              </table:table-cell>
              <table:table-cell office:value-type="float" office:value="-0.0626">
                <text:p>-0.0626</text:p>
              </table:table-cell>
              <table:table-cell office:value-type="float" office:value="0.0979">
                <text:p>0.0979</text:p>
              </table:table-cell>
              <table:table-cell office:value-type="float" office:value="-0.1334">
                <text:p>-0.1334</text:p>
              </table:table-cell>
              <table:table-cell office:value-type="float" office:value="-0.1401">
                <text:p>-0.1401</text:p>
              </table:table-cell>
            </table:table-row>
            <table:table-row>
              <table:table-cell office:value-type="string">
                <text:p>Lag 3</text:p>
              </table:table-cell>
              <table:table-cell office:value-type="float" office:value="0.102">
                <text:p>0.102</text:p>
              </table:table-cell>
              <table:table-cell office:value-type="float" office:value="0.0279">
                <text:p>0.0279</text:p>
              </table:table-cell>
              <table:table-cell office:value-type="float" office:value="-0.0759">
                <text:p>-0.0759</text:p>
              </table:table-cell>
              <table:table-cell office:value-type="float" office:value="-0.1306">
                <text:p>-0.1306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335cm" svg:height="6.721cm" xlink:href=".." xlink:type="simple" chart:class="chart:bar" chart:style-name="ch1">
        <chart:legend chart:legend-position="end" svg:x="13.357cm" svg:y="2.065cm" style:legend-expansion="high" chart:style-name="ch2"/>
        <chart:plot-area chart:style-name="ch3" table:cell-range-address="count_cor.A18:count_cor.F31" chart:data-source-has-labels="both" svg:x="0.326cm" svg:y="0.134cm" svg:width="12.705cm" svg:height="6.453cm">
          <chartooo:coordinate-region svg:x="1.159cm" svg:y="0.333cm" svg:width="11.872cm" svg:height="6.055cm"/>
          <chart:axis chart:dimension="x" chart:name="primary-x" chart:style-name="ch4" chartooo:axis-type="auto">
            <chartooo:date-scale/>
            <chart:categories table:cell-range-address="count_cor.A19:count_cor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unt_cor.B19:count_cor.B31" chart:label-cell-address="count_cor.B18:count_cor.B18" chart:class="chart:bar">
            <chart:data-point chart:repeated="13"/>
          </chart:series>
          <chart:series chart:style-name="ch8" chart:values-cell-range-address="count_cor.C19:count_cor.C31" chart:label-cell-address="count_cor.C18:count_cor.C18" chart:class="chart:bar">
            <chart:data-point chart:repeated="13"/>
          </chart:series>
          <chart:series chart:style-name="ch9" chart:values-cell-range-address="count_cor.D19:count_cor.D31" chart:label-cell-address="count_cor.D18:count_cor.D18" chart:class="chart:bar">
            <chart:data-point chart:repeated="13"/>
          </chart:series>
          <chart:series chart:style-name="ch10" chart:values-cell-range-address="count_cor.E19:count_cor.E31" chart:label-cell-address="count_cor.E18:count_cor.E18" chart:class="chart:bar">
            <chart:data-point chart:repeated="13"/>
          </chart:series>
          <chart:series chart:style-name="ch11" chart:values-cell-range-address="count_cor.F19:count_cor.F31" chart:label-cell-address="count_cor.F18:count_cor.F18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  <draw:g>
                  <svg:desc>count_cor.B18:count_cor.B18</svg:desc>
                </draw:g>
              </table:table-cell>
              <table:table-cell office:value-type="string">
                <text:p>CLOSE</text:p>
                <draw:g>
                  <svg:desc>count_cor.C18:count_cor.C18</svg:desc>
                </draw:g>
              </table:table-cell>
              <table:table-cell office:value-type="string">
                <text:p>VOLUME</text:p>
                <draw:g>
                  <svg:desc>count_cor.D18:count_cor.D18</svg:desc>
                </draw:g>
              </table:table-cell>
              <table:table-cell office:value-type="string">
                <text:p>SPREAD</text:p>
                <draw:g>
                  <svg:desc>count_cor.E18:count_cor.E18</svg:desc>
                </draw:g>
              </table:table-cell>
              <table:table-cell office:value-type="string">
                <text:p>BINARY_DIFF</text:p>
                <draw:g>
                  <svg:desc>count_cor.F18:count_cor.F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DJPY</text:p>
                <draw:g>
                  <svg:desc>count_cor.A19:count_cor.A31</svg:desc>
                </draw:g>
              </table:table-cell>
              <table:table-cell office:value-type="float" office:value="-0.4409">
                <text:p>-0.4409</text:p>
                <draw:g>
                  <svg:desc>count_cor.B19:count_cor.B31</svg:desc>
                </draw:g>
              </table:table-cell>
              <table:table-cell office:value-type="float" office:value="0">
                <text:p>0</text:p>
                <draw:g>
                  <svg:desc>count_cor.C19:count_cor.C31</svg:desc>
                </draw:g>
              </table:table-cell>
              <table:table-cell office:value-type="float" office:value="0">
                <text:p>0</text:p>
                <draw:g>
                  <svg:desc>count_cor.D19:count_cor.D31</svg:desc>
                </draw:g>
              </table:table-cell>
              <table:table-cell office:value-type="float" office:value="0">
                <text:p>0</text:p>
                <draw:g>
                  <svg:desc>count_cor.E19:count_cor.E31</svg:desc>
                </draw:g>
              </table:table-cell>
              <table:table-cell office:value-type="float" office:value="0">
                <text:p>0</text:p>
                <draw:g>
                  <svg:desc>count_cor.F19:count_cor.F31</svg:desc>
                </draw:g>
              </table:table-cell>
            </table:table-row>
            <table:table-row>
              <table:table-cell office:value-type="string">
                <text:p>EURUSD</text:p>
              </table:table-cell>
              <table:table-cell office:value-type="float" office:value="0.2432">
                <text:p>0.2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URGBP</text:p>
              </table:table-cell>
              <table:table-cell office:value-type="float" office:value="-0.5025">
                <text:p>-0.5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MZN</text:p>
              </table:table-cell>
              <table:table-cell office:value-type="float" office:value="-0.1546">
                <text:p>-0.1546</text:p>
              </table:table-cell>
              <table:table-cell office:value-type="float" office:value="0.0749">
                <text:p>0.0749</text:p>
              </table:table-cell>
              <table:table-cell office:value-type="float" office:value="-0.126">
                <text:p>-0.126</text:p>
              </table:table-cell>
              <table:table-cell office:value-type="float" office:value="-0.0651">
                <text:p>-0.0651</text:p>
              </table:table-cell>
              <table:table-cell office:value-type="float" office:value="0.0662">
                <text:p>0.0662</text:p>
              </table:table-cell>
            </table:table-row>
            <table:table-row>
              <table:table-cell office:value-type="string">
                <text:p>AAPL</text:p>
              </table:table-cell>
              <table:table-cell office:value-type="float" office:value="-0.1628">
                <text:p>-0.1628</text:p>
              </table:table-cell>
              <table:table-cell office:value-type="float" office:value="-0.2164">
                <text:p>-0.2164</text:p>
              </table:table-cell>
              <table:table-cell office:value-type="float" office:value="-0.1403">
                <text:p>-0.1403</text:p>
              </table:table-cell>
              <table:table-cell office:value-type="float" office:value="-0.1234">
                <text:p>-0.1234</text:p>
              </table:table-cell>
              <table:table-cell office:value-type="float" office:value="-0.095">
                <text:p>-0.095</text:p>
              </table:table-cell>
            </table:table-row>
            <table:table-row>
              <table:table-cell office:value-type="string">
                <text:p>BABA</text:p>
              </table:table-cell>
              <table:table-cell office:value-type="float" office:value="0.32">
                <text:p>0.32</text:p>
              </table:table-cell>
              <table:table-cell office:value-type="float" office:value="-0.1481">
                <text:p>-0.1481</text:p>
              </table:table-cell>
              <table:table-cell office:value-type="float" office:value="0.0957">
                <text:p>0.0957</text:p>
              </table:table-cell>
              <table:table-cell office:value-type="float" office:value="0.1103">
                <text:p>0.1103</text:p>
              </table:table-cell>
              <table:table-cell office:value-type="float" office:value="0.0583">
                <text:p>0.0583</text:p>
              </table:table-cell>
            </table:table-row>
            <table:table-row>
              <table:table-cell office:value-type="string">
                <text:p>FB</text:p>
              </table:table-cell>
              <table:table-cell office:value-type="float" office:value="0.0862">
                <text:p>0.0862</text:p>
              </table:table-cell>
              <table:table-cell office:value-type="float" office:value="-0.0486">
                <text:p>-0.0486</text:p>
              </table:table-cell>
              <table:table-cell office:value-type="float" office:value="0.383">
                <text:p>0.383</text:p>
              </table:table-cell>
              <table:table-cell office:value-type="float" office:value="0.3105">
                <text:p>0.3105</text:p>
              </table:table-cell>
              <table:table-cell office:value-type="float" office:value="-0.009">
                <text:p>-0.009</text:p>
              </table:table-cell>
            </table:table-row>
            <table:table-row>
              <table:table-cell office:value-type="string">
                <text:p>GOOGL</text:p>
              </table:table-cell>
              <table:table-cell office:value-type="float" office:value="-0.1777">
                <text:p>-0.1777</text:p>
              </table:table-cell>
              <table:table-cell office:value-type="float" office:value="0.1647">
                <text:p>0.1647</text:p>
              </table:table-cell>
              <table:table-cell office:value-type="float" office:value="-0.0372">
                <text:p>-0.0372</text:p>
              </table:table-cell>
              <table:table-cell office:value-type="float" office:value="0.0333">
                <text:p>0.0333</text:p>
              </table:table-cell>
              <table:table-cell office:value-type="float" office:value="0.0573">
                <text:p>0.0573</text:p>
              </table:table-cell>
            </table:table-row>
            <table:table-row>
              <table:table-cell office:value-type="string">
                <text:p>YHOO</text:p>
              </table:table-cell>
              <table:table-cell office:value-type="float" office:value="-0.114">
                <text:p>-0.114</text:p>
              </table:table-cell>
              <table:table-cell office:value-type="float" office:value="-0.3896">
                <text:p>-0.3896</text:p>
              </table:table-cell>
              <table:table-cell office:value-type="float" office:value="-0.1656">
                <text:p>-0.1656</text:p>
              </table:table-cell>
              <table:table-cell office:value-type="float" office:value="0.0146">
                <text:p>0.0146</text:p>
              </table:table-cell>
              <table:table-cell office:value-type="float" office:value="-0.3333">
                <text:p>-0.3333</text:p>
              </table:table-cell>
            </table:table-row>
            <table:table-row>
              <table:table-cell office:value-type="string">
                <text:p>SPY</text:p>
              </table:table-cell>
              <table:table-cell office:value-type="float" office:value="0.3644">
                <text:p>0.3644</text:p>
              </table:table-cell>
              <table:table-cell office:value-type="float" office:value="0.341">
                <text:p>0.341</text:p>
              </table:table-cell>
              <table:table-cell office:value-type="float" office:value="-0.164">
                <text:p>-0.164</text:p>
              </table:table-cell>
              <table:table-cell office:value-type="float" office:value="0.0184">
                <text:p>0.0184</text:p>
              </table:table-cell>
              <table:table-cell office:value-type="float" office:value="0.3345">
                <text:p>0.3345</text:p>
              </table:table-cell>
            </table:table-row>
            <table:table-row>
              <table:table-cell office:value-type="string">
                <text:p>QQQ</text:p>
              </table:table-cell>
              <table:table-cell office:value-type="float" office:value="0.0503">
                <text:p>0.0503</text:p>
              </table:table-cell>
              <table:table-cell office:value-type="float" office:value="0.2939">
                <text:p>0.2939</text:p>
              </table:table-cell>
              <table:table-cell office:value-type="float" office:value="-0.0716">
                <text:p>-0.0716</text:p>
              </table:table-cell>
              <table:table-cell office:value-type="float" office:value="-0.1215">
                <text:p>-0.1215</text:p>
              </table:table-cell>
              <table:table-cell office:value-type="float" office:value="0.0924">
                <text:p>0.0924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026">
                <text:p>0.026</text:p>
              </table:table-cell>
              <table:table-cell office:value-type="float" office:value="0.009">
                <text:p>0.009</text:p>
              </table:table-cell>
              <table:table-cell office:value-type="float" office:value="-0.0282">
                <text:p>-0.0282</text:p>
              </table:table-cell>
              <table:table-cell office:value-type="float" office:value="0.0221">
                <text:p>0.0221</text:p>
              </table:table-cell>
              <table:table-cell office:value-type="float" office:value="0.0214">
                <text:p>0.0214</text:p>
              </table:table-cell>
            </table:table-row>
            <table:table-row>
              <table:table-cell office:value-type="string">
                <text:p>STD DEV</text:p>
              </table:table-cell>
              <table:table-cell office:value-type="float" office:value="0.2045">
                <text:p>0.2045</text:p>
              </table:table-cell>
              <table:table-cell office:value-type="float" office:value="0.2392">
                <text:p>0.2392</text:p>
              </table:table-cell>
              <table:table-cell office:value-type="float" office:value="0.1753">
                <text:p>0.1753</text:p>
              </table:table-cell>
              <table:table-cell office:value-type="float" office:value="0.1325">
                <text:p>0.1325</text:p>
              </table:table-cell>
              <table:table-cell office:value-type="float" office:value="0.1761">
                <text:p>0.17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704cm" svg:height="6.136cm" xlink:href=".." xlink:type="simple" chart:class="chart:bar" chart:style-name="ch1">
        <chart:legend chart:legend-position="end" svg:x="12.726cm" svg:y="1.773cm" style:legend-expansion="high" chart:style-name="ch2"/>
        <chart:plot-area chart:style-name="ch3" table:cell-range-address="count_cor.A34:count_cor.F47" chart:data-source-has-labels="both" svg:x="0.314cm" svg:y="0.122cm" svg:width="12.098cm" svg:height="5.892cm">
          <chartooo:coordinate-region svg:x="1.147cm" svg:y="0.321cm" svg:width="11.265cm" svg:height="5.494cm"/>
          <chart:axis chart:dimension="x" chart:name="primary-x" chart:style-name="ch4" chartooo:axis-type="auto">
            <chartooo:date-scale/>
            <chart:categories table:cell-range-address="count_cor.A35:count_cor.A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unt_cor.B35:count_cor.B47" chart:label-cell-address="count_cor.B34:count_cor.B34" chart:class="chart:bar">
            <chart:data-point chart:repeated="13"/>
          </chart:series>
          <chart:series chart:style-name="ch8" chart:values-cell-range-address="count_cor.C35:count_cor.C47" chart:label-cell-address="count_cor.C34:count_cor.C34" chart:class="chart:bar">
            <chart:data-point chart:repeated="13"/>
          </chart:series>
          <chart:series chart:style-name="ch9" chart:values-cell-range-address="count_cor.D35:count_cor.D47" chart:label-cell-address="count_cor.D34:count_cor.D34" chart:class="chart:bar">
            <chart:data-point chart:repeated="13"/>
          </chart:series>
          <chart:series chart:style-name="ch10" chart:values-cell-range-address="count_cor.E35:count_cor.E47" chart:label-cell-address="count_cor.E34:count_cor.E34" chart:class="chart:bar">
            <chart:data-point chart:repeated="13"/>
          </chart:series>
          <chart:series chart:style-name="ch11" chart:values-cell-range-address="count_cor.F35:count_cor.F47" chart:label-cell-address="count_cor.F34:count_cor.F34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  <draw:g>
                  <svg:desc>count_cor.B34:count_cor.B34</svg:desc>
                </draw:g>
              </table:table-cell>
              <table:table-cell office:value-type="string">
                <text:p>CLOSE</text:p>
                <draw:g>
                  <svg:desc>count_cor.C34:count_cor.C34</svg:desc>
                </draw:g>
              </table:table-cell>
              <table:table-cell office:value-type="string">
                <text:p>VOLUME</text:p>
                <draw:g>
                  <svg:desc>count_cor.D34:count_cor.D34</svg:desc>
                </draw:g>
              </table:table-cell>
              <table:table-cell office:value-type="string">
                <text:p>SPREAD</text:p>
                <draw:g>
                  <svg:desc>count_cor.E34:count_cor.E34</svg:desc>
                </draw:g>
              </table:table-cell>
              <table:table-cell office:value-type="string">
                <text:p>BINARY_DIFF</text:p>
                <draw:g>
                  <svg:desc>count_cor.F34:count_cor.F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DJPY</text:p>
                <draw:g>
                  <svg:desc>count_cor.A35:count_cor.A47</svg:desc>
                </draw:g>
              </table:table-cell>
              <table:table-cell office:value-type="float" office:value="-0.1034">
                <text:p>-0.1034</text:p>
                <draw:g>
                  <svg:desc>count_cor.B35:count_cor.B47</svg:desc>
                </draw:g>
              </table:table-cell>
              <table:table-cell office:value-type="float" office:value="0">
                <text:p>0</text:p>
                <draw:g>
                  <svg:desc>count_cor.C35:count_cor.C47</svg:desc>
                </draw:g>
              </table:table-cell>
              <table:table-cell office:value-type="float" office:value="0">
                <text:p>0</text:p>
                <draw:g>
                  <svg:desc>count_cor.D35:count_cor.D47</svg:desc>
                </draw:g>
              </table:table-cell>
              <table:table-cell office:value-type="float" office:value="0">
                <text:p>0</text:p>
                <draw:g>
                  <svg:desc>count_cor.E35:count_cor.E47</svg:desc>
                </draw:g>
              </table:table-cell>
              <table:table-cell office:value-type="float" office:value="0">
                <text:p>0</text:p>
                <draw:g>
                  <svg:desc>count_cor.F35:count_cor.F47</svg:desc>
                </draw:g>
              </table:table-cell>
            </table:table-row>
            <table:table-row>
              <table:table-cell office:value-type="string">
                <text:p>EURUSD</text:p>
              </table:table-cell>
              <table:table-cell office:value-type="float" office:value="0.2759">
                <text:p>0.27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URGBP</text:p>
              </table:table-cell>
              <table:table-cell office:value-type="float" office:value="-0.1051">
                <text:p>-0.10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MZN</text:p>
              </table:table-cell>
              <table:table-cell office:value-type="float" office:value="0.4012">
                <text:p>0.4012</text:p>
              </table:table-cell>
              <table:table-cell office:value-type="float" office:value="-0.0227">
                <text:p>-0.0227</text:p>
              </table:table-cell>
              <table:table-cell office:value-type="float" office:value="0.0625">
                <text:p>0.0625</text:p>
              </table:table-cell>
              <table:table-cell office:value-type="float" office:value="-0.1664">
                <text:p>-0.1664</text:p>
              </table:table-cell>
              <table:table-cell office:value-type="float" office:value="-0.1117">
                <text:p>-0.1117</text:p>
              </table:table-cell>
            </table:table-row>
            <table:table-row>
              <table:table-cell office:value-type="string">
                <text:p>AAPL</text:p>
              </table:table-cell>
              <table:table-cell office:value-type="float" office:value="-0.1484">
                <text:p>-0.1484</text:p>
              </table:table-cell>
              <table:table-cell office:value-type="float" office:value="-0.1146">
                <text:p>-0.1146</text:p>
              </table:table-cell>
              <table:table-cell office:value-type="float" office:value="0.2358">
                <text:p>0.2358</text:p>
              </table:table-cell>
              <table:table-cell office:value-type="float" office:value="0.2952">
                <text:p>0.2952</text:p>
              </table:table-cell>
              <table:table-cell office:value-type="float" office:value="-0.169">
                <text:p>-0.169</text:p>
              </table:table-cell>
            </table:table-row>
            <table:table-row>
              <table:table-cell office:value-type="string">
                <text:p>BABA</text:p>
              </table:table-cell>
              <table:table-cell office:value-type="float" office:value="0.1764">
                <text:p>0.1764</text:p>
              </table:table-cell>
              <table:table-cell office:value-type="float" office:value="0.3466">
                <text:p>0.3466</text:p>
              </table:table-cell>
              <table:table-cell office:value-type="float" office:value="0.4811">
                <text:p>0.4811</text:p>
              </table:table-cell>
              <table:table-cell office:value-type="float" office:value="0.5332">
                <text:p>0.5332</text:p>
              </table:table-cell>
              <table:table-cell office:value-type="float" office:value="0.3907">
                <text:p>0.3907</text:p>
              </table:table-cell>
            </table:table-row>
            <table:table-row>
              <table:table-cell office:value-type="string">
                <text:p>FB</text:p>
              </table:table-cell>
              <table:table-cell office:value-type="float" office:value="0.0528">
                <text:p>0.0528</text:p>
              </table:table-cell>
              <table:table-cell office:value-type="float" office:value="0.1195">
                <text:p>0.1195</text:p>
              </table:table-cell>
              <table:table-cell office:value-type="float" office:value="0.5357">
                <text:p>0.5357</text:p>
              </table:table-cell>
              <table:table-cell office:value-type="float" office:value="0.2123">
                <text:p>0.2123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GOOGL</text:p>
              </table:table-cell>
              <table:table-cell office:value-type="float" office:value="-0.0544">
                <text:p>-0.0544</text:p>
              </table:table-cell>
              <table:table-cell office:value-type="float" office:value="-0.1602">
                <text:p>-0.1602</text:p>
              </table:table-cell>
              <table:table-cell office:value-type="float" office:value="0.1692">
                <text:p>0.1692</text:p>
              </table:table-cell>
              <table:table-cell office:value-type="float" office:value="-0.0328">
                <text:p>-0.0328</text:p>
              </table:table-cell>
              <table:table-cell office:value-type="float" office:value="-0.1845">
                <text:p>-0.1845</text:p>
              </table:table-cell>
            </table:table-row>
            <table:table-row>
              <table:table-cell office:value-type="string">
                <text:p>YHOO</text:p>
              </table:table-cell>
              <table:table-cell office:value-type="float" office:value="0.2548">
                <text:p>0.2548</text:p>
              </table:table-cell>
              <table:table-cell office:value-type="float" office:value="0.0055">
                <text:p>0.0055</text:p>
              </table:table-cell>
              <table:table-cell office:value-type="float" office:value="0.1826">
                <text:p>0.1826</text:p>
              </table:table-cell>
              <table:table-cell office:value-type="float" office:value="-0.0848">
                <text:p>-0.0848</text:p>
              </table:table-cell>
              <table:table-cell office:value-type="float" office:value="-0.2716">
                <text:p>-0.2716</text:p>
              </table:table-cell>
            </table:table-row>
            <table:table-row>
              <table:table-cell office:value-type="string">
                <text:p>SPY</text:p>
              </table:table-cell>
              <table:table-cell office:value-type="float" office:value="-0.1089">
                <text:p>-0.1089</text:p>
              </table:table-cell>
              <table:table-cell office:value-type="float" office:value="0.2987">
                <text:p>0.2987</text:p>
              </table:table-cell>
              <table:table-cell office:value-type="float" office:value="-0.0453">
                <text:p>-0.0453</text:p>
              </table:table-cell>
              <table:table-cell office:value-type="float" office:value="0.028">
                <text:p>0.028</text:p>
              </table:table-cell>
              <table:table-cell office:value-type="float" office:value="0.2606">
                <text:p>0.2606</text:p>
              </table:table-cell>
            </table:table-row>
            <table:table-row>
              <table:table-cell office:value-type="string">
                <text:p>QQQ</text:p>
              </table:table-cell>
              <table:table-cell office:value-type="float" office:value="-0.3441">
                <text:p>-0.3441</text:p>
              </table:table-cell>
              <table:table-cell office:value-type="float" office:value="-0.0195">
                <text:p>-0.0195</text:p>
              </table:table-cell>
              <table:table-cell office:value-type="float" office:value="0.0447">
                <text:p>0.0447</text:p>
              </table:table-cell>
              <table:table-cell office:value-type="float" office:value="-0.0624">
                <text:p>-0.0624</text:p>
              </table:table-cell>
              <table:table-cell office:value-type="float" office:value="-0.0955">
                <text:p>-0.0955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0287">
                <text:p>0.0287</text:p>
              </table:table-cell>
              <table:table-cell office:value-type="float" office:value="0.0567">
                <text:p>0.0567</text:p>
              </table:table-cell>
              <table:table-cell office:value-type="float" office:value="0.2083">
                <text:p>0.2083</text:p>
              </table:table-cell>
              <table:table-cell office:value-type="float" office:value="0.0903">
                <text:p>0.0903</text:p>
              </table:table-cell>
              <table:table-cell office:value-type="float" office:value="-0.0006">
                <text:p>-0.0006</text:p>
              </table:table-cell>
            </table:table-row>
            <table:table-row>
              <table:table-cell office:value-type="string">
                <text:p>STD DEV</text:p>
              </table:table-cell>
              <table:table-cell office:value-type="float" office:value="0.226">
                <text:p>0.226</text:p>
              </table:table-cell>
              <table:table-cell office:value-type="float" office:value="0.1724">
                <text:p>0.1724</text:p>
              </table:table-cell>
              <table:table-cell office:value-type="float" office:value="0.1926">
                <text:p>0.1926</text:p>
              </table:table-cell>
              <table:table-cell office:value-type="float" office:value="0.2213">
                <text:p>0.2213</text:p>
              </table:table-cell>
              <table:table-cell office:value-type="float" office:value="0.2262">
                <text:p>0.22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308cm" svg:height="6.082cm" xlink:href=".." xlink:type="simple" chart:class="chart:bar" chart:style-name="ch1">
        <chart:legend chart:legend-position="end" svg:x="13.33cm" svg:y="1.746cm" style:legend-expansion="high" chart:style-name="ch2"/>
        <chart:plot-area chart:style-name="ch3" table:cell-range-address="count_cor.A50:count_cor.F63" chart:data-source-has-labels="both" svg:x="0.326cm" svg:y="0.121cm" svg:width="12.678cm" svg:height="5.84cm">
          <chartooo:coordinate-region svg:x="1.159cm" svg:y="0.32cm" svg:width="11.845cm" svg:height="5.442cm"/>
          <chart:axis chart:dimension="x" chart:name="primary-x" chart:style-name="ch4" chartooo:axis-type="auto">
            <chartooo:date-scale/>
            <chart:categories table:cell-range-address="count_cor.A51:count_cor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unt_cor.B51:count_cor.B63" chart:label-cell-address="count_cor.B50:count_cor.B50" chart:class="chart:bar">
            <chart:data-point chart:repeated="13"/>
          </chart:series>
          <chart:series chart:style-name="ch8" chart:values-cell-range-address="count_cor.C51:count_cor.C63" chart:label-cell-address="count_cor.C50:count_cor.C50" chart:class="chart:bar">
            <chart:data-point chart:repeated="13"/>
          </chart:series>
          <chart:series chart:style-name="ch9" chart:values-cell-range-address="count_cor.D51:count_cor.D63" chart:label-cell-address="count_cor.D50:count_cor.D50" chart:class="chart:bar">
            <chart:data-point chart:repeated="13"/>
          </chart:series>
          <chart:series chart:style-name="ch10" chart:values-cell-range-address="count_cor.E51:count_cor.E63" chart:label-cell-address="count_cor.E50:count_cor.E50" chart:class="chart:bar">
            <chart:data-point chart:repeated="13"/>
          </chart:series>
          <chart:series chart:style-name="ch11" chart:values-cell-range-address="count_cor.F51:count_cor.F63" chart:label-cell-address="count_cor.F50:count_cor.F50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  <draw:g>
                  <svg:desc>count_cor.B50:count_cor.B50</svg:desc>
                </draw:g>
              </table:table-cell>
              <table:table-cell office:value-type="string">
                <text:p>CLOSE</text:p>
                <draw:g>
                  <svg:desc>count_cor.C50:count_cor.C50</svg:desc>
                </draw:g>
              </table:table-cell>
              <table:table-cell office:value-type="string">
                <text:p>VOLUME</text:p>
                <draw:g>
                  <svg:desc>count_cor.D50:count_cor.D50</svg:desc>
                </draw:g>
              </table:table-cell>
              <table:table-cell office:value-type="string">
                <text:p>SPREAD</text:p>
                <draw:g>
                  <svg:desc>count_cor.E50:count_cor.E50</svg:desc>
                </draw:g>
              </table:table-cell>
              <table:table-cell office:value-type="string">
                <text:p>BINARY_DIFF</text:p>
                <draw:g>
                  <svg:desc>count_cor.F50:count_cor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DJPY</text:p>
                <draw:g>
                  <svg:desc>count_cor.A51:count_cor.A63</svg:desc>
                </draw:g>
              </table:table-cell>
              <table:table-cell office:value-type="float" office:value="-0.0219">
                <text:p>-0.0219</text:p>
                <draw:g>
                  <svg:desc>count_cor.B51:count_cor.B63</svg:desc>
                </draw:g>
              </table:table-cell>
              <table:table-cell office:value-type="float" office:value="0">
                <text:p>0</text:p>
                <draw:g>
                  <svg:desc>count_cor.C51:count_cor.C63</svg:desc>
                </draw:g>
              </table:table-cell>
              <table:table-cell office:value-type="float" office:value="0">
                <text:p>0</text:p>
                <draw:g>
                  <svg:desc>count_cor.D51:count_cor.D63</svg:desc>
                </draw:g>
              </table:table-cell>
              <table:table-cell office:value-type="float" office:value="0">
                <text:p>0</text:p>
                <draw:g>
                  <svg:desc>count_cor.E51:count_cor.E63</svg:desc>
                </draw:g>
              </table:table-cell>
              <table:table-cell office:value-type="float" office:value="0">
                <text:p>0</text:p>
                <draw:g>
                  <svg:desc>count_cor.F51:count_cor.F63</svg:desc>
                </draw:g>
              </table:table-cell>
            </table:table-row>
            <table:table-row>
              <table:table-cell office:value-type="string">
                <text:p>EURUSD</text:p>
              </table:table-cell>
              <table:table-cell office:value-type="float" office:value="-0.0017">
                <text:p>-0.0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URGBP</text:p>
              </table:table-cell>
              <table:table-cell office:value-type="float" office:value="-0.0929">
                <text:p>-0.09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MZN</text:p>
              </table:table-cell>
              <table:table-cell office:value-type="float" office:value="0.0512">
                <text:p>0.0512</text:p>
              </table:table-cell>
              <table:table-cell office:value-type="float" office:value="0.1975">
                <text:p>0.1975</text:p>
              </table:table-cell>
              <table:table-cell office:value-type="float" office:value="0.2329">
                <text:p>0.2329</text:p>
              </table:table-cell>
              <table:table-cell office:value-type="float" office:value="0.1479">
                <text:p>0.1479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AAPL</text:p>
              </table:table-cell>
              <table:table-cell office:value-type="float" office:value="0.2391">
                <text:p>0.2391</text:p>
              </table:table-cell>
              <table:table-cell office:value-type="float" office:value="0.0808">
                <text:p>0.0808</text:p>
              </table:table-cell>
              <table:table-cell office:value-type="float" office:value="0.1889">
                <text:p>0.1889</text:p>
              </table:table-cell>
              <table:table-cell office:value-type="float" office:value="0.3113">
                <text:p>0.3113</text:p>
              </table:table-cell>
              <table:table-cell office:value-type="float" office:value="-0.0576">
                <text:p>-0.0576</text:p>
              </table:table-cell>
            </table:table-row>
            <table:table-row>
              <table:table-cell office:value-type="string">
                <text:p>BABA</text:p>
              </table:table-cell>
              <table:table-cell office:value-type="float" office:value="-0.011">
                <text:p>-0.011</text:p>
              </table:table-cell>
              <table:table-cell office:value-type="float" office:value="0.1341">
                <text:p>0.1341</text:p>
              </table:table-cell>
              <table:table-cell office:value-type="float" office:value="0.7771">
                <text:p>0.7771</text:p>
              </table:table-cell>
              <table:table-cell office:value-type="float" office:value="0.6408">
                <text:p>0.6408</text:p>
              </table:table-cell>
              <table:table-cell office:value-type="float" office:value="0.2384">
                <text:p>0.2384</text:p>
              </table:table-cell>
            </table:table-row>
            <table:table-row>
              <table:table-cell office:value-type="string">
                <text:p>FB</text:p>
              </table:table-cell>
              <table:table-cell office:value-type="float" office:value="0.3576">
                <text:p>0.3576</text:p>
              </table:table-cell>
              <table:table-cell office:value-type="float" office:value="0.0839">
                <text:p>0.0839</text:p>
              </table:table-cell>
              <table:table-cell office:value-type="float" office:value="0.6662">
                <text:p>0.6662</text:p>
              </table:table-cell>
              <table:table-cell office:value-type="float" office:value="0.4764">
                <text:p>0.4764</text:p>
              </table:table-cell>
              <table:table-cell office:value-type="float" office:value="0.3198">
                <text:p>0.3198</text:p>
              </table:table-cell>
            </table:table-row>
            <table:table-row>
              <table:table-cell office:value-type="string">
                <text:p>GOOGL</text:p>
              </table:table-cell>
              <table:table-cell office:value-type="float" office:value="0.24">
                <text:p>0.24</text:p>
              </table:table-cell>
              <table:table-cell office:value-type="float" office:value="-0.0265">
                <text:p>-0.0265</text:p>
              </table:table-cell>
              <table:table-cell office:value-type="float" office:value="0.2656">
                <text:p>0.2656</text:p>
              </table:table-cell>
              <table:table-cell office:value-type="float" office:value="0.0839">
                <text:p>0.0839</text:p>
              </table:table-cell>
              <table:table-cell office:value-type="float" office:value="-0.0544">
                <text:p>-0.0544</text:p>
              </table:table-cell>
            </table:table-row>
            <table:table-row>
              <table:table-cell office:value-type="string">
                <text:p>YHOO</text:p>
              </table:table-cell>
              <table:table-cell office:value-type="float" office:value="0.3135">
                <text:p>0.3135</text:p>
              </table:table-cell>
              <table:table-cell office:value-type="float" office:value="0.2351">
                <text:p>0.2351</text:p>
              </table:table-cell>
              <table:table-cell office:value-type="float" office:value="0.3572">
                <text:p>0.3572</text:p>
              </table:table-cell>
              <table:table-cell office:value-type="float" office:value="-0.0226">
                <text:p>-0.0226</text:p>
              </table:table-cell>
              <table:table-cell office:value-type="float" office:value="0.3365">
                <text:p>0.3365</text:p>
              </table:table-cell>
            </table:table-row>
            <table:table-row>
              <table:table-cell office:value-type="string">
                <text:p>SPY</text:p>
              </table:table-cell>
              <table:table-cell office:value-type="float" office:value="-0.2658">
                <text:p>-0.2658</text:p>
              </table:table-cell>
              <table:table-cell office:value-type="float" office:value="-0.2332">
                <text:p>-0.2332</text:p>
              </table:table-cell>
              <table:table-cell office:value-type="float" office:value="0.3301">
                <text:p>0.3301</text:p>
              </table:table-cell>
              <table:table-cell office:value-type="float" office:value="0.3101">
                <text:p>0.3101</text:p>
              </table:table-cell>
              <table:table-cell office:value-type="float" office:value="-0.1727">
                <text:p>-0.1727</text:p>
              </table:table-cell>
            </table:table-row>
            <table:table-row>
              <table:table-cell office:value-type="string">
                <text:p>QQQ</text:p>
              </table:table-cell>
              <table:table-cell office:value-type="float" office:value="-0.4306">
                <text:p>-0.4306</text:p>
              </table:table-cell>
              <table:table-cell office:value-type="float" office:value="-0.4765">
                <text:p>-0.4765</text:p>
              </table:table-cell>
              <table:table-cell office:value-type="float" office:value="0.3382">
                <text:p>0.3382</text:p>
              </table:table-cell>
              <table:table-cell office:value-type="float" office:value="0.4384">
                <text:p>0.4384</text:p>
              </table:table-cell>
              <table:table-cell office:value-type="float" office:value="-0.2278">
                <text:p>-0.2278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0617">
                <text:p>0.0617</text:p>
              </table:table-cell>
              <table:table-cell office:value-type="float" office:value="-0.0006">
                <text:p>-0.0006</text:p>
              </table:table-cell>
              <table:table-cell office:value-type="float" office:value="0.3945">
                <text:p>0.3945</text:p>
              </table:table-cell>
              <table:table-cell office:value-type="float" office:value="0.2983">
                <text:p>0.2983</text:p>
              </table:table-cell>
              <table:table-cell office:value-type="float" office:value="0.0611">
                <text:p>0.0611</text:p>
              </table:table-cell>
            </table:table-row>
            <table:table-row>
              <table:table-cell office:value-type="string">
                <text:p>STD DEV</text:p>
              </table:table-cell>
              <table:table-cell office:value-type="float" office:value="0.2667">
                <text:p>0.2667</text:p>
              </table:table-cell>
              <table:table-cell office:value-type="float" office:value="0.2258">
                <text:p>0.2258</text:p>
              </table:table-cell>
              <table:table-cell office:value-type="float" office:value="0.1981">
                <text:p>0.1981</text:p>
              </table:table-cell>
              <table:table-cell office:value-type="float" office:value="0.2063">
                <text:p>0.2063</text:p>
              </table:table-cell>
              <table:table-cell office:value-type="float" office:value="0.2067">
                <text:p>0.20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89cm" svg:height="6.081cm" xlink:href=".." xlink:type="simple" chart:class="chart:bar" chart:style-name="ch1">
        <chart:legend chart:legend-position="end" svg:x="13.111cm" svg:y="1.745cm" style:legend-expansion="high" chart:style-name="ch2"/>
        <chart:plot-area chart:style-name="ch3" table:cell-range-address="count_cor.A66:count_cor.F79" chart:data-source-has-labels="both" svg:x="0.321cm" svg:y="0.121cm" svg:width="12.469cm" svg:height="5.839cm">
          <chartooo:coordinate-region svg:x="1.154cm" svg:y="0.32cm" svg:width="11.636cm" svg:height="5.441cm"/>
          <chart:axis chart:dimension="x" chart:name="primary-x" chart:style-name="ch4" chartooo:axis-type="auto">
            <chartooo:date-scale/>
            <chart:categories table:cell-range-address="count_cor.A67:count_cor.A7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unt_cor.B67:count_cor.B79" chart:label-cell-address="count_cor.B66:count_cor.B66" chart:class="chart:bar">
            <chart:data-point chart:repeated="13"/>
          </chart:series>
          <chart:series chart:style-name="ch8" chart:values-cell-range-address="count_cor.C67:count_cor.C79" chart:label-cell-address="count_cor.C66:count_cor.C66" chart:class="chart:bar">
            <chart:data-point chart:repeated="13"/>
          </chart:series>
          <chart:series chart:style-name="ch9" chart:values-cell-range-address="count_cor.D67:count_cor.D79" chart:label-cell-address="count_cor.D66:count_cor.D66" chart:class="chart:bar">
            <chart:data-point chart:repeated="13"/>
          </chart:series>
          <chart:series chart:style-name="ch10" chart:values-cell-range-address="count_cor.E67:count_cor.E79" chart:label-cell-address="count_cor.E66:count_cor.E66" chart:class="chart:bar">
            <chart:data-point chart:repeated="13"/>
          </chart:series>
          <chart:series chart:style-name="ch11" chart:values-cell-range-address="count_cor.F67:count_cor.F79" chart:label-cell-address="count_cor.F66:count_cor.F66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  <draw:g>
                  <svg:desc>count_cor.B66:count_cor.B66</svg:desc>
                </draw:g>
              </table:table-cell>
              <table:table-cell office:value-type="string">
                <text:p>CLOSE</text:p>
                <draw:g>
                  <svg:desc>count_cor.C66:count_cor.C66</svg:desc>
                </draw:g>
              </table:table-cell>
              <table:table-cell office:value-type="string">
                <text:p>VOLUME</text:p>
                <draw:g>
                  <svg:desc>count_cor.D66:count_cor.D66</svg:desc>
                </draw:g>
              </table:table-cell>
              <table:table-cell office:value-type="string">
                <text:p>SPREAD</text:p>
                <draw:g>
                  <svg:desc>count_cor.E66:count_cor.E66</svg:desc>
                </draw:g>
              </table:table-cell>
              <table:table-cell office:value-type="string">
                <text:p>BINARY_DIFF</text:p>
                <draw:g>
                  <svg:desc>count_cor.F66:count_cor.F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DJPY</text:p>
                <draw:g>
                  <svg:desc>count_cor.A67:count_cor.A79</svg:desc>
                </draw:g>
              </table:table-cell>
              <table:table-cell office:value-type="float" office:value="0.0863">
                <text:p>0.0863</text:p>
                <draw:g>
                  <svg:desc>count_cor.B67:count_cor.B79</svg:desc>
                </draw:g>
              </table:table-cell>
              <table:table-cell office:value-type="float" office:value="0">
                <text:p>0</text:p>
                <draw:g>
                  <svg:desc>count_cor.C67:count_cor.C79</svg:desc>
                </draw:g>
              </table:table-cell>
              <table:table-cell office:value-type="float" office:value="0">
                <text:p>0</text:p>
                <draw:g>
                  <svg:desc>count_cor.D67:count_cor.D79</svg:desc>
                </draw:g>
              </table:table-cell>
              <table:table-cell office:value-type="float" office:value="0">
                <text:p>0</text:p>
                <draw:g>
                  <svg:desc>count_cor.E67:count_cor.E79</svg:desc>
                </draw:g>
              </table:table-cell>
              <table:table-cell office:value-type="float" office:value="0">
                <text:p>0</text:p>
                <draw:g>
                  <svg:desc>count_cor.F67:count_cor.F79</svg:desc>
                </draw:g>
              </table:table-cell>
            </table:table-row>
            <table:table-row>
              <table:table-cell office:value-type="string">
                <text:p>EURUSD</text:p>
              </table:table-cell>
              <table:table-cell office:value-type="float" office:value="0.2389">
                <text:p>0.2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URGBP</text:p>
              </table:table-cell>
              <table:table-cell office:value-type="float" office:value="-0.1754">
                <text:p>-0.1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MZN</text:p>
              </table:table-cell>
              <table:table-cell office:value-type="float" office:value="-0.0345">
                <text:p>-0.0345</text:p>
              </table:table-cell>
              <table:table-cell office:value-type="float" office:value="0.1128">
                <text:p>0.1128</text:p>
              </table:table-cell>
              <table:table-cell office:value-type="float" office:value="-0.3157">
                <text:p>-0.3157</text:p>
              </table:table-cell>
              <table:table-cell office:value-type="float" office:value="-0.0721">
                <text:p>-0.0721</text:p>
              </table:table-cell>
              <table:table-cell office:value-type="float" office:value="0.0514">
                <text:p>0.0514</text:p>
              </table:table-cell>
            </table:table-row>
            <table:table-row>
              <table:table-cell office:value-type="string">
                <text:p>AAPL</text:p>
              </table:table-cell>
              <table:table-cell office:value-type="float" office:value="-0.0801">
                <text:p>-0.0801</text:p>
              </table:table-cell>
              <table:table-cell office:value-type="float" office:value="0.1488">
                <text:p>0.1488</text:p>
              </table:table-cell>
              <table:table-cell office:value-type="float" office:value="0.3165">
                <text:p>0.3165</text:p>
              </table:table-cell>
              <table:table-cell office:value-type="float" office:value="0.2476">
                <text:p>0.2476</text:p>
              </table:table-cell>
              <table:table-cell office:value-type="float" office:value="0.1553">
                <text:p>0.1553</text:p>
              </table:table-cell>
            </table:table-row>
            <table:table-row>
              <table:table-cell office:value-type="string">
                <text:p>BABA</text:p>
              </table:table-cell>
              <table:table-cell office:value-type="float" office:value="-0.0143">
                <text:p>-0.0143</text:p>
              </table:table-cell>
              <table:table-cell office:value-type="float" office:value="0.1457">
                <text:p>0.1457</text:p>
              </table:table-cell>
              <table:table-cell office:value-type="float" office:value="0.2925">
                <text:p>0.2925</text:p>
              </table:table-cell>
              <table:table-cell office:value-type="float" office:value="0.2864">
                <text:p>0.2864</text:p>
              </table:table-cell>
              <table:table-cell office:value-type="float" office:value="0.2275">
                <text:p>0.2275</text:p>
              </table:table-cell>
            </table:table-row>
            <table:table-row>
              <table:table-cell office:value-type="string">
                <text:p>FB</text:p>
              </table:table-cell>
              <table:table-cell office:value-type="float" office:value="0.3142">
                <text:p>0.3142</text:p>
              </table:table-cell>
              <table:table-cell office:value-type="float" office:value="0.3972">
                <text:p>0.3972</text:p>
              </table:table-cell>
              <table:table-cell office:value-type="float" office:value="0.5806">
                <text:p>0.5806</text:p>
              </table:table-cell>
              <table:table-cell office:value-type="float" office:value="0.3595">
                <text:p>0.3595</text:p>
              </table:table-cell>
              <table:table-cell office:value-type="float" office:value="0.5075">
                <text:p>0.5075</text:p>
              </table:table-cell>
            </table:table-row>
            <table:table-row>
              <table:table-cell office:value-type="string">
                <text:p>GOOGL</text:p>
              </table:table-cell>
              <table:table-cell office:value-type="float" office:value="0.133">
                <text:p>0.133</text:p>
              </table:table-cell>
              <table:table-cell office:value-type="float" office:value="0.2084">
                <text:p>0.2084</text:p>
              </table:table-cell>
              <table:table-cell office:value-type="float" office:value="-0.1873">
                <text:p>-0.1873</text:p>
              </table:table-cell>
              <table:table-cell office:value-type="float" office:value="0.0312">
                <text:p>0.0312</text:p>
              </table:table-cell>
              <table:table-cell office:value-type="float" office:value="0.1042">
                <text:p>0.1042</text:p>
              </table:table-cell>
            </table:table-row>
            <table:table-row>
              <table:table-cell office:value-type="string">
                <text:p>YHOO</text:p>
              </table:table-cell>
              <table:table-cell office:value-type="float" office:value="-0.0924">
                <text:p>-0.0924</text:p>
              </table:table-cell>
              <table:table-cell office:value-type="float" office:value="0.2439">
                <text:p>0.2439</text:p>
              </table:table-cell>
              <table:table-cell office:value-type="float" office:value="0.2472">
                <text:p>0.2472</text:p>
              </table:table-cell>
              <table:table-cell office:value-type="float" office:value="0.1497">
                <text:p>0.1497</text:p>
              </table:table-cell>
              <table:table-cell office:value-type="float" office:value="0.3262">
                <text:p>0.3262</text:p>
              </table:table-cell>
            </table:table-row>
            <table:table-row>
              <table:table-cell office:value-type="string">
                <text:p>SPY</text:p>
              </table:table-cell>
              <table:table-cell office:value-type="float" office:value="-0.058">
                <text:p>-0.058</text:p>
              </table:table-cell>
              <table:table-cell office:value-type="float" office:value="-0.0952">
                <text:p>-0.0952</text:p>
              </table:table-cell>
              <table:table-cell office:value-type="float" office:value="-0.0558">
                <text:p>-0.0558</text:p>
              </table:table-cell>
              <table:table-cell office:value-type="float" office:value="0.0186">
                <text:p>0.0186</text:p>
              </table:table-cell>
              <table:table-cell office:value-type="float" office:value="-0.1837">
                <text:p>-0.1837</text:p>
              </table:table-cell>
            </table:table-row>
            <table:table-row>
              <table:table-cell office:value-type="string">
                <text:p>QQQ</text:p>
              </table:table-cell>
              <table:table-cell office:value-type="float" office:value="-0.1647">
                <text:p>-0.1647</text:p>
              </table:table-cell>
              <table:table-cell office:value-type="float" office:value="-0.481">
                <text:p>-0.481</text:p>
              </table:table-cell>
              <table:table-cell office:value-type="float" office:value="0.0142">
                <text:p>0.0142</text:p>
              </table:table-cell>
              <table:table-cell office:value-type="float" office:value="0.091">
                <text:p>0.091</text:p>
              </table:table-cell>
              <table:table-cell office:value-type="float" office:value="-0.2045">
                <text:p>-0.2045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0004">
                <text:p>0.0004</text:p>
              </table:table-cell>
              <table:table-cell office:value-type="float" office:value="0.0851">
                <text:p>0.0851</text:p>
              </table:table-cell>
              <table:table-cell office:value-type="float" office:value="0.1115">
                <text:p>0.1115</text:p>
              </table:table-cell>
              <table:table-cell office:value-type="float" office:value="0.139">
                <text:p>0.139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STD DEV</text:p>
              </table:table-cell>
              <table:table-cell office:value-type="float" office:value="0.1428">
                <text:p>0.1428</text:p>
              </table:table-cell>
              <table:table-cell office:value-type="float" office:value="0.2498">
                <text:p>0.2498</text:p>
              </table:table-cell>
              <table:table-cell office:value-type="float" office:value="0.2789">
                <text:p>0.2789</text:p>
              </table:table-cell>
              <table:table-cell office:value-type="float" office:value="0.1393">
                <text:p>0.1393</text:p>
              </table:table-cell>
              <table:table-cell office:value-type="float" office:value="0.2258">
                <text:p>0.225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61cm" svg:height="6.055cm" xlink:href=".." xlink:type="simple" chart:class="chart:bar" chart:style-name="ch1">
        <chart:legend chart:legend-position="end" svg:x="13.083cm" svg:y="1.732cm" style:legend-expansion="high" chart:style-name="ch2"/>
        <chart:plot-area chart:style-name="ch3" table:cell-range-address="count_cor.A82:count_cor.F95" chart:data-source-has-labels="both" svg:x="0.321cm" svg:y="0.121cm" svg:width="12.441cm" svg:height="5.813cm">
          <chartooo:coordinate-region svg:x="1.154cm" svg:y="0.32cm" svg:width="11.608cm" svg:height="5.415cm"/>
          <chart:axis chart:dimension="x" chart:name="primary-x" chart:style-name="ch4" chartooo:axis-type="auto">
            <chartooo:date-scale/>
            <chart:categories table:cell-range-address="count_cor.A83:count_cor.A9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unt_cor.B83:count_cor.B95" chart:label-cell-address="count_cor.B82:count_cor.B82" chart:class="chart:bar">
            <chart:data-point chart:repeated="13"/>
          </chart:series>
          <chart:series chart:style-name="ch8" chart:values-cell-range-address="count_cor.C83:count_cor.C95" chart:label-cell-address="count_cor.C82:count_cor.C82" chart:class="chart:bar">
            <chart:data-point chart:repeated="13"/>
          </chart:series>
          <chart:series chart:style-name="ch9" chart:values-cell-range-address="count_cor.D83:count_cor.D95" chart:label-cell-address="count_cor.D82:count_cor.D82" chart:class="chart:bar">
            <chart:data-point chart:repeated="13"/>
          </chart:series>
          <chart:series chart:style-name="ch10" chart:values-cell-range-address="count_cor.E83:count_cor.E95" chart:label-cell-address="count_cor.E82:count_cor.E82" chart:class="chart:bar">
            <chart:data-point chart:repeated="13"/>
          </chart:series>
          <chart:series chart:style-name="ch11" chart:values-cell-range-address="count_cor.F83:count_cor.F95" chart:label-cell-address="count_cor.F82:count_cor.F82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  <draw:g>
                  <svg:desc>count_cor.B82:count_cor.B82</svg:desc>
                </draw:g>
              </table:table-cell>
              <table:table-cell office:value-type="string">
                <text:p>CLOSE</text:p>
                <draw:g>
                  <svg:desc>count_cor.C82:count_cor.C82</svg:desc>
                </draw:g>
              </table:table-cell>
              <table:table-cell office:value-type="string">
                <text:p>VOLUME</text:p>
                <draw:g>
                  <svg:desc>count_cor.D82:count_cor.D82</svg:desc>
                </draw:g>
              </table:table-cell>
              <table:table-cell office:value-type="string">
                <text:p>SPREAD</text:p>
                <draw:g>
                  <svg:desc>count_cor.E82:count_cor.E82</svg:desc>
                </draw:g>
              </table:table-cell>
              <table:table-cell office:value-type="string">
                <text:p>BINARY_DIFF</text:p>
                <draw:g>
                  <svg:desc>count_cor.F82:count_cor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DJPY</text:p>
                <draw:g>
                  <svg:desc>count_cor.A83:count_cor.A95</svg:desc>
                </draw:g>
              </table:table-cell>
              <table:table-cell office:value-type="float" office:value="0.4184">
                <text:p>0.4184</text:p>
                <draw:g>
                  <svg:desc>count_cor.B83:count_cor.B95</svg:desc>
                </draw:g>
              </table:table-cell>
              <table:table-cell office:value-type="float" office:value="0">
                <text:p>0</text:p>
                <draw:g>
                  <svg:desc>count_cor.C83:count_cor.C95</svg:desc>
                </draw:g>
              </table:table-cell>
              <table:table-cell office:value-type="float" office:value="0">
                <text:p>0</text:p>
                <draw:g>
                  <svg:desc>count_cor.D83:count_cor.D95</svg:desc>
                </draw:g>
              </table:table-cell>
              <table:table-cell office:value-type="float" office:value="0">
                <text:p>0</text:p>
                <draw:g>
                  <svg:desc>count_cor.E83:count_cor.E95</svg:desc>
                </draw:g>
              </table:table-cell>
              <table:table-cell office:value-type="float" office:value="0">
                <text:p>0</text:p>
                <draw:g>
                  <svg:desc>count_cor.F83:count_cor.F95</svg:desc>
                </draw:g>
              </table:table-cell>
            </table:table-row>
            <table:table-row>
              <table:table-cell office:value-type="string">
                <text:p>EURUSD</text:p>
              </table:table-cell>
              <table:table-cell office:value-type="float" office:value="0.1743">
                <text:p>0.17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URGBP</text:p>
              </table:table-cell>
              <table:table-cell office:value-type="float" office:value="0.0778">
                <text:p>0.0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MZN</text:p>
              </table:table-cell>
              <table:table-cell office:value-type="float" office:value="0.0509">
                <text:p>0.0509</text:p>
              </table:table-cell>
              <table:table-cell office:value-type="float" office:value="-0.0561">
                <text:p>-0.0561</text:p>
              </table:table-cell>
              <table:table-cell office:value-type="float" office:value="-0.091">
                <text:p>-0.091</text:p>
              </table:table-cell>
              <table:table-cell office:value-type="float" office:value="-0.1416">
                <text:p>-0.1416</text:p>
              </table:table-cell>
              <table:table-cell office:value-type="float" office:value="-0.0432">
                <text:p>-0.0432</text:p>
              </table:table-cell>
            </table:table-row>
            <table:table-row>
              <table:table-cell office:value-type="string">
                <text:p>AAPL</text:p>
              </table:table-cell>
              <table:table-cell office:value-type="float" office:value="0.2075">
                <text:p>0.2075</text:p>
              </table:table-cell>
              <table:table-cell office:value-type="float" office:value="-0.1629">
                <text:p>-0.1629</text:p>
              </table:table-cell>
              <table:table-cell office:value-type="float" office:value="-0.1012">
                <text:p>-0.1012</text:p>
              </table:table-cell>
              <table:table-cell office:value-type="float" office:value="-0.2511">
                <text:p>-0.2511</text:p>
              </table:table-cell>
              <table:table-cell office:value-type="float" office:value="-0.2309">
                <text:p>-0.2309</text:p>
              </table:table-cell>
            </table:table-row>
            <table:table-row>
              <table:table-cell office:value-type="string">
                <text:p>BABA</text:p>
              </table:table-cell>
              <table:table-cell office:value-type="float" office:value="-0.1767">
                <text:p>-0.1767</text:p>
              </table:table-cell>
              <table:table-cell office:value-type="float" office:value="0.1453">
                <text:p>0.1453</text:p>
              </table:table-cell>
              <table:table-cell office:value-type="float" office:value="0.0071">
                <text:p>0.0071</text:p>
              </table:table-cell>
              <table:table-cell office:value-type="float" office:value="0.1182">
                <text:p>0.1182</text:p>
              </table:table-cell>
              <table:table-cell office:value-type="float" office:value="0.1872">
                <text:p>0.1872</text:p>
              </table:table-cell>
            </table:table-row>
            <table:table-row>
              <table:table-cell office:value-type="string">
                <text:p>FB</text:p>
              </table:table-cell>
              <table:table-cell office:value-type="float" office:value="0.3503">
                <text:p>0.3503</text:p>
              </table:table-cell>
              <table:table-cell office:value-type="float" office:value="0.3829">
                <text:p>0.3829</text:p>
              </table:table-cell>
              <table:table-cell office:value-type="float" office:value="0.3921">
                <text:p>0.3921</text:p>
              </table:table-cell>
              <table:table-cell office:value-type="float" office:value="0.1238">
                <text:p>0.1238</text:p>
              </table:table-cell>
              <table:table-cell office:value-type="float" office:value="0.4501">
                <text:p>0.4501</text:p>
              </table:table-cell>
            </table:table-row>
            <table:table-row>
              <table:table-cell office:value-type="string">
                <text:p>GOOGL</text:p>
              </table:table-cell>
              <table:table-cell office:value-type="float" office:value="-0.1612">
                <text:p>-0.1612</text:p>
              </table:table-cell>
              <table:table-cell office:value-type="float" office:value="0.055">
                <text:p>0.055</text:p>
              </table:table-cell>
              <table:table-cell office:value-type="float" office:value="-0.0406">
                <text:p>-0.0406</text:p>
              </table:table-cell>
              <table:table-cell office:value-type="float" office:value="-0.1382">
                <text:p>-0.1382</text:p>
              </table:table-cell>
              <table:table-cell office:value-type="float" office:value="-0.1595">
                <text:p>-0.1595</text:p>
              </table:table-cell>
            </table:table-row>
            <table:table-row>
              <table:table-cell office:value-type="string">
                <text:p>YHOO</text:p>
              </table:table-cell>
              <table:table-cell office:value-type="float" office:value="0.0268">
                <text:p>0.0268</text:p>
              </table:table-cell>
              <table:table-cell office:value-type="float" office:value="-0.0189">
                <text:p>-0.0189</text:p>
              </table:table-cell>
              <table:table-cell office:value-type="float" office:value="-0.3065">
                <text:p>-0.3065</text:p>
              </table:table-cell>
              <table:table-cell office:value-type="float" office:value="-0.2209">
                <text:p>-0.2209</text:p>
              </table:table-cell>
              <table:table-cell office:value-type="float" office:value="0.0618">
                <text:p>0.0618</text:p>
              </table:table-cell>
            </table:table-row>
            <table:table-row>
              <table:table-cell office:value-type="string">
                <text:p>SPY</text:p>
              </table:table-cell>
              <table:table-cell office:value-type="float" office:value="-0.2234">
                <text:p>-0.2234</text:p>
              </table:table-cell>
              <table:table-cell office:value-type="float" office:value="-0.132">
                <text:p>-0.132</text:p>
              </table:table-cell>
              <table:table-cell office:value-type="float" office:value="-0.0353">
                <text:p>-0.0353</text:p>
              </table:table-cell>
              <table:table-cell office:value-type="float" office:value="-0.1636">
                <text:p>-0.1636</text:p>
              </table:table-cell>
              <table:table-cell office:value-type="float" office:value="-0.0037">
                <text:p>-0.0037</text:p>
              </table:table-cell>
            </table:table-row>
            <table:table-row>
              <table:table-cell office:value-type="string">
                <text:p>QQQ</text:p>
              </table:table-cell>
              <table:table-cell office:value-type="float" office:value="0.0304">
                <text:p>0.0304</text:p>
              </table:table-cell>
              <table:table-cell office:value-type="float" office:value="-0.111">
                <text:p>-0.111</text:p>
              </table:table-cell>
              <table:table-cell office:value-type="float" office:value="-0.1717">
                <text:p>-0.1717</text:p>
              </table:table-cell>
              <table:table-cell office:value-type="float" office:value="-0.2284">
                <text:p>-0.2284</text:p>
              </table:table-cell>
              <table:table-cell office:value-type="float" office:value="-0.1519">
                <text:p>-0.1519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0131">
                <text:p>0.0131</text:p>
              </table:table-cell>
              <table:table-cell office:value-type="float" office:value="0.0128">
                <text:p>0.0128</text:p>
              </table:table-cell>
              <table:table-cell office:value-type="float" office:value="-0.0434">
                <text:p>-0.0434</text:p>
              </table:table-cell>
              <table:table-cell office:value-type="float" office:value="-0.1127">
                <text:p>-0.1127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string">
                <text:p>STD DEV</text:p>
              </table:table-cell>
              <table:table-cell office:value-type="float" office:value="0.1857">
                <text:p>0.1857</text:p>
              </table:table-cell>
              <table:table-cell office:value-type="float" office:value="0.1693">
                <text:p>0.1693</text:p>
              </table:table-cell>
              <table:table-cell office:value-type="float" office:value="0.1883">
                <text:p>0.1883</text:p>
              </table:table-cell>
              <table:table-cell office:value-type="float" office:value="0.1403">
                <text:p>0.1403</text:p>
              </table:table-cell>
              <table:table-cell office:value-type="float" office:value="0.2073">
                <text:p>0.207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446cm" svg:height="6.744cm" xlink:href=".." xlink:type="simple" chart:class="chart:bar" chart:style-name="ch1">
        <chart:legend chart:legend-position="end" svg:x="13.468cm" svg:y="2.077cm" style:legend-expansion="high" chart:style-name="ch2"/>
        <chart:plot-area chart:style-name="ch3" table:cell-range-address="count_cor.A98:count_cor.F111" chart:data-source-has-labels="both" svg:x="0.328cm" svg:y="0.134cm" svg:width="12.812cm" svg:height="6.476cm">
          <chartooo:coordinate-region svg:x="1.161cm" svg:y="0.333cm" svg:width="11.979cm" svg:height="6.078cm"/>
          <chart:axis chart:dimension="x" chart:name="primary-x" chart:style-name="ch4" chartooo:axis-type="auto">
            <chartooo:date-scale/>
            <chart:categories table:cell-range-address="count_cor.A99:count_cor.A1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unt_cor.B99:count_cor.B111" chart:label-cell-address="count_cor.B98:count_cor.B98" chart:class="chart:bar">
            <chart:data-point chart:repeated="13"/>
          </chart:series>
          <chart:series chart:style-name="ch8" chart:values-cell-range-address="count_cor.C99:count_cor.C111" chart:label-cell-address="count_cor.C98:count_cor.C98" chart:class="chart:bar">
            <chart:data-point chart:repeated="13"/>
          </chart:series>
          <chart:series chart:style-name="ch9" chart:values-cell-range-address="count_cor.D99:count_cor.D111" chart:label-cell-address="count_cor.D98:count_cor.D98" chart:class="chart:bar">
            <chart:data-point chart:repeated="13"/>
          </chart:series>
          <chart:series chart:style-name="ch10" chart:values-cell-range-address="count_cor.E99:count_cor.E111" chart:label-cell-address="count_cor.E98:count_cor.E98" chart:class="chart:bar">
            <chart:data-point chart:repeated="13"/>
          </chart:series>
          <chart:series chart:style-name="ch11" chart:values-cell-range-address="count_cor.F99:count_cor.F111" chart:label-cell-address="count_cor.F98:count_cor.F98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  <draw:g>
                  <svg:desc>count_cor.B98:count_cor.B98</svg:desc>
                </draw:g>
              </table:table-cell>
              <table:table-cell office:value-type="string">
                <text:p>CLOSE</text:p>
                <draw:g>
                  <svg:desc>count_cor.C98:count_cor.C98</svg:desc>
                </draw:g>
              </table:table-cell>
              <table:table-cell office:value-type="string">
                <text:p>VOLUME</text:p>
                <draw:g>
                  <svg:desc>count_cor.D98:count_cor.D98</svg:desc>
                </draw:g>
              </table:table-cell>
              <table:table-cell office:value-type="string">
                <text:p>SPREAD</text:p>
                <draw:g>
                  <svg:desc>count_cor.E98:count_cor.E98</svg:desc>
                </draw:g>
              </table:table-cell>
              <table:table-cell office:value-type="string">
                <text:p>BINARY_DIFF</text:p>
                <draw:g>
                  <svg:desc>count_cor.F98:count_cor.F9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DJPY</text:p>
                <draw:g>
                  <svg:desc>count_cor.A99:count_cor.A111</svg:desc>
                </draw:g>
              </table:table-cell>
              <table:table-cell office:value-type="float" office:value="-0.0497">
                <text:p>-0.0497</text:p>
                <draw:g>
                  <svg:desc>count_cor.B99:count_cor.B111</svg:desc>
                </draw:g>
              </table:table-cell>
              <table:table-cell office:value-type="float" office:value="0">
                <text:p>0</text:p>
                <draw:g>
                  <svg:desc>count_cor.C99:count_cor.C111</svg:desc>
                </draw:g>
              </table:table-cell>
              <table:table-cell office:value-type="float" office:value="0">
                <text:p>0</text:p>
                <draw:g>
                  <svg:desc>count_cor.D99:count_cor.D111</svg:desc>
                </draw:g>
              </table:table-cell>
              <table:table-cell office:value-type="float" office:value="0">
                <text:p>0</text:p>
                <draw:g>
                  <svg:desc>count_cor.E99:count_cor.E111</svg:desc>
                </draw:g>
              </table:table-cell>
              <table:table-cell office:value-type="float" office:value="0">
                <text:p>0</text:p>
                <draw:g>
                  <svg:desc>count_cor.F99:count_cor.F111</svg:desc>
                </draw:g>
              </table:table-cell>
            </table:table-row>
            <table:table-row>
              <table:table-cell office:value-type="string">
                <text:p>EURUSD</text:p>
              </table:table-cell>
              <table:table-cell office:value-type="float" office:value="0.1156">
                <text:p>0.1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URGBP</text:p>
              </table:table-cell>
              <table:table-cell office:value-type="float" office:value="-0.1501">
                <text:p>-0.1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MZN</text:p>
              </table:table-cell>
              <table:table-cell office:value-type="float" office:value="-0.004">
                <text:p>-0.004</text:p>
              </table:table-cell>
              <table:table-cell office:value-type="float" office:value="0.0073">
                <text:p>0.0073</text:p>
              </table:table-cell>
              <table:table-cell office:value-type="float" office:value="-0.024">
                <text:p>-0.024</text:p>
              </table:table-cell>
              <table:table-cell office:value-type="float" office:value="0.0062">
                <text:p>0.0062</text:p>
              </table:table-cell>
              <table:table-cell office:value-type="float" office:value="0.0503">
                <text:p>0.0503</text:p>
              </table:table-cell>
            </table:table-row>
            <table:table-row>
              <table:table-cell office:value-type="string">
                <text:p>AAPL</text:p>
              </table:table-cell>
              <table:table-cell office:value-type="float" office:value="-0.0044">
                <text:p>-0.0044</text:p>
              </table:table-cell>
              <table:table-cell office:value-type="float" office:value="0.0598">
                <text:p>0.0598</text:p>
              </table:table-cell>
              <table:table-cell office:value-type="float" office:value="-0.2167">
                <text:p>-0.2167</text:p>
              </table:table-cell>
              <table:table-cell office:value-type="float" office:value="-0.2263">
                <text:p>-0.2263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BABA</text:p>
              </table:table-cell>
              <table:table-cell office:value-type="float" office:value="-0.1204">
                <text:p>-0.1204</text:p>
              </table:table-cell>
              <table:table-cell office:value-type="float" office:value="-0.1193">
                <text:p>-0.1193</text:p>
              </table:table-cell>
              <table:table-cell office:value-type="float" office:value="-0.2162">
                <text:p>-0.2162</text:p>
              </table:table-cell>
              <table:table-cell office:value-type="float" office:value="-0.1389">
                <text:p>-0.1389</text:p>
              </table:table-cell>
              <table:table-cell office:value-type="float" office:value="0.0683">
                <text:p>0.0683</text:p>
              </table:table-cell>
            </table:table-row>
            <table:table-row>
              <table:table-cell office:value-type="string">
                <text:p>FB</text:p>
              </table:table-cell>
              <table:table-cell office:value-type="float" office:value="0.2949">
                <text:p>0.2949</text:p>
              </table:table-cell>
              <table:table-cell office:value-type="float" office:value="0.3862">
                <text:p>0.3862</text:p>
              </table:table-cell>
              <table:table-cell office:value-type="float" office:value="0.5189">
                <text:p>0.5189</text:p>
              </table:table-cell>
              <table:table-cell office:value-type="float" office:value="0.1507">
                <text:p>0.1507</text:p>
              </table:table-cell>
              <table:table-cell office:value-type="float" office:value="0.4915">
                <text:p>0.4915</text:p>
              </table:table-cell>
            </table:table-row>
            <table:table-row>
              <table:table-cell office:value-type="string">
                <text:p>GOOGL</text:p>
              </table:table-cell>
              <table:table-cell office:value-type="float" office:value="-0.1355">
                <text:p>-0.1355</text:p>
              </table:table-cell>
              <table:table-cell office:value-type="float" office:value="-0.0838">
                <text:p>-0.0838</text:p>
              </table:table-cell>
              <table:table-cell office:value-type="float" office:value="-0.0164">
                <text:p>-0.0164</text:p>
              </table:table-cell>
              <table:table-cell office:value-type="float" office:value="-0.0721">
                <text:p>-0.0721</text:p>
              </table:table-cell>
              <table:table-cell office:value-type="float" office:value="0.0298">
                <text:p>0.0298</text:p>
              </table:table-cell>
            </table:table-row>
            <table:table-row>
              <table:table-cell office:value-type="string">
                <text:p>YHOO</text:p>
              </table:table-cell>
              <table:table-cell office:value-type="float" office:value="-0.0713">
                <text:p>-0.0713</text:p>
              </table:table-cell>
              <table:table-cell office:value-type="float" office:value="0.0721">
                <text:p>0.0721</text:p>
              </table:table-cell>
              <table:table-cell office:value-type="float" office:value="-0.224">
                <text:p>-0.224</text:p>
              </table:table-cell>
              <table:table-cell office:value-type="float" office:value="-0.0015">
                <text:p>-0.0015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string">
                <text:p>SPY</text:p>
              </table:table-cell>
              <table:table-cell office:value-type="float" office:value="-0.1841">
                <text:p>-0.1841</text:p>
              </table:table-cell>
              <table:table-cell office:value-type="float" office:value="-0.0535">
                <text:p>-0.0535</text:p>
              </table:table-cell>
              <table:table-cell office:value-type="float" office:value="0.1412">
                <text:p>0.1412</text:p>
              </table:table-cell>
              <table:table-cell office:value-type="float" office:value="-0.1108">
                <text:p>-0.1108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QQQ</text:p>
              </table:table-cell>
              <table:table-cell office:value-type="float" office:value="0.0134">
                <text:p>0.0134</text:p>
              </table:table-cell>
              <table:table-cell office:value-type="float" office:value="-0.0343">
                <text:p>-0.0343</text:p>
              </table:table-cell>
              <table:table-cell office:value-type="float" office:value="0.0673">
                <text:p>0.0673</text:p>
              </table:table-cell>
              <table:table-cell office:value-type="float" office:value="-0.2759">
                <text:p>-0.2759</text:p>
              </table:table-cell>
              <table:table-cell office:value-type="float" office:value="-0.1541">
                <text:p>-0.1541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-0.0264">
                <text:p>-0.0264</text:p>
              </table:table-cell>
              <table:table-cell office:value-type="float" office:value="0.0293">
                <text:p>0.0293</text:p>
              </table:table-cell>
              <table:table-cell office:value-type="float" office:value="0.0038">
                <text:p>0.0038</text:p>
              </table:table-cell>
              <table:table-cell office:value-type="float" office:value="-0.0836">
                <text:p>-0.0836</text:p>
              </table:table-cell>
              <table:table-cell office:value-type="float" office:value="0.0777">
                <text:p>0.0777</text:p>
              </table:table-cell>
            </table:table-row>
            <table:table-row>
              <table:table-cell office:value-type="string">
                <text:p>STD DEV</text:p>
              </table:table-cell>
              <table:table-cell office:value-type="float" office:value="0.1385">
                <text:p>0.1385</text:p>
              </table:table-cell>
              <table:table-cell office:value-type="float" office:value="0.1485">
                <text:p>0.1485</text:p>
              </table:table-cell>
              <table:table-cell office:value-type="float" office:value="0.2341">
                <text:p>0.2341</text:p>
              </table:table-cell>
              <table:table-cell office:value-type="float" office:value="0.128">
                <text:p>0.128</text:p>
              </table:table-cell>
              <table:table-cell office:value-type="float" office:value="0.1721">
                <text:p>0.172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